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5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1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3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60"/>
    <style:style style:name="ce6" style:family="table-cell" style:parent-style-name="Default" style:data-style-name="N111"/>
    <style:style style:name="ce7" style:family="table-cell" style:parent-style-name="Default" style:data-style-name="N117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/>
    <style:style style:name="ce14" style:family="table-cell" style:parent-style-name="Default" style:data-style-name="N1"/>
    <style:style style:name="ce15" style:family="table-cell" style:parent-style-name="Default" style:data-style-name="N118"/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loorplan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0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office:value-type="string" calcext:value-type="string">
            <text:p>LC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CX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Specific heat capacity (Air)</text:p>
          </table:table-cell>
          <table:table-cell table:style-name="ce5" office:value-type="float" office:value="1750000" calcext:value-type="float">
            <text:p>1.75E+006</text:p>
          </table:table-cell>
          <table:table-cell office:value-type="string" calcext:value-type="string">
            <text:p>J/(m^3K)</text:p>
          </table:table-cell>
          <table:table-cell/>
          <table:table-cell table:style-name="ce5" office:value-type="float" office:value="1169" calcext:value-type="float">
            <text:p>1.17E+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Y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Resistivity (Air)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string" calcext:value-type="string">
            <text:p>(m-K)/W</text:p>
          </table:table-cell>
          <table:table-cell/>
          <table:table-cell office:value-type="float" office:value="38.16" calcext:value-type="float">
            <text:p>38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7" calcext:value-type="float">
            <text:p>0.007</text:p>
          </table:table-cell>
          <table:table-cell table:style-name="Default" table:number-columns-repeated="3"/>
          <table:table-cell table:number-columns-repeated="2"/>
          <table:table-cell table:style-name="ce3" office:value-type="float" office:value="0.0074496" calcext:value-type="float">
            <text:p>0.0074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Check<text:a xlink:href="../../../../../../../../sem1/hpc/3d_dram/res/Peri/hmc_1GB_16b_HP_8L_2kPage.out" xlink:type="simple">/home/siddhulokesh/sem1/hpc/3d_dram/res/Peri/hmc_1GB_16b_HP_8L_2kPage.out</text:a></text:p>
          </table:table-cell>
          <table:table-cell table:style-name="Default"/>
          <table:table-cell table:number-columns-repeated="5"/>
          <table:table-cell office:value-type="string" calcext:value-type="string">
            <text:p><text:a xlink:href="../../../../../../mcpat_exp/HostCore/res/power_300.txt" xlink:type="simple">/home/siddhulokesh/sniper/test/mcpat_exp/HostCore/res/power_300.txt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MemArea(mm2)</text:p>
          </table:table-cell>
          <table:table-cell table:style-name="Default" office:value-type="float" office:value="46.6191" calcext:value-type="float">
            <text:p>46.6191</text:p>
          </table:table-cell>
          <table:table-cell office:value-type="string" calcext:value-type="string">
            <text:p>MemSide(mm)</text:p>
          </table:table-cell>
          <table:table-cell table:style-name="ce6" table:formula="of:= [.E28]^(0.5)" office:value-type="float" office:value="6.82781809951027" calcext:value-type="float">
            <text:p>6.82782</text:p>
          </table:table-cell>
          <table:table-cell office:value-type="string" calcext:value-type="string">
            <text:p>BankSide(mm)</text:p>
          </table:table-cell>
          <table:table-cell table:style-name="ce7" table:formula="of:=[.G28]/4" office:value-type="float" office:value="1.70695452487757" calcext:value-type="float">
            <text:p>1.707</text:p>
          </table:table-cell>
          <table:table-cell office:value-type="string" calcext:value-type="string">
            <text:p>BankSide(m)</text:p>
          </table:table-cell>
          <table:table-cell table:formula="of:=[.I28]/1000" office:value-type="float" office:value="0.00170695452487757" calcext:value-type="float">
            <text:p>0.001706954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0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2" table:formula="of:=(4*[.B24] + [.B26] + 4*[.B27])" office:value-type="float" office:value="0.034407818" calcext:value-type="float">
            <text:p>0.034408</text:p>
          </table:table-cell>
          <table:table-cell table:style-name="ce2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number-columns-repeated="3"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C0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T_0</text:p>
          </table:table-cell>
          <table:table-cell table:style-name="ce4" table:formula="of:=(4*[.B24] + [.B26] + 4*[.B27])" office:value-type="float" office:value="0.034407818" calcext:value-type="float">
            <text:p>0.034408</text:p>
          </table:table-cell>
          <table:table-cell table:style-name="ce4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office:value-type="float" office:value="0" calcext:value-type="float">
            <text:p>0.0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0 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2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1</text:p>
          </table:table-cell>
          <table:table-cell table:formula="of:=[.$B$26]" office:value-type="float" office:value="0.007" calcext:value-type="float">
            <text:p>0.007000</text:p>
          </table:table-cell>
          <table:table-cell table:formula="of:= 4*[.$B$28]" office:value-type="float" office:value="0.006827818" calcext:value-type="float">
            <text:p>0.006828</text:p>
          </table:table-cell>
          <table:table-cell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2</text:p>
          </table:table-cell>
          <table:table-cell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3</text:p>
          </table:table-cell>
          <table:table-cell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Total Core X</text:p>
          </table:table-cell>
          <table:table-cell table:style-name="Default" table:formula="of:=(4*[.B24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Core X</text:p>
          </table:table-cell>
          <table:table-cell table:formula="of:= [.B66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  <table:table-cell table:number-columns-repeated="5"/>
        </table:table-row>
        <table:table-row table:style-name="ro1">
          <table:table-cell office:value-type="string" calcext:value-type="string">
            <text:p>Total Core Y</text:p>
          </table:table-cell>
          <table:table-cell table:style-name="Default" table:formula="of:=(4*[.B25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Core Y</text:p>
          </table:table-cell>
          <table:table-cell table:formula="of:= [.B67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9" table:style-name="ce9"/>
          <table:table-cell table:number-columns-repeated="5"/>
        </table:table-row>
        <table:table-row table:style-name="ro1">
          <table:table-cell office:value-type="string" calcext:value-type="string">
            <text:p>Total Core Area</text:p>
          </table:table-cell>
          <table:table-cell table:formula="of:= [.B67] * [.B66]" office:value-type="float" office:value="423.5364" calcext:value-type="float">
            <text:p>423.536400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office:value-type="string" calcext:value-type="string">
            <text:p>Core Area</text:p>
          </table:table-cell>
          <table:table-cell table:style-name="ce2" table:formula="of:= [.F67] * [.F66]" office:value-type="float" office:value="26.471025" calcext:value-type="float">
            <text:p>26.471025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B3_0</text:p>
          </table:table-cell>
          <table:table-cell table:style-name="ce8" office:value-type="string" calcext:value-type="string">
            <text:p>B3_1</text:p>
          </table:table-cell>
          <table:table-cell table:style-name="ce8" office:value-type="string" calcext:value-type="string">
            <text:p>B3_2</text:p>
          </table:table-cell>
          <table:table-cell table:style-name="ce8" office:value-type="string" calcext:value-type="string">
            <text:p>B3_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/>
          <table:table-cell table:style-name="ce5"/>
          <table:table-cell table:style-name="ce4"/>
          <table:table-cell/>
          <table:covered-table-cell table:number-columns-repeated="5" table:style-name="ce9"/>
          <table:table-cell table:style-name="ce8" office:value-type="string" calcext:value-type="string">
            <text:p>B2_0</text:p>
          </table:table-cell>
          <table:table-cell table:style-name="ce8" office:value-type="string" calcext:value-type="string">
            <text:p>B2_1</text:p>
          </table:table-cell>
          <table:table-cell table:style-name="ce8" office:value-type="string" calcext:value-type="string">
            <text:p>B2_2</text:p>
          </table:table-cell>
          <table:table-cell table:style-name="ce8" office:value-type="string" calcext:value-type="string">
            <text:p>B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 Die X</text:p>
          </table:table-cell>
          <table:table-cell table:formula="of:=(4*[.B27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Bank X</text:p>
          </table:table-cell>
          <table:table-cell table:formula="of:= [.B70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B1_0</text:p>
          </table:table-cell>
          <table:table-cell table:style-name="ce8" office:value-type="string" calcext:value-type="string">
            <text:p>B1_1</text:p>
          </table:table-cell>
          <table:table-cell table:style-name="ce8" office:value-type="string" calcext:value-type="string">
            <text:p>B1_2</text:p>
          </table:table-cell>
          <table:table-cell table:style-name="ce8" office:value-type="string" calcext:value-type="string">
            <text:p>B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 Die Y</text:p>
          </table:table-cell>
          <table:table-cell table:formula="of:=(4*[.B28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Bank Y</text:p>
          </table:table-cell>
          <table:table-cell table:formula="of:= [.B71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5" table:style-name="ce9"/>
          <table:table-cell table:style-name="ce8" office:value-type="string" calcext:value-type="string">
            <text:p>B0_0</text:p>
          </table:table-cell>
          <table:table-cell table:style-name="ce8" office:value-type="string" calcext:value-type="string">
            <text:p>B0_1</text:p>
          </table:table-cell>
          <table:table-cell table:style-name="ce8" office:value-type="string" calcext:value-type="string">
            <text:p>B0_2</text:p>
          </table:table-cell>
          <table:table-cell table:style-name="ce8" office:value-type="string" calcext:value-type="string">
            <text:p>B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ie Area</text:p>
          </table:table-cell>
          <table:table-cell table:formula="of:= [.B71] * [.B70]" office:value-type="float" office:value="46.619098641124" calcext:value-type="float">
            <text:p>46.619099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table:style-name="Default" office:value-type="string" calcext:value-type="string">
            <text:p>Bank Area</text:p>
          </table:table-cell>
          <table:table-cell table:style-name="ce2" table:formula="of:= [.F71] * [.F70]" office:value-type="float" office:value="2.91369366507025" calcext:value-type="float">
            <text:p>2.913694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covered-table-cell table:number-columns-repeated="9" table:style-name="ce9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Total X</text:p>
          </table:table-cell>
          <table:table-cell table:style-name="Default" table:formula="of:=(4*[.B24] + [.B26] + 4*[.B27])" office:value-type="float" office:value="0.034407818" calcext:value-type="float">
            <text:p>0.03440781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75] * 1000" office:value-type="float" office:value="34.407818" calcext:value-type="float">
            <text:p>34.40781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Y</text:p>
          </table:table-cell>
          <table:table-cell table:style-name="Default" table:formula="of:= 4 * [.B25]" office:value-type="float" office:value="0.02058" calcext:value-type="float">
            <text:p>0.0205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76]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rea</text:p>
          </table:table-cell>
          <table:table-cell table:style-name="Default" table:formula="of:= [.B75] * [.B76]" office:value-type="float" office:value="0.00070811289444" calcext:value-type="float">
            <text:p>0.0007081129</text:p>
          </table:table-cell>
          <table:table-cell table:style-name="Default" office:value-type="string" calcext:value-type="string">
            <text:p>m^2</text:p>
          </table:table-cell>
          <table:table-cell table:style-name="Default"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 table:formula="of:=[.B77] * 1000000" office:value-type="float" office:value="708.11289444" calcext:value-type="float">
            <text:p>708.11289444</text:p>
          </table:table-cell>
          <table:table-cell table:style-name="Default" office:value-type="string" calcext:value-type="string">
            <text:p>mm^2</text:p>
          </table:table-cell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ce3" table:number-columns-repeated="2"/>
          <table:table-cell table:number-columns-repeated="10"/>
        </table:table-row>
        <table:table-row table:style-name="ro1" table:number-rows-repeated="16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formula="of:=240000000/16" office:value-type="float" office:value="15000000" calcext:value-type="float">
            <text:p>15000000</text:p>
          </table:table-cell>
          <table:table-cell table:number-columns-repeated="14"/>
        </table:table-row>
      </table:table>
      <table:table table:name="Floorplan_ex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 table:number-columns-repeated="3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0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office:value-type="string" calcext:value-type="string">
            <text:p>LC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string" calcext:value-type="string">
            <text:p>LC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/>
          <table:table-cell office:value-type="string" calcext:value-type="string">
            <text:p>TB0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LC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/>
          <table:table-cell office:value-type="string" calcext:value-type="string">
            <text:p>TB1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LC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/>
          <table:table-cell office:value-type="string" calcext:value-type="string">
            <text:p>TB2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2*[.$B$2]" office:value-type="float" office:value="0.003413909" calcext:value-type="float">
            <text:p>0.00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0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office:value-type="float" office:value="0" calcext:value-type="float">
            <text:p>0.000000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0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office:value-type="float" office:value="0" calcext:value-type="float">
            <text:p>0.000000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1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1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2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2*[.$B$1]" office:value-type="float" office:value="0.003413909" calcext:value-type="float">
            <text:p>0.003414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2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2*[.$B$1]" office:value-type="float" office:value="0.003413909" calcext:value-type="float">
            <text:p>0.003414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_3</text:p>
          </table:table-cell>
          <table:table-cell table:formula="of:=[.$B$1]" office:value-type="float" office:value="0.0017069545" calcext:value-type="float">
            <text:p>0.001707</text:p>
          </table:table-cell>
          <table:table-cell table:formula="of:=[.$B$2]" office:value-type="float" office:value="0.0017069545" calcext:value-type="float">
            <text:p>0.001707</text:p>
          </table:table-cell>
          <table:table-cell table:formula="of:=3*[.$B$1]" office:value-type="float" office:value="0.0051208635" calcext:value-type="float">
            <text:p>0.005121</text:p>
          </table:table-cell>
          <table:table-cell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LC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/>
          <table:table-cell office:value-type="string" calcext:value-type="string">
            <text:p>TB3_3</text:p>
          </table:table-cell>
          <table:table-cell table:style-name="ce2" table:formula="of:=[.$B$1]" office:value-type="float" office:value="0.0017069545" calcext:value-type="float">
            <text:p>0.001707</text:p>
          </table:table-cell>
          <table:table-cell table:style-name="ce2" table:formula="of:=[.$B$2]" office:value-type="float" office:value="0.0017069545" calcext:value-type="float">
            <text:p>0.001707</text:p>
          </table:table-cell>
          <table:table-cell table:style-name="ce2" table:formula="of:=3*[.$B$1]" office:value-type="float" office:value="0.0051208635" calcext:value-type="float">
            <text:p>0.005121</text:p>
          </table:table-cell>
          <table:table-cell table:style-name="ce2" table:formula="of:=3*[.$B$2]" office:value-type="float" office:value="0.0051208635" calcext:value-type="float">
            <text:p>0.005121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CX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Specific heat capacity (Air)</text:p>
          </table:table-cell>
          <table:table-cell table:style-name="ce5" office:value-type="float" office:value="1750000" calcext:value-type="float">
            <text:p>1.75E+006</text:p>
          </table:table-cell>
          <table:table-cell office:value-type="string" calcext:value-type="string">
            <text:p>J/(m^3K)</text:p>
          </table:table-cell>
          <table:table-cell/>
          <table:table-cell table:style-name="ce5" office:value-type="float" office:value="1169" calcext:value-type="float">
            <text:p>1.17E+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Y</text:p>
          </table:table-cell>
          <table:table-cell table:style-name="Default" office:value-type="float" office:value="0.005145" calcext:value-type="float">
            <text:p>0.005145</text:p>
          </table:table-cell>
          <table:table-cell table:style-name="Default"/>
          <table:table-cell table:style-name="Default" office:value-type="string" calcext:value-type="string">
            <text:p>Resistivity (Air)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string" calcext:value-type="string">
            <text:p>(m-K)/W</text:p>
          </table:table-cell>
          <table:table-cell/>
          <table:table-cell office:value-type="float" office:value="38.16" calcext:value-type="float">
            <text:p>38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7" calcext:value-type="float">
            <text:p>0.007</text:p>
          </table:table-cell>
          <table:table-cell table:style-name="Default" table:number-columns-repeated="3"/>
          <table:table-cell table:number-columns-repeated="2"/>
          <table:table-cell table:style-name="ce3" office:value-type="float" office:value="0.0074496" calcext:value-type="float">
            <text:p>0.0074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X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Check<text:a xlink:href="../../../../../../../../sem1/hpc/3d_dram/res/Peri/hmc_1GB_16b_HP_8L_2kPage.out" xlink:type="simple">/home/siddhulokesh/sem1/hpc/3d_dram/res/Peri/hmc_1GB_16b_HP_8L_2kPage.out</text:a></text:p>
          </table:table-cell>
          <table:table-cell table:style-name="Default"/>
          <table:table-cell table:number-columns-repeated="5"/>
          <table:table-cell office:value-type="string" calcext:value-type="string">
            <text:p><text:a xlink:href="../../../../../../mcpat_exp/HostCore/res/power_300.txt" xlink:type="simple">/home/siddhulokesh/sniper/test/mcpat_exp/HostCore/res/power_300.txt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Y</text:p>
          </table:table-cell>
          <table:table-cell table:style-name="ce1" office:value-type="float" office:value="0.0017069545" calcext:value-type="float">
            <text:p>0.0017070</text:p>
          </table:table-cell>
          <table:table-cell table:style-name="Default"/>
          <table:table-cell table:style-name="Default" office:value-type="string" calcext:value-type="string">
            <text:p>MemArea(mm2)</text:p>
          </table:table-cell>
          <table:table-cell table:style-name="Default" office:value-type="float" office:value="46.6191" calcext:value-type="float">
            <text:p>46.6191</text:p>
          </table:table-cell>
          <table:table-cell office:value-type="string" calcext:value-type="string">
            <text:p>MemSide(mm)</text:p>
          </table:table-cell>
          <table:table-cell table:style-name="ce6" table:formula="of:= [.E28]^(0.5)" office:value-type="float" office:value="6.82781809951027" calcext:value-type="float">
            <text:p>6.82782</text:p>
          </table:table-cell>
          <table:table-cell office:value-type="string" calcext:value-type="string">
            <text:p>BankSide(mm)</text:p>
          </table:table-cell>
          <table:table-cell table:style-name="ce7" table:formula="of:=[.G28]/4" office:value-type="float" office:value="1.70695452487757" calcext:value-type="float">
            <text:p>1.707</text:p>
          </table:table-cell>
          <table:table-cell office:value-type="string" calcext:value-type="string">
            <text:p>BankSide(m)</text:p>
          </table:table-cell>
          <table:table-cell table:formula="of:=[.I28]/1000" office:value-type="float" office:value="0.00170695452487757" calcext:value-type="float">
            <text:p>0.00170695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ir Width Right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table:number-columns-repeated="3"/>
          <table:table-cell/>
          <table:table-cell table:style-name="ce6"/>
          <table:table-cell/>
          <table:table-cell table:style-name="ce7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0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2" table:formula="of:=(4*[.B24] + [.B26] + 4*[.B27]) + [.B66]" office:value-type="float" office:value="0.041407818" calcext:value-type="float">
            <text:p>0.041408</text:p>
          </table:table-cell>
          <table:table-cell table:style-name="ce2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number-columns-repeated="3"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C0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office:value-type="float" office:value="0" calcext:value-type="float">
            <text:p>0.000000</text:p>
          </table:table-cell>
          <table:table-cell table:number-columns-repeated="2"/>
          <table:table-cell office:value-type="string" calcext:value-type="string">
            <text:p>IT_0</text:p>
          </table:table-cell>
          <table:table-cell table:style-name="ce4" table:formula="of:=(4*[.B24] + [.B26] + 4*[.B27]) + [.B66]" office:value-type="float" office:value="0.041407818" calcext:value-type="float">
            <text:p>0.041408</text:p>
          </table:table-cell>
          <table:table-cell table:style-name="ce4" table:formula="of:= 4 * [.B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0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office:value-type="float" office:value="0" calcext:value-type="float">
            <text:p>0.0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[.$B$25]" office:value-type="float" office:value="0.005145" calcext:value-type="float">
            <text:p>0.005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0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2*[.$B$25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3"/>
          <table:table-cell office:value-type="string" calcext:value-type="string">
            <text:p>TB0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0 + 2*[.$B$25] - 2*[.$B$28]" office:value-type="float" office:value="0.006876091" calcext:value-type="float">
            <text:p>0.00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0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office:value-type="float" office:value="0" calcext:value-type="float">
            <text:p>0.00000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1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2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2*[.$B$24]" office:value-type="float" office:value="0.01029" calcext:value-type="float">
            <text:p>0.010290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_3</text:p>
          </table:table-cell>
          <table:table-cell table:formula="of:=[.$B$24]" office:value-type="float" office:value="0.005145" calcext:value-type="float">
            <text:p>0.005145</text:p>
          </table:table-cell>
          <table:table-cell table:formula="of:=[.$B$25]" office:value-type="float" office:value="0.005145" calcext:value-type="float">
            <text:p>0.005145</text:p>
          </table:table-cell>
          <table:table-cell table:formula="of:=3*[.$B$24]" office:value-type="float" office:value="0.015435" calcext:value-type="float">
            <text:p>0.015435</text:p>
          </table:table-cell>
          <table:table-cell table:formula="of:=3*[.$B$25]" office:value-type="float" office:value="0.015435" calcext:value-type="float">
            <text:p>0.015435</text:p>
          </table:table-cell>
          <table:table-cell table:number-columns-repeated="2"/>
          <table:table-cell office:value-type="string" calcext:value-type="string">
            <text:p>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3"/>
          <table:table-cell office:value-type="string" calcext:value-type="string">
            <text:p>TB1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[.$B$28]  + 2*[.$B$25] - 2*[.$B$28]" office:value-type="float" office:value="0.0085830455" calcext:value-type="float">
            <text:p>0.00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0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0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0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0 + 2*[.$B$25] - 2*[.$B$28]" office:value-type="float" office:value="0.006876091" calcext:value-type="float">
            <text:p>0.006876</text:p>
          </table:table-cell>
          <table:table-cell table:number-columns-repeated="2"/>
          <table:table-cell office:value-type="string" calcext:value-type="string">
            <text:p>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number-columns-repeated="3"/>
          <table:table-cell office:value-type="string" calcext:value-type="string">
            <text:p>TB2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2*[.$B$28] + 2*[.$B$25] - 2*[.$B$28]" office:value-type="float" office:value="0.01029" calcext:value-type="float">
            <text:p>0.01029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0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0 + 4*[.$B$24] + [.$B$26]" office:value-type="float" office:value="0.02758" calcext:value-type="float">
            <text:p>0.027580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C1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1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[.$B$27] + 4*[.$B$24] + [.$B$26]" office:value-type="float" office:value="0.0292869545" calcext:value-type="float">
            <text:p>0.029287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2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2*[.$B$27] + 4*[.$B$24] + [.$B$26]" office:value-type="float" office:value="0.030993909" calcext:value-type="float">
            <text:p>0.030994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1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[.$B$28]  + 2*[.$B$25] - 2*[.$B$28]" office:value-type="float" office:value="0.0085830455" calcext:value-type="float">
            <text:p>0.008583</text:p>
          </table:table-cell>
          <table:table-cell table:number-columns-repeated="2"/>
          <table:table-cell office:value-type="string" calcext:value-type="string">
            <text:p>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3"/>
          <table:table-cell office:value-type="string" calcext:value-type="string">
            <text:p>TB3_3</text:p>
          </table:table-cell>
          <table:table-cell table:style-name="ce2" table:formula="of:=[.$B$27]" office:value-type="float" office:value="0.0017069545" calcext:value-type="float">
            <text:p>0.001707</text:p>
          </table:table-cell>
          <table:table-cell table:style-name="ce2" table:formula="of:=[.$B$28]" office:value-type="float" office:value="0.0017069545" calcext:value-type="float">
            <text:p>0.001707</text:p>
          </table:table-cell>
          <table:table-cell table:style-name="ce2" table:formula="of:=3*[.$B$27] + 4*[.$B$24] + [.$B$26]" office:value-type="float" office:value="0.0327008635" calcext:value-type="float">
            <text:p>0.032701</text:p>
          </table:table-cell>
          <table:table-cell table:style-name="ce2"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2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0</text:p>
          </table:table-cell>
          <table:table-cell table:style-name="ce2" table:formula="of:=4*[.$B$24]" office:value-type="float" office:value="0.02058" calcext:value-type="float">
            <text:p>0.020580</text:p>
          </table:table-cell>
          <table:table-cell table:style-name="ce2" table:formula="of:=4*[.$B$25]" office:value-type="float" office:value="0.02058" calcext:value-type="float">
            <text:p>0.02058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1</text:p>
          </table:table-cell>
          <table:table-cell table:style-name="ce2" table:formula="of:=[.$B$26]" office:value-type="float" office:value="0.007" calcext:value-type="float">
            <text:p>0.007000</text:p>
          </table:table-cell>
          <table:table-cell table:style-name="ce2" table:formula="of:= 4*[.$B$28]" office:value-type="float" office:value="0.006827818" calcext:value-type="float">
            <text:p>0.006828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2</text:p>
          </table:table-cell>
          <table:table-cell table:style-name="ce2"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2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2*[.$B$28] + 2*[.$B$25] - 2*[.$B$28]" office:value-type="float" office:value="0.01029" calcext:value-type="float">
            <text:p>0.010290</text:p>
          </table:table-cell>
          <table:table-cell table:number-columns-repeated="2"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3</text:p>
          </table:table-cell>
          <table:table-cell table:style-name="ce2"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2" table:formula="of:= 4*[.$B$24]" office:value-type="float" office:value="0.02058" calcext:value-type="float">
            <text:p>0.020580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0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0 + 4*[.$B$24] + [.$B$26]" office:value-type="float" office:value="0.02758" calcext:value-type="float">
            <text:p>0.027580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2"/>
          <table:table-cell office:value-type="string" calcext:value-type="string">
            <text:p>X4</text:p>
          </table:table-cell>
          <table:table-cell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style-name="ce2" table:formula="of:= 4 * [.$B$24] + [.$B$64]" office:value-type="float" office:value="0.034407818" calcext:value-type="float">
            <text:p>0.034408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/>
          <table:table-cell office:value-type="string" calcext:value-type="string">
            <text:p>X4</text:p>
          </table:table-cell>
          <table:table-cell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style-name="ce2" table:formula="of:= 4 * [.$B$24] + [.$B$64]" office:value-type="float" office:value="0.034407818" calcext:value-type="float">
            <text:p>0.034408</text:p>
          </table:table-cell>
          <table:table-cell table:style-name="ce2"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C3_1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[.$B$27] + 4*[.$B$24] + [.$B$26]" office:value-type="float" office:value="0.0292869545" calcext:value-type="float">
            <text:p>0.029287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2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2*[.$B$27] + 4*[.$B$24] + [.$B$26]" office:value-type="float" office:value="0.030993909" calcext:value-type="float">
            <text:p>0.030994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C3_3</text:p>
          </table:table-cell>
          <table:table-cell table:formula="of:=[.$B$27]" office:value-type="float" office:value="0.0017069545" calcext:value-type="float">
            <text:p>0.001707</text:p>
          </table:table-cell>
          <table:table-cell table:formula="of:=[.$B$28]" office:value-type="float" office:value="0.0017069545" calcext:value-type="float">
            <text:p>0.001707</text:p>
          </table:table-cell>
          <table:table-cell table:formula="of:=3*[.$B$27] + 4*[.$B$24] + [.$B$26]" office:value-type="float" office:value="0.0327008635" calcext:value-type="float">
            <text:p>0.032701</text:p>
          </table:table-cell>
          <table:table-cell table:formula="of:=3*[.$B$28] + 2*[.$B$25] - 2*[.$B$28]" office:value-type="float" office:value="0.0119969545" calcext:value-type="float">
            <text:p>0.011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1</text:p>
          </table:table-cell>
          <table:table-cell table:formula="of:=[.$B$26]" office:value-type="float" office:value="0.007" calcext:value-type="float">
            <text:p>0.007000</text:p>
          </table:table-cell>
          <table:table-cell table:formula="of:= 4*[.$B$28]" office:value-type="float" office:value="0.006827818" calcext:value-type="float">
            <text:p>0.006828</text:p>
          </table:table-cell>
          <table:table-cell table:formula="of:= 4*[.$B$24]" office:value-type="float" office:value="0.02058" calcext:value-type="float">
            <text:p>0.020580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2</text:p>
          </table:table-cell>
          <table:table-cell table:formula="of:=[.$B$26]  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table:formula="of:=2*[.$B$25]+2*[.$B$28]" office:value-type="float" office:value="0.013703909" calcext:value-type="float">
            <text:p>0.013704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3</text:p>
          </table:table-cell>
          <table:table-cell table:formula="of:=[.$B$26]+ 4 * [.$B$27]" office:value-type="float" office:value="0.013827818" calcext:value-type="float">
            <text:p>0.013828</text:p>
          </table:table-cell>
          <table:table-cell table:style-name="ce4" table:formula="of:=2*[.$B$25]-2*[.$B$28]" office:value-type="float" office:value="0.006876091" calcext:value-type="float">
            <text:p>0.006876</text:p>
          </table:table-cell>
          <table:table-cell table:formula="of:= 4*[.$B$24]" office:value-type="float" office:value="0.02058" calcext:value-type="float">
            <text:p>0.020580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4</text:p>
          </table:table-cell>
          <table:table-cell table:style-name="Default" table:formula="of:=[.$B$29]" office:value-type="float" office:value="0.007" calcext:value-type="float">
            <text:p>0.007</text:p>
          </table:table-cell>
          <table:table-cell table:style-name="ce4" table:formula="of:= 4 * [.$C$31]" office:value-type="float" office:value="0.02058" calcext:value-type="float">
            <text:p>0.020580</text:p>
          </table:table-cell>
          <table:table-cell table:formula="of:= 4 * [.$B$24] + [.$B$64]" office:value-type="float" office:value="0.034407818" calcext:value-type="float">
            <text:p>0.034408</text:p>
          </table:table-cell>
          <table:table-cell office:value-type="float" office:value="0" calcext:value-type="float">
            <text:p>0.000000</text:p>
          </table:table-cell>
          <table:table-cell table:style-name="ce5" table:formula="of:=[.$E$24]" office:value-type="float" office:value="1750000" calcext:value-type="float">
            <text:p>1.75E+006</text:p>
          </table:table-cell>
          <table:table-cell table:formula="of:=[.$E$25]" office:value-type="float" office:value="0.01" calcext:value-type="float">
            <text:p>0.01</text:p>
          </table:table-cell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2"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Total Core X</text:p>
          </table:table-cell>
          <table:table-cell table:style-name="Default" table:formula="of:=(4*[.B24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Core X</text:p>
          </table:table-cell>
          <table:table-cell table:formula="of:= [.B72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table-cell table:style-name="ce10" office:value-type="string" calcext:value-type="string" table:number-columns-spanned="1" table:number-rows-spanned="8">
            <text:p>Air X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ore Y</text:p>
          </table:table-cell>
          <table:table-cell table:style-name="Default" table:formula="of:=(4*[.B25])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Core Y</text:p>
          </table:table-cell>
          <table:table-cell table:formula="of:= [.B73]/4" office:value-type="float" office:value="5.145" calcext:value-type="float">
            <text:p>5.1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9" table:style-name="ce9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otal Core Area</text:p>
          </table:table-cell>
          <table:table-cell table:formula="of:= [.B73] * [.B72]" office:value-type="float" office:value="423.5364" calcext:value-type="float">
            <text:p>423.536400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office:value-type="string" calcext:value-type="string">
            <text:p>Core Area</text:p>
          </table:table-cell>
          <table:table-cell table:style-name="ce2" table:formula="of:= [.F73] * [.F72]" office:value-type="float" office:value="26.471025" calcext:value-type="float">
            <text:p>26.471025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1</text:p>
          </table:table-cell>
          <table:table-cell table:style-name="ce8" office:value-type="string" calcext:value-type="string">
            <text:p>B3_0</text:p>
          </table:table-cell>
          <table:table-cell table:style-name="ce8" office:value-type="string" calcext:value-type="string">
            <text:p>B3_1</text:p>
          </table:table-cell>
          <table:table-cell table:style-name="ce8" office:value-type="string" calcext:value-type="string">
            <text:p>B3_2</text:p>
          </table:table-cell>
          <table:table-cell table:style-name="ce8" office:value-type="string" calcext:value-type="string">
            <text:p>B3_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/>
          <table:table-cell table:style-name="ce5"/>
          <table:table-cell table:style-name="ce4"/>
          <table:table-cell/>
          <table:covered-table-cell table:number-columns-repeated="5" table:style-name="ce9"/>
          <table:table-cell table:style-name="ce8" office:value-type="string" calcext:value-type="string">
            <text:p>B2_0</text:p>
          </table:table-cell>
          <table:table-cell table:style-name="ce8" office:value-type="string" calcext:value-type="string">
            <text:p>B2_1</text:p>
          </table:table-cell>
          <table:table-cell table:style-name="ce8" office:value-type="string" calcext:value-type="string">
            <text:p>B2_2</text:p>
          </table:table-cell>
          <table:table-cell table:style-name="ce8" office:value-type="string" calcext:value-type="string">
            <text:p>B2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RAM Die X</text:p>
          </table:table-cell>
          <table:table-cell table:formula="of:=(4*[.B27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office:value-type="string" calcext:value-type="string">
            <text:p>Bank X</text:p>
          </table:table-cell>
          <table:table-cell table:formula="of:= [.B76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B1_0</text:p>
          </table:table-cell>
          <table:table-cell table:style-name="ce8" office:value-type="string" calcext:value-type="string">
            <text:p>B1_1</text:p>
          </table:table-cell>
          <table:table-cell table:style-name="ce8" office:value-type="string" calcext:value-type="string">
            <text:p>B1_2</text:p>
          </table:table-cell>
          <table:table-cell table:style-name="ce8" office:value-type="string" calcext:value-type="string">
            <text:p>B1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RAM Die Y</text:p>
          </table:table-cell>
          <table:table-cell table:formula="of:=(4*[.B28]) * 1000" office:value-type="float" office:value="6.827818" calcext:value-type="float">
            <text:p>6.827818</text:p>
          </table:table-cell>
          <table:table-cell table:style-name="ce4" office:value-type="string" calcext:value-type="string">
            <text:p>mm</text:p>
          </table:table-cell>
          <table:table-cell table:style-name="Default"/>
          <table:table-cell table:style-name="Default" office:value-type="string" calcext:value-type="string">
            <text:p>Bank Y</text:p>
          </table:table-cell>
          <table:table-cell table:formula="of:= [.B77]/4" office:value-type="float" office:value="1.7069545" calcext:value-type="float">
            <text:p>1.7069545</text:p>
          </table:table-cell>
          <table:table-cell table:style-name="ce4" office:value-type="string" calcext:value-type="string">
            <text:p>mm</text:p>
          </table:table-cell>
          <table:table-cell/>
          <table:covered-table-cell table:number-columns-repeated="5" table:style-name="ce9"/>
          <table:table-cell table:style-name="ce8" office:value-type="string" calcext:value-type="string">
            <text:p>B0_0</text:p>
          </table:table-cell>
          <table:table-cell table:style-name="ce8" office:value-type="string" calcext:value-type="string">
            <text:p>B0_1</text:p>
          </table:table-cell>
          <table:table-cell table:style-name="ce8" office:value-type="string" calcext:value-type="string">
            <text:p>B0_2</text:p>
          </table:table-cell>
          <table:table-cell table:style-name="ce8" office:value-type="string" calcext:value-type="string">
            <text:p>B0_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otal Die Area</text:p>
          </table:table-cell>
          <table:table-cell table:formula="of:= [.B77] * [.B76]" office:value-type="float" office:value="46.619098641124" calcext:value-type="float">
            <text:p>46.619099</text:p>
          </table:table-cell>
          <table:table-cell table:style-name="ce4" office:value-type="string" calcext:value-type="string">
            <text:p>mm^2</text:p>
          </table:table-cell>
          <table:table-cell table:style-name="Default"/>
          <table:table-cell table:style-name="Default" office:value-type="string" calcext:value-type="string">
            <text:p>Bank Area</text:p>
          </table:table-cell>
          <table:table-cell table:style-name="ce2" table:formula="of:= [.F77] * [.F76]" office:value-type="float" office:value="2.91369366507025" calcext:value-type="float">
            <text:p>2.913694</text:p>
          </table:table-cell>
          <table:table-cell table:style-name="ce4" office:value-type="string" calcext:value-type="string">
            <text:p>mm^2</text:p>
          </table:table-cell>
          <table:table-cell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3</text:p>
          </table:table-cell>
          <table:covered-table-cell table:number-columns-repeated="4" table:style-name="ce9"/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covered-table-cell table:number-columns-repeated="9" table:style-name="ce9"/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Total X</text:p>
          </table:table-cell>
          <table:table-cell table:style-name="Default" table:formula="of:=(4*[.B24] + [.B26] + 4*[.B27])" office:value-type="float" office:value="0.034407818" calcext:value-type="float">
            <text:p>0.03440781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81] * 1000" office:value-type="float" office:value="34.407818" calcext:value-type="float">
            <text:p>34.40781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Y</text:p>
          </table:table-cell>
          <table:table-cell table:style-name="Default" table:formula="of:= 4 * [.B25]" office:value-type="float" office:value="0.02058" calcext:value-type="float">
            <text:p>0.02058</text:p>
          </table:table-cell>
          <table:table-cell table:style-name="Default" office:value-type="string" calcext:value-type="string">
            <text:p>m</text:p>
          </table:table-cell>
          <table:table-cell table:style-name="Default" table:formula="of:=[.B82] * 1000" office:value-type="float" office:value="20.58" calcext:value-type="float">
            <text:p>20.58</text:p>
          </table:table-cell>
          <table:table-cell table:style-name="ce4" office:value-type="string" calcext:value-type="string">
            <text:p>m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rea</text:p>
          </table:table-cell>
          <table:table-cell table:style-name="Default" table:formula="of:= [.B81] * [.B82]" office:value-type="float" office:value="0.00070811289444" calcext:value-type="float">
            <text:p>0.0007081129</text:p>
          </table:table-cell>
          <table:table-cell table:style-name="Default" office:value-type="string" calcext:value-type="string">
            <text:p>m^2</text:p>
          </table:table-cell>
          <table:table-cell table:style-name="Default"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 table:formula="of:=[.B83] * 1000000" office:value-type="float" office:value="708.11289444" calcext:value-type="float">
            <text:p>708.11289444</text:p>
          </table:table-cell>
          <table:table-cell table:style-name="Default" office:value-type="string" calcext:value-type="string">
            <text:p>mm^2</text:p>
          </table:table-cell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ce3" table:number-columns-repeated="2"/>
          <table:table-cell table:number-columns-repeated="10"/>
        </table:table-row>
        <table:table-row table:style-name="ro1" table:number-rows-repeated="16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formula="of:=240000000/16" office:value-type="float" office:value="15000000" calcext:value-type="float">
            <text:p>15000000</text:p>
          </table:table-cell>
          <table:table-cell table:number-columns-repeated="14"/>
        </table:table-row>
      </table:table>
      <table:table table:name="Result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ul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88.893" calcext:value-type="float">
            <text:p>88.8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11.4251" calcext:value-type="float">
            <text:p>11.42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00395207" calcext:value-type="float">
            <text:p>0.003952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ayer wise Bank Temperature(3D)</text:p>
          </table:table-cell>
          <table:table-cell office:value-type="float" office:value="91.27" calcext:value-type="float">
            <text:p>91.27</text:p>
          </table:table-cell>
          <table:table-cell office:value-type="float" office:value="90.5" calcext:value-type="float">
            <text:p>90.5</text:p>
          </table:table-cell>
          <table:table-cell office:value-type="float" office:value="89.38" calcext:value-type="float">
            <text:p>89.38</text:p>
          </table:table-cell>
          <table:table-cell office:value-type="float" office:value="87.91" calcext:value-type="float">
            <text:p>87.91</text:p>
          </table:table-cell>
          <table:table-cell office:value-type="float" office:value="86.08" calcext:value-type="float">
            <text:p>86.08</text:p>
          </table:table-cell>
          <table:table-cell office:value-type="float" office:value="83.9" calcext:value-type="float">
            <text:p>83.9</text:p>
          </table:table-cell>
          <table:table-cell office:value-type="float" office:value="81.35" calcext:value-type="float">
            <text:p>81.35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83.7,</text:p>
          </table:table-cell>
          <table:table-cell office:value-type="string" calcext:value-type="string">
            <text:p>81.18,</text:p>
          </table:table-cell>
          <table:table-cell office:value-type="string" calcext:value-type="string">
            <text:p>78.29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7.27" calcext:value-type="float">
            <text:p>77.27</text:p>
          </table:table-cell>
          <table:table-cell office:value-type="float" office:value="80.38" calcext:value-type="float">
            <text:p>80.38</text:p>
          </table:table-cell>
          <table:table-cell table:number-columns-repeated="2" office:value-type="float" office:value="83.5" calcext:value-type="float">
            <text:p>83.5</text:p>
          </table:table-cell>
          <table:table-cell office:value-type="float" office:value="78.55" calcext:value-type="float">
            <text:p>78.55</text:p>
          </table:table-cell>
          <table:table-cell office:value-type="float" office:value="85.12" calcext:value-type="float">
            <text:p>85.12</text:p>
          </table:table-cell>
          <table:table-cell table:number-columns-repeated="2" office:value-type="float" office:value="91.69" calcext:value-type="float">
            <text:p>91.69</text:p>
          </table:table-cell>
          <table:table-cell office:value-type="float" office:value="78.56" calcext:value-type="float">
            <text:p>78.56</text:p>
          </table:table-cell>
          <table:table-cell office:value-type="float" office:value="85.13" calcext:value-type="float">
            <text:p>85.13</text:p>
          </table:table-cell>
          <table:table-cell table:number-columns-repeated="2" office:value-type="float" office:value="91.7" calcext:value-type="float">
            <text:p>91.7</text:p>
          </table:table-cell>
          <table:table-cell office:value-type="float" office:value="77.28" calcext:value-type="float">
            <text:p>77.28</text:p>
          </table:table-cell>
          <table:table-cell office:value-type="float" office:value="80.4" calcext:value-type="float">
            <text:p>80.4</text:p>
          </table:table-cell>
          <table:table-cell table:number-columns-repeated="2" office:value-type="float" office:value="83.52" calcext:value-type="float">
            <text:p>83.52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82.9" calcext:value-type="float">
            <text:p>82.9</text:p>
          </table:table-cell>
          <table:table-cell office:value-type="float" office:value="84.72" calcext:value-type="float">
            <text:p>84.72</text:p>
          </table:table-cell>
          <table:table-cell office:value-type="float" office:value="84.84" calcext:value-type="float">
            <text:p>84.84</text:p>
          </table:table-cell>
          <table:table-cell office:value-type="float" office:value="83.15" calcext:value-type="float">
            <text:p>83.15</text:p>
          </table:table-cell>
          <table:table-cell office:value-type="float" office:value="85.7" calcext:value-type="float">
            <text:p>85.7</text:p>
          </table:table-cell>
          <table:table-cell office:value-type="float" office:value="86.99" calcext:value-type="float">
            <text:p>86.99</text:p>
          </table:table-cell>
          <table:table-cell office:value-type="float" office:value="86.92" calcext:value-type="float">
            <text:p>86.92</text:p>
          </table:table-cell>
          <table:table-cell office:value-type="float" office:value="85" calcext:value-type="float">
            <text:p>85</text:p>
          </table:table-cell>
          <table:table-cell office:value-type="float" office:value="85.88" calcext:value-type="float">
            <text:p>85.88</text:p>
          </table:table-cell>
          <table:table-cell office:value-type="float" office:value="87.1" calcext:value-type="float">
            <text:p>87.1</text:p>
          </table:table-cell>
          <table:table-cell office:value-type="float" office:value="86.98" calcext:value-type="float">
            <text:p>86.98</text:p>
          </table:table-cell>
          <table:table-cell office:value-type="float" office:value="85.04" calcext:value-type="float">
            <text:p>85.04</text:p>
          </table:table-cell>
          <table:table-cell office:value-type="float" office:value="84.19" calcext:value-type="float">
            <text:p>84.19</text:p>
          </table:table-cell>
          <table:table-cell office:value-type="float" office:value="85.14" calcext:value-type="float">
            <text:p>85.14</text:p>
          </table:table-cell>
          <table:table-cell office:value-type="float" office:value="85" calcext:value-type="float">
            <text:p>85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91.27" calcext:value-type="float">
            <text:p>91.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91.7" calcext:value-type="float">
            <text:p>91.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7.1" calcext:value-type="float">
            <text:p>87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c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14.847" calcext:value-type="float">
            <text:p>14.8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6.36919" calcext:value-type="float">
            <text:p>6.369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31914" calcext:value-type="float">
            <text:p>0.319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261882" calcext:value-type="float">
            <text:p>0.2618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1.38" calcext:value-type="float">
            <text:p>111.3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0.85" calcext:value-type="float">
            <text:p>100.85</text:p>
          </table:table-cell>
          <table:table-cell office:value-type="float" office:value="95.75" calcext:value-type="float">
            <text:p>95.75</text:p>
          </table:table-cell>
          <table:table-cell office:value-type="float" office:value="89.85" calcext:value-type="float">
            <text:p>89.85</text:p>
          </table:table-cell>
          <table:table-cell office:value-type="float" office:value="83.12" calcext:value-type="float">
            <text:p>83.12</text:p>
          </table:table-cell>
          <table:table-cell office:value-type="string" calcext:value-type="string">
            <text:p>73.16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6.36" calcext:value-type="float">
            <text:p>76.36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95.25" calcext:value-type="float">
            <text:p>95.25</text:p>
          </table:table-cell>
          <table:table-cell office:value-type="float" office:value="79.13" calcext:value-type="float">
            <text:p>79.13</text:p>
          </table:table-cell>
          <table:table-cell office:value-type="float" office:value="96.82" calcext:value-type="float">
            <text:p>96.82</text:p>
          </table:table-cell>
          <table:table-cell table:number-columns-repeated="2" office:value-type="float" office:value="114.5" calcext:value-type="float">
            <text:p>114.5</text:p>
          </table:table-cell>
          <table:table-cell office:value-type="float" office:value="79.13" calcext:value-type="float">
            <text:p>79.13</text:p>
          </table:table-cell>
          <table:table-cell office:value-type="float" office:value="96.82" calcext:value-type="float">
            <text:p>96.82</text:p>
          </table:table-cell>
          <table:table-cell table:number-columns-repeated="2" office:value-type="float" office:value="114.51" calcext:value-type="float">
            <text:p>114.51</text:p>
          </table:table-cell>
          <table:table-cell office:value-type="float" office:value="76.35" calcext:value-type="float">
            <text:p>76.35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95.25" calcext:value-type="float">
            <text:p>95.25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71.83" calcext:value-type="float">
            <text:p>71.83</text:p>
          </table:table-cell>
          <table:table-cell office:value-type="float" office:value="72.59" calcext:value-type="float">
            <text:p>72.59</text:p>
          </table:table-cell>
          <table:table-cell office:value-type="float" office:value="72.93" calcext:value-type="float">
            <text:p>72.93</text:p>
          </table:table-cell>
          <table:table-cell office:value-type="float" office:value="72.57" calcext:value-type="float">
            <text:p>72.57</text:p>
          </table:table-cell>
          <table:table-cell office:value-type="float" office:value="72.6" calcext:value-type="float">
            <text:p>72.6</text:p>
          </table:table-cell>
          <table:table-cell office:value-type="float" office:value="73.71" calcext:value-type="float">
            <text:p>73.71</text:p>
          </table:table-cell>
          <table:table-cell office:value-type="float" office:value="74.2" calcext:value-type="float">
            <text:p>74.2</text:p>
          </table:table-cell>
          <table:table-cell office:value-type="float" office:value="73.91" calcext:value-type="float">
            <text:p>73.91</text:p>
          </table:table-cell>
          <table:table-cell office:value-type="float" office:value="72.57" calcext:value-type="float">
            <text:p>72.57</text:p>
          </table:table-cell>
          <table:table-cell office:value-type="float" office:value="73.69" calcext:value-type="float">
            <text:p>73.69</text:p>
          </table:table-cell>
          <table:table-cell office:value-type="float" office:value="74.2" calcext:value-type="float">
            <text:p>74.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6" calcext:value-type="float">
            <text:p>71.6</text:p>
          </table:table-cell>
          <table:table-cell office:value-type="float" office:value="72.52" calcext:value-type="float">
            <text:p>72.52</text:p>
          </table:table-cell>
          <table:table-cell office:value-type="float" office:value="72.91" calcext:value-type="float">
            <text:p>72.91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13.33" calcext:value-type="float">
            <text:p>113.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114.51" calcext:value-type="float">
            <text:p>114.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74.2" calcext:value-type="float">
            <text:p>74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 of benchmarks</text:p>
          </table:table-cell>
          <table:table-cell office:value-type="string" calcext:value-type="string">
            <text:p>mult3_c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S Performance(3D)</text:p>
          </table:table-cell>
          <table:table-cell office:value-type="float" office:value="55.965" calcext:value-type="float">
            <text:p>55.9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Power(3D)</text:p>
          </table:table-cell>
          <table:table-cell office:value-type="float" office:value="9.31816" calcext:value-type="float">
            <text:p>9.31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gic Core Power(3D)</text:p>
          </table:table-cell>
          <table:table-cell office:value-type="float" office:value="0.18518" calcext:value-type="float">
            <text:p>0.185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 Power(3D)</text:p>
          </table:table-cell>
          <table:table-cell office:value-type="float" office:value="0.153491" calcext:value-type="float">
            <text:p>0.1534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4.9" calcext:value-type="float">
            <text:p>104.9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0.12" calcext:value-type="float">
            <text:p>100.12</text:p>
          </table:table-cell>
          <table:table-cell office:value-type="float" office:value="96.82" calcext:value-type="float">
            <text:p>96.82</text:p>
          </table:table-cell>
          <table:table-cell office:value-type="float" office:value="92.89" calcext:value-type="float">
            <text:p>92.89</text:p>
          </table:table-cell>
          <table:table-cell office:value-type="float" office:value="88.33" calcext:value-type="float">
            <text:p>88.33</text:p>
          </table:table-cell>
          <table:table-cell office:value-type="float" office:value="83.13" calcext:value-type="float">
            <text:p>83.13</text:p>
          </table:table-cell>
          <table:table-cell office:value-type="string" calcext:value-type="string">
            <text:p>77.3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 Temperature</text:p>
          </table:table-cell>
          <table:table-cell office:value-type="float" office:value="78.94" calcext:value-type="float">
            <text:p>78.94</text:p>
          </table:table-cell>
          <table:table-cell office:value-type="float" office:value="85.73" calcext:value-type="float">
            <text:p>85.73</text:p>
          </table:table-cell>
          <table:table-cell table:number-columns-repeated="2" office:value-type="float" office:value="92.53" calcext:value-type="float">
            <text:p>92.53</text:p>
          </table:table-cell>
          <table:table-cell office:value-type="float" office:value="81.09" calcext:value-type="float">
            <text:p>81.09</text:p>
          </table:table-cell>
          <table:table-cell office:value-type="float" office:value="94.21" calcext:value-type="float">
            <text:p>94.21</text:p>
          </table:table-cell>
          <table:table-cell table:number-columns-repeated="2" office:value-type="float" office:value="107.34" calcext:value-type="float">
            <text:p>107.34</text:p>
          </table:table-cell>
          <table:table-cell office:value-type="float" office:value="80.98" calcext:value-type="float">
            <text:p>80.98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107.25" calcext:value-type="float">
            <text:p>10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85.58" calcext:value-type="float">
            <text:p>85.58</text:p>
          </table:table-cell>
          <table:table-cell table:number-columns-repeated="2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Core Temperature(3D)</text:p>
          </table:table-cell>
          <table:table-cell office:value-type="float" office:value="80.15" calcext:value-type="float">
            <text:p>80.15</text:p>
          </table:table-cell>
          <table:table-cell office:value-type="float" office:value="82.05" calcext:value-type="float">
            <text:p>82.05</text:p>
          </table:table-cell>
          <table:table-cell office:value-type="float" office:value="82.41" calcext:value-type="float">
            <text:p>82.41</text:p>
          </table:table-cell>
          <table:table-cell office:value-type="float" office:value="81.15" calcext:value-type="float">
            <text:p>81.15</text:p>
          </table:table-cell>
          <table:table-cell office:value-type="float" office:value="82.32" calcext:value-type="float">
            <text:p>82.32</text:p>
          </table:table-cell>
          <table:table-cell office:value-type="float" office:value="83.57" calcext:value-type="float">
            <text:p>83.57</text:p>
          </table:table-cell>
          <table:table-cell office:value-type="float" office:value="83.76" calcext:value-type="float">
            <text:p>83.76</text:p>
          </table:table-cell>
          <table:table-cell office:value-type="float" office:value="82.45" calcext:value-type="float">
            <text:p>82.45</text:p>
          </table:table-cell>
          <table:table-cell office:value-type="float" office:value="81.24" calcext:value-type="float">
            <text:p>81.24</text:p>
          </table:table-cell>
          <table:table-cell office:value-type="float" office:value="81.56" calcext:value-type="float">
            <text:p>81.56</text:p>
          </table:table-cell>
          <table:table-cell office:value-type="float" office:value="81.52" calcext:value-type="float">
            <text:p>81.52</text:p>
          </table:table-cell>
          <table:table-cell office:value-type="float" office:value="80.45" calcext:value-type="float">
            <text:p>80.45</text:p>
          </table:table-cell>
          <table:table-cell office:value-type="float" office:value="78.46" calcext:value-type="float">
            <text:p>78.46</text:p>
          </table:table-cell>
          <table:table-cell office:value-type="float" office:value="79.24" calcext:value-type="float">
            <text:p>79.24</text:p>
          </table:table-cell>
          <table:table-cell office:value-type="float" office:value="79.3" calcext:value-type="float">
            <text:p>79.3</text:p>
          </table:table-cell>
          <table:table-cell office:value-type="float" office:value="78.37" calcext:value-type="float">
            <text:p>78.37</text:p>
          </table:table-cell>
        </table:table-row>
        <table:table-row table:style-name="ro1">
          <table:table-cell office:value-type="string" calcext:value-type="string">
            <text:p>Maximum Bank Temperature(3D)</text:p>
          </table:table-cell>
          <table:table-cell office:value-type="float" office:value="106.37" calcext:value-type="float">
            <text:p>106.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LC Temperature(3D)</text:p>
          </table:table-cell>
          <table:table-cell office:value-type="float" office:value="107.34" calcext:value-type="float">
            <text:p>107.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imum Core Temperature(3D)</text:p>
          </table:table-cell>
          <table:table-cell office:value-type="float" office:value="83.76" calcext:value-type="float">
            <text:p>83.76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1" office:value-type="string" calcext:value-type="string">
            <text:p>Compute Intensive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number-columns-repeated="16"/>
        </table:table-row>
        <table:table-row table:style-name="ro1">
          <table:table-cell table:style-name="ce12"/>
          <table:table-cell table:number-columns-repeated="16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9]" office:value-type="float" office:value="91.27" calcext:value-type="float">
            <text:p>91.27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10]" office:value-type="float" office:value="91.7" calcext:value-type="float">
            <text:p>91.7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11]" office:value-type="float" office:value="87.1" calcext:value-type="float">
            <text:p>87.1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emory Intensive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2"/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20]" office:value-type="float" office:value="113.33" calcext:value-type="float">
            <text:p>113.3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21]" office:value-type="float" office:value="114.51" calcext:value-type="float">
            <text:p>114.5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6"/>
          <table:table-cell table:formula="of:=[.I49] ^(1/3)" office:value-type="float" office:value="0.928317766722556" calcext:value-type="float">
            <text:p>0.928317766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22]" office:value-type="float" office:value="74.2" calcext:value-type="float">
            <text:p>74.20</text:p>
          </table:table-cell>
          <table:table-cell table:number-columns-repeated="6"/>
          <table:table-cell table:formula="of:=1-[.I50]" office:value-type="float" office:value="0.0716822332774442" calcext:value-type="float">
            <text:p>0.071682233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ixed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Ambient Temp.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2"/>
          <table:table-cell table:style-name="ce13"/>
          <table:table-cell table:number-columns-repeated="15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13" table:formula="of:=[.B31]" office:value-type="float" office:value="106.37" calcext:value-type="float">
            <text:p>106.37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ogic Core</text:p>
          </table:table-cell>
          <table:table-cell table:style-name="ce13" table:formula="of:=[.B32]" office:value-type="float" office:value="107.34" calcext:value-type="float">
            <text:p>107.34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emory Ctrl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Host Core</text:p>
          </table:table-cell>
          <table:table-cell table:style-name="ce13" table:formula="of:=[.B33]" office:value-type="float" office:value="83.76" calcext:value-type="float">
            <text:p>83.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Total(System)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88">
          <table:table-cell table:number-columns-repeated="17"/>
        </table:table-row>
        <table:table-row table:style-name="ro1">
          <table:table-cell/>
          <table:table-cell table:style-name="ce13"/>
          <table:table-cell table:style-name="ce14"/>
          <table:table-cell/>
          <table:table-cell table:style-name="ce15"/>
          <table:table-cell table:style-name="ce16"/>
          <table:table-cell table:number-columns-repeated="11"/>
        </table:table-row>
      </table:table>
      <table:table table:name="TempMap2.5D_exp" table:style-name="ta1"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54.2" calcext:value-type="float">
            <text:p>354.2</text:p>
          </table:table-cell>
          <table:table-cell table:formula="of:=[.B1]-273" office:value-type="float" office:value="81.2" calcext:value-type="float">
            <text:p>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54.2" calcext:value-type="float">
            <text:p>354.2</text:p>
          </table:table-cell>
          <table:table-cell table:formula="of:=[.B2]-273" office:value-type="float" office:value="81.2" calcext:value-type="float">
            <text:p>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52.61" calcext:value-type="float">
            <text:p>352.61</text:p>
          </table:table-cell>
          <table:table-cell table:formula="of:=[.B3]-273" office:value-type="float" office:value="79.61" calcext:value-type="float">
            <text:p>79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5.42" calcext:value-type="float">
            <text:p>355.42</text:p>
          </table:table-cell>
          <table:table-cell table:formula="of:=[.B4]-273" office:value-type="float" office:value="82.42" calcext:value-type="float">
            <text:p>82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5.68" calcext:value-type="float">
            <text:p>355.68</text:p>
          </table:table-cell>
          <table:table-cell table:formula="of:=[.B5]-273" office:value-type="float" office:value="82.68" calcext:value-type="float">
            <text:p>82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54.64" calcext:value-type="float">
            <text:p>354.64</text:p>
          </table:table-cell>
          <table:table-cell table:formula="of:=[.B6]-273" office:value-type="float" office:value="81.64" calcext:value-type="float">
            <text:p>81.64</text:p>
          </table:table-cell>
          <table:table-cell table:number-columns-repeated="7"/>
          <table:table-cell table:style-name="ce9" table:formula="of:=[.C36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38]" office:value-type="float" office:value="76.99" calcext:value-type="float" table:number-columns-spanned="1" table:number-rows-spanned="6">
            <text:p>76.99</text:p>
          </table:table-cell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5.4" calcext:value-type="float">
            <text:p>355.4</text:p>
          </table:table-cell>
          <table:table-cell table:formula="of:=[.B7]-273" office:value-type="float" office:value="82.4" calcext:value-type="float">
            <text:p>82.4</text:p>
          </table:table-cell>
          <table:table-cell table:number-columns-repeated="3"/>
          <table:table-cell table:formula="of:=['TempMap2.5D_exp'.C15]" office:value-type="float" office:value="78.6" calcext:value-type="float">
            <text:p>78.6</text:p>
          </table:table-cell>
          <table:table-cell table:formula="of:=['TempMap2.5D_exp'.C16]" office:value-type="float" office:value="79.47" calcext:value-type="float">
            <text:p>79.47</text:p>
          </table:table-cell>
          <table:table-cell table:formula="of:=['TempMap2.5D_exp'.C17]" office:value-type="float" office:value="79.52" calcext:value-type="float">
            <text:p>79.52</text:p>
          </table:table-cell>
          <table:table-cell table:formula="of:=['TempMap2.5D_exp'.C18]" office:value-type="float" office:value="78.68" calcext:value-type="float">
            <text:p>78.68</text:p>
          </table:table-cell>
          <table:table-cell table:style-name="ce9" table:formula="of:=[.C35]" office:value-type="float" office:value="76.51" calcext:value-type="float" table:number-columns-spanned="1" table:number-rows-spanned="4">
            <text:p>76.51</text:p>
          </table:table-cell>
          <table:table-cell table:formula="of:=['TempMap2.5D_exp'.C31]" office:value-type="float" office:value="83.2" calcext:value-type="float">
            <text:p>83.2</text:p>
          </table:table-cell>
          <table:table-cell table:formula="of:=['TempMap2.5D_exp'.C32]" office:value-type="float" office:value="89.59" calcext:value-type="float">
            <text:p>89.59</text:p>
          </table:table-cell>
          <table:table-cell table:formula="of:=['TempMap2.5D_exp'.C33]" office:value-type="float" office:value="89.8" calcext:value-type="float">
            <text:p>89.8</text:p>
          </table:table-cell>
          <table:table-cell table:formula="of:=['TempMap2.5D_exp'.C34]" office:value-type="float" office:value="84.09" calcext:value-type="float">
            <text:p>84.09</text:p>
          </table:table-cell>
          <table:covered-table-cell/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6.88" calcext:value-type="float">
            <text:p>356.88</text:p>
          </table:table-cell>
          <table:table-cell table:formula="of:=[.B8]-273" office:value-type="float" office:value="83.88" calcext:value-type="float">
            <text:p>83.88</text:p>
          </table:table-cell>
          <table:table-cell table:number-columns-repeated="3"/>
          <table:table-cell table:formula="of:=['TempMap2.5D_exp'.C11]" office:value-type="float" office:value="81.93" calcext:value-type="float">
            <text:p>81.93</text:p>
          </table:table-cell>
          <table:table-cell table:formula="of:=['TempMap2.5D_exp'.C12]" office:value-type="float" office:value="81.7" calcext:value-type="float">
            <text:p>81.7</text:p>
          </table:table-cell>
          <table:table-cell table:formula="of:=['TempMap2.5D_exp'.C13]" office:value-type="float" office:value="81.76" calcext:value-type="float">
            <text:p>81.76</text:p>
          </table:table-cell>
          <table:table-cell table:formula="of:=['TempMap2.5D_exp'.C14]" office:value-type="float" office:value="80.75" calcext:value-type="float">
            <text:p>80.75</text:p>
          </table:table-cell>
          <table:covered-table-cell/>
          <table:table-cell table:formula="of:=['TempMap2.5D_exp'.C27]" office:value-type="float" office:value="89.08" calcext:value-type="float">
            <text:p>89.08</text:p>
          </table:table-cell>
          <table:table-cell table:formula="of:=['TempMap2.5D_exp'.C28]" office:value-type="float" office:value="100.9" calcext:value-type="float">
            <text:p>100.9</text:p>
          </table:table-cell>
          <table:table-cell table:formula="of:=['TempMap2.5D_exp'.C29]" office:value-type="float" office:value="101.61" calcext:value-type="float">
            <text:p>101.61</text:p>
          </table:table-cell>
          <table:table-cell table:formula="of:=['TempMap2.5D_exp'.C30]" office:value-type="float" office:value="91.17" calcext:value-type="float">
            <text:p>91.17</text:p>
          </table:table-cell>
          <table:covered-table-cell/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7.06" calcext:value-type="float">
            <text:p>357.06</text:p>
          </table:table-cell>
          <table:table-cell table:formula="of:=[.B9]-273" office:value-type="float" office:value="84.06" calcext:value-type="float">
            <text:p>84.06</text:p>
          </table:table-cell>
          <table:table-cell table:number-columns-repeated="3"/>
          <table:table-cell table:formula="of:=['TempMap2.5D_exp'.C7]" office:value-type="float" office:value="82.4" calcext:value-type="float">
            <text:p>82.4</text:p>
          </table:table-cell>
          <table:table-cell table:formula="of:=['TempMap2.5D_exp'.C8]" office:value-type="float" office:value="83.88" calcext:value-type="float">
            <text:p>83.88</text:p>
          </table:table-cell>
          <table:table-cell table:formula="of:=['TempMap2.5D_exp'.C9]" office:value-type="float" office:value="84.06" calcext:value-type="float">
            <text:p>84.06</text:p>
          </table:table-cell>
          <table:table-cell table:formula="of:=['TempMap2.5D_exp'.C10]" office:value-type="float" office:value="82.94" calcext:value-type="float">
            <text:p>82.94</text:p>
          </table:table-cell>
          <table:covered-table-cell/>
          <table:table-cell table:formula="of:=['TempMap2.5D_exp'.C23]" office:value-type="float" office:value="89.19" calcext:value-type="float">
            <text:p>89.19</text:p>
          </table:table-cell>
          <table:table-cell table:formula="of:=['TempMap2.5D_exp'.C24]" office:value-type="float" office:value="101" calcext:value-type="float">
            <text:p>101</text:p>
          </table:table-cell>
          <table:table-cell table:formula="of:=['TempMap2.5D_exp'.C25]" office:value-type="float" office:value="101.69" calcext:value-type="float">
            <text:p>101.69</text:p>
          </table:table-cell>
          <table:table-cell table:formula="of:=['TempMap2.5D_exp'.C26]" office:value-type="float" office:value="91.24" calcext:value-type="float">
            <text:p>91.24</text:p>
          </table:table-cell>
          <table:covered-table-cell/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55.94" calcext:value-type="float">
            <text:p>355.94</text:p>
          </table:table-cell>
          <table:table-cell table:formula="of:=[.B10]-273" office:value-type="float" office:value="82.94" calcext:value-type="float">
            <text:p>82.94</text:p>
          </table:table-cell>
          <table:table-cell table:number-columns-repeated="3"/>
          <table:table-cell table:formula="of:=['TempMap2.5D_exp'.C3]" office:value-type="float" office:value="79.61" calcext:value-type="float">
            <text:p>79.61</text:p>
          </table:table-cell>
          <table:table-cell table:formula="of:=['TempMap2.5D_exp'.C4]" office:value-type="float" office:value="82.42" calcext:value-type="float">
            <text:p>82.42</text:p>
          </table:table-cell>
          <table:table-cell table:formula="of:=['TempMap2.5D_exp'.C5]" office:value-type="float" office:value="82.68" calcext:value-type="float">
            <text:p>82.68</text:p>
          </table:table-cell>
          <table:table-cell table:formula="of:=['TempMap2.5D_exp'.C6]" office:value-type="float" office:value="81.64" calcext:value-type="float">
            <text:p>81.64</text:p>
          </table:table-cell>
          <table:covered-table-cell/>
          <table:table-cell table:formula="of:=['TempMap2.5D_exp'.C19]" office:value-type="float" office:value="83.39" calcext:value-type="float">
            <text:p>83.39</text:p>
          </table:table-cell>
          <table:table-cell table:formula="of:=['TempMap2.5D_exp'.C20]" office:value-type="float" office:value="89.76" calcext:value-type="float">
            <text:p>89.76</text:p>
          </table:table-cell>
          <table:table-cell table:formula="of:=['TempMap2.5D_exp'.C21]" office:value-type="float" office:value="89.94" calcext:value-type="float">
            <text:p>89.94</text:p>
          </table:table-cell>
          <table:table-cell table:formula="of:=['TempMap2.5D_exp'.C22]" office:value-type="float" office:value="84.21" calcext:value-type="float">
            <text:p>84.21</text:p>
          </table:table-cell>
          <table:covered-table-cell/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54.93" calcext:value-type="float">
            <text:p>354.93</text:p>
          </table:table-cell>
          <table:table-cell table:formula="of:=[.B11]-273" office:value-type="float" office:value="81.93" calcext:value-type="float">
            <text:p>81.93</text:p>
          </table:table-cell>
          <table:table-cell table:number-columns-repeated="7"/>
          <table:table-cell table:style-name="ce9" table:formula="of:=[.C37]" office:value-type="float" office:value="74.31" calcext:value-type="float" table:number-columns-spanned="5" table:number-rows-spanned="1">
            <text:p>74.31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54.7" calcext:value-type="float">
            <text:p>354.7</text:p>
          </table:table-cell>
          <table:table-cell table:formula="of:=[.B12]-273" office:value-type="float" office:value="81.7" calcext:value-type="float">
            <text:p>8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54.76" calcext:value-type="float">
            <text:p>354.76</text:p>
          </table:table-cell>
          <table:table-cell table:formula="of:=[.B13]-273" office:value-type="float" office:value="81.76" calcext:value-type="float">
            <text:p>81.76</text:p>
          </table:table-cell>
          <table:table-cell table:number-columns-repeated="7"/>
          <table:table-cell table:style-name="ce9" table:formula="of:=[.C78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80]" office:value-type="float" office:value="76.9" calcext:value-type="float" table:number-columns-spanned="1" table:number-rows-spanned="6">
            <text:p>76.9</text:p>
          </table:table-cell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53.75" calcext:value-type="float">
            <text:p>353.75</text:p>
          </table:table-cell>
          <table:table-cell table:formula="of:=[.B14]-273" office:value-type="float" office:value="80.75" calcext:value-type="float">
            <text:p>80.75</text:p>
          </table:table-cell>
          <table:table-cell table:number-columns-repeated="3"/>
          <table:table-cell table:style-name="ce9" table:formula="of:=[.C76]" office:value-type="float" office:value="82.9" calcext:value-type="float" table:number-columns-spanned="4" table:number-rows-spanned="4">
            <text:p>82.9</text:p>
          </table:table-cell>
          <table:covered-table-cell table:number-columns-repeated="3"/>
          <table:table-cell table:style-name="ce9" table:formula="of:=[.C77]" office:value-type="float" office:value="76.51" calcext:value-type="float" table:number-columns-spanned="1" table:number-rows-spanned="4">
            <text:p>76.51</text:p>
          </table:table-cell>
          <table:table-cell table:formula="of:=['TempMap2.5D_exp'.C72]" office:value-type="float" office:value="83.03" calcext:value-type="float">
            <text:p>83.03</text:p>
          </table:table-cell>
          <table:table-cell table:formula="of:=['TempMap2.5D_exp'.C73]" office:value-type="float" office:value="89.28" calcext:value-type="float">
            <text:p>89.28</text:p>
          </table:table-cell>
          <table:table-cell table:formula="of:=['TempMap2.5D_exp'.C74]" office:value-type="float" office:value="89.47" calcext:value-type="float">
            <text:p>89.47</text:p>
          </table:table-cell>
          <table:table-cell table:formula="of:=['TempMap2.5D_exp'.C75]" office:value-type="float" office:value="83.87" calcext:value-type="float">
            <text:p>83.87</text:p>
          </table:table-cell>
          <table:covered-table-cell/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51.6" calcext:value-type="float">
            <text:p>351.6</text:p>
          </table:table-cell>
          <table:table-cell table:formula="of:=[.B15]-273" office:value-type="float" office:value="78.6" calcext:value-type="float">
            <text:p>78.6</text:p>
          </table:table-cell>
          <table:table-cell table:number-columns-repeated="3"/>
          <table:covered-table-cell table:number-columns-repeated="5"/>
          <table:table-cell table:formula="of:=['TempMap2.5D_exp'.C68]" office:value-type="float" office:value="88.79" calcext:value-type="float">
            <text:p>88.79</text:p>
          </table:table-cell>
          <table:table-cell table:formula="of:=['TempMap2.5D_exp'.C69]" office:value-type="float" office:value="100.33" calcext:value-type="float">
            <text:p>100.33</text:p>
          </table:table-cell>
          <table:table-cell table:formula="of:=['TempMap2.5D_exp'.C70]" office:value-type="float" office:value="100.98" calcext:value-type="float">
            <text:p>100.98</text:p>
          </table:table-cell>
          <table:table-cell table:formula="of:=['TempMap2.5D_exp'.C71]" office:value-type="float" office:value="90.78" calcext:value-type="float">
            <text:p>90.78</text:p>
          </table:table-cell>
          <table:covered-table-cell/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52.47" calcext:value-type="float">
            <text:p>352.47</text:p>
          </table:table-cell>
          <table:table-cell table:formula="of:=[.B16]-273" office:value-type="float" office:value="79.47" calcext:value-type="float">
            <text:p>79.47</text:p>
          </table:table-cell>
          <table:table-cell table:number-columns-repeated="3"/>
          <table:covered-table-cell table:number-columns-repeated="5"/>
          <table:table-cell table:formula="of:=['TempMap2.5D_exp'.C64]" office:value-type="float" office:value="88.9" calcext:value-type="float">
            <text:p>88.9</text:p>
          </table:table-cell>
          <table:table-cell table:formula="of:=['TempMap2.5D_exp'.C65]" office:value-type="float" office:value="100.42" calcext:value-type="float">
            <text:p>100.42</text:p>
          </table:table-cell>
          <table:table-cell table:formula="of:=['TempMap2.5D_exp'.C66]" office:value-type="float" office:value="101.06" calcext:value-type="float">
            <text:p>101.06</text:p>
          </table:table-cell>
          <table:table-cell table:formula="of:=['TempMap2.5D_exp'.C67]" office:value-type="float" office:value="90.85" calcext:value-type="float">
            <text:p>90.85</text:p>
          </table:table-cell>
          <table:covered-table-cell/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52.52" calcext:value-type="float">
            <text:p>352.52</text:p>
          </table:table-cell>
          <table:table-cell table:formula="of:=[.B17]-273" office:value-type="float" office:value="79.52" calcext:value-type="float">
            <text:p>79.52</text:p>
          </table:table-cell>
          <table:table-cell table:number-columns-repeated="3"/>
          <table:covered-table-cell table:number-columns-repeated="5"/>
          <table:table-cell table:formula="of:=['TempMap2.5D_exp'.C60]" office:value-type="float" office:value="83.23" calcext:value-type="float">
            <text:p>83.23</text:p>
          </table:table-cell>
          <table:table-cell table:formula="of:=['TempMap2.5D_exp'.C61]" office:value-type="float" office:value="89.44" calcext:value-type="float">
            <text:p>89.44</text:p>
          </table:table-cell>
          <table:table-cell table:formula="of:=['TempMap2.5D_exp'.C62]" office:value-type="float" office:value="89.61" calcext:value-type="float">
            <text:p>89.61</text:p>
          </table:table-cell>
          <table:table-cell table:formula="of:=['TempMap2.5D_exp'.C63]" office:value-type="float" office:value="83.99" calcext:value-type="float">
            <text:p>83.99</text:p>
          </table:table-cell>
          <table:covered-table-cell/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51.68" calcext:value-type="float">
            <text:p>351.68</text:p>
          </table:table-cell>
          <table:table-cell table:formula="of:=[.B18]-273" office:value-type="float" office:value="78.68" calcext:value-type="float">
            <text:p>78.68</text:p>
          </table:table-cell>
          <table:table-cell table:number-columns-repeated="7"/>
          <table:table-cell table:style-name="ce9" table:formula="of:=[.C79]" office:value-type="float" office:value="74.31" calcext:value-type="float" table:number-columns-spanned="5" table:number-rows-spanned="1">
            <text:p>74.31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56.39" calcext:value-type="float">
            <text:p>356.39</text:p>
          </table:table-cell>
          <table:table-cell table:formula="of:=[.B19]-273" office:value-type="float" office:value="83.39" calcext:value-type="float">
            <text:p>83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62.76" calcext:value-type="float">
            <text:p>362.76</text:p>
          </table:table-cell>
          <table:table-cell table:formula="of:=[.B20]-273" office:value-type="float" office:value="89.76" calcext:value-type="float">
            <text:p>89.76</text:p>
          </table:table-cell>
          <table:table-cell table:number-columns-repeated="7"/>
          <table:table-cell table:style-name="ce9" table:formula="of:=[.C120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122]" office:value-type="float" office:value="76.75" calcext:value-type="float" table:number-columns-spanned="1" table:number-rows-spanned="6">
            <text:p>76.75</text:p>
          </table:table-cell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62.94" calcext:value-type="float">
            <text:p>362.94</text:p>
          </table:table-cell>
          <table:table-cell table:formula="of:=[.B21]-273" office:value-type="float" office:value="89.94" calcext:value-type="float">
            <text:p>89.94</text:p>
          </table:table-cell>
          <table:table-cell table:number-columns-repeated="3"/>
          <table:table-cell table:style-name="ce9" table:formula="of:=[.C118]" office:value-type="float" office:value="82.59" calcext:value-type="float" table:number-columns-spanned="4" table:number-rows-spanned="4">
            <text:p>82.59</text:p>
          </table:table-cell>
          <table:covered-table-cell table:number-columns-repeated="3"/>
          <table:table-cell table:style-name="ce9" table:formula="of:=[.C119]" office:value-type="float" office:value="76.5" calcext:value-type="float" table:number-columns-spanned="1" table:number-rows-spanned="4">
            <text:p>76.5</text:p>
          </table:table-cell>
          <table:table-cell table:formula="of:=['TempMap2.5D_exp'.C114]" office:value-type="float" office:value="82.73" calcext:value-type="float">
            <text:p>82.73</text:p>
          </table:table-cell>
          <table:table-cell table:formula="of:=['TempMap2.5D_exp'.C115]" office:value-type="float" office:value="88.7" calcext:value-type="float">
            <text:p>88.7</text:p>
          </table:table-cell>
          <table:table-cell table:formula="of:=['TempMap2.5D_exp'.C116]" office:value-type="float" office:value="88.85" calcext:value-type="float">
            <text:p>88.85</text:p>
          </table:table-cell>
          <table:table-cell table:formula="of:=['TempMap2.5D_exp'.C117]" office:value-type="float" office:value="83.47" calcext:value-type="float">
            <text:p>83.47</text:p>
          </table:table-cell>
          <table:covered-table-cell/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57.21" calcext:value-type="float">
            <text:p>357.21</text:p>
          </table:table-cell>
          <table:table-cell table:formula="of:=[.B22]-273" office:value-type="float" office:value="84.21" calcext:value-type="float">
            <text:p>84.21</text:p>
          </table:table-cell>
          <table:table-cell table:number-columns-repeated="3"/>
          <table:covered-table-cell table:number-columns-repeated="5"/>
          <table:table-cell table:formula="of:=['TempMap2.5D_exp'.C110]" office:value-type="float" office:value="88.25" calcext:value-type="float">
            <text:p>88.25</text:p>
          </table:table-cell>
          <table:table-cell table:formula="of:=['TempMap2.5D_exp'.C111]" office:value-type="float" office:value="99.26" calcext:value-type="float">
            <text:p>99.26</text:p>
          </table:table-cell>
          <table:table-cell table:formula="of:=['TempMap2.5D_exp'.C112]" office:value-type="float" office:value="99.85" calcext:value-type="float">
            <text:p>99.85</text:p>
          </table:table-cell>
          <table:table-cell table:formula="of:=['TempMap2.5D_exp'.C113]" office:value-type="float" office:value="90.08" calcext:value-type="float">
            <text:p>90.08</text:p>
          </table:table-cell>
          <table:covered-table-cell/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62.19" calcext:value-type="float">
            <text:p>362.19</text:p>
          </table:table-cell>
          <table:table-cell table:formula="of:=[.B23]-273" office:value-type="float" office:value="89.19" calcext:value-type="float">
            <text:p>89.19</text:p>
          </table:table-cell>
          <table:table-cell table:number-columns-repeated="3"/>
          <table:covered-table-cell table:number-columns-repeated="5"/>
          <table:table-cell table:formula="of:=['TempMap2.5D_exp'.C106]" office:value-type="float" office:value="88.36" calcext:value-type="float">
            <text:p>88.36</text:p>
          </table:table-cell>
          <table:table-cell table:formula="of:=['TempMap2.5D_exp'.C107]" office:value-type="float" office:value="99.35" calcext:value-type="float">
            <text:p>99.35</text:p>
          </table:table-cell>
          <table:table-cell table:formula="of:=['TempMap2.5D_exp'.C108]" office:value-type="float" office:value="99.93" calcext:value-type="float">
            <text:p>99.93</text:p>
          </table:table-cell>
          <table:table-cell table:formula="of:=['TempMap2.5D_exp'.C109]" office:value-type="float" office:value="90.15" calcext:value-type="float">
            <text:p>90.15</text:p>
          </table:table-cell>
          <table:covered-table-cell/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74" calcext:value-type="float">
            <text:p>374</text:p>
          </table:table-cell>
          <table:table-cell table:formula="of:=[.B24]-273" office:value-type="float" office:value="101" calcext:value-type="float">
            <text:p>101</text:p>
          </table:table-cell>
          <table:table-cell table:number-columns-repeated="3"/>
          <table:covered-table-cell table:number-columns-repeated="5"/>
          <table:table-cell table:formula="of:=['TempMap2.5D_exp'.C102]" office:value-type="float" office:value="82.92" calcext:value-type="float">
            <text:p>82.92</text:p>
          </table:table-cell>
          <table:table-cell table:formula="of:=['TempMap2.5D_exp'.C103]" office:value-type="float" office:value="88.86" calcext:value-type="float">
            <text:p>88.86</text:p>
          </table:table-cell>
          <table:table-cell table:formula="of:=['TempMap2.5D_exp'.C104]" office:value-type="float" office:value="88.99" calcext:value-type="float">
            <text:p>88.99</text:p>
          </table:table-cell>
          <table:table-cell table:formula="of:=['TempMap2.5D_exp'.C105]" office:value-type="float" office:value="83.59" calcext:value-type="float">
            <text:p>83.59</text:p>
          </table:table-cell>
          <table:covered-table-cell/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74.69" calcext:value-type="float">
            <text:p>374.69</text:p>
          </table:table-cell>
          <table:table-cell table:formula="of:=[.B25]-273" office:value-type="float" office:value="101.69" calcext:value-type="float">
            <text:p>101.69</text:p>
          </table:table-cell>
          <table:table-cell table:number-columns-repeated="7"/>
          <table:table-cell table:style-name="ce9" table:formula="of:=[.C121]" office:value-type="float" office:value="74.31" calcext:value-type="float" table:number-columns-spanned="5" table:number-rows-spanned="1">
            <text:p>74.31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64.24" calcext:value-type="float">
            <text:p>364.24</text:p>
          </table:table-cell>
          <table:table-cell table:formula="of:=[.B26]-273" office:value-type="float" office:value="91.24" calcext:value-type="float">
            <text:p>91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62.08" calcext:value-type="float">
            <text:p>362.08</text:p>
          </table:table-cell>
          <table:table-cell table:formula="of:=[.B27]-273" office:value-type="float" office:value="89.08" calcext:value-type="float">
            <text:p>89.08</text:p>
          </table:table-cell>
          <table:table-cell table:number-columns-repeated="7"/>
          <table:table-cell table:style-name="ce9" table:formula="of:=[.C162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164]" office:value-type="float" office:value="76.53" calcext:value-type="float" table:number-columns-spanned="1" table:number-rows-spanned="6">
            <text:p>76.53</text:p>
          </table:table-cell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73.9" calcext:value-type="float">
            <text:p>373.9</text:p>
          </table:table-cell>
          <table:table-cell table:formula="of:=[.B28]-273" office:value-type="float" office:value="100.9" calcext:value-type="float">
            <text:p>100.9</text:p>
          </table:table-cell>
          <table:table-cell table:number-columns-repeated="3"/>
          <table:table-cell table:style-name="ce9" table:formula="of:=[.C160]" office:value-type="float" office:value="82.28" calcext:value-type="float" table:number-columns-spanned="4" table:number-rows-spanned="4">
            <text:p>82.28</text:p>
          </table:table-cell>
          <table:covered-table-cell table:number-columns-repeated="3"/>
          <table:table-cell table:style-name="ce9" table:formula="of:=[.C161]" office:value-type="float" office:value="76.5" calcext:value-type="float" table:number-columns-spanned="1" table:number-rows-spanned="4">
            <text:p>76.5</text:p>
          </table:table-cell>
          <table:table-cell table:formula="of:=['TempMap2.5D_exp'.C156]" office:value-type="float" office:value="82.28" calcext:value-type="float">
            <text:p>82.28</text:p>
          </table:table-cell>
          <table:table-cell table:formula="of:=['TempMap2.5D_exp'.C157]" office:value-type="float" office:value="87.84" calcext:value-type="float">
            <text:p>87.84</text:p>
          </table:table-cell>
          <table:table-cell table:formula="of:=['TempMap2.5D_exp'.C158]" office:value-type="float" office:value="87.96" calcext:value-type="float">
            <text:p>87.96</text:p>
          </table:table-cell>
          <table:table-cell table:formula="of:=['TempMap2.5D_exp'.C159]" office:value-type="float" office:value="82.89" calcext:value-type="float">
            <text:p>82.89</text:p>
          </table:table-cell>
          <table:covered-table-cell/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74.61" calcext:value-type="float">
            <text:p>374.61</text:p>
          </table:table-cell>
          <table:table-cell table:formula="of:=[.B29]-273" office:value-type="float" office:value="101.61" calcext:value-type="float">
            <text:p>101.61</text:p>
          </table:table-cell>
          <table:table-cell table:number-columns-repeated="3"/>
          <table:covered-table-cell table:number-columns-repeated="5"/>
          <table:table-cell table:formula="of:=['TempMap2.5D_exp'.C152]" office:value-type="float" office:value="87.45" calcext:value-type="float">
            <text:p>87.45</text:p>
          </table:table-cell>
          <table:table-cell table:formula="of:=['TempMap2.5D_exp'.C153]" office:value-type="float" office:value="97.7" calcext:value-type="float">
            <text:p>97.7</text:p>
          </table:table-cell>
          <table:table-cell table:formula="of:=['TempMap2.5D_exp'.C154]" office:value-type="float" office:value="98.22" calcext:value-type="float">
            <text:p>98.22</text:p>
          </table:table-cell>
          <table:table-cell table:formula="of:=['TempMap2.5D_exp'.C155]" office:value-type="float" office:value="89.07" calcext:value-type="float">
            <text:p>89.07</text:p>
          </table:table-cell>
          <table:covered-table-cell/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64.17" calcext:value-type="float">
            <text:p>364.17</text:p>
          </table:table-cell>
          <table:table-cell table:formula="of:=[.B30]-273" office:value-type="float" office:value="91.17" calcext:value-type="float">
            <text:p>91.17</text:p>
          </table:table-cell>
          <table:table-cell table:number-columns-repeated="3"/>
          <table:covered-table-cell table:number-columns-repeated="5"/>
          <table:table-cell table:formula="of:=['TempMap2.5D_exp'.C148]" office:value-type="float" office:value="87.56" calcext:value-type="float">
            <text:p>87.56</text:p>
          </table:table-cell>
          <table:table-cell table:formula="of:=['TempMap2.5D_exp'.C149]" office:value-type="float" office:value="97.79" calcext:value-type="float">
            <text:p>97.79</text:p>
          </table:table-cell>
          <table:table-cell table:formula="of:=['TempMap2.5D_exp'.C150]" office:value-type="float" office:value="98.29" calcext:value-type="float">
            <text:p>98.29</text:p>
          </table:table-cell>
          <table:table-cell table:formula="of:=['TempMap2.5D_exp'.C151]" office:value-type="float" office:value="89.14" calcext:value-type="float">
            <text:p>89.14</text:p>
          </table:table-cell>
          <table:covered-table-cell/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56.2" calcext:value-type="float">
            <text:p>356.2</text:p>
          </table:table-cell>
          <table:table-cell table:formula="of:=[.B31]-273" office:value-type="float" office:value="83.2" calcext:value-type="float">
            <text:p>83.2</text:p>
          </table:table-cell>
          <table:table-cell table:number-columns-repeated="3"/>
          <table:covered-table-cell table:number-columns-repeated="5"/>
          <table:table-cell table:formula="of:=['TempMap2.5D_exp'.C144]" office:value-type="float" office:value="82.47" calcext:value-type="float">
            <text:p>82.47</text:p>
          </table:table-cell>
          <table:table-cell table:formula="of:=['TempMap2.5D_exp'.C145]" office:value-type="float" office:value="88" calcext:value-type="float">
            <text:p>88</text:p>
          </table:table-cell>
          <table:table-cell table:formula="of:=['TempMap2.5D_exp'.C146]" office:value-type="float" office:value="88.1" calcext:value-type="float">
            <text:p>88.1</text:p>
          </table:table-cell>
          <table:table-cell table:formula="of:=['TempMap2.5D_exp'.C147]" office:value-type="float" office:value="83.01" calcext:value-type="float">
            <text:p>83.01</text:p>
          </table:table-cell>
          <table:covered-table-cell/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62.59" calcext:value-type="float">
            <text:p>362.59</text:p>
          </table:table-cell>
          <table:table-cell table:formula="of:=[.B32]-273" office:value-type="float" office:value="89.59" calcext:value-type="float">
            <text:p>89.59</text:p>
          </table:table-cell>
          <table:table-cell table:number-columns-repeated="7"/>
          <table:table-cell table:style-name="ce9" table:formula="of:=[.C163]" office:value-type="float" office:value="74.31" calcext:value-type="float" table:number-columns-spanned="5" table:number-rows-spanned="1">
            <text:p>74.31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62.8" calcext:value-type="float">
            <text:p>362.8</text:p>
          </table:table-cell>
          <table:table-cell table:formula="of:=[.B33]-273" office:value-type="float" office:value="89.8" calcext:value-type="float">
            <text:p>8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57.09" calcext:value-type="float">
            <text:p>357.09</text:p>
          </table:table-cell>
          <table:table-cell table:formula="of:=[.B34]-273" office:value-type="float" office:value="84.09" calcext:value-type="float">
            <text:p>84.09</text:p>
          </table:table-cell>
          <table:table-cell table:number-columns-repeated="7"/>
          <table:table-cell table:style-name="ce9" table:formula="of:=[.C204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206]" office:value-type="float" office:value="76.25" calcext:value-type="float" table:number-columns-spanned="1" table:number-rows-spanned="6">
            <text:p>76.25</text:p>
          </table:table-cell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49.51" calcext:value-type="float">
            <text:p>349.51</text:p>
          </table:table-cell>
          <table:table-cell table:formula="of:=[.B35]-273" office:value-type="float" office:value="76.51" calcext:value-type="float">
            <text:p>76.51</text:p>
          </table:table-cell>
          <table:table-cell table:number-columns-repeated="3"/>
          <table:table-cell table:style-name="ce9" table:formula="of:=[.C202]" office:value-type="float" office:value="81.97" calcext:value-type="float" table:number-columns-spanned="4" table:number-rows-spanned="4">
            <text:p>81.97</text:p>
          </table:table-cell>
          <table:covered-table-cell table:number-columns-repeated="3"/>
          <table:table-cell table:style-name="ce9" table:formula="of:=[.C203]" office:value-type="float" office:value="76.49" calcext:value-type="float" table:number-columns-spanned="1" table:number-rows-spanned="4">
            <text:p>76.49</text:p>
          </table:table-cell>
          <table:table-cell table:formula="of:=['TempMap2.5D_exp'.C198]" office:value-type="float" office:value="81.68" calcext:value-type="float">
            <text:p>81.68</text:p>
          </table:table-cell>
          <table:table-cell table:formula="of:=['TempMap2.5D_exp'.C199]" office:value-type="float" office:value="86.7" calcext:value-type="float">
            <text:p>86.7</text:p>
          </table:table-cell>
          <table:table-cell table:formula="of:=['TempMap2.5D_exp'.C200]" office:value-type="float" office:value="86.78" calcext:value-type="float">
            <text:p>86.78</text:p>
          </table:table-cell>
          <table:table-cell table:formula="of:=['TempMap2.5D_exp'.C201]" office:value-type="float" office:value="82.13" calcext:value-type="float">
            <text:p>82.13</text:p>
          </table:table-cell>
          <table:covered-table-cell/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6.85" calcext:value-type="float">
            <text:p>346.85</text:p>
          </table:table-cell>
          <table:table-cell table:formula="of:=[.B36]-273" office:value-type="float" office:value="73.85" calcext:value-type="float">
            <text:p>73.85</text:p>
          </table:table-cell>
          <table:table-cell table:number-columns-repeated="3"/>
          <table:covered-table-cell table:number-columns-repeated="5"/>
          <table:table-cell table:formula="of:=['TempMap2.5D_exp'.C194]" office:value-type="float" office:value="86.4" calcext:value-type="float">
            <text:p>86.4</text:p>
          </table:table-cell>
          <table:table-cell table:formula="of:=['TempMap2.5D_exp'.C195]" office:value-type="float" office:value="95.64" calcext:value-type="float">
            <text:p>95.64</text:p>
          </table:table-cell>
          <table:table-cell table:formula="of:=['TempMap2.5D_exp'.C196]" office:value-type="float" office:value="96.06" calcext:value-type="float">
            <text:p>96.06</text:p>
          </table:table-cell>
          <table:table-cell table:formula="of:=['TempMap2.5D_exp'.C197]" office:value-type="float" office:value="87.75" calcext:value-type="float">
            <text:p>87.75</text:p>
          </table:table-cell>
          <table:covered-table-cell/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7.31" calcext:value-type="float">
            <text:p>347.31</text:p>
          </table:table-cell>
          <table:table-cell table:formula="of:=[.B37]-273" office:value-type="float" office:value="74.31" calcext:value-type="float">
            <text:p>74.31</text:p>
          </table:table-cell>
          <table:table-cell table:number-columns-repeated="3"/>
          <table:covered-table-cell table:number-columns-repeated="5"/>
          <table:table-cell table:formula="of:=['TempMap2.5D_exp'.C190]" office:value-type="float" office:value="86.5" calcext:value-type="float">
            <text:p>86.5</text:p>
          </table:table-cell>
          <table:table-cell table:formula="of:=['TempMap2.5D_exp'.C191]" office:value-type="float" office:value="95.73" calcext:value-type="float">
            <text:p>95.73</text:p>
          </table:table-cell>
          <table:table-cell table:formula="of:=['TempMap2.5D_exp'.C192]" office:value-type="float" office:value="96.13" calcext:value-type="float">
            <text:p>96.13</text:p>
          </table:table-cell>
          <table:table-cell table:formula="of:=['TempMap2.5D_exp'.C193]" office:value-type="float" office:value="87.81" calcext:value-type="float">
            <text:p>87.81</text:p>
          </table:table-cell>
          <table:covered-table-cell/>
        </table:table-row>
        <table:table-row table:style-name="ro1">
          <table:table-cell office:value-type="string" calcext:value-type="string">
            <text:p>layer_2_X4</text:p>
          </table:table-cell>
          <table:table-cell office:value-type="float" office:value="349.99" calcext:value-type="float">
            <text:p>349.99</text:p>
          </table:table-cell>
          <table:table-cell table:formula="of:=[.B38]-273" office:value-type="float" office:value="76.99" calcext:value-type="float">
            <text:p>76.99</text:p>
          </table:table-cell>
          <table:table-cell table:number-columns-repeated="3"/>
          <table:covered-table-cell table:number-columns-repeated="5"/>
          <table:table-cell table:formula="of:=['TempMap2.5D_exp'.C186]" office:value-type="float" office:value="81.88" calcext:value-type="float">
            <text:p>81.88</text:p>
          </table:table-cell>
          <table:table-cell table:formula="of:=['TempMap2.5D_exp'.C187]" office:value-type="float" office:value="86.86" calcext:value-type="float">
            <text:p>86.86</text:p>
          </table:table-cell>
          <table:table-cell table:formula="of:=['TempMap2.5D_exp'.C188]" office:value-type="float" office:value="86.91" calcext:value-type="float">
            <text:p>86.91</text:p>
          </table:table-cell>
          <table:table-cell table:formula="of:=['TempMap2.5D_exp'.C189]" office:value-type="float" office:value="82.25" calcext:value-type="float">
            <text:p>82.25</text:p>
          </table:table-cell>
          <table:covered-table-cell/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56.35" calcext:value-type="float">
            <text:p>356.35</text:p>
          </table:table-cell>
          <table:table-cell table:formula="of:=[.B39]-273" office:value-type="float" office:value="83.35" calcext:value-type="float">
            <text:p>83.35</text:p>
          </table:table-cell>
          <table:table-cell table:number-columns-repeated="7"/>
          <table:table-cell table:style-name="ce9" table:formula="of:=[.C205]" office:value-type="float" office:value="74.3" calcext:value-type="float" table:number-columns-spanned="5" table:number-rows-spanned="1">
            <text:p>74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62.69" calcext:value-type="float">
            <text:p>362.69</text:p>
          </table:table-cell>
          <table:table-cell table:formula="of:=[.B40]-273" office:value-type="float" office:value="89.69" calcext:value-type="float">
            <text:p>89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62.88" calcext:value-type="float">
            <text:p>362.88</text:p>
          </table:table-cell>
          <table:table-cell table:formula="of:=[.B41]-273" office:value-type="float" office:value="89.88" calcext:value-type="float">
            <text:p>89.88</text:p>
          </table:table-cell>
          <table:table-cell table:number-columns-repeated="7"/>
          <table:table-cell table:style-name="ce9" table:formula="of:=[.C246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248]" office:value-type="float" office:value="75.91" calcext:value-type="float" table:number-columns-spanned="1" table:number-rows-spanned="6">
            <text:p>75.91</text:p>
          </table:table-cell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57.15" calcext:value-type="float">
            <text:p>357.15</text:p>
          </table:table-cell>
          <table:table-cell table:formula="of:=[.B42]-273" office:value-type="float" office:value="84.15" calcext:value-type="float">
            <text:p>84.15</text:p>
          </table:table-cell>
          <table:table-cell table:number-columns-repeated="3"/>
          <table:table-cell table:style-name="ce9" table:formula="of:=[.C244]" office:value-type="float" office:value="81.67" calcext:value-type="float" table:number-columns-spanned="4" table:number-rows-spanned="4">
            <text:p>81.67</text:p>
          </table:table-cell>
          <table:covered-table-cell table:number-columns-repeated="3"/>
          <table:table-cell table:style-name="ce9" table:formula="of:=[.C245]" office:value-type="float" office:value="76.48" calcext:value-type="float" table:number-columns-spanned="1" table:number-rows-spanned="4">
            <text:p>76.48</text:p>
          </table:table-cell>
          <table:table-cell table:formula="of:=['TempMap2.5D_exp'.C240]" office:value-type="float" office:value="80.94" calcext:value-type="float">
            <text:p>80.94</text:p>
          </table:table-cell>
          <table:table-cell table:formula="of:=['TempMap2.5D_exp'.C241]" office:value-type="float" office:value="85.28" calcext:value-type="float">
            <text:p>85.28</text:p>
          </table:table-cell>
          <table:table-cell table:formula="of:=['TempMap2.5D_exp'.C242]" office:value-type="float" office:value="85.3" calcext:value-type="float">
            <text:p>85.3</text:p>
          </table:table-cell>
          <table:table-cell table:formula="of:=['TempMap2.5D_exp'.C243]" office:value-type="float" office:value="81.19" calcext:value-type="float">
            <text:p>81.19</text:p>
          </table:table-cell>
          <table:covered-table-cell/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62.15" calcext:value-type="float">
            <text:p>362.15</text:p>
          </table:table-cell>
          <table:table-cell table:formula="of:=[.B43]-273" office:value-type="float" office:value="89.15" calcext:value-type="float">
            <text:p>89.15</text:p>
          </table:table-cell>
          <table:table-cell table:number-columns-repeated="3"/>
          <table:covered-table-cell table:number-columns-repeated="5"/>
          <table:table-cell table:formula="of:=['TempMap2.5D_exp'.C236]" office:value-type="float" office:value="85.07" calcext:value-type="float">
            <text:p>85.07</text:p>
          </table:table-cell>
          <table:table-cell table:formula="of:=['TempMap2.5D_exp'.C237]" office:value-type="float" office:value="93.06" calcext:value-type="float">
            <text:p>93.06</text:p>
          </table:table-cell>
          <table:table-cell table:formula="of:=['TempMap2.5D_exp'.C238]" office:value-type="float" office:value="93.37" calcext:value-type="float">
            <text:p>93.37</text:p>
          </table:table-cell>
          <table:table-cell table:formula="of:=['TempMap2.5D_exp'.C239]" office:value-type="float" office:value="86.1" calcext:value-type="float">
            <text:p>86.1</text:p>
          </table:table-cell>
          <table:covered-table-cell/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73.94" calcext:value-type="float">
            <text:p>373.94</text:p>
          </table:table-cell>
          <table:table-cell table:formula="of:=[.B44]-273" office:value-type="float" office:value="100.94" calcext:value-type="float">
            <text:p>100.94</text:p>
          </table:table-cell>
          <table:table-cell table:number-columns-repeated="3"/>
          <table:covered-table-cell table:number-columns-repeated="5"/>
          <table:table-cell table:formula="of:=['TempMap2.5D_exp'.C232]" office:value-type="float" office:value="85.18" calcext:value-type="float">
            <text:p>85.18</text:p>
          </table:table-cell>
          <table:table-cell table:formula="of:=['TempMap2.5D_exp'.C233]" office:value-type="float" office:value="93.14" calcext:value-type="float">
            <text:p>93.14</text:p>
          </table:table-cell>
          <table:table-cell table:formula="of:=['TempMap2.5D_exp'.C234]" office:value-type="float" office:value="93.44" calcext:value-type="float">
            <text:p>93.44</text:p>
          </table:table-cell>
          <table:table-cell table:formula="of:=['TempMap2.5D_exp'.C235]" office:value-type="float" office:value="86.16" calcext:value-type="float">
            <text:p>86.16</text:p>
          </table:table-cell>
          <table:covered-table-cell/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74.63" calcext:value-type="float">
            <text:p>374.63</text:p>
          </table:table-cell>
          <table:table-cell table:formula="of:=[.B45]-273" office:value-type="float" office:value="101.63" calcext:value-type="float">
            <text:p>101.63</text:p>
          </table:table-cell>
          <table:table-cell table:number-columns-repeated="3"/>
          <table:covered-table-cell table:number-columns-repeated="5"/>
          <table:table-cell table:formula="of:=['TempMap2.5D_exp'.C228]" office:value-type="float" office:value="81.13" calcext:value-type="float">
            <text:p>81.13</text:p>
          </table:table-cell>
          <table:table-cell table:formula="of:=['TempMap2.5D_exp'.C229]" office:value-type="float" office:value="85.44" calcext:value-type="float">
            <text:p>85.44</text:p>
          </table:table-cell>
          <table:table-cell table:formula="of:=['TempMap2.5D_exp'.C230]" office:value-type="float" office:value="85.44" calcext:value-type="float">
            <text:p>85.44</text:p>
          </table:table-cell>
          <table:table-cell table:formula="of:=['TempMap2.5D_exp'.C231]" office:value-type="float" office:value="81.3" calcext:value-type="float">
            <text:p>81.3</text:p>
          </table:table-cell>
          <table:covered-table-cell/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64.18" calcext:value-type="float">
            <text:p>364.18</text:p>
          </table:table-cell>
          <table:table-cell table:formula="of:=[.B46]-273" office:value-type="float" office:value="91.18" calcext:value-type="float">
            <text:p>91.18</text:p>
          </table:table-cell>
          <table:table-cell table:number-columns-repeated="7"/>
          <table:table-cell table:style-name="ce9" table:formula="of:=[.C247]" office:value-type="float" office:value="74.3" calcext:value-type="float" table:number-columns-spanned="5" table:number-rows-spanned="1">
            <text:p>74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62.04" calcext:value-type="float">
            <text:p>362.04</text:p>
          </table:table-cell>
          <table:table-cell table:formula="of:=[.B47]-273" office:value-type="float" office:value="89.04" calcext:value-type="float">
            <text:p>89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73.85" calcext:value-type="float">
            <text:p>373.85</text:p>
          </table:table-cell>
          <table:table-cell table:formula="of:=[.B48]-273" office:value-type="float" office:value="100.85" calcext:value-type="float">
            <text:p>100.85</text:p>
          </table:table-cell>
          <table:table-cell table:number-columns-repeated="7"/>
          <table:table-cell table:style-name="ce9" table:formula="of:=[.C288]" office:value-type="float" office:value="73.85" calcext:value-type="float" table:number-columns-spanned="5" table:number-rows-spanned="1">
            <text:p>73.85</text:p>
          </table:table-cell>
          <table:covered-table-cell table:number-columns-repeated="4"/>
          <table:table-cell table:style-name="ce17" table:formula="of:=[.C290]" office:value-type="float" office:value="75.52" calcext:value-type="float" table:number-columns-spanned="1" table:number-rows-spanned="6">
            <text:p>75.52</text:p>
          </table:table-cell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74.55" calcext:value-type="float">
            <text:p>374.55</text:p>
          </table:table-cell>
          <table:table-cell table:formula="of:=[.B49]-273" office:value-type="float" office:value="101.55" calcext:value-type="float">
            <text:p>101.55</text:p>
          </table:table-cell>
          <table:table-cell table:number-columns-repeated="3"/>
          <table:table-cell table:style-name="ce9" table:formula="of:=[.C286]" office:value-type="float" office:value="81.36" calcext:value-type="float" table:number-columns-spanned="4" table:number-rows-spanned="4">
            <text:p>81.36</text:p>
          </table:table-cell>
          <table:covered-table-cell table:number-columns-repeated="3"/>
          <table:table-cell table:style-name="ce9" table:formula="of:=[.C287]" office:value-type="float" office:value="76.47" calcext:value-type="float" table:number-columns-spanned="1" table:number-rows-spanned="4">
            <text:p>76.47</text:p>
          </table:table-cell>
          <table:table-cell table:formula="of:=['TempMap2.5D_exp'.C282]" office:value-type="float" office:value="80.04" calcext:value-type="float">
            <text:p>80.04</text:p>
          </table:table-cell>
          <table:table-cell table:formula="of:=['TempMap2.5D_exp'.C283]" office:value-type="float" office:value="83.56" calcext:value-type="float">
            <text:p>83.56</text:p>
          </table:table-cell>
          <table:table-cell table:formula="of:=['TempMap2.5D_exp'.C284]" office:value-type="float" office:value="83.52" calcext:value-type="float">
            <text:p>83.52</text:p>
          </table:table-cell>
          <table:table-cell table:formula="of:=['TempMap2.5D_exp'.C285]" office:value-type="float" office:value="80.05" calcext:value-type="float">
            <text:p>80.05</text:p>
          </table:table-cell>
          <table:covered-table-cell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64.11" calcext:value-type="float">
            <text:p>364.11</text:p>
          </table:table-cell>
          <table:table-cell table:formula="of:=[.B50]-273" office:value-type="float" office:value="91.11" calcext:value-type="float">
            <text:p>91.11</text:p>
          </table:table-cell>
          <table:table-cell table:number-columns-repeated="3"/>
          <table:covered-table-cell table:number-columns-repeated="5"/>
          <table:table-cell table:formula="of:=['TempMap2.5D_exp'.C278]" office:value-type="float" office:value="83.47" calcext:value-type="float">
            <text:p>83.47</text:p>
          </table:table-cell>
          <table:table-cell table:formula="of:=['TempMap2.5D_exp'.C279]" office:value-type="float" office:value="89.93" calcext:value-type="float">
            <text:p>89.93</text:p>
          </table:table-cell>
          <table:table-cell table:formula="of:=['TempMap2.5D_exp'.C280]" office:value-type="float" office:value="90.12" calcext:value-type="float">
            <text:p>90.12</text:p>
          </table:table-cell>
          <table:table-cell table:formula="of:=['TempMap2.5D_exp'.C281]" office:value-type="float" office:value="84.12" calcext:value-type="float">
            <text:p>84.12</text:p>
          </table:table-cell>
          <table:covered-table-cell/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56.15" calcext:value-type="float">
            <text:p>356.15</text:p>
          </table:table-cell>
          <table:table-cell table:formula="of:=[.B51]-273" office:value-type="float" office:value="83.15" calcext:value-type="float">
            <text:p>83.15</text:p>
          </table:table-cell>
          <table:table-cell table:number-columns-repeated="3"/>
          <table:covered-table-cell table:number-columns-repeated="5"/>
          <table:table-cell table:formula="of:=['TempMap2.5D_exp'.C274]" office:value-type="float" office:value="83.57" calcext:value-type="float">
            <text:p>83.57</text:p>
          </table:table-cell>
          <table:table-cell table:formula="of:=['TempMap2.5D_exp'.C275]" office:value-type="float" office:value="90.02" calcext:value-type="float">
            <text:p>90.02</text:p>
          </table:table-cell>
          <table:table-cell table:formula="of:=['TempMap2.5D_exp'.C276]" office:value-type="float" office:value="90.2" calcext:value-type="float">
            <text:p>90.2</text:p>
          </table:table-cell>
          <table:table-cell table:formula="of:=['TempMap2.5D_exp'.C277]" office:value-type="float" office:value="84.18" calcext:value-type="float">
            <text:p>84.18</text:p>
          </table:table-cell>
          <table:covered-table-cell/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62.53" calcext:value-type="float">
            <text:p>362.53</text:p>
          </table:table-cell>
          <table:table-cell table:formula="of:=[.B52]-273" office:value-type="float" office:value="89.53" calcext:value-type="float">
            <text:p>89.53</text:p>
          </table:table-cell>
          <table:table-cell table:number-columns-repeated="3"/>
          <table:covered-table-cell table:number-columns-repeated="5"/>
          <table:table-cell table:formula="of:=['TempMap2.5D_exp'.C270]" office:value-type="float" office:value="80.23" calcext:value-type="float">
            <text:p>80.23</text:p>
          </table:table-cell>
          <table:table-cell table:formula="of:=['TempMap2.5D_exp'.C271]" office:value-type="float" office:value="83.72" calcext:value-type="float">
            <text:p>83.72</text:p>
          </table:table-cell>
          <table:table-cell table:formula="of:=['TempMap2.5D_exp'.C272]" office:value-type="float" office:value="83.66" calcext:value-type="float">
            <text:p>83.66</text:p>
          </table:table-cell>
          <table:table-cell table:formula="of:=['TempMap2.5D_exp'.C273]" office:value-type="float" office:value="80.17" calcext:value-type="float">
            <text:p>80.17</text:p>
          </table:table-cell>
          <table:covered-table-cell/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62.73" calcext:value-type="float">
            <text:p>362.73</text:p>
          </table:table-cell>
          <table:table-cell table:formula="of:=[.B53]-273" office:value-type="float" office:value="89.73" calcext:value-type="float">
            <text:p>89.73</text:p>
          </table:table-cell>
          <table:table-cell table:number-columns-repeated="7"/>
          <table:table-cell table:style-name="ce9" table:formula="of:=[.C289]" office:value-type="float" office:value="74.3" calcext:value-type="float" table:number-columns-spanned="5" table:number-rows-spanned="1">
            <text:p>74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57.03" calcext:value-type="float">
            <text:p>357.03</text:p>
          </table:table-cell>
          <table:table-cell table:formula="of:=[.B54]-273" office:value-type="float" office:value="84.03" calcext:value-type="float">
            <text:p>84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5.98" calcext:value-type="float">
            <text:p>355.98</text:p>
          </table:table-cell>
          <table:table-cell table:formula="of:=[.B55]-273" office:value-type="float" office:value="82.98" calcext:value-type="float">
            <text:p>82.98</text:p>
          </table:table-cell>
          <table:table-cell table:number-columns-repeated="7"/>
          <table:table-cell table:style-name="ce9" table:formula="of:=[.C330]" office:value-type="float" office:value="73.84" calcext:value-type="float" table:number-columns-spanned="5" table:number-rows-spanned="1">
            <text:p>73.84</text:p>
          </table:table-cell>
          <table:covered-table-cell table:number-columns-repeated="4"/>
          <table:table-cell table:style-name="ce17" table:formula="of:=[.C332]" office:value-type="float" office:value="75.07" calcext:value-type="float" table:number-columns-spanned="1" table:number-rows-spanned="6">
            <text:p>75.07</text:p>
          </table:table-cell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49.51" calcext:value-type="float">
            <text:p>349.51</text:p>
          </table:table-cell>
          <table:table-cell table:formula="of:=[.B56]-273" office:value-type="float" office:value="76.51" calcext:value-type="float">
            <text:p>76.51</text:p>
          </table:table-cell>
          <table:table-cell table:number-columns-repeated="3"/>
          <table:table-cell table:style-name="ce9" table:formula="of:=[.C328]" office:value-type="float" office:value="81.05" calcext:value-type="float" table:number-columns-spanned="4" table:number-rows-spanned="4">
            <text:p>81.05</text:p>
          </table:table-cell>
          <table:covered-table-cell table:number-columns-repeated="3"/>
          <table:table-cell table:style-name="ce9" table:formula="of:=[.C329]" office:value-type="float" office:value="76.45" calcext:value-type="float" table:number-columns-spanned="1" table:number-rows-spanned="4">
            <text:p>76.45</text:p>
          </table:table-cell>
          <table:table-cell table:formula="of:=['TempMap2.5D_exp'.C324]" office:value-type="float" office:value="78.98" calcext:value-type="float">
            <text:p>78.98</text:p>
          </table:table-cell>
          <table:table-cell table:formula="of:=['TempMap2.5D_exp'.C325]" office:value-type="float" office:value="81.54" calcext:value-type="float">
            <text:p>81.54</text:p>
          </table:table-cell>
          <table:table-cell table:formula="of:=['TempMap2.5D_exp'.C326]" office:value-type="float" office:value="81.43" calcext:value-type="float">
            <text:p>81.43</text:p>
          </table:table-cell>
          <table:table-cell table:formula="of:=['TempMap2.5D_exp'.C327]" office:value-type="float" office:value="78.72" calcext:value-type="float">
            <text:p>78.72</text:p>
          </table:table-cell>
          <table:covered-table-cell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6.85" calcext:value-type="float">
            <text:p>346.85</text:p>
          </table:table-cell>
          <table:table-cell table:formula="of:=[.B57]-273" office:value-type="float" office:value="73.85" calcext:value-type="float">
            <text:p>73.85</text:p>
          </table:table-cell>
          <table:table-cell table:number-columns-repeated="3"/>
          <table:covered-table-cell table:number-columns-repeated="5"/>
          <table:table-cell table:formula="of:=['TempMap2.5D_exp'.C320]" office:value-type="float" office:value="81.58" calcext:value-type="float">
            <text:p>81.58</text:p>
          </table:table-cell>
          <table:table-cell table:formula="of:=['TempMap2.5D_exp'.C321]" office:value-type="float" office:value="86.25" calcext:value-type="float">
            <text:p>86.25</text:p>
          </table:table-cell>
          <table:table-cell table:formula="of:=['TempMap2.5D_exp'.C322]" office:value-type="float" office:value="86.31" calcext:value-type="float">
            <text:p>86.31</text:p>
          </table:table-cell>
          <table:table-cell table:formula="of:=['TempMap2.5D_exp'.C323]" office:value-type="float" office:value="81.81" calcext:value-type="float">
            <text:p>81.81</text:p>
          </table:table-cell>
          <table:covered-table-cell/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7.31" calcext:value-type="float">
            <text:p>347.31</text:p>
          </table:table-cell>
          <table:table-cell table:formula="of:=[.B58]-273" office:value-type="float" office:value="74.31" calcext:value-type="float">
            <text:p>74.31</text:p>
          </table:table-cell>
          <table:table-cell table:number-columns-repeated="3"/>
          <table:covered-table-cell table:number-columns-repeated="5"/>
          <table:table-cell table:formula="of:=['TempMap2.5D_exp'.C316]" office:value-type="float" office:value="81.68" calcext:value-type="float">
            <text:p>81.68</text:p>
          </table:table-cell>
          <table:table-cell table:formula="of:=['TempMap2.5D_exp'.C317]" office:value-type="float" office:value="86.33" calcext:value-type="float">
            <text:p>86.33</text:p>
          </table:table-cell>
          <table:table-cell table:formula="of:=['TempMap2.5D_exp'.C318]" office:value-type="float" office:value="86.38" calcext:value-type="float">
            <text:p>86.38</text:p>
          </table:table-cell>
          <table:table-cell table:formula="of:=['TempMap2.5D_exp'.C319]" office:value-type="float" office:value="81.87" calcext:value-type="float">
            <text:p>81.87</text:p>
          </table:table-cell>
          <table:covered-table-cell/>
        </table:table-row>
        <table:table-row table:style-name="ro1">
          <table:table-cell office:value-type="string" calcext:value-type="string">
            <text:p>layer_3_X4</text:p>
          </table:table-cell>
          <table:table-cell office:value-type="float" office:value="349.95" calcext:value-type="float">
            <text:p>349.95</text:p>
          </table:table-cell>
          <table:table-cell table:formula="of:=[.B59]-273" office:value-type="float" office:value="76.95" calcext:value-type="float">
            <text:p>76.95</text:p>
          </table:table-cell>
          <table:table-cell table:number-columns-repeated="3"/>
          <table:covered-table-cell table:number-columns-repeated="5"/>
          <table:table-cell table:formula="of:=['TempMap2.5D_exp'.C312]" office:value-type="float" office:value="79.17" calcext:value-type="float">
            <text:p>79.17</text:p>
          </table:table-cell>
          <table:table-cell table:formula="of:=['TempMap2.5D_exp'.C313]" office:value-type="float" office:value="81.69" calcext:value-type="float">
            <text:p>81.69</text:p>
          </table:table-cell>
          <table:table-cell table:formula="of:=['TempMap2.5D_exp'.C314]" office:value-type="float" office:value="81.56" calcext:value-type="float">
            <text:p>81.56</text:p>
          </table:table-cell>
          <table:table-cell table:formula="of:=['TempMap2.5D_exp'.C315]" office:value-type="float" office:value="78.84" calcext:value-type="float">
            <text:p>78.84</text:p>
          </table:table-cell>
          <table:covered-table-cell/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56.23" calcext:value-type="float">
            <text:p>356.23</text:p>
          </table:table-cell>
          <table:table-cell table:formula="of:=[.B60]-273" office:value-type="float" office:value="83.23" calcext:value-type="float">
            <text:p>83.23</text:p>
          </table:table-cell>
          <table:table-cell table:number-columns-repeated="7"/>
          <table:table-cell table:style-name="ce9" table:formula="of:=[.C331]" office:value-type="float" office:value="74.3" calcext:value-type="float" table:number-columns-spanned="5" table:number-rows-spanned="1">
            <text:p>74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62.44" calcext:value-type="float">
            <text:p>362.44</text:p>
          </table:table-cell>
          <table:table-cell table:formula="of:=[.B61]-273" office:value-type="float" office:value="89.44" calcext:value-type="float">
            <text:p>89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62.61" calcext:value-type="float">
            <text:p>362.61</text:p>
          </table:table-cell>
          <table:table-cell table:formula="of:=[.B62]-273" office:value-type="float" office:value="89.61" calcext:value-type="float">
            <text:p>89.61</text:p>
          </table:table-cell>
          <table:table-cell table:number-columns-repeated="7"/>
          <table:table-cell table:style-name="ce9" table:formula="of:=[.C372]" office:value-type="float" office:value="73.84" calcext:value-type="float" table:number-columns-spanned="5" table:number-rows-spanned="1">
            <text:p>73.84</text:p>
          </table:table-cell>
          <table:covered-table-cell table:number-columns-repeated="4"/>
          <table:table-cell table:style-name="ce17" table:formula="of:=[.C374]" office:value-type="float" office:value="74.56" calcext:value-type="float" table:number-columns-spanned="1" table:number-rows-spanned="6">
            <text:p>74.56</text:p>
          </table:table-cell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56.99" calcext:value-type="float">
            <text:p>356.99</text:p>
          </table:table-cell>
          <table:table-cell table:formula="of:=[.B63]-273" office:value-type="float" office:value="83.99" calcext:value-type="float">
            <text:p>83.99</text:p>
          </table:table-cell>
          <table:table-cell table:number-columns-repeated="3"/>
          <table:table-cell table:style-name="ce9" table:formula="of:=[.C370]" office:value-type="float" office:value="80.75" calcext:value-type="float" table:number-columns-spanned="4" table:number-rows-spanned="4">
            <text:p>80.75</text:p>
          </table:table-cell>
          <table:covered-table-cell table:number-columns-repeated="3"/>
          <table:table-cell table:style-name="ce9" table:formula="of:=[.C371]" office:value-type="float" office:value="76.44" calcext:value-type="float" table:number-columns-spanned="1" table:number-rows-spanned="4">
            <text:p>76.44</text:p>
          </table:table-cell>
          <table:table-cell table:formula="of:=['TempMap2.5D_exp'.C366]" office:value-type="float" office:value="77.75" calcext:value-type="float">
            <text:p>77.75</text:p>
          </table:table-cell>
          <table:table-cell table:formula="of:=['TempMap2.5D_exp'.C367]" office:value-type="float" office:value="79.19" calcext:value-type="float">
            <text:p>79.19</text:p>
          </table:table-cell>
          <table:table-cell table:formula="of:=['TempMap2.5D_exp'.C368]" office:value-type="float" office:value="79.01" calcext:value-type="float">
            <text:p>79.01</text:p>
          </table:table-cell>
          <table:table-cell table:formula="of:=['TempMap2.5D_exp'.C369]" office:value-type="float" office:value="77.19" calcext:value-type="float">
            <text:p>77.19</text:p>
          </table:table-cell>
          <table:covered-table-cell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61.9" calcext:value-type="float">
            <text:p>361.9</text:p>
          </table:table-cell>
          <table:table-cell table:formula="of:=[.B64]-273" office:value-type="float" office:value="88.9" calcext:value-type="float">
            <text:p>88.9</text:p>
          </table:table-cell>
          <table:table-cell table:number-columns-repeated="3"/>
          <table:covered-table-cell table:number-columns-repeated="5"/>
          <table:table-cell table:formula="of:=['TempMap2.5D_exp'.C362]" office:value-type="float" office:value="79.39" calcext:value-type="float">
            <text:p>79.39</text:p>
          </table:table-cell>
          <table:table-cell table:formula="of:=['TempMap2.5D_exp'.C363]" office:value-type="float" office:value="81.98" calcext:value-type="float">
            <text:p>81.98</text:p>
          </table:table-cell>
          <table:table-cell table:formula="of:=['TempMap2.5D_exp'.C364]" office:value-type="float" office:value="81.9" calcext:value-type="float">
            <text:p>81.9</text:p>
          </table:table-cell>
          <table:table-cell table:formula="of:=['TempMap2.5D_exp'.C365]" office:value-type="float" office:value="79.14" calcext:value-type="float">
            <text:p>79.14</text:p>
          </table:table-cell>
          <table:covered-table-cell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73.42" calcext:value-type="float">
            <text:p>373.42</text:p>
          </table:table-cell>
          <table:table-cell table:formula="of:=[.B65]-273" office:value-type="float" office:value="100.42" calcext:value-type="float">
            <text:p>100.42</text:p>
          </table:table-cell>
          <table:table-cell table:number-columns-repeated="3"/>
          <table:covered-table-cell table:number-columns-repeated="5"/>
          <table:table-cell table:formula="of:=['TempMap2.5D_exp'.C358]" office:value-type="float" office:value="79.49" calcext:value-type="float">
            <text:p>79.49</text:p>
          </table:table-cell>
          <table:table-cell table:formula="of:=['TempMap2.5D_exp'.C359]" office:value-type="float" office:value="82.06" calcext:value-type="float">
            <text:p>82.06</text:p>
          </table:table-cell>
          <table:table-cell table:formula="of:=['TempMap2.5D_exp'.C360]" office:value-type="float" office:value="81.96" calcext:value-type="float">
            <text:p>81.96</text:p>
          </table:table-cell>
          <table:table-cell table:formula="of:=['TempMap2.5D_exp'.C361]" office:value-type="float" office:value="79.2" calcext:value-type="float">
            <text:p>79.2</text:p>
          </table:table-cell>
          <table:covered-table-cell/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74.06" calcext:value-type="float">
            <text:p>374.06</text:p>
          </table:table-cell>
          <table:table-cell table:formula="of:=[.B66]-273" office:value-type="float" office:value="101.06" calcext:value-type="float">
            <text:p>101.06</text:p>
          </table:table-cell>
          <table:table-cell table:number-columns-repeated="3"/>
          <table:covered-table-cell table:number-columns-repeated="5"/>
          <table:table-cell table:formula="of:=['TempMap2.5D_exp'.C354]" office:value-type="float" office:value="77.94" calcext:value-type="float">
            <text:p>77.94</text:p>
          </table:table-cell>
          <table:table-cell table:formula="of:=['TempMap2.5D_exp'.C355]" office:value-type="float" office:value="79.33" calcext:value-type="float">
            <text:p>79.33</text:p>
          </table:table-cell>
          <table:table-cell table:formula="of:=['TempMap2.5D_exp'.C356]" office:value-type="float" office:value="79.14" calcext:value-type="float">
            <text:p>79.14</text:p>
          </table:table-cell>
          <table:table-cell table:formula="of:=['TempMap2.5D_exp'.C357]" office:value-type="float" office:value="77.31" calcext:value-type="float">
            <text:p>77.31</text:p>
          </table:table-cell>
          <table:covered-table-cell/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63.85" calcext:value-type="float">
            <text:p>363.85</text:p>
          </table:table-cell>
          <table:table-cell table:formula="of:=[.B67]-273" office:value-type="float" office:value="90.85" calcext:value-type="float">
            <text:p>90.85</text:p>
          </table:table-cell>
          <table:table-cell table:number-columns-repeated="7"/>
          <table:table-cell table:style-name="ce9" table:formula="of:=[.C373]" office:value-type="float" office:value="74.29" calcext:value-type="float" table:number-columns-spanned="5" table:number-rows-spanned="1">
            <text:p>74.29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61.79" calcext:value-type="float">
            <text:p>361.79</text:p>
          </table:table-cell>
          <table:table-cell table:formula="of:=[.B68]-273" office:value-type="float" office:value="88.79" calcext:value-type="float">
            <text:p>88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73.33" calcext:value-type="float">
            <text:p>373.33</text:p>
          </table:table-cell>
          <table:table-cell table:formula="of:=[.B69]-273" office:value-type="float" office:value="100.33" calcext:value-type="float">
            <text:p>100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73.98" calcext:value-type="float">
            <text:p>373.98</text:p>
          </table:table-cell>
          <table:table-cell table:formula="of:=[.B70]-273" office:value-type="float" office:value="100.98" calcext:value-type="float">
            <text:p>100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63.78" calcext:value-type="float">
            <text:p>363.78</text:p>
          </table:table-cell>
          <table:table-cell table:formula="of:=[.B71]-273" office:value-type="float" office:value="90.78" calcext:value-type="float">
            <text:p>90.78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  <table:table-cell table:style-name="ce10" office:value-type="string" calcext:value-type="string" table:number-columns-spanned="1" table:number-rows-spanned="8">
            <text:p>Air X4</text:p>
          </table:table-cell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56.03" calcext:value-type="float">
            <text:p>356.03</text:p>
          </table:table-cell>
          <table:table-cell table:formula="of:=[.B72]-273" office:value-type="float" office:value="83.03" calcext:value-type="float">
            <text:p>83.03</text:p>
          </table:table-cell>
          <table:table-cell table:number-columns-repeated="3"/>
          <table:covered-table-cell table:number-columns-repeated="9" table:style-name="ce9"/>
          <table:covered-table-cell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62.28" calcext:value-type="float">
            <text:p>362.28</text:p>
          </table:table-cell>
          <table:table-cell table:formula="of:=[.B73]-273" office:value-type="float" office:value="89.28" calcext:value-type="float">
            <text:p>89.28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M13</text:p>
          </table:table-cell>
          <table:table-cell table:style-name="ce8" office:value-type="string" calcext:value-type="string">
            <text:p>M14</text:p>
          </table:table-cell>
          <table:table-cell table:style-name="ce8" office:value-type="string" calcext:value-type="string">
            <text:p>M15</text:p>
          </table:table-cell>
          <table:covered-table-cell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62.47" calcext:value-type="float">
            <text:p>362.47</text:p>
          </table:table-cell>
          <table:table-cell table:formula="of:=[.B74]-273" office:value-type="float" office:value="89.47" calcext:value-type="float">
            <text:p>89.47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8</text:p>
          </table:table-cell>
          <table:table-cell table:style-name="ce8" office:value-type="string" calcext:value-type="string">
            <text:p>M9</text:p>
          </table:table-cell>
          <table:table-cell table:style-name="ce8" office:value-type="string" calcext:value-type="string">
            <text:p>M10</text:p>
          </table:table-cell>
          <table:table-cell table:style-name="ce8" office:value-type="string" calcext:value-type="string">
            <text:p>M11</text:p>
          </table:table-cell>
          <table:covered-table-cell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56.87" calcext:value-type="float">
            <text:p>356.87</text:p>
          </table:table-cell>
          <table:table-cell table:formula="of:=[.B75]-273" office:value-type="float" office:value="83.87" calcext:value-type="float">
            <text:p>83.87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  <table:covered-table-cell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5.9" calcext:value-type="float">
            <text:p>355.9</text:p>
          </table:table-cell>
          <table:table-cell table:formula="of:=[.B76]-273" office:value-type="float" office:value="82.9" calcext:value-type="float">
            <text:p>82.9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0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covered-table-cell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49.51" calcext:value-type="float">
            <text:p>349.51</text:p>
          </table:table-cell>
          <table:table-cell table:formula="of:=[.B77]-273" office:value-type="float" office:value="76.51" calcext:value-type="float">
            <text:p>76.51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  <table:covered-table-cell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6.85" calcext:value-type="float">
            <text:p>346.85</text:p>
          </table:table-cell>
          <table:table-cell table:formula="of:=[.B78]-273" office:value-type="float" office:value="73.85" calcext:value-type="float">
            <text:p>73.85</text:p>
          </table:table-cell>
          <table:table-cell table:number-columns-repeated="3"/>
          <table:covered-table-cell table:number-columns-repeated="9" table:style-name="ce9"/>
          <table:covered-table-cell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7.31" calcext:value-type="float">
            <text:p>347.31</text:p>
          </table:table-cell>
          <table:table-cell table:formula="of:=[.B79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4_X4</text:p>
          </table:table-cell>
          <table:table-cell office:value-type="float" office:value="349.9" calcext:value-type="float">
            <text:p>349.9</text:p>
          </table:table-cell>
          <table:table-cell table:formula="of:=[.B80]-273" office:value-type="float" office:value="76.9" calcext:value-type="float">
            <text:p>76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56.16" calcext:value-type="float">
            <text:p>356.16</text:p>
          </table:table-cell>
          <table:table-cell table:formula="of:=[.B81]-273" office:value-type="float" office:value="83.16" calcext:value-type="float">
            <text:p>83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62.33" calcext:value-type="float">
            <text:p>362.33</text:p>
          </table:table-cell>
          <table:table-cell table:formula="of:=[.B82]-273" office:value-type="float" office:value="89.33" calcext:value-type="float">
            <text:p>89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62.49" calcext:value-type="float">
            <text:p>362.49</text:p>
          </table:table-cell>
          <table:table-cell table:formula="of:=[.B83]-273" office:value-type="float" office:value="89.49" calcext:value-type="float">
            <text:p>89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56.89" calcext:value-type="float">
            <text:p>356.89</text:p>
          </table:table-cell>
          <table:table-cell table:formula="of:=[.B84]-273" office:value-type="float" office:value="83.89" calcext:value-type="float">
            <text:p>83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61.82" calcext:value-type="float">
            <text:p>361.82</text:p>
          </table:table-cell>
          <table:table-cell table:formula="of:=[.B85]-273" office:value-type="float" office:value="88.82" calcext:value-type="float">
            <text:p>88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73.32" calcext:value-type="float">
            <text:p>373.32</text:p>
          </table:table-cell>
          <table:table-cell table:formula="of:=[.B86]-273" office:value-type="float" office:value="100.32" calcext:value-type="float">
            <text:p>100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73.96" calcext:value-type="float">
            <text:p>373.96</text:p>
          </table:table-cell>
          <table:table-cell table:formula="of:=[.B87]-273" office:value-type="float" office:value="100.96" calcext:value-type="float">
            <text:p>100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63.74" calcext:value-type="float">
            <text:p>363.74</text:p>
          </table:table-cell>
          <table:table-cell table:formula="of:=[.B88]-273" office:value-type="float" office:value="90.74" calcext:value-type="float">
            <text:p>9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61.72" calcext:value-type="float">
            <text:p>361.72</text:p>
          </table:table-cell>
          <table:table-cell table:formula="of:=[.B89]-273" office:value-type="float" office:value="88.72" calcext:value-type="float">
            <text:p>88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73.22" calcext:value-type="float">
            <text:p>373.22</text:p>
          </table:table-cell>
          <table:table-cell table:formula="of:=[.B90]-273" office:value-type="float" office:value="100.22" calcext:value-type="float">
            <text:p>10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73.88" calcext:value-type="float">
            <text:p>373.88</text:p>
          </table:table-cell>
          <table:table-cell table:formula="of:=[.B91]-273" office:value-type="float" office:value="100.88" calcext:value-type="float">
            <text:p>100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63.67" calcext:value-type="float">
            <text:p>363.67</text:p>
          </table:table-cell>
          <table:table-cell table:formula="of:=[.B92]-273" office:value-type="float" office:value="90.67" calcext:value-type="float">
            <text:p>90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55.96" calcext:value-type="float">
            <text:p>355.96</text:p>
          </table:table-cell>
          <table:table-cell table:formula="of:=[.B93]-273" office:value-type="float" office:value="82.96" calcext:value-type="float">
            <text:p>82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62.17" calcext:value-type="float">
            <text:p>362.17</text:p>
          </table:table-cell>
          <table:table-cell table:formula="of:=[.B94]-273" office:value-type="float" office:value="89.17" calcext:value-type="float">
            <text:p>89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62.35" calcext:value-type="float">
            <text:p>362.35</text:p>
          </table:table-cell>
          <table:table-cell table:formula="of:=[.B95]-273" office:value-type="float" office:value="89.35" calcext:value-type="float">
            <text:p>89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56.77" calcext:value-type="float">
            <text:p>356.77</text:p>
          </table:table-cell>
          <table:table-cell table:formula="of:=[.B96]-273" office:value-type="float" office:value="83.77" calcext:value-type="float">
            <text:p>83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5.68" calcext:value-type="float">
            <text:p>355.68</text:p>
          </table:table-cell>
          <table:table-cell table:formula="of:=[.B97]-273" office:value-type="float" office:value="82.68" calcext:value-type="float">
            <text:p>82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9.5" calcext:value-type="float">
            <text:p>349.5</text:p>
          </table:table-cell>
          <table:table-cell table:formula="of:=[.B98]-273" office:value-type="float" office:value="76.5" calcext:value-type="float">
            <text:p>7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6.85" calcext:value-type="float">
            <text:p>346.85</text:p>
          </table:table-cell>
          <table:table-cell table:formula="of:=[.B99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7.31" calcext:value-type="float">
            <text:p>347.31</text:p>
          </table:table-cell>
          <table:table-cell table:formula="of:=[.B100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5_X4</text:p>
          </table:table-cell>
          <table:table-cell office:value-type="float" office:value="349.83" calcext:value-type="float">
            <text:p>349.83</text:p>
          </table:table-cell>
          <table:table-cell table:formula="of:=[.B101]-273" office:value-type="float" office:value="76.83" calcext:value-type="float">
            <text:p>76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55.92" calcext:value-type="float">
            <text:p>355.92</text:p>
          </table:table-cell>
          <table:table-cell table:formula="of:=[.B102]-273" office:value-type="float" office:value="82.92" calcext:value-type="float">
            <text:p>82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61.86" calcext:value-type="float">
            <text:p>361.86</text:p>
          </table:table-cell>
          <table:table-cell table:formula="of:=[.B103]-273" office:value-type="float" office:value="88.86" calcext:value-type="float">
            <text:p>88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61.99" calcext:value-type="float">
            <text:p>361.99</text:p>
          </table:table-cell>
          <table:table-cell table:formula="of:=[.B104]-273" office:value-type="float" office:value="88.99" calcext:value-type="float">
            <text:p>88.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56.59" calcext:value-type="float">
            <text:p>356.59</text:p>
          </table:table-cell>
          <table:table-cell table:formula="of:=[.B105]-273" office:value-type="float" office:value="83.59" calcext:value-type="float">
            <text:p>83.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61.36" calcext:value-type="float">
            <text:p>361.36</text:p>
          </table:table-cell>
          <table:table-cell table:formula="of:=[.B106]-273" office:value-type="float" office:value="88.36" calcext:value-type="float">
            <text:p>88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72.35" calcext:value-type="float">
            <text:p>372.35</text:p>
          </table:table-cell>
          <table:table-cell table:formula="of:=[.B107]-273" office:value-type="float" office:value="99.35" calcext:value-type="float">
            <text:p>99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72.93" calcext:value-type="float">
            <text:p>372.93</text:p>
          </table:table-cell>
          <table:table-cell table:formula="of:=[.B108]-273" office:value-type="float" office:value="99.93" calcext:value-type="float">
            <text:p>99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63.15" calcext:value-type="float">
            <text:p>363.15</text:p>
          </table:table-cell>
          <table:table-cell table:formula="of:=[.B109]-273" office:value-type="float" office:value="90.15" calcext:value-type="float">
            <text:p>90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61.25" calcext:value-type="float">
            <text:p>361.25</text:p>
          </table:table-cell>
          <table:table-cell table:formula="of:=[.B110]-273" office:value-type="float" office:value="88.25" calcext:value-type="float">
            <text:p>88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72.26" calcext:value-type="float">
            <text:p>372.26</text:p>
          </table:table-cell>
          <table:table-cell table:formula="of:=[.B111]-273" office:value-type="float" office:value="99.26" calcext:value-type="float">
            <text:p>99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72.85" calcext:value-type="float">
            <text:p>372.85</text:p>
          </table:table-cell>
          <table:table-cell table:formula="of:=[.B112]-273" office:value-type="float" office:value="99.85" calcext:value-type="float">
            <text:p>99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63.08" calcext:value-type="float">
            <text:p>363.08</text:p>
          </table:table-cell>
          <table:table-cell table:formula="of:=[.B113]-273" office:value-type="float" office:value="90.08" calcext:value-type="float">
            <text:p>90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55.73" calcext:value-type="float">
            <text:p>355.73</text:p>
          </table:table-cell>
          <table:table-cell table:formula="of:=[.B114]-273" office:value-type="float" office:value="82.73" calcext:value-type="float">
            <text:p>82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61.7" calcext:value-type="float">
            <text:p>361.7</text:p>
          </table:table-cell>
          <table:table-cell table:formula="of:=[.B115]-273" office:value-type="float" office:value="88.7" calcext:value-type="float">
            <text:p>8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61.85" calcext:value-type="float">
            <text:p>361.85</text:p>
          </table:table-cell>
          <table:table-cell table:formula="of:=[.B116]-273" office:value-type="float" office:value="88.85" calcext:value-type="float">
            <text:p>88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56.47" calcext:value-type="float">
            <text:p>356.47</text:p>
          </table:table-cell>
          <table:table-cell table:formula="of:=[.B117]-273" office:value-type="float" office:value="83.47" calcext:value-type="float">
            <text:p>83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5.59" calcext:value-type="float">
            <text:p>355.59</text:p>
          </table:table-cell>
          <table:table-cell table:formula="of:=[.B118]-273" office:value-type="float" office:value="82.59" calcext:value-type="float">
            <text:p>82.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9.5" calcext:value-type="float">
            <text:p>349.5</text:p>
          </table:table-cell>
          <table:table-cell table:formula="of:=[.B119]-273" office:value-type="float" office:value="76.5" calcext:value-type="float">
            <text:p>7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6.85" calcext:value-type="float">
            <text:p>346.85</text:p>
          </table:table-cell>
          <table:table-cell table:formula="of:=[.B120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7.31" calcext:value-type="float">
            <text:p>347.31</text:p>
          </table:table-cell>
          <table:table-cell table:formula="of:=[.B121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6_X4</text:p>
          </table:table-cell>
          <table:table-cell office:value-type="float" office:value="349.75" calcext:value-type="float">
            <text:p>349.75</text:p>
          </table:table-cell>
          <table:table-cell table:formula="of:=[.B122]-273" office:value-type="float" office:value="76.75" calcext:value-type="float">
            <text:p>7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55.82" calcext:value-type="float">
            <text:p>355.82</text:p>
          </table:table-cell>
          <table:table-cell table:formula="of:=[.B123]-273" office:value-type="float" office:value="82.82" calcext:value-type="float">
            <text:p>82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61.7" calcext:value-type="float">
            <text:p>361.7</text:p>
          </table:table-cell>
          <table:table-cell table:formula="of:=[.B124]-273" office:value-type="float" office:value="88.7" calcext:value-type="float">
            <text:p>8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61.83" calcext:value-type="float">
            <text:p>361.83</text:p>
          </table:table-cell>
          <table:table-cell table:formula="of:=[.B125]-273" office:value-type="float" office:value="88.83" calcext:value-type="float">
            <text:p>88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56.44" calcext:value-type="float">
            <text:p>356.44</text:p>
          </table:table-cell>
          <table:table-cell table:formula="of:=[.B126]-273" office:value-type="float" office:value="83.44" calcext:value-type="float">
            <text:p>83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61.25" calcext:value-type="float">
            <text:p>361.25</text:p>
          </table:table-cell>
          <table:table-cell table:formula="of:=[.B127]-273" office:value-type="float" office:value="88.25" calcext:value-type="float">
            <text:p>88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72.21" calcext:value-type="float">
            <text:p>372.21</text:p>
          </table:table-cell>
          <table:table-cell table:formula="of:=[.B128]-273" office:value-type="float" office:value="99.21" calcext:value-type="float">
            <text:p>99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72.78" calcext:value-type="float">
            <text:p>372.78</text:p>
          </table:table-cell>
          <table:table-cell table:formula="of:=[.B129]-273" office:value-type="float" office:value="99.78" calcext:value-type="float">
            <text:p>99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62.99" calcext:value-type="float">
            <text:p>362.99</text:p>
          </table:table-cell>
          <table:table-cell table:formula="of:=[.B130]-273" office:value-type="float" office:value="89.99" calcext:value-type="float">
            <text:p>89.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61.14" calcext:value-type="float">
            <text:p>361.14</text:p>
          </table:table-cell>
          <table:table-cell table:formula="of:=[.B131]-273" office:value-type="float" office:value="88.14" calcext:value-type="float">
            <text:p>88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72.11" calcext:value-type="float">
            <text:p>372.11</text:p>
          </table:table-cell>
          <table:table-cell table:formula="of:=[.B132]-273" office:value-type="float" office:value="99.11" calcext:value-type="float">
            <text:p>99.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72.7" calcext:value-type="float">
            <text:p>372.7</text:p>
          </table:table-cell>
          <table:table-cell table:formula="of:=[.B133]-273" office:value-type="float" office:value="99.7" calcext:value-type="float">
            <text:p>9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62.92" calcext:value-type="float">
            <text:p>362.92</text:p>
          </table:table-cell>
          <table:table-cell table:formula="of:=[.B134]-273" office:value-type="float" office:value="89.92" calcext:value-type="float">
            <text:p>89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55.63" calcext:value-type="float">
            <text:p>355.63</text:p>
          </table:table-cell>
          <table:table-cell table:formula="of:=[.B135]-273" office:value-type="float" office:value="82.63" calcext:value-type="float">
            <text:p>82.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61.54" calcext:value-type="float">
            <text:p>361.54</text:p>
          </table:table-cell>
          <table:table-cell table:formula="of:=[.B136]-273" office:value-type="float" office:value="88.54" calcext:value-type="float">
            <text:p>88.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61.69" calcext:value-type="float">
            <text:p>361.69</text:p>
          </table:table-cell>
          <table:table-cell table:formula="of:=[.B137]-273" office:value-type="float" office:value="88.69" calcext:value-type="float">
            <text:p>88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56.32" calcext:value-type="float">
            <text:p>356.32</text:p>
          </table:table-cell>
          <table:table-cell table:formula="of:=[.B138]-273" office:value-type="float" office:value="83.32" calcext:value-type="float">
            <text:p>83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5.37" calcext:value-type="float">
            <text:p>355.37</text:p>
          </table:table-cell>
          <table:table-cell table:formula="of:=[.B139]-273" office:value-type="float" office:value="82.37" calcext:value-type="float">
            <text:p>82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9.5" calcext:value-type="float">
            <text:p>349.5</text:p>
          </table:table-cell>
          <table:table-cell table:formula="of:=[.B140]-273" office:value-type="float" office:value="76.5" calcext:value-type="float">
            <text:p>7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6.85" calcext:value-type="float">
            <text:p>346.85</text:p>
          </table:table-cell>
          <table:table-cell table:formula="of:=[.B141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7.31" calcext:value-type="float">
            <text:p>347.31</text:p>
          </table:table-cell>
          <table:table-cell table:formula="of:=[.B142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7_X4</text:p>
          </table:table-cell>
          <table:table-cell office:value-type="float" office:value="349.65" calcext:value-type="float">
            <text:p>349.65</text:p>
          </table:table-cell>
          <table:table-cell table:formula="of:=[.B143]-273" office:value-type="float" office:value="76.65" calcext:value-type="float">
            <text:p>76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55.47" calcext:value-type="float">
            <text:p>355.47</text:p>
          </table:table-cell>
          <table:table-cell table:formula="of:=[.B144]-273" office:value-type="float" office:value="82.47" calcext:value-type="float">
            <text:p>82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61" calcext:value-type="float">
            <text:p>361</text:p>
          </table:table-cell>
          <table:table-cell table:formula="of:=[.B145]-273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61.1" calcext:value-type="float">
            <text:p>361.1</text:p>
          </table:table-cell>
          <table:table-cell table:formula="of:=[.B146]-273" office:value-type="float" office:value="88.1" calcext:value-type="float">
            <text:p>8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56.01" calcext:value-type="float">
            <text:p>356.01</text:p>
          </table:table-cell>
          <table:table-cell table:formula="of:=[.B147]-273" office:value-type="float" office:value="83.01" calcext:value-type="float">
            <text:p>83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60.56" calcext:value-type="float">
            <text:p>360.56</text:p>
          </table:table-cell>
          <table:table-cell table:formula="of:=[.B148]-273" office:value-type="float" office:value="87.56" calcext:value-type="float">
            <text:p>87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70.79" calcext:value-type="float">
            <text:p>370.79</text:p>
          </table:table-cell>
          <table:table-cell table:formula="of:=[.B149]-273" office:value-type="float" office:value="97.79" calcext:value-type="float">
            <text:p>97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71.29" calcext:value-type="float">
            <text:p>371.29</text:p>
          </table:table-cell>
          <table:table-cell table:formula="of:=[.B150]-273" office:value-type="float" office:value="98.29" calcext:value-type="float">
            <text:p>98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62.14" calcext:value-type="float">
            <text:p>362.14</text:p>
          </table:table-cell>
          <table:table-cell table:formula="of:=[.B151]-273" office:value-type="float" office:value="89.14" calcext:value-type="float">
            <text:p>89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60.45" calcext:value-type="float">
            <text:p>360.45</text:p>
          </table:table-cell>
          <table:table-cell table:formula="of:=[.B152]-273" office:value-type="float" office:value="87.45" calcext:value-type="float">
            <text:p>87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70.7" calcext:value-type="float">
            <text:p>370.7</text:p>
          </table:table-cell>
          <table:table-cell table:formula="of:=[.B153]-273" office:value-type="float" office:value="97.7" calcext:value-type="float">
            <text:p>9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71.22" calcext:value-type="float">
            <text:p>371.22</text:p>
          </table:table-cell>
          <table:table-cell table:formula="of:=[.B154]-273" office:value-type="float" office:value="98.22" calcext:value-type="float">
            <text:p>98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62.07" calcext:value-type="float">
            <text:p>362.07</text:p>
          </table:table-cell>
          <table:table-cell table:formula="of:=[.B155]-273" office:value-type="float" office:value="89.07" calcext:value-type="float">
            <text:p>89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55.28" calcext:value-type="float">
            <text:p>355.28</text:p>
          </table:table-cell>
          <table:table-cell table:formula="of:=[.B156]-273" office:value-type="float" office:value="82.28" calcext:value-type="float">
            <text:p>82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60.84" calcext:value-type="float">
            <text:p>360.84</text:p>
          </table:table-cell>
          <table:table-cell table:formula="of:=[.B157]-273" office:value-type="float" office:value="87.84" calcext:value-type="float">
            <text:p>87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60.96" calcext:value-type="float">
            <text:p>360.96</text:p>
          </table:table-cell>
          <table:table-cell table:formula="of:=[.B158]-273" office:value-type="float" office:value="87.96" calcext:value-type="float">
            <text:p>87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55.89" calcext:value-type="float">
            <text:p>355.89</text:p>
          </table:table-cell>
          <table:table-cell table:formula="of:=[.B159]-273" office:value-type="float" office:value="82.89" calcext:value-type="float">
            <text:p>82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5.28" calcext:value-type="float">
            <text:p>355.28</text:p>
          </table:table-cell>
          <table:table-cell table:formula="of:=[.B160]-273" office:value-type="float" office:value="82.28" calcext:value-type="float">
            <text:p>82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9.5" calcext:value-type="float">
            <text:p>349.5</text:p>
          </table:table-cell>
          <table:table-cell table:formula="of:=[.B161]-273" office:value-type="float" office:value="76.5" calcext:value-type="float">
            <text:p>7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6.85" calcext:value-type="float">
            <text:p>346.85</text:p>
          </table:table-cell>
          <table:table-cell table:formula="of:=[.B162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7.31" calcext:value-type="float">
            <text:p>347.31</text:p>
          </table:table-cell>
          <table:table-cell table:formula="of:=[.B163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8_X4</text:p>
          </table:table-cell>
          <table:table-cell office:value-type="float" office:value="349.53" calcext:value-type="float">
            <text:p>349.53</text:p>
          </table:table-cell>
          <table:table-cell table:formula="of:=[.B164]-273" office:value-type="float" office:value="76.53" calcext:value-type="float">
            <text:p>7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55.34" calcext:value-type="float">
            <text:p>355.34</text:p>
          </table:table-cell>
          <table:table-cell table:formula="of:=[.B165]-273" office:value-type="float" office:value="82.34" calcext:value-type="float">
            <text:p>82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60.79" calcext:value-type="float">
            <text:p>360.79</text:p>
          </table:table-cell>
          <table:table-cell table:formula="of:=[.B166]-273" office:value-type="float" office:value="87.79" calcext:value-type="float">
            <text:p>87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60.89" calcext:value-type="float">
            <text:p>360.89</text:p>
          </table:table-cell>
          <table:table-cell table:formula="of:=[.B167]-273" office:value-type="float" office:value="87.89" calcext:value-type="float">
            <text:p>87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55.82" calcext:value-type="float">
            <text:p>355.82</text:p>
          </table:table-cell>
          <table:table-cell table:formula="of:=[.B168]-273" office:value-type="float" office:value="82.82" calcext:value-type="float">
            <text:p>82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60.42" calcext:value-type="float">
            <text:p>360.42</text:p>
          </table:table-cell>
          <table:table-cell table:formula="of:=[.B169]-273" office:value-type="float" office:value="87.42" calcext:value-type="float">
            <text:p>87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70.6" calcext:value-type="float">
            <text:p>370.6</text:p>
          </table:table-cell>
          <table:table-cell table:formula="of:=[.B170]-273" office:value-type="float" office:value="97.6" calcext:value-type="float">
            <text:p>9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71.1" calcext:value-type="float">
            <text:p>371.1</text:p>
          </table:table-cell>
          <table:table-cell table:formula="of:=[.B171]-273" office:value-type="float" office:value="98.1" calcext:value-type="float">
            <text:p>9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61.93" calcext:value-type="float">
            <text:p>361.93</text:p>
          </table:table-cell>
          <table:table-cell table:formula="of:=[.B172]-273" office:value-type="float" office:value="88.93" calcext:value-type="float">
            <text:p>88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60.31" calcext:value-type="float">
            <text:p>360.31</text:p>
          </table:table-cell>
          <table:table-cell table:formula="of:=[.B173]-273" office:value-type="float" office:value="87.31" calcext:value-type="float">
            <text:p>87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70.51" calcext:value-type="float">
            <text:p>370.51</text:p>
          </table:table-cell>
          <table:table-cell table:formula="of:=[.B174]-273" office:value-type="float" office:value="97.51" calcext:value-type="float">
            <text:p>97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71.02" calcext:value-type="float">
            <text:p>371.02</text:p>
          </table:table-cell>
          <table:table-cell table:formula="of:=[.B175]-273" office:value-type="float" office:value="98.02" calcext:value-type="float">
            <text:p>98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61.86" calcext:value-type="float">
            <text:p>361.86</text:p>
          </table:table-cell>
          <table:table-cell table:formula="of:=[.B176]-273" office:value-type="float" office:value="88.86" calcext:value-type="float">
            <text:p>88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55.15" calcext:value-type="float">
            <text:p>355.15</text:p>
          </table:table-cell>
          <table:table-cell table:formula="of:=[.B177]-273" office:value-type="float" office:value="82.15" calcext:value-type="float">
            <text:p>82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60.64" calcext:value-type="float">
            <text:p>360.64</text:p>
          </table:table-cell>
          <table:table-cell table:formula="of:=[.B178]-273" office:value-type="float" office:value="87.64" calcext:value-type="float">
            <text:p>87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60.75" calcext:value-type="float">
            <text:p>360.75</text:p>
          </table:table-cell>
          <table:table-cell table:formula="of:=[.B179]-273" office:value-type="float" office:value="87.75" calcext:value-type="float">
            <text:p>8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55.7" calcext:value-type="float">
            <text:p>355.7</text:p>
          </table:table-cell>
          <table:table-cell table:formula="of:=[.B180]-273" office:value-type="float" office:value="82.7" calcext:value-type="float">
            <text:p>8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5.06" calcext:value-type="float">
            <text:p>355.06</text:p>
          </table:table-cell>
          <table:table-cell table:formula="of:=[.B181]-273" office:value-type="float" office:value="82.06" calcext:value-type="float">
            <text:p>82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9.49" calcext:value-type="float">
            <text:p>349.49</text:p>
          </table:table-cell>
          <table:table-cell table:formula="of:=[.B182]-273" office:value-type="float" office:value="76.49" calcext:value-type="float">
            <text:p>76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6.85" calcext:value-type="float">
            <text:p>346.85</text:p>
          </table:table-cell>
          <table:table-cell table:formula="of:=[.B183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7.31" calcext:value-type="float">
            <text:p>347.31</text:p>
          </table:table-cell>
          <table:table-cell table:formula="of:=[.B184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9_X4</text:p>
          </table:table-cell>
          <table:table-cell office:value-type="float" office:value="349.4" calcext:value-type="float">
            <text:p>349.4</text:p>
          </table:table-cell>
          <table:table-cell table:formula="of:=[.B185]-273" office:value-type="float" office:value="76.4" calcext:value-type="float">
            <text:p>7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54.88" calcext:value-type="float">
            <text:p>354.88</text:p>
          </table:table-cell>
          <table:table-cell table:formula="of:=[.B186]-273" office:value-type="float" office:value="81.88" calcext:value-type="float">
            <text:p>81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59.86" calcext:value-type="float">
            <text:p>359.86</text:p>
          </table:table-cell>
          <table:table-cell table:formula="of:=[.B187]-273" office:value-type="float" office:value="86.86" calcext:value-type="float">
            <text:p>86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59.91" calcext:value-type="float">
            <text:p>359.91</text:p>
          </table:table-cell>
          <table:table-cell table:formula="of:=[.B188]-273" office:value-type="float" office:value="86.91" calcext:value-type="float">
            <text:p>86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55.25" calcext:value-type="float">
            <text:p>355.25</text:p>
          </table:table-cell>
          <table:table-cell table:formula="of:=[.B189]-273" office:value-type="float" office:value="82.25" calcext:value-type="float">
            <text:p>8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59.5" calcext:value-type="float">
            <text:p>359.5</text:p>
          </table:table-cell>
          <table:table-cell table:formula="of:=[.B190]-273" office:value-type="float" office:value="86.5" calcext:value-type="float">
            <text:p>8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68.73" calcext:value-type="float">
            <text:p>368.73</text:p>
          </table:table-cell>
          <table:table-cell table:formula="of:=[.B191]-273" office:value-type="float" office:value="95.73" calcext:value-type="float">
            <text:p>95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69.13" calcext:value-type="float">
            <text:p>369.13</text:p>
          </table:table-cell>
          <table:table-cell table:formula="of:=[.B192]-273" office:value-type="float" office:value="96.13" calcext:value-type="float">
            <text:p>96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60.81" calcext:value-type="float">
            <text:p>360.81</text:p>
          </table:table-cell>
          <table:table-cell table:formula="of:=[.B193]-273" office:value-type="float" office:value="87.81" calcext:value-type="float">
            <text:p>8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59.4" calcext:value-type="float">
            <text:p>359.4</text:p>
          </table:table-cell>
          <table:table-cell table:formula="of:=[.B194]-273" office:value-type="float" office:value="86.4" calcext:value-type="float">
            <text:p>8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68.64" calcext:value-type="float">
            <text:p>368.64</text:p>
          </table:table-cell>
          <table:table-cell table:formula="of:=[.B195]-273" office:value-type="float" office:value="95.64" calcext:value-type="float">
            <text:p>95.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69.06" calcext:value-type="float">
            <text:p>369.06</text:p>
          </table:table-cell>
          <table:table-cell table:formula="of:=[.B196]-273" office:value-type="float" office:value="96.06" calcext:value-type="float">
            <text:p>96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60.75" calcext:value-type="float">
            <text:p>360.75</text:p>
          </table:table-cell>
          <table:table-cell table:formula="of:=[.B197]-273" office:value-type="float" office:value="87.75" calcext:value-type="float">
            <text:p>8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54.68" calcext:value-type="float">
            <text:p>354.68</text:p>
          </table:table-cell>
          <table:table-cell table:formula="of:=[.B198]-273" office:value-type="float" office:value="81.68" calcext:value-type="float">
            <text:p>81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59.7" calcext:value-type="float">
            <text:p>359.7</text:p>
          </table:table-cell>
          <table:table-cell table:formula="of:=[.B199]-273" office:value-type="float" office:value="86.7" calcext:value-type="float">
            <text:p>8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59.78" calcext:value-type="float">
            <text:p>359.78</text:p>
          </table:table-cell>
          <table:table-cell table:formula="of:=[.B200]-273" office:value-type="float" office:value="86.78" calcext:value-type="float">
            <text:p>86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55.13" calcext:value-type="float">
            <text:p>355.13</text:p>
          </table:table-cell>
          <table:table-cell table:formula="of:=[.B201]-273" office:value-type="float" office:value="82.13" calcext:value-type="float">
            <text:p>82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54.97" calcext:value-type="float">
            <text:p>354.97</text:p>
          </table:table-cell>
          <table:table-cell table:formula="of:=[.B202]-273" office:value-type="float" office:value="81.97" calcext:value-type="float">
            <text:p>81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9.49" calcext:value-type="float">
            <text:p>349.49</text:p>
          </table:table-cell>
          <table:table-cell table:formula="of:=[.B203]-273" office:value-type="float" office:value="76.49" calcext:value-type="float">
            <text:p>76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6.85" calcext:value-type="float">
            <text:p>346.85</text:p>
          </table:table-cell>
          <table:table-cell table:formula="of:=[.B204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7.3" calcext:value-type="float">
            <text:p>347.3</text:p>
          </table:table-cell>
          <table:table-cell table:formula="of:=[.B205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0_X4</text:p>
          </table:table-cell>
          <table:table-cell office:value-type="float" office:value="349.25" calcext:value-type="float">
            <text:p>349.25</text:p>
          </table:table-cell>
          <table:table-cell table:formula="of:=[.B206]-273" office:value-type="float" office:value="76.25" calcext:value-type="float">
            <text:p>7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54.72" calcext:value-type="float">
            <text:p>354.72</text:p>
          </table:table-cell>
          <table:table-cell table:formula="of:=[.B207]-273" office:value-type="float" office:value="81.72" calcext:value-type="float">
            <text:p>81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59.61" calcext:value-type="float">
            <text:p>359.61</text:p>
          </table:table-cell>
          <table:table-cell table:formula="of:=[.B208]-273" office:value-type="float" office:value="86.61" calcext:value-type="float">
            <text:p>86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59.66" calcext:value-type="float">
            <text:p>359.66</text:p>
          </table:table-cell>
          <table:table-cell table:formula="of:=[.B209]-273" office:value-type="float" office:value="86.66" calcext:value-type="float">
            <text:p>86.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55.02" calcext:value-type="float">
            <text:p>355.02</text:p>
          </table:table-cell>
          <table:table-cell table:formula="of:=[.B210]-273" office:value-type="float" office:value="82.02" calcext:value-type="float">
            <text:p>82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59.33" calcext:value-type="float">
            <text:p>359.33</text:p>
          </table:table-cell>
          <table:table-cell table:formula="of:=[.B211]-273" office:value-type="float" office:value="86.33" calcext:value-type="float">
            <text:p>86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68.49" calcext:value-type="float">
            <text:p>368.49</text:p>
          </table:table-cell>
          <table:table-cell table:formula="of:=[.B212]-273" office:value-type="float" office:value="95.49" calcext:value-type="float">
            <text:p>95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68.89" calcext:value-type="float">
            <text:p>368.89</text:p>
          </table:table-cell>
          <table:table-cell table:formula="of:=[.B213]-273" office:value-type="float" office:value="95.89" calcext:value-type="float">
            <text:p>95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60.55" calcext:value-type="float">
            <text:p>360.55</text:p>
          </table:table-cell>
          <table:table-cell table:formula="of:=[.B214]-273" office:value-type="float" office:value="87.55" calcext:value-type="float">
            <text:p>87.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59.22" calcext:value-type="float">
            <text:p>359.22</text:p>
          </table:table-cell>
          <table:table-cell table:formula="of:=[.B215]-273" office:value-type="float" office:value="86.22" calcext:value-type="float">
            <text:p>86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68.4" calcext:value-type="float">
            <text:p>368.4</text:p>
          </table:table-cell>
          <table:table-cell table:formula="of:=[.B216]-273" office:value-type="float" office:value="95.4" calcext:value-type="float">
            <text:p>95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68.81" calcext:value-type="float">
            <text:p>368.81</text:p>
          </table:table-cell>
          <table:table-cell table:formula="of:=[.B217]-273" office:value-type="float" office:value="95.81" calcext:value-type="float">
            <text:p>95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60.49" calcext:value-type="float">
            <text:p>360.49</text:p>
          </table:table-cell>
          <table:table-cell table:formula="of:=[.B218]-273" office:value-type="float" office:value="87.49" calcext:value-type="float">
            <text:p>87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54.52" calcext:value-type="float">
            <text:p>354.52</text:p>
          </table:table-cell>
          <table:table-cell table:formula="of:=[.B219]-273" office:value-type="float" office:value="81.52" calcext:value-type="float">
            <text:p>81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59.46" calcext:value-type="float">
            <text:p>359.46</text:p>
          </table:table-cell>
          <table:table-cell table:formula="of:=[.B220]-273" office:value-type="float" office:value="86.46" calcext:value-type="float">
            <text:p>86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59.52" calcext:value-type="float">
            <text:p>359.52</text:p>
          </table:table-cell>
          <table:table-cell table:formula="of:=[.B221]-273" office:value-type="float" office:value="86.52" calcext:value-type="float">
            <text:p>86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54.9" calcext:value-type="float">
            <text:p>354.9</text:p>
          </table:table-cell>
          <table:table-cell table:formula="of:=[.B222]-273" office:value-type="float" office:value="81.9" calcext:value-type="float">
            <text:p>8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54.75" calcext:value-type="float">
            <text:p>354.75</text:p>
          </table:table-cell>
          <table:table-cell table:formula="of:=[.B223]-273" office:value-type="float" office:value="81.75" calcext:value-type="float">
            <text:p>8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9.48" calcext:value-type="float">
            <text:p>349.48</text:p>
          </table:table-cell>
          <table:table-cell table:formula="of:=[.B224]-273" office:value-type="float" office:value="76.48" calcext:value-type="float">
            <text:p>76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6.85" calcext:value-type="float">
            <text:p>346.85</text:p>
          </table:table-cell>
          <table:table-cell table:formula="of:=[.B225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7.3" calcext:value-type="float">
            <text:p>347.3</text:p>
          </table:table-cell>
          <table:table-cell table:formula="of:=[.B226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1_X4</text:p>
          </table:table-cell>
          <table:table-cell office:value-type="float" office:value="349.1" calcext:value-type="float">
            <text:p>349.1</text:p>
          </table:table-cell>
          <table:table-cell table:formula="of:=[.B227]-273" office:value-type="float" office:value="76.1" calcext:value-type="float">
            <text:p>7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54.13" calcext:value-type="float">
            <text:p>354.13</text:p>
          </table:table-cell>
          <table:table-cell table:formula="of:=[.B228]-273" office:value-type="float" office:value="81.13" calcext:value-type="float">
            <text:p>81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58.44" calcext:value-type="float">
            <text:p>358.44</text:p>
          </table:table-cell>
          <table:table-cell table:formula="of:=[.B229]-273" office:value-type="float" office:value="85.44" calcext:value-type="float">
            <text:p>85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58.44" calcext:value-type="float">
            <text:p>358.44</text:p>
          </table:table-cell>
          <table:table-cell table:formula="of:=[.B230]-273" office:value-type="float" office:value="85.44" calcext:value-type="float">
            <text:p>85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54.3" calcext:value-type="float">
            <text:p>354.3</text:p>
          </table:table-cell>
          <table:table-cell table:formula="of:=[.B231]-273" office:value-type="float" office:value="81.3" calcext:value-type="float">
            <text:p>8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58.18" calcext:value-type="float">
            <text:p>358.18</text:p>
          </table:table-cell>
          <table:table-cell table:formula="of:=[.B232]-273" office:value-type="float" office:value="85.18" calcext:value-type="float">
            <text:p>85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66.14" calcext:value-type="float">
            <text:p>366.14</text:p>
          </table:table-cell>
          <table:table-cell table:formula="of:=[.B233]-273" office:value-type="float" office:value="93.14" calcext:value-type="float">
            <text:p>93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66.44" calcext:value-type="float">
            <text:p>366.44</text:p>
          </table:table-cell>
          <table:table-cell table:formula="of:=[.B234]-273" office:value-type="float" office:value="93.44" calcext:value-type="float">
            <text:p>93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59.16" calcext:value-type="float">
            <text:p>359.16</text:p>
          </table:table-cell>
          <table:table-cell table:formula="of:=[.B235]-273" office:value-type="float" office:value="86.16" calcext:value-type="float">
            <text:p>86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58.07" calcext:value-type="float">
            <text:p>358.07</text:p>
          </table:table-cell>
          <table:table-cell table:formula="of:=[.B236]-273" office:value-type="float" office:value="85.07" calcext:value-type="float">
            <text:p>8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66.06" calcext:value-type="float">
            <text:p>366.06</text:p>
          </table:table-cell>
          <table:table-cell table:formula="of:=[.B237]-273" office:value-type="float" office:value="93.06" calcext:value-type="float">
            <text:p>93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66.37" calcext:value-type="float">
            <text:p>366.37</text:p>
          </table:table-cell>
          <table:table-cell table:formula="of:=[.B238]-273" office:value-type="float" office:value="93.37" calcext:value-type="float">
            <text:p>93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59.1" calcext:value-type="float">
            <text:p>359.1</text:p>
          </table:table-cell>
          <table:table-cell table:formula="of:=[.B239]-273" office:value-type="float" office:value="86.1" calcext:value-type="float">
            <text:p>8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53.94" calcext:value-type="float">
            <text:p>353.94</text:p>
          </table:table-cell>
          <table:table-cell table:formula="of:=[.B240]-273" office:value-type="float" office:value="80.94" calcext:value-type="float">
            <text:p>80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58.28" calcext:value-type="float">
            <text:p>358.28</text:p>
          </table:table-cell>
          <table:table-cell table:formula="of:=[.B241]-273" office:value-type="float" office:value="85.28" calcext:value-type="float">
            <text:p>85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58.3" calcext:value-type="float">
            <text:p>358.3</text:p>
          </table:table-cell>
          <table:table-cell table:formula="of:=[.B242]-273" office:value-type="float" office:value="85.3" calcext:value-type="float">
            <text:p>8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54.19" calcext:value-type="float">
            <text:p>354.19</text:p>
          </table:table-cell>
          <table:table-cell table:formula="of:=[.B243]-273" office:value-type="float" office:value="81.19" calcext:value-type="float">
            <text:p>81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54.67" calcext:value-type="float">
            <text:p>354.67</text:p>
          </table:table-cell>
          <table:table-cell table:formula="of:=[.B244]-273" office:value-type="float" office:value="81.67" calcext:value-type="float">
            <text:p>81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9.48" calcext:value-type="float">
            <text:p>349.48</text:p>
          </table:table-cell>
          <table:table-cell table:formula="of:=[.B245]-273" office:value-type="float" office:value="76.48" calcext:value-type="float">
            <text:p>76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6.85" calcext:value-type="float">
            <text:p>346.85</text:p>
          </table:table-cell>
          <table:table-cell table:formula="of:=[.B246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7.3" calcext:value-type="float">
            <text:p>347.3</text:p>
          </table:table-cell>
          <table:table-cell table:formula="of:=[.B247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2_X4</text:p>
          </table:table-cell>
          <table:table-cell office:value-type="float" office:value="348.91" calcext:value-type="float">
            <text:p>348.91</text:p>
          </table:table-cell>
          <table:table-cell table:formula="of:=[.B248]-273" office:value-type="float" office:value="75.91" calcext:value-type="float">
            <text:p>75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53.94" calcext:value-type="float">
            <text:p>353.94</text:p>
          </table:table-cell>
          <table:table-cell table:formula="of:=[.B249]-273" office:value-type="float" office:value="80.94" calcext:value-type="float">
            <text:p>80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58.14" calcext:value-type="float">
            <text:p>358.14</text:p>
          </table:table-cell>
          <table:table-cell table:formula="of:=[.B250]-273" office:value-type="float" office:value="85.14" calcext:value-type="float">
            <text:p>85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58.13" calcext:value-type="float">
            <text:p>358.13</text:p>
          </table:table-cell>
          <table:table-cell table:formula="of:=[.B251]-273" office:value-type="float" office:value="85.13" calcext:value-type="float">
            <text:p>85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54.03" calcext:value-type="float">
            <text:p>354.03</text:p>
          </table:table-cell>
          <table:table-cell table:formula="of:=[.B252]-273" office:value-type="float" office:value="81.03" calcext:value-type="float">
            <text:p>8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57.97" calcext:value-type="float">
            <text:p>357.97</text:p>
          </table:table-cell>
          <table:table-cell table:formula="of:=[.B253]-273" office:value-type="float" office:value="84.97" calcext:value-type="float">
            <text:p>84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65.85" calcext:value-type="float">
            <text:p>365.85</text:p>
          </table:table-cell>
          <table:table-cell table:formula="of:=[.B254]-273" office:value-type="float" office:value="92.85" calcext:value-type="float">
            <text:p>9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66.14" calcext:value-type="float">
            <text:p>366.14</text:p>
          </table:table-cell>
          <table:table-cell table:formula="of:=[.B255]-273" office:value-type="float" office:value="93.14" calcext:value-type="float">
            <text:p>93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58.86" calcext:value-type="float">
            <text:p>358.86</text:p>
          </table:table-cell>
          <table:table-cell table:formula="of:=[.B256]-273" office:value-type="float" office:value="85.86" calcext:value-type="float">
            <text:p>85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57.87" calcext:value-type="float">
            <text:p>357.87</text:p>
          </table:table-cell>
          <table:table-cell table:formula="of:=[.B257]-273" office:value-type="float" office:value="84.87" calcext:value-type="float">
            <text:p>84.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65.77" calcext:value-type="float">
            <text:p>365.77</text:p>
          </table:table-cell>
          <table:table-cell table:formula="of:=[.B258]-273" office:value-type="float" office:value="92.77" calcext:value-type="float">
            <text:p>92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66.07" calcext:value-type="float">
            <text:p>366.07</text:p>
          </table:table-cell>
          <table:table-cell table:formula="of:=[.B259]-273" office:value-type="float" office:value="93.07" calcext:value-type="float">
            <text:p>93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58.79" calcext:value-type="float">
            <text:p>358.79</text:p>
          </table:table-cell>
          <table:table-cell table:formula="of:=[.B260]-273" office:value-type="float" office:value="85.79" calcext:value-type="float">
            <text:p>85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53.75" calcext:value-type="float">
            <text:p>353.75</text:p>
          </table:table-cell>
          <table:table-cell table:formula="of:=[.B261]-273" office:value-type="float" office:value="80.75" calcext:value-type="float">
            <text:p>8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57.99" calcext:value-type="float">
            <text:p>357.99</text:p>
          </table:table-cell>
          <table:table-cell table:formula="of:=[.B262]-273" office:value-type="float" office:value="84.99" calcext:value-type="float">
            <text:p>84.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58" calcext:value-type="float">
            <text:p>358</text:p>
          </table:table-cell>
          <table:table-cell table:formula="of:=[.B263]-273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53.91" calcext:value-type="float">
            <text:p>353.91</text:p>
          </table:table-cell>
          <table:table-cell table:formula="of:=[.B264]-273" office:value-type="float" office:value="80.91" calcext:value-type="float">
            <text:p>80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54.45" calcext:value-type="float">
            <text:p>354.45</text:p>
          </table:table-cell>
          <table:table-cell table:formula="of:=[.B265]-273" office:value-type="float" office:value="81.45" calcext:value-type="float">
            <text:p>81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9.47" calcext:value-type="float">
            <text:p>349.47</text:p>
          </table:table-cell>
          <table:table-cell table:formula="of:=[.B266]-273" office:value-type="float" office:value="76.47" calcext:value-type="float">
            <text:p>76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6.85" calcext:value-type="float">
            <text:p>346.85</text:p>
          </table:table-cell>
          <table:table-cell table:formula="of:=[.B267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7.3" calcext:value-type="float">
            <text:p>347.3</text:p>
          </table:table-cell>
          <table:table-cell table:formula="of:=[.B268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3_X4</text:p>
          </table:table-cell>
          <table:table-cell office:value-type="float" office:value="348.74" calcext:value-type="float">
            <text:p>348.74</text:p>
          </table:table-cell>
          <table:table-cell table:formula="of:=[.B269]-273" office:value-type="float" office:value="75.74" calcext:value-type="float">
            <text:p>75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53.23" calcext:value-type="float">
            <text:p>353.23</text:p>
          </table:table-cell>
          <table:table-cell table:formula="of:=[.B270]-273" office:value-type="float" office:value="80.23" calcext:value-type="float">
            <text:p>8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56.72" calcext:value-type="float">
            <text:p>356.72</text:p>
          </table:table-cell>
          <table:table-cell table:formula="of:=[.B271]-273" office:value-type="float" office:value="83.72" calcext:value-type="float">
            <text:p>83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56.66" calcext:value-type="float">
            <text:p>356.66</text:p>
          </table:table-cell>
          <table:table-cell table:formula="of:=[.B272]-273" office:value-type="float" office:value="83.66" calcext:value-type="float">
            <text:p>83.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53.17" calcext:value-type="float">
            <text:p>353.17</text:p>
          </table:table-cell>
          <table:table-cell table:formula="of:=[.B273]-273" office:value-type="float" office:value="80.17" calcext:value-type="float">
            <text:p>80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56.57" calcext:value-type="float">
            <text:p>356.57</text:p>
          </table:table-cell>
          <table:table-cell table:formula="of:=[.B274]-273" office:value-type="float" office:value="83.57" calcext:value-type="float">
            <text:p>83.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63.02" calcext:value-type="float">
            <text:p>363.02</text:p>
          </table:table-cell>
          <table:table-cell table:formula="of:=[.B275]-273" office:value-type="float" office:value="90.02" calcext:value-type="float">
            <text:p>9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63.2" calcext:value-type="float">
            <text:p>363.2</text:p>
          </table:table-cell>
          <table:table-cell table:formula="of:=[.B276]-273" office:value-type="float" office:value="90.2" calcext:value-type="float">
            <text:p>9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57.18" calcext:value-type="float">
            <text:p>357.18</text:p>
          </table:table-cell>
          <table:table-cell table:formula="of:=[.B277]-273" office:value-type="float" office:value="84.18" calcext:value-type="float">
            <text:p>84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56.47" calcext:value-type="float">
            <text:p>356.47</text:p>
          </table:table-cell>
          <table:table-cell table:formula="of:=[.B278]-273" office:value-type="float" office:value="83.47" calcext:value-type="float">
            <text:p>83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62.93" calcext:value-type="float">
            <text:p>362.93</text:p>
          </table:table-cell>
          <table:table-cell table:formula="of:=[.B279]-273" office:value-type="float" office:value="89.93" calcext:value-type="float">
            <text:p>89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63.12" calcext:value-type="float">
            <text:p>363.12</text:p>
          </table:table-cell>
          <table:table-cell table:formula="of:=[.B280]-273" office:value-type="float" office:value="90.12" calcext:value-type="float">
            <text:p>90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57.12" calcext:value-type="float">
            <text:p>357.12</text:p>
          </table:table-cell>
          <table:table-cell table:formula="of:=[.B281]-273" office:value-type="float" office:value="84.12" calcext:value-type="float">
            <text:p>84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53.04" calcext:value-type="float">
            <text:p>353.04</text:p>
          </table:table-cell>
          <table:table-cell table:formula="of:=[.B282]-273" office:value-type="float" office:value="80.04" calcext:value-type="float">
            <text:p>80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56.56" calcext:value-type="float">
            <text:p>356.56</text:p>
          </table:table-cell>
          <table:table-cell table:formula="of:=[.B283]-273" office:value-type="float" office:value="83.56" calcext:value-type="float">
            <text:p>83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56.52" calcext:value-type="float">
            <text:p>356.52</text:p>
          </table:table-cell>
          <table:table-cell table:formula="of:=[.B284]-273" office:value-type="float" office:value="83.52" calcext:value-type="float">
            <text:p>83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53.05" calcext:value-type="float">
            <text:p>353.05</text:p>
          </table:table-cell>
          <table:table-cell table:formula="of:=[.B285]-273" office:value-type="float" office:value="80.05" calcext:value-type="float">
            <text:p>80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54.36" calcext:value-type="float">
            <text:p>354.36</text:p>
          </table:table-cell>
          <table:table-cell table:formula="of:=[.B286]-273" office:value-type="float" office:value="81.36" calcext:value-type="float">
            <text:p>81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9.47" calcext:value-type="float">
            <text:p>349.47</text:p>
          </table:table-cell>
          <table:table-cell table:formula="of:=[.B287]-273" office:value-type="float" office:value="76.47" calcext:value-type="float">
            <text:p>76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6.85" calcext:value-type="float">
            <text:p>346.85</text:p>
          </table:table-cell>
          <table:table-cell table:formula="of:=[.B288]-273" office:value-type="float" office:value="73.85" calcext:value-type="float">
            <text:p>73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7.3" calcext:value-type="float">
            <text:p>347.3</text:p>
          </table:table-cell>
          <table:table-cell table:formula="of:=[.B289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4_X4</text:p>
          </table:table-cell>
          <table:table-cell office:value-type="float" office:value="348.52" calcext:value-type="float">
            <text:p>348.52</text:p>
          </table:table-cell>
          <table:table-cell table:formula="of:=[.B290]-273" office:value-type="float" office:value="75.52" calcext:value-type="float">
            <text:p>75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53.01" calcext:value-type="float">
            <text:p>353.01</text:p>
          </table:table-cell>
          <table:table-cell table:formula="of:=[.B291]-273" office:value-type="float" office:value="80.01" calcext:value-type="float">
            <text:p>80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56.38" calcext:value-type="float">
            <text:p>356.38</text:p>
          </table:table-cell>
          <table:table-cell table:formula="of:=[.B292]-273" office:value-type="float" office:value="83.38" calcext:value-type="float">
            <text:p>83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56.31" calcext:value-type="float">
            <text:p>356.31</text:p>
          </table:table-cell>
          <table:table-cell table:formula="of:=[.B293]-273" office:value-type="float" office:value="83.31" calcext:value-type="float">
            <text:p>83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52.85" calcext:value-type="float">
            <text:p>352.85</text:p>
          </table:table-cell>
          <table:table-cell table:formula="of:=[.B294]-273" office:value-type="float" office:value="79.85" calcext:value-type="float">
            <text:p>79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56.34" calcext:value-type="float">
            <text:p>356.34</text:p>
          </table:table-cell>
          <table:table-cell table:formula="of:=[.B295]-273" office:value-type="float" office:value="83.34" calcext:value-type="float">
            <text:p>83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62.68" calcext:value-type="float">
            <text:p>362.68</text:p>
          </table:table-cell>
          <table:table-cell table:formula="of:=[.B296]-273" office:value-type="float" office:value="89.68" calcext:value-type="float">
            <text:p>89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62.85" calcext:value-type="float">
            <text:p>362.85</text:p>
          </table:table-cell>
          <table:table-cell table:formula="of:=[.B297]-273" office:value-type="float" office:value="89.85" calcext:value-type="float">
            <text:p>89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56.83" calcext:value-type="float">
            <text:p>356.83</text:p>
          </table:table-cell>
          <table:table-cell table:formula="of:=[.B298]-273" office:value-type="float" office:value="83.83" calcext:value-type="float">
            <text:p>83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56.23" calcext:value-type="float">
            <text:p>356.23</text:p>
          </table:table-cell>
          <table:table-cell table:formula="of:=[.B299]-273" office:value-type="float" office:value="83.23" calcext:value-type="float">
            <text:p>83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62.6" calcext:value-type="float">
            <text:p>362.6</text:p>
          </table:table-cell>
          <table:table-cell table:formula="of:=[.B300]-273" office:value-type="float" office:value="89.6" calcext:value-type="float">
            <text:p>8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62.78" calcext:value-type="float">
            <text:p>362.78</text:p>
          </table:table-cell>
          <table:table-cell table:formula="of:=[.B301]-273" office:value-type="float" office:value="89.78" calcext:value-type="float">
            <text:p>89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56.77" calcext:value-type="float">
            <text:p>356.77</text:p>
          </table:table-cell>
          <table:table-cell table:formula="of:=[.B302]-273" office:value-type="float" office:value="83.77" calcext:value-type="float">
            <text:p>83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52.82" calcext:value-type="float">
            <text:p>352.82</text:p>
          </table:table-cell>
          <table:table-cell table:formula="of:=[.B303]-273" office:value-type="float" office:value="79.82" calcext:value-type="float">
            <text:p>79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56.22" calcext:value-type="float">
            <text:p>356.22</text:p>
          </table:table-cell>
          <table:table-cell table:formula="of:=[.B304]-273" office:value-type="float" office:value="83.22" calcext:value-type="float">
            <text:p>83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56.17" calcext:value-type="float">
            <text:p>356.17</text:p>
          </table:table-cell>
          <table:table-cell table:formula="of:=[.B305]-273" office:value-type="float" office:value="83.17" calcext:value-type="float">
            <text:p>83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52.74" calcext:value-type="float">
            <text:p>352.74</text:p>
          </table:table-cell>
          <table:table-cell table:formula="of:=[.B306]-273" office:value-type="float" office:value="79.74" calcext:value-type="float">
            <text:p>79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54.14" calcext:value-type="float">
            <text:p>354.14</text:p>
          </table:table-cell>
          <table:table-cell table:formula="of:=[.B307]-273" office:value-type="float" office:value="81.14" calcext:value-type="float">
            <text:p>81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9.46" calcext:value-type="float">
            <text:p>349.46</text:p>
          </table:table-cell>
          <table:table-cell table:formula="of:=[.B308]-273" office:value-type="float" office:value="76.46" calcext:value-type="float">
            <text:p>76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6.84" calcext:value-type="float">
            <text:p>346.84</text:p>
          </table:table-cell>
          <table:table-cell table:formula="of:=[.B309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7.3" calcext:value-type="float">
            <text:p>347.3</text:p>
          </table:table-cell>
          <table:table-cell table:formula="of:=[.B310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5_X4</text:p>
          </table:table-cell>
          <table:table-cell office:value-type="float" office:value="348.31" calcext:value-type="float">
            <text:p>348.31</text:p>
          </table:table-cell>
          <table:table-cell table:formula="of:=[.B311]-273" office:value-type="float" office:value="75.31" calcext:value-type="float">
            <text:p>75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52.17" calcext:value-type="float">
            <text:p>352.17</text:p>
          </table:table-cell>
          <table:table-cell table:formula="of:=[.B312]-273" office:value-type="float" office:value="79.17" calcext:value-type="float">
            <text:p>79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54.69" calcext:value-type="float">
            <text:p>354.69</text:p>
          </table:table-cell>
          <table:table-cell table:formula="of:=[.B313]-273" office:value-type="float" office:value="81.69" calcext:value-type="float">
            <text:p>81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54.56" calcext:value-type="float">
            <text:p>354.56</text:p>
          </table:table-cell>
          <table:table-cell table:formula="of:=[.B314]-273" office:value-type="float" office:value="81.56" calcext:value-type="float">
            <text:p>81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51.84" calcext:value-type="float">
            <text:p>351.84</text:p>
          </table:table-cell>
          <table:table-cell table:formula="of:=[.B315]-273" office:value-type="float" office:value="78.84" calcext:value-type="float">
            <text:p>78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54.68" calcext:value-type="float">
            <text:p>354.68</text:p>
          </table:table-cell>
          <table:table-cell table:formula="of:=[.B316]-273" office:value-type="float" office:value="81.68" calcext:value-type="float">
            <text:p>81.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59.33" calcext:value-type="float">
            <text:p>359.33</text:p>
          </table:table-cell>
          <table:table-cell table:formula="of:=[.B317]-273" office:value-type="float" office:value="86.33" calcext:value-type="float">
            <text:p>86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59.38" calcext:value-type="float">
            <text:p>359.38</text:p>
          </table:table-cell>
          <table:table-cell table:formula="of:=[.B318]-273" office:value-type="float" office:value="86.38" calcext:value-type="float">
            <text:p>86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54.87" calcext:value-type="float">
            <text:p>354.87</text:p>
          </table:table-cell>
          <table:table-cell table:formula="of:=[.B319]-273" office:value-type="float" office:value="81.87" calcext:value-type="float">
            <text:p>81.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54.58" calcext:value-type="float">
            <text:p>354.58</text:p>
          </table:table-cell>
          <table:table-cell table:formula="of:=[.B320]-273" office:value-type="float" office:value="81.58" calcext:value-type="float">
            <text:p>81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59.25" calcext:value-type="float">
            <text:p>359.25</text:p>
          </table:table-cell>
          <table:table-cell table:formula="of:=[.B321]-273" office:value-type="float" office:value="86.25" calcext:value-type="float">
            <text:p>8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59.31" calcext:value-type="float">
            <text:p>359.31</text:p>
          </table:table-cell>
          <table:table-cell table:formula="of:=[.B322]-273" office:value-type="float" office:value="86.31" calcext:value-type="float">
            <text:p>86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54.81" calcext:value-type="float">
            <text:p>354.81</text:p>
          </table:table-cell>
          <table:table-cell table:formula="of:=[.B323]-273" office:value-type="float" office:value="81.81" calcext:value-type="float">
            <text:p>81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51.98" calcext:value-type="float">
            <text:p>351.98</text:p>
          </table:table-cell>
          <table:table-cell table:formula="of:=[.B324]-273" office:value-type="float" office:value="78.98" calcext:value-type="float">
            <text:p>78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54.54" calcext:value-type="float">
            <text:p>354.54</text:p>
          </table:table-cell>
          <table:table-cell table:formula="of:=[.B325]-273" office:value-type="float" office:value="81.54" calcext:value-type="float">
            <text:p>81.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54.43" calcext:value-type="float">
            <text:p>354.43</text:p>
          </table:table-cell>
          <table:table-cell table:formula="of:=[.B326]-273" office:value-type="float" office:value="81.43" calcext:value-type="float">
            <text:p>81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51.72" calcext:value-type="float">
            <text:p>351.72</text:p>
          </table:table-cell>
          <table:table-cell table:formula="of:=[.B327]-273" office:value-type="float" office:value="78.72" calcext:value-type="float">
            <text:p>78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54.05" calcext:value-type="float">
            <text:p>354.05</text:p>
          </table:table-cell>
          <table:table-cell table:formula="of:=[.B328]-273" office:value-type="float" office:value="81.05" calcext:value-type="float">
            <text:p>81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9.45" calcext:value-type="float">
            <text:p>349.45</text:p>
          </table:table-cell>
          <table:table-cell table:formula="of:=[.B329]-273" office:value-type="float" office:value="76.45" calcext:value-type="float">
            <text:p>76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6.84" calcext:value-type="float">
            <text:p>346.84</text:p>
          </table:table-cell>
          <table:table-cell table:formula="of:=[.B330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7.3" calcext:value-type="float">
            <text:p>347.3</text:p>
          </table:table-cell>
          <table:table-cell table:formula="of:=[.B331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6_X4</text:p>
          </table:table-cell>
          <table:table-cell office:value-type="float" office:value="348.07" calcext:value-type="float">
            <text:p>348.07</text:p>
          </table:table-cell>
          <table:table-cell table:formula="of:=[.B332]-273" office:value-type="float" office:value="75.07" calcext:value-type="float">
            <text:p>7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51.92" calcext:value-type="float">
            <text:p>351.92</text:p>
          </table:table-cell>
          <table:table-cell table:formula="of:=[.B333]-273" office:value-type="float" office:value="78.92" calcext:value-type="float">
            <text:p>78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54.3" calcext:value-type="float">
            <text:p>354.3</text:p>
          </table:table-cell>
          <table:table-cell table:formula="of:=[.B334]-273" office:value-type="float" office:value="81.3" calcext:value-type="float">
            <text:p>8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54.16" calcext:value-type="float">
            <text:p>354.16</text:p>
          </table:table-cell>
          <table:table-cell table:formula="of:=[.B335]-273" office:value-type="float" office:value="81.16" calcext:value-type="float">
            <text:p>81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51.48" calcext:value-type="float">
            <text:p>351.48</text:p>
          </table:table-cell>
          <table:table-cell table:formula="of:=[.B336]-273" office:value-type="float" office:value="78.48" calcext:value-type="float">
            <text:p>78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54.41" calcext:value-type="float">
            <text:p>354.41</text:p>
          </table:table-cell>
          <table:table-cell table:formula="of:=[.B337]-273" office:value-type="float" office:value="81.41" calcext:value-type="float">
            <text:p>81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58.94" calcext:value-type="float">
            <text:p>358.94</text:p>
          </table:table-cell>
          <table:table-cell table:formula="of:=[.B338]-273" office:value-type="float" office:value="85.94" calcext:value-type="float">
            <text:p>85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58.98" calcext:value-type="float">
            <text:p>358.98</text:p>
          </table:table-cell>
          <table:table-cell table:formula="of:=[.B339]-273" office:value-type="float" office:value="85.98" calcext:value-type="float">
            <text:p>85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54.46" calcext:value-type="float">
            <text:p>354.46</text:p>
          </table:table-cell>
          <table:table-cell table:formula="of:=[.B340]-273" office:value-type="float" office:value="81.46" calcext:value-type="float">
            <text:p>81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54.31" calcext:value-type="float">
            <text:p>354.31</text:p>
          </table:table-cell>
          <table:table-cell table:formula="of:=[.B341]-273" office:value-type="float" office:value="81.31" calcext:value-type="float">
            <text:p>81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58.86" calcext:value-type="float">
            <text:p>358.86</text:p>
          </table:table-cell>
          <table:table-cell table:formula="of:=[.B342]-273" office:value-type="float" office:value="85.86" calcext:value-type="float">
            <text:p>85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58.91" calcext:value-type="float">
            <text:p>358.91</text:p>
          </table:table-cell>
          <table:table-cell table:formula="of:=[.B343]-273" office:value-type="float" office:value="85.91" calcext:value-type="float">
            <text:p>85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54.41" calcext:value-type="float">
            <text:p>354.41</text:p>
          </table:table-cell>
          <table:table-cell table:formula="of:=[.B344]-273" office:value-type="float" office:value="81.41" calcext:value-type="float">
            <text:p>81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51.73" calcext:value-type="float">
            <text:p>351.73</text:p>
          </table:table-cell>
          <table:table-cell table:formula="of:=[.B345]-273" office:value-type="float" office:value="78.73" calcext:value-type="float">
            <text:p>78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54.15" calcext:value-type="float">
            <text:p>354.15</text:p>
          </table:table-cell>
          <table:table-cell table:formula="of:=[.B346]-273" office:value-type="float" office:value="81.15" calcext:value-type="float">
            <text:p>81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54.03" calcext:value-type="float">
            <text:p>354.03</text:p>
          </table:table-cell>
          <table:table-cell table:formula="of:=[.B347]-273" office:value-type="float" office:value="81.03" calcext:value-type="float">
            <text:p>8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51.37" calcext:value-type="float">
            <text:p>351.37</text:p>
          </table:table-cell>
          <table:table-cell table:formula="of:=[.B348]-273" office:value-type="float" office:value="78.37" calcext:value-type="float">
            <text:p>78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53.84" calcext:value-type="float">
            <text:p>353.84</text:p>
          </table:table-cell>
          <table:table-cell table:formula="of:=[.B349]-273" office:value-type="float" office:value="80.84" calcext:value-type="float">
            <text:p>80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9.44" calcext:value-type="float">
            <text:p>349.44</text:p>
          </table:table-cell>
          <table:table-cell table:formula="of:=[.B350]-273" office:value-type="float" office:value="76.44" calcext:value-type="float">
            <text:p>76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6.84" calcext:value-type="float">
            <text:p>346.84</text:p>
          </table:table-cell>
          <table:table-cell table:formula="of:=[.B351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7.3" calcext:value-type="float">
            <text:p>347.3</text:p>
          </table:table-cell>
          <table:table-cell table:formula="of:=[.B352]-273" office:value-type="float" office:value="74.3" calcext:value-type="float">
            <text:p>7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7_X4</text:p>
          </table:table-cell>
          <table:table-cell office:value-type="float" office:value="347.84" calcext:value-type="float">
            <text:p>347.84</text:p>
          </table:table-cell>
          <table:table-cell table:formula="of:=[.B353]-273" office:value-type="float" office:value="74.84" calcext:value-type="float">
            <text:p>74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50.94" calcext:value-type="float">
            <text:p>350.94</text:p>
          </table:table-cell>
          <table:table-cell table:formula="of:=[.B354]-273" office:value-type="float" office:value="77.94" calcext:value-type="float">
            <text:p>77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52.33" calcext:value-type="float">
            <text:p>352.33</text:p>
          </table:table-cell>
          <table:table-cell table:formula="of:=[.B355]-273" office:value-type="float" office:value="79.33" calcext:value-type="float">
            <text:p>79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52.14" calcext:value-type="float">
            <text:p>352.14</text:p>
          </table:table-cell>
          <table:table-cell table:formula="of:=[.B356]-273" office:value-type="float" office:value="79.14" calcext:value-type="float">
            <text:p>79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50.31" calcext:value-type="float">
            <text:p>350.31</text:p>
          </table:table-cell>
          <table:table-cell table:formula="of:=[.B357]-273" office:value-type="float" office:value="77.31" calcext:value-type="float">
            <text:p>77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52.49" calcext:value-type="float">
            <text:p>352.49</text:p>
          </table:table-cell>
          <table:table-cell table:formula="of:=[.B358]-273" office:value-type="float" office:value="79.49" calcext:value-type="float">
            <text:p>79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55.06" calcext:value-type="float">
            <text:p>355.06</text:p>
          </table:table-cell>
          <table:table-cell table:formula="of:=[.B359]-273" office:value-type="float" office:value="82.06" calcext:value-type="float">
            <text:p>82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54.96" calcext:value-type="float">
            <text:p>354.96</text:p>
          </table:table-cell>
          <table:table-cell table:formula="of:=[.B360]-273" office:value-type="float" office:value="81.96" calcext:value-type="float">
            <text:p>81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52.2" calcext:value-type="float">
            <text:p>352.2</text:p>
          </table:table-cell>
          <table:table-cell table:formula="of:=[.B361]-273" office:value-type="float" office:value="79.2" calcext:value-type="float">
            <text:p>7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52.39" calcext:value-type="float">
            <text:p>352.39</text:p>
          </table:table-cell>
          <table:table-cell table:formula="of:=[.B362]-273" office:value-type="float" office:value="79.39" calcext:value-type="float">
            <text:p>79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54.98" calcext:value-type="float">
            <text:p>354.98</text:p>
          </table:table-cell>
          <table:table-cell table:formula="of:=[.B363]-273" office:value-type="float" office:value="81.98" calcext:value-type="float">
            <text:p>81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54.9" calcext:value-type="float">
            <text:p>354.9</text:p>
          </table:table-cell>
          <table:table-cell table:formula="of:=[.B364]-273" office:value-type="float" office:value="81.9" calcext:value-type="float">
            <text:p>8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52.14" calcext:value-type="float">
            <text:p>352.14</text:p>
          </table:table-cell>
          <table:table-cell table:formula="of:=[.B365]-273" office:value-type="float" office:value="79.14" calcext:value-type="float">
            <text:p>79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50.75" calcext:value-type="float">
            <text:p>350.75</text:p>
          </table:table-cell>
          <table:table-cell table:formula="of:=[.B366]-273" office:value-type="float" office:value="77.75" calcext:value-type="float">
            <text:p>7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52.19" calcext:value-type="float">
            <text:p>352.19</text:p>
          </table:table-cell>
          <table:table-cell table:formula="of:=[.B367]-273" office:value-type="float" office:value="79.19" calcext:value-type="float">
            <text:p>79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52.01" calcext:value-type="float">
            <text:p>352.01</text:p>
          </table:table-cell>
          <table:table-cell table:formula="of:=[.B368]-273" office:value-type="float" office:value="79.01" calcext:value-type="float">
            <text:p>79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50.19" calcext:value-type="float">
            <text:p>350.19</text:p>
          </table:table-cell>
          <table:table-cell table:formula="of:=[.B369]-273" office:value-type="float" office:value="77.19" calcext:value-type="float">
            <text:p>77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53.75" calcext:value-type="float">
            <text:p>353.75</text:p>
          </table:table-cell>
          <table:table-cell table:formula="of:=[.B370]-273" office:value-type="float" office:value="80.75" calcext:value-type="float">
            <text:p>8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9.44" calcext:value-type="float">
            <text:p>349.44</text:p>
          </table:table-cell>
          <table:table-cell table:formula="of:=[.B371]-273" office:value-type="float" office:value="76.44" calcext:value-type="float">
            <text:p>76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6.84" calcext:value-type="float">
            <text:p>346.84</text:p>
          </table:table-cell>
          <table:table-cell table:formula="of:=[.B372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7.29" calcext:value-type="float">
            <text:p>347.29</text:p>
          </table:table-cell>
          <table:table-cell table:formula="of:=[.B373]-273" office:value-type="float" office:value="74.29" calcext:value-type="float">
            <text:p>74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8_X4</text:p>
          </table:table-cell>
          <table:table-cell office:value-type="float" office:value="347.56" calcext:value-type="float">
            <text:p>347.56</text:p>
          </table:table-cell>
          <table:table-cell table:formula="of:=[.B374]-273" office:value-type="float" office:value="74.56" calcext:value-type="float">
            <text:p>74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50.66" calcext:value-type="float">
            <text:p>350.66</text:p>
          </table:table-cell>
          <table:table-cell table:formula="of:=[.B375]-273" office:value-type="float" office:value="77.66" calcext:value-type="float">
            <text:p>77.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51.9" calcext:value-type="float">
            <text:p>351.9</text:p>
          </table:table-cell>
          <table:table-cell table:formula="of:=[.B376]-273" office:value-type="float" office:value="78.9" calcext:value-type="float">
            <text:p>7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51.69" calcext:value-type="float">
            <text:p>351.69</text:p>
          </table:table-cell>
          <table:table-cell table:formula="of:=[.B377]-273" office:value-type="float" office:value="78.69" calcext:value-type="float">
            <text:p>78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49.91" calcext:value-type="float">
            <text:p>349.91</text:p>
          </table:table-cell>
          <table:table-cell table:formula="of:=[.B378]-273" office:value-type="float" office:value="76.91" calcext:value-type="float">
            <text:p>76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52.18" calcext:value-type="float">
            <text:p>352.18</text:p>
          </table:table-cell>
          <table:table-cell table:formula="of:=[.B379]-273" office:value-type="float" office:value="79.18" calcext:value-type="float">
            <text:p>79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54.61" calcext:value-type="float">
            <text:p>354.61</text:p>
          </table:table-cell>
          <table:table-cell table:formula="of:=[.B380]-273" office:value-type="float" office:value="81.61" calcext:value-type="float">
            <text:p>81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54.5" calcext:value-type="float">
            <text:p>354.5</text:p>
          </table:table-cell>
          <table:table-cell table:formula="of:=[.B381]-273" office:value-type="float" office:value="81.5" calcext:value-type="float">
            <text:p>8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51.75" calcext:value-type="float">
            <text:p>351.75</text:p>
          </table:table-cell>
          <table:table-cell table:formula="of:=[.B382]-273" office:value-type="float" office:value="78.75" calcext:value-type="float">
            <text:p>7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52.09" calcext:value-type="float">
            <text:p>352.09</text:p>
          </table:table-cell>
          <table:table-cell table:formula="of:=[.B383]-273" office:value-type="float" office:value="79.09" calcext:value-type="float">
            <text:p>79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54.53" calcext:value-type="float">
            <text:p>354.53</text:p>
          </table:table-cell>
          <table:table-cell table:formula="of:=[.B384]-273" office:value-type="float" office:value="81.53" calcext:value-type="float">
            <text:p>81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54.44" calcext:value-type="float">
            <text:p>354.44</text:p>
          </table:table-cell>
          <table:table-cell table:formula="of:=[.B385]-273" office:value-type="float" office:value="81.44" calcext:value-type="float">
            <text:p>81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51.69" calcext:value-type="float">
            <text:p>351.69</text:p>
          </table:table-cell>
          <table:table-cell table:formula="of:=[.B386]-273" office:value-type="float" office:value="78.69" calcext:value-type="float">
            <text:p>78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50.47" calcext:value-type="float">
            <text:p>350.47</text:p>
          </table:table-cell>
          <table:table-cell table:formula="of:=[.B387]-273" office:value-type="float" office:value="77.47" calcext:value-type="float">
            <text:p>77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51.75" calcext:value-type="float">
            <text:p>351.75</text:p>
          </table:table-cell>
          <table:table-cell table:formula="of:=[.B388]-273" office:value-type="float" office:value="78.75" calcext:value-type="float">
            <text:p>7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51.56" calcext:value-type="float">
            <text:p>351.56</text:p>
          </table:table-cell>
          <table:table-cell table:formula="of:=[.B389]-273" office:value-type="float" office:value="78.56" calcext:value-type="float">
            <text:p>78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49.8" calcext:value-type="float">
            <text:p>349.8</text:p>
          </table:table-cell>
          <table:table-cell table:formula="of:=[.B390]-273" office:value-type="float" office:value="76.8" calcext:value-type="float">
            <text:p>7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53.53" calcext:value-type="float">
            <text:p>353.53</text:p>
          </table:table-cell>
          <table:table-cell table:formula="of:=[.B391]-273" office:value-type="float" office:value="80.53" calcext:value-type="float">
            <text:p>80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9.43" calcext:value-type="float">
            <text:p>349.43</text:p>
          </table:table-cell>
          <table:table-cell table:formula="of:=[.B392]-273" office:value-type="float" office:value="76.43" calcext:value-type="float">
            <text:p>76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6.84" calcext:value-type="float">
            <text:p>346.84</text:p>
          </table:table-cell>
          <table:table-cell table:formula="of:=[.B393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7.29" calcext:value-type="float">
            <text:p>347.29</text:p>
          </table:table-cell>
          <table:table-cell table:formula="of:=[.B394]-273" office:value-type="float" office:value="74.29" calcext:value-type="float">
            <text:p>74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yer_19_X4</text:p>
          </table:table-cell>
          <table:table-cell office:value-type="float" office:value="347.31" calcext:value-type="float">
            <text:p>347.31</text:p>
          </table:table-cell>
          <table:table-cell table:formula="of:=[.B395]-273" office:value-type="float" office:value="74.31" calcext:value-type="float">
            <text:p>74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9.52" calcext:value-type="float">
            <text:p>349.52</text:p>
          </table:table-cell>
          <table:table-cell table:formula="of:=[.B396]-273" office:value-type="float" office:value="76.52" calcext:value-type="float">
            <text:p>76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9.63" calcext:value-type="float">
            <text:p>349.63</text:p>
          </table:table-cell>
          <table:table-cell table:formula="of:=[.B397]-273" office:value-type="float" office:value="76.63" calcext:value-type="float">
            <text:p>76.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9.37" calcext:value-type="float">
            <text:p>349.37</text:p>
          </table:table-cell>
          <table:table-cell table:formula="of:=[.B398]-273" office:value-type="float" office:value="76.37" calcext:value-type="float">
            <text:p>76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8.56" calcext:value-type="float">
            <text:p>348.56</text:p>
          </table:table-cell>
          <table:table-cell table:formula="of:=[.B399]-273" office:value-type="float" office:value="75.56" calcext:value-type="float">
            <text:p>75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49.97" calcext:value-type="float">
            <text:p>349.97</text:p>
          </table:table-cell>
          <table:table-cell table:formula="of:=[.B400]-273" office:value-type="float" office:value="76.97" calcext:value-type="float">
            <text:p>76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50.15" calcext:value-type="float">
            <text:p>350.15</text:p>
          </table:table-cell>
          <table:table-cell table:formula="of:=[.B401]-273" office:value-type="float" office:value="77.15" calcext:value-type="float">
            <text:p>77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49.92" calcext:value-type="float">
            <text:p>349.92</text:p>
          </table:table-cell>
          <table:table-cell table:formula="of:=[.B402]-273" office:value-type="float" office:value="76.92" calcext:value-type="float">
            <text:p>76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9.17" calcext:value-type="float">
            <text:p>349.17</text:p>
          </table:table-cell>
          <table:table-cell table:formula="of:=[.B403]-273" office:value-type="float" office:value="76.17" calcext:value-type="float">
            <text:p>76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49.88" calcext:value-type="float">
            <text:p>349.88</text:p>
          </table:table-cell>
          <table:table-cell table:formula="of:=[.B404]-273" office:value-type="float" office:value="76.88" calcext:value-type="float">
            <text:p>76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50.08" calcext:value-type="float">
            <text:p>350.08</text:p>
          </table:table-cell>
          <table:table-cell table:formula="of:=[.B405]-273" office:value-type="float" office:value="77.08" calcext:value-type="float">
            <text:p>77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49.85" calcext:value-type="float">
            <text:p>349.85</text:p>
          </table:table-cell>
          <table:table-cell table:formula="of:=[.B406]-273" office:value-type="float" office:value="76.85" calcext:value-type="float">
            <text:p>76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9.11" calcext:value-type="float">
            <text:p>349.11</text:p>
          </table:table-cell>
          <table:table-cell table:formula="of:=[.B407]-273" office:value-type="float" office:value="76.11" calcext:value-type="float">
            <text:p>76.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9.34" calcext:value-type="float">
            <text:p>349.34</text:p>
          </table:table-cell>
          <table:table-cell table:formula="of:=[.B408]-273" office:value-type="float" office:value="76.34" calcext:value-type="float">
            <text:p>76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9.49" calcext:value-type="float">
            <text:p>349.49</text:p>
          </table:table-cell>
          <table:table-cell table:formula="of:=[.B409]-273" office:value-type="float" office:value="76.49" calcext:value-type="float">
            <text:p>76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9.24" calcext:value-type="float">
            <text:p>349.24</text:p>
          </table:table-cell>
          <table:table-cell table:formula="of:=[.B410]-273" office:value-type="float" office:value="76.24" calcext:value-type="float">
            <text:p>76.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8.45" calcext:value-type="float">
            <text:p>348.45</text:p>
          </table:table-cell>
          <table:table-cell table:formula="of:=[.B411]-273" office:value-type="float" office:value="75.45" calcext:value-type="float">
            <text:p>75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53.44" calcext:value-type="float">
            <text:p>353.44</text:p>
          </table:table-cell>
          <table:table-cell table:formula="of:=[.B412]-273" office:value-type="float" office:value="80.44" calcext:value-type="float">
            <text:p>80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9.43" calcext:value-type="float">
            <text:p>349.43</text:p>
          </table:table-cell>
          <table:table-cell table:formula="of:=[.B413]-273" office:value-type="float" office:value="76.43" calcext:value-type="float">
            <text:p>76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6.84" calcext:value-type="float">
            <text:p>346.84</text:p>
          </table:table-cell>
          <table:table-cell table:formula="of:=[.B414]-273" office:value-type="float" office:value="73.84" calcext:value-type="float">
            <text:p>73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7.29" calcext:value-type="float">
            <text:p>347.29</text:p>
          </table:table-cell>
          <table:table-cell table:formula="of:=[.B415]-273" office:value-type="float" office:value="74.29" calcext:value-type="float">
            <text:p>74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p_X4</text:p>
          </table:table-cell>
          <table:table-cell office:value-type="float" office:value="347" calcext:value-type="float">
            <text:p>347</text:p>
          </table:table-cell>
          <table:table-cell table:formula="of:=[.B416]-273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8.44" calcext:value-type="float">
            <text:p>348.44</text:p>
          </table:table-cell>
          <table:table-cell table:formula="of:=[.B417]-273" office:value-type="float" office:value="75.44" calcext:value-type="float">
            <text:p>75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8.02" calcext:value-type="float">
            <text:p>348.02</text:p>
          </table:table-cell>
          <table:table-cell table:formula="of:=[.B418]-273" office:value-type="float" office:value="75.02" calcext:value-type="float">
            <text:p>75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7.69" calcext:value-type="float">
            <text:p>347.69</text:p>
          </table:table-cell>
          <table:table-cell table:formula="of:=[.B419]-273" office:value-type="float" office:value="74.69" calcext:value-type="float">
            <text:p>74.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7.08" calcext:value-type="float">
            <text:p>347.08</text:p>
          </table:table-cell>
          <table:table-cell table:formula="of:=[.B420]-273" office:value-type="float" office:value="74.08" calcext:value-type="float">
            <text:p>74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8.71" calcext:value-type="float">
            <text:p>348.71</text:p>
          </table:table-cell>
          <table:table-cell table:formula="of:=[.B421]-273" office:value-type="float" office:value="75.71" calcext:value-type="float">
            <text:p>75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8.33" calcext:value-type="float">
            <text:p>348.33</text:p>
          </table:table-cell>
          <table:table-cell table:formula="of:=[.B422]-273" office:value-type="float" office:value="75.33" calcext:value-type="float">
            <text:p>75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8.02" calcext:value-type="float">
            <text:p>348.02</text:p>
          </table:table-cell>
          <table:table-cell table:formula="of:=[.B423]-273" office:value-type="float" office:value="75.02" calcext:value-type="float">
            <text:p>75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7.39" calcext:value-type="float">
            <text:p>347.39</text:p>
          </table:table-cell>
          <table:table-cell table:formula="of:=[.B424]-273" office:value-type="float" office:value="74.39" calcext:value-type="float">
            <text:p>74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8.61" calcext:value-type="float">
            <text:p>348.61</text:p>
          </table:table-cell>
          <table:table-cell table:formula="of:=[.B425]-273" office:value-type="float" office:value="75.61" calcext:value-type="float">
            <text:p>75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8.26" calcext:value-type="float">
            <text:p>348.26</text:p>
          </table:table-cell>
          <table:table-cell table:formula="of:=[.B426]-273" office:value-type="float" office:value="75.26" calcext:value-type="float">
            <text:p>75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7.95" calcext:value-type="float">
            <text:p>347.95</text:p>
          </table:table-cell>
          <table:table-cell table:formula="of:=[.B427]-273" office:value-type="float" office:value="74.95" calcext:value-type="float">
            <text:p>74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7.33" calcext:value-type="float">
            <text:p>347.33</text:p>
          </table:table-cell>
          <table:table-cell table:formula="of:=[.B428]-273" office:value-type="float" office:value="74.33" calcext:value-type="float">
            <text:p>74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8.26" calcext:value-type="float">
            <text:p>348.26</text:p>
          </table:table-cell>
          <table:table-cell table:formula="of:=[.B429]-273" office:value-type="float" office:value="75.26" calcext:value-type="float">
            <text:p>75.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7.88" calcext:value-type="float">
            <text:p>347.88</text:p>
          </table:table-cell>
          <table:table-cell table:formula="of:=[.B430]-273" office:value-type="float" office:value="74.88" calcext:value-type="float">
            <text:p>74.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7.56" calcext:value-type="float">
            <text:p>347.56</text:p>
          </table:table-cell>
          <table:table-cell table:formula="of:=[.B431]-273" office:value-type="float" office:value="74.56" calcext:value-type="float">
            <text:p>74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6.97" calcext:value-type="float">
            <text:p>346.97</text:p>
          </table:table-cell>
          <table:table-cell table:formula="of:=[.B432]-273" office:value-type="float" office:value="73.97" calcext:value-type="float">
            <text:p>73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52.47" calcext:value-type="float">
            <text:p>352.47</text:p>
          </table:table-cell>
          <table:table-cell table:formula="of:=[.B433]-273" office:value-type="float" office:value="79.47" calcext:value-type="float">
            <text:p>79.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9.27" calcext:value-type="float">
            <text:p>349.27</text:p>
          </table:table-cell>
          <table:table-cell table:formula="of:=[.B434]-273" office:value-type="float" office:value="76.27" calcext:value-type="float">
            <text:p>76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6.77" calcext:value-type="float">
            <text:p>346.77</text:p>
          </table:table-cell>
          <table:table-cell table:formula="of:=[.B435]-273" office:value-type="float" office:value="73.77" calcext:value-type="float">
            <text:p>73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7.23" calcext:value-type="float">
            <text:p>347.23</text:p>
          </table:table-cell>
          <table:table-cell table:formula="of:=[.B436]-273" office:value-type="float" office:value="74.23" calcext:value-type="float">
            <text:p>74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ink_X4</text:p>
          </table:table-cell>
          <table:table-cell office:value-type="float" office:value="345.95" calcext:value-type="float">
            <text:p>345.95</text:p>
          </table:table-cell>
          <table:table-cell table:formula="of:=[.B437]-273" office:value-type="float" office:value="72.95" calcext:value-type="float">
            <text:p>72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5.14" calcext:value-type="float">
            <text:p>345.14</text:p>
          </table:table-cell>
          <table:table-cell table:formula="of:=[.B438]-273" office:value-type="float" office:value="72.14" calcext:value-type="float">
            <text:p>72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40.95" calcext:value-type="float">
            <text:p>340.95</text:p>
          </table:table-cell>
          <table:table-cell table:formula="of:=[.B439]-273" office:value-type="float" office:value="67.95" calcext:value-type="float">
            <text:p>67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41.21" calcext:value-type="float">
            <text:p>341.21</text:p>
          </table:table-cell>
          <table:table-cell table:formula="of:=[.B440]-273" office:value-type="float" office:value="68.21" calcext:value-type="float">
            <text:p>68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41.98" calcext:value-type="float">
            <text:p>341.98</text:p>
          </table:table-cell>
          <table:table-cell table:formula="of:=[.B441]-273" office:value-type="float" office:value="68.98" calcext:value-type="float">
            <text:p>68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5.12" calcext:value-type="float">
            <text:p>345.12</text:p>
          </table:table-cell>
          <table:table-cell table:formula="of:=[.B442]-273" office:value-type="float" office:value="72.12" calcext:value-type="float">
            <text:p>72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40.94" calcext:value-type="float">
            <text:p>340.94</text:p>
          </table:table-cell>
          <table:table-cell table:formula="of:=[.B443]-273" office:value-type="float" office:value="67.94" calcext:value-type="float">
            <text:p>67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41.19" calcext:value-type="float">
            <text:p>341.19</text:p>
          </table:table-cell>
          <table:table-cell table:formula="of:=[.B444]-273" office:value-type="float" office:value="68.19" calcext:value-type="float">
            <text:p>68.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41.97" calcext:value-type="float">
            <text:p>341.97</text:p>
          </table:table-cell>
          <table:table-cell table:formula="of:=[.B445]-273" office:value-type="float" office:value="68.97" calcext:value-type="float">
            <text:p>68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5.03" calcext:value-type="float">
            <text:p>345.03</text:p>
          </table:table-cell>
          <table:table-cell table:formula="of:=[.B446]-273" office:value-type="float" office:value="72.03" calcext:value-type="float">
            <text:p>72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40.86" calcext:value-type="float">
            <text:p>340.86</text:p>
          </table:table-cell>
          <table:table-cell table:formula="of:=[.B447]-273" office:value-type="float" office:value="67.86" calcext:value-type="float">
            <text:p>67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41.08" calcext:value-type="float">
            <text:p>341.08</text:p>
          </table:table-cell>
          <table:table-cell table:formula="of:=[.B448]-273" office:value-type="float" office:value="68.08" calcext:value-type="float">
            <text:p>68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41.85" calcext:value-type="float">
            <text:p>341.85</text:p>
          </table:table-cell>
          <table:table-cell table:formula="of:=[.B449]-273" office:value-type="float" office:value="68.85" calcext:value-type="float">
            <text:p>68.85</text:p>
          </table:table-cell>
          <table:table-cell table:number-columns-repeated="13"/>
        </table:table-row>
      </table:table>
      <table:table table:name="TempMap2.5D" table:style-name="ta1"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54.66" calcext:value-type="float">
            <text:p>354.66</text:p>
          </table:table-cell>
          <table:table-cell table:formula="of:=[.B1]-273" office:value-type="float" office:value="81.66" calcext:value-type="float">
            <text:p>81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54.66" calcext:value-type="float">
            <text:p>354.66</text:p>
          </table:table-cell>
          <table:table-cell table:formula="of:=[.B2]-273" office:value-type="float" office:value="81.66" calcext:value-type="float">
            <text:p>81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53.15" calcext:value-type="float">
            <text:p>353.15</text:p>
          </table:table-cell>
          <table:table-cell table:formula="of:=[.B3]-273" office:value-type="float" office:value="80.15" calcext:value-type="float">
            <text:p>8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5.05" calcext:value-type="float">
            <text:p>355.05</text:p>
          </table:table-cell>
          <table:table-cell table:formula="of:=[.B4]-273" office:value-type="float" office:value="82.05" calcext:value-type="float">
            <text:p>8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5.41" calcext:value-type="float">
            <text:p>355.41</text:p>
          </table:table-cell>
          <table:table-cell table:formula="of:=[.B5]-273" office:value-type="float" office:value="82.41" calcext:value-type="float">
            <text:p>82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54.15" calcext:value-type="float">
            <text:p>354.15</text:p>
          </table:table-cell>
          <table:table-cell table:formula="of:=[.B6]-273" office:value-type="float" office:value="81.15" calcext:value-type="float">
            <text:p>81.15</text:p>
          </table:table-cell>
          <table:table-cell table:number-columns-repeated="7"/>
          <table:table-cell table:style-name="ce9" table:formula="of:=[.C36]" office:value-type="float" office:value="74.28" calcext:value-type="float" table:number-columns-spanned="5" table:number-rows-spanned="1">
            <text:p>74.28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5.32" calcext:value-type="float">
            <text:p>355.32</text:p>
          </table:table-cell>
          <table:table-cell table:formula="of:=[.B7]-273" office:value-type="float" office:value="82.32" calcext:value-type="float">
            <text:p>82.32</text:p>
          </table:table-cell>
          <table:table-cell table:number-columns-repeated="3"/>
          <table:table-cell table:formula="of:=['TempMap2.5D'.C15]" office:value-type="float" office:value="78.46" calcext:value-type="float">
            <text:p>78.46</text:p>
          </table:table-cell>
          <table:table-cell table:formula="of:=['TempMap2.5D'.C16]" office:value-type="float" office:value="79.24" calcext:value-type="float">
            <text:p>79.24</text:p>
          </table:table-cell>
          <table:table-cell table:formula="of:=['TempMap2.5D'.C17]" office:value-type="float" office:value="79.3" calcext:value-type="float">
            <text:p>79.3</text:p>
          </table:table-cell>
          <table:table-cell table:formula="of:=['TempMap2.5D'.C18]" office:value-type="float" office:value="78.37" calcext:value-type="float">
            <text:p>78.37</text:p>
          </table:table-cell>
          <table:table-cell table:style-name="ce9" table:formula="of:=[.C35]" office:value-type="float" office:value="76.45" calcext:value-type="float" table:number-columns-spanned="1" table:number-rows-spanned="4">
            <text:p>76.45</text:p>
          </table:table-cell>
          <table:table-cell table:formula="of:=['TempMap2.5D'.C31]" office:value-type="float" office:value="78.75" calcext:value-type="float">
            <text:p>78.75</text:p>
          </table:table-cell>
          <table:table-cell table:formula="of:=['TempMap2.5D'.C32]" office:value-type="float" office:value="85.58" calcext:value-type="float">
            <text:p>85.58</text:p>
          </table:table-cell>
          <table:table-cell table:formula="of:=['TempMap2.5D'.C33]" office:value-type="float" office:value="92.4" calcext:value-type="float">
            <text:p>92.4</text:p>
          </table:table-cell>
          <table:table-cell table:formula="of:=['TempMap2.5D'.C34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6.57" calcext:value-type="float">
            <text:p>356.57</text:p>
          </table:table-cell>
          <table:table-cell table:formula="of:=[.B8]-273" office:value-type="float" office:value="83.57" calcext:value-type="float">
            <text:p>83.57</text:p>
          </table:table-cell>
          <table:table-cell table:number-columns-repeated="3"/>
          <table:table-cell table:formula="of:=['TempMap2.5D'.C11]" office:value-type="float" office:value="81.24" calcext:value-type="float">
            <text:p>81.24</text:p>
          </table:table-cell>
          <table:table-cell table:formula="of:=['TempMap2.5D'.C12]" office:value-type="float" office:value="81.56" calcext:value-type="float">
            <text:p>81.56</text:p>
          </table:table-cell>
          <table:table-cell table:formula="of:=['TempMap2.5D'.C13]" office:value-type="float" office:value="81.52" calcext:value-type="float">
            <text:p>81.52</text:p>
          </table:table-cell>
          <table:table-cell table:formula="of:=['TempMap2.5D'.C14]" office:value-type="float" office:value="80.45" calcext:value-type="float">
            <text:p>80.45</text:p>
          </table:table-cell>
          <table:covered-table-cell/>
          <table:table-cell table:formula="of:=['TempMap2.5D'.C27]" office:value-type="float" office:value="80.98" calcext:value-type="float">
            <text:p>80.98</text:p>
          </table:table-cell>
          <table:table-cell table:formula="of:=['TempMap2.5D'.C28]" office:value-type="float" office:value="94.12" calcext:value-type="float">
            <text:p>94.12</text:p>
          </table:table-cell>
          <table:table-cell table:formula="of:=['TempMap2.5D'.C29]" office:value-type="float" office:value="107.25" calcext:value-type="float">
            <text:p>107.25</text:p>
          </table:table-cell>
          <table:table-cell table:formula="of:=['TempMap2.5D'.C30]" office:value-type="float" office:value="107.25" calcext:value-type="float">
            <text:p>107.25</text:p>
          </table:table-cell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6.76" calcext:value-type="float">
            <text:p>356.76</text:p>
          </table:table-cell>
          <table:table-cell table:formula="of:=[.B9]-273" office:value-type="float" office:value="83.76" calcext:value-type="float">
            <text:p>83.76</text:p>
          </table:table-cell>
          <table:table-cell table:number-columns-repeated="3"/>
          <table:table-cell table:formula="of:=['TempMap2.5D'.C7]" office:value-type="float" office:value="82.32" calcext:value-type="float">
            <text:p>82.32</text:p>
          </table:table-cell>
          <table:table-cell table:formula="of:=['TempMap2.5D'.C8]" office:value-type="float" office:value="83.57" calcext:value-type="float">
            <text:p>83.57</text:p>
          </table:table-cell>
          <table:table-cell table:formula="of:=['TempMap2.5D'.C9]" office:value-type="float" office:value="83.76" calcext:value-type="float">
            <text:p>83.76</text:p>
          </table:table-cell>
          <table:table-cell table:formula="of:=['TempMap2.5D'.C10]" office:value-type="float" office:value="82.45" calcext:value-type="float">
            <text:p>82.45</text:p>
          </table:table-cell>
          <table:covered-table-cell/>
          <table:table-cell table:formula="of:=['TempMap2.5D'.C23]" office:value-type="float" office:value="81.09" calcext:value-type="float">
            <text:p>81.09</text:p>
          </table:table-cell>
          <table:table-cell table:formula="of:=['TempMap2.5D'.C24]" office:value-type="float" office:value="94.21" calcext:value-type="float">
            <text:p>94.21</text:p>
          </table:table-cell>
          <table:table-cell table:formula="of:=['TempMap2.5D'.C25]" office:value-type="float" office:value="107.34" calcext:value-type="float">
            <text:p>107.34</text:p>
          </table:table-cell>
          <table:table-cell table:formula="of:=['TempMap2.5D'.C26]" office:value-type="float" office:value="107.34" calcext:value-type="float">
            <text:p>107.34</text:p>
          </table:table-cell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55.45" calcext:value-type="float">
            <text:p>355.45</text:p>
          </table:table-cell>
          <table:table-cell table:formula="of:=[.B10]-273" office:value-type="float" office:value="82.45" calcext:value-type="float">
            <text:p>82.45</text:p>
          </table:table-cell>
          <table:table-cell table:number-columns-repeated="3"/>
          <table:table-cell table:formula="of:=['TempMap2.5D'.C3]" office:value-type="float" office:value="80.15" calcext:value-type="float">
            <text:p>80.15</text:p>
          </table:table-cell>
          <table:table-cell table:formula="of:=['TempMap2.5D'.C4]" office:value-type="float" office:value="82.05" calcext:value-type="float">
            <text:p>82.05</text:p>
          </table:table-cell>
          <table:table-cell table:formula="of:=['TempMap2.5D'.C5]" office:value-type="float" office:value="82.41" calcext:value-type="float">
            <text:p>82.41</text:p>
          </table:table-cell>
          <table:table-cell table:formula="of:=['TempMap2.5D'.C6]" office:value-type="float" office:value="81.15" calcext:value-type="float">
            <text:p>81.15</text:p>
          </table:table-cell>
          <table:covered-table-cell/>
          <table:table-cell table:formula="of:=['TempMap2.5D'.C19]" office:value-type="float" office:value="78.94" calcext:value-type="float">
            <text:p>78.94</text:p>
          </table:table-cell>
          <table:table-cell table:formula="of:=['TempMap2.5D'.C20]" office:value-type="float" office:value="85.73" calcext:value-type="float">
            <text:p>85.73</text:p>
          </table:table-cell>
          <table:table-cell table:formula="of:=['TempMap2.5D'.C21]" office:value-type="float" office:value="92.53" calcext:value-type="float">
            <text:p>92.53</text:p>
          </table:table-cell>
          <table:table-cell table:formula="of:=['TempMap2.5D'.C22]" office:value-type="float" office:value="92.53" calcext:value-type="float">
            <text:p>92.53</text:p>
          </table:table-cell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54.24" calcext:value-type="float">
            <text:p>354.24</text:p>
          </table:table-cell>
          <table:table-cell table:formula="of:=[.B11]-273" office:value-type="float" office:value="81.24" calcext:value-type="float">
            <text:p>81.24</text:p>
          </table:table-cell>
          <table:table-cell table:number-columns-repeated="7"/>
          <table:table-cell table:style-name="ce9" table:formula="of:=[.C37]" office:value-type="float" office:value="74.84" calcext:value-type="float" table:number-columns-spanned="5" table:number-rows-spanned="1">
            <text:p>74.8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54.56" calcext:value-type="float">
            <text:p>354.56</text:p>
          </table:table-cell>
          <table:table-cell table:formula="of:=[.B12]-273" office:value-type="float" office:value="81.56" calcext:value-type="float">
            <text:p>81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54.52" calcext:value-type="float">
            <text:p>354.52</text:p>
          </table:table-cell>
          <table:table-cell table:formula="of:=[.B13]-273" office:value-type="float" office:value="81.52" calcext:value-type="float">
            <text:p>81.52</text:p>
          </table:table-cell>
          <table:table-cell table:number-columns-repeated="7"/>
          <table:table-cell table:style-name="ce9" table:formula="of:=[.C76]" office:value-type="float" office:value="74.28" calcext:value-type="float" table:number-columns-spanned="5" table:number-rows-spanned="1">
            <text:p>74.28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53.45" calcext:value-type="float">
            <text:p>353.45</text:p>
          </table:table-cell>
          <table:table-cell table:formula="of:=[.B14]-273" office:value-type="float" office:value="80.45" calcext:value-type="float">
            <text:p>80.45</text:p>
          </table:table-cell>
          <table:table-cell table:number-columns-repeated="3"/>
          <table:table-cell table:style-name="ce9" table:formula="of:=[.C74]" office:value-type="float" office:value="82.72" calcext:value-type="float" table:number-columns-spanned="4" table:number-rows-spanned="4">
            <text:p>82.72</text:p>
          </table:table-cell>
          <table:covered-table-cell table:number-columns-repeated="3"/>
          <table:table-cell table:style-name="ce9" table:formula="of:=[.C75]" office:value-type="float" office:value="76.44" calcext:value-type="float" table:number-columns-spanned="1" table:number-rows-spanned="4">
            <text:p>76.44</text:p>
          </table:table-cell>
          <table:table-cell table:formula="of:=['TempMap2.5D'.C70]" office:value-type="float" office:value="78.69" calcext:value-type="float">
            <text:p>78.69</text:p>
          </table:table-cell>
          <table:table-cell table:formula="of:=['TempMap2.5D'.C71]" office:value-type="float" office:value="85.31" calcext:value-type="float">
            <text:p>85.31</text:p>
          </table:table-cell>
          <table:table-cell table:formula="of:=['TempMap2.5D'.C72]" office:value-type="float" office:value="91.93" calcext:value-type="float">
            <text:p>91.93</text:p>
          </table:table-cell>
          <table:table-cell table:formula="of:=['TempMap2.5D'.C73]" office:value-type="float" office:value="91.93" calcext:value-type="float">
            <text:p>91.93</text:p>
          </table:table-cell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51.46" calcext:value-type="float">
            <text:p>351.46</text:p>
          </table:table-cell>
          <table:table-cell table:formula="of:=[.B15]-273" office:value-type="float" office:value="78.46" calcext:value-type="float">
            <text:p>78.46</text:p>
          </table:table-cell>
          <table:table-cell table:number-columns-repeated="3"/>
          <table:covered-table-cell table:number-columns-repeated="5"/>
          <table:table-cell table:formula="of:=['TempMap2.5D'.C66]" office:value-type="float" office:value="80.88" calcext:value-type="float">
            <text:p>80.88</text:p>
          </table:table-cell>
          <table:table-cell table:formula="of:=['TempMap2.5D'.C67]" office:value-type="float" office:value="93.63" calcext:value-type="float">
            <text:p>93.63</text:p>
          </table:table-cell>
          <table:table-cell table:formula="of:=['TempMap2.5D'.C68]" office:value-type="float" office:value="106.37" calcext:value-type="float">
            <text:p>106.37</text:p>
          </table:table-cell>
          <table:table-cell table:formula="of:=['TempMap2.5D'.C69]" office:value-type="float" office:value="106.37" calcext:value-type="float">
            <text:p>106.37</text:p>
          </table:table-cell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52.24" calcext:value-type="float">
            <text:p>352.24</text:p>
          </table:table-cell>
          <table:table-cell table:formula="of:=[.B16]-273" office:value-type="float" office:value="79.24" calcext:value-type="float">
            <text:p>79.24</text:p>
          </table:table-cell>
          <table:table-cell table:number-columns-repeated="3"/>
          <table:covered-table-cell table:number-columns-repeated="5"/>
          <table:table-cell table:formula="of:=['TempMap2.5D'.C62]" office:value-type="float" office:value="80.99" calcext:value-type="float">
            <text:p>80.99</text:p>
          </table:table-cell>
          <table:table-cell table:formula="of:=['TempMap2.5D'.C63]" office:value-type="float" office:value="93.72" calcext:value-type="float">
            <text:p>93.72</text:p>
          </table:table-cell>
          <table:table-cell table:formula="of:=['TempMap2.5D'.C64]" office:value-type="float" office:value="106.46" calcext:value-type="float">
            <text:p>106.46</text:p>
          </table:table-cell>
          <table:table-cell table:formula="of:=['TempMap2.5D'.C65]" office:value-type="float" office:value="106.46" calcext:value-type="float">
            <text:p>106.46</text:p>
          </table:table-cell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52.3" calcext:value-type="float">
            <text:p>352.3</text:p>
          </table:table-cell>
          <table:table-cell table:formula="of:=[.B17]-273" office:value-type="float" office:value="79.3" calcext:value-type="float">
            <text:p>79.3</text:p>
          </table:table-cell>
          <table:table-cell table:number-columns-repeated="3"/>
          <table:covered-table-cell table:number-columns-repeated="5"/>
          <table:table-cell table:formula="of:=['TempMap2.5D'.C58]" office:value-type="float" office:value="78.88" calcext:value-type="float">
            <text:p>78.88</text:p>
          </table:table-cell>
          <table:table-cell table:formula="of:=['TempMap2.5D'.C59]" office:value-type="float" office:value="85.46" calcext:value-type="float">
            <text:p>85.46</text:p>
          </table:table-cell>
          <table:table-cell table:formula="of:=['TempMap2.5D'.C60]" office:value-type="float" office:value="92.05" calcext:value-type="float">
            <text:p>92.05</text:p>
          </table:table-cell>
          <table:table-cell table:formula="of:=['TempMap2.5D'.C61]" office:value-type="float" office:value="92.05" calcext:value-type="float">
            <text:p>92.05</text:p>
          </table:table-cell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51.37" calcext:value-type="float">
            <text:p>351.37</text:p>
          </table:table-cell>
          <table:table-cell table:formula="of:=[.B18]-273" office:value-type="float" office:value="78.37" calcext:value-type="float">
            <text:p>78.37</text:p>
          </table:table-cell>
          <table:table-cell table:number-columns-repeated="7"/>
          <table:table-cell table:style-name="ce9" table:formula="of:=[.C77]" office:value-type="float" office:value="74.84" calcext:value-type="float" table:number-columns-spanned="5" table:number-rows-spanned="1">
            <text:p>74.8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51.94" calcext:value-type="float">
            <text:p>351.94</text:p>
          </table:table-cell>
          <table:table-cell table:formula="of:=[.B19]-273" office:value-type="float" office:value="78.94" calcext:value-type="float">
            <text:p>78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58.73" calcext:value-type="float">
            <text:p>358.73</text:p>
          </table:table-cell>
          <table:table-cell table:formula="of:=[.B20]-273" office:value-type="float" office:value="85.73" calcext:value-type="float">
            <text:p>85.73</text:p>
          </table:table-cell>
          <table:table-cell table:number-columns-repeated="7"/>
          <table:table-cell table:style-name="ce9" table:formula="of:=[.C116]" office:value-type="float" office:value="74.27" calcext:value-type="float" table:number-columns-spanned="5" table:number-rows-spanned="1">
            <text:p>74.2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65.53" calcext:value-type="float">
            <text:p>365.53</text:p>
          </table:table-cell>
          <table:table-cell table:formula="of:=[.B21]-273" office:value-type="float" office:value="92.53" calcext:value-type="float">
            <text:p>92.53</text:p>
          </table:table-cell>
          <table:table-cell table:number-columns-repeated="3"/>
          <table:table-cell table:style-name="ce9" table:formula="of:=[.C114]" office:value-type="float" office:value="82.41" calcext:value-type="float" table:number-columns-spanned="4" table:number-rows-spanned="4">
            <text:p>82.41</text:p>
          </table:table-cell>
          <table:covered-table-cell table:number-columns-repeated="3"/>
          <table:table-cell table:style-name="ce9" table:formula="of:=[.C115]" office:value-type="float" office:value="76.44" calcext:value-type="float" table:number-columns-spanned="1" table:number-rows-spanned="4">
            <text:p>76.44</text:p>
          </table:table-cell>
          <table:table-cell table:formula="of:=['TempMap2.5D'.C110]" office:value-type="float" office:value="78.58" calcext:value-type="float">
            <text:p>78.58</text:p>
          </table:table-cell>
          <table:table-cell table:formula="of:=['TempMap2.5D'.C111]" office:value-type="float" office:value="84.85" calcext:value-type="float">
            <text:p>84.85</text:p>
          </table:table-cell>
          <table:table-cell table:formula="of:=['TempMap2.5D'.C112]" office:value-type="float" office:value="91.12" calcext:value-type="float">
            <text:p>91.12</text:p>
          </table:table-cell>
          <table:table-cell table:formula="of:=['TempMap2.5D'.C113]" office:value-type="float" office:value="91.12" calcext:value-type="float">
            <text:p>91.12</text:p>
          </table:table-cell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65.53" calcext:value-type="float">
            <text:p>365.53</text:p>
          </table:table-cell>
          <table:table-cell table:formula="of:=[.B22]-273" office:value-type="float" office:value="92.53" calcext:value-type="float">
            <text:p>92.53</text:p>
          </table:table-cell>
          <table:table-cell table:number-columns-repeated="3"/>
          <table:covered-table-cell table:number-columns-repeated="5"/>
          <table:table-cell table:formula="of:=['TempMap2.5D'.C106]" office:value-type="float" office:value="80.71" calcext:value-type="float">
            <text:p>80.71</text:p>
          </table:table-cell>
          <table:table-cell table:formula="of:=['TempMap2.5D'.C107]" office:value-type="float" office:value="92.8" calcext:value-type="float">
            <text:p>92.8</text:p>
          </table:table-cell>
          <table:table-cell table:formula="of:=['TempMap2.5D'.C108]" office:value-type="float" office:value="104.9" calcext:value-type="float">
            <text:p>104.9</text:p>
          </table:table-cell>
          <table:table-cell table:formula="of:=['TempMap2.5D'.C109]"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54.09" calcext:value-type="float">
            <text:p>354.09</text:p>
          </table:table-cell>
          <table:table-cell table:formula="of:=[.B23]-273" office:value-type="float" office:value="81.09" calcext:value-type="float">
            <text:p>81.09</text:p>
          </table:table-cell>
          <table:table-cell table:number-columns-repeated="3"/>
          <table:covered-table-cell table:number-columns-repeated="5"/>
          <table:table-cell table:formula="of:=['TempMap2.5D'.C102]" office:value-type="float" office:value="80.81" calcext:value-type="float">
            <text:p>80.81</text:p>
          </table:table-cell>
          <table:table-cell table:formula="of:=['TempMap2.5D'.C103]" office:value-type="float" office:value="92.9" calcext:value-type="float">
            <text:p>92.9</text:p>
          </table:table-cell>
          <table:table-cell table:formula="of:=['TempMap2.5D'.C104]" office:value-type="float" office:value="104.98" calcext:value-type="float">
            <text:p>104.98</text:p>
          </table:table-cell>
          <table:table-cell table:formula="of:=['TempMap2.5D'.C105]" office:value-type="float" office:value="104.98" calcext:value-type="float">
            <text:p>104.98</text:p>
          </table:table-cell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67.21" calcext:value-type="float">
            <text:p>367.21</text:p>
          </table:table-cell>
          <table:table-cell table:formula="of:=[.B24]-273" office:value-type="float" office:value="94.21" calcext:value-type="float">
            <text:p>94.21</text:p>
          </table:table-cell>
          <table:table-cell table:number-columns-repeated="3"/>
          <table:covered-table-cell table:number-columns-repeated="5"/>
          <table:table-cell table:formula="of:=['TempMap2.5D'.C98]" office:value-type="float" office:value="78.77" calcext:value-type="float">
            <text:p>78.77</text:p>
          </table:table-cell>
          <table:table-cell table:formula="of:=['TempMap2.5D'.C99]" office:value-type="float" office:value="85.01" calcext:value-type="float">
            <text:p>85.01</text:p>
          </table:table-cell>
          <table:table-cell table:formula="of:=['TempMap2.5D'.C100]" office:value-type="float" office:value="91.25" calcext:value-type="float">
            <text:p>91.25</text:p>
          </table:table-cell>
          <table:table-cell table:formula="of:=['TempMap2.5D'.C101]" office:value-type="float" office:value="91.25" calcext:value-type="float">
            <text:p>91.25</text:p>
          </table:table-cell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80.34" calcext:value-type="float">
            <text:p>380.34</text:p>
          </table:table-cell>
          <table:table-cell table:formula="of:=[.B25]-273" office:value-type="float" office:value="107.34" calcext:value-type="float">
            <text:p>107.34</text:p>
          </table:table-cell>
          <table:table-cell table:number-columns-repeated="7"/>
          <table:table-cell table:style-name="ce9" table:formula="of:=[.C117]" office:value-type="float" office:value="74.84" calcext:value-type="float" table:number-columns-spanned="5" table:number-rows-spanned="1">
            <text:p>74.8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80.34" calcext:value-type="float">
            <text:p>380.34</text:p>
          </table:table-cell>
          <table:table-cell table:formula="of:=[.B26]-273" office:value-type="float" office:value="107.34" calcext:value-type="float">
            <text:p>107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53.98" calcext:value-type="float">
            <text:p>353.98</text:p>
          </table:table-cell>
          <table:table-cell table:formula="of:=[.B27]-273" office:value-type="float" office:value="80.98" calcext:value-type="float">
            <text:p>80.98</text:p>
          </table:table-cell>
          <table:table-cell table:number-columns-repeated="7"/>
          <table:table-cell table:style-name="ce9" table:formula="of:=[.C156]" office:value-type="float" office:value="74.27" calcext:value-type="float" table:number-columns-spanned="5" table:number-rows-spanned="1">
            <text:p>74.2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67.12" calcext:value-type="float">
            <text:p>367.12</text:p>
          </table:table-cell>
          <table:table-cell table:formula="of:=[.B28]-273" office:value-type="float" office:value="94.12" calcext:value-type="float">
            <text:p>94.12</text:p>
          </table:table-cell>
          <table:table-cell table:number-columns-repeated="3"/>
          <table:table-cell table:style-name="ce9" table:formula="of:=[.C154]" office:value-type="float" office:value="82.11" calcext:value-type="float" table:number-columns-spanned="4" table:number-rows-spanned="4">
            <text:p>82.11</text:p>
          </table:table-cell>
          <table:covered-table-cell table:number-columns-repeated="3"/>
          <table:table-cell table:style-name="ce9" table:formula="of:=[.C155]" office:value-type="float" office:value="76.43" calcext:value-type="float" table:number-columns-spanned="1" table:number-rows-spanned="4">
            <text:p>76.43</text:p>
          </table:table-cell>
          <table:table-cell table:formula="of:=['TempMap2.5D'.C150]" office:value-type="float" office:value="78.42" calcext:value-type="float">
            <text:p>78.42</text:p>
          </table:table-cell>
          <table:table-cell table:formula="of:=['TempMap2.5D'.C151]" office:value-type="float" office:value="84.21" calcext:value-type="float">
            <text:p>84.21</text:p>
          </table:table-cell>
          <table:table-cell table:formula="of:=['TempMap2.5D'.C152]" office:value-type="float" office:value="89.99" calcext:value-type="float">
            <text:p>89.99</text:p>
          </table:table-cell>
          <table:table-cell table:formula="of:=['TempMap2.5D'.C153]" office:value-type="float" office:value="89.99" calcext:value-type="float">
            <text:p>89.99</text:p>
          </table:table-cell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80.25" calcext:value-type="float">
            <text:p>380.25</text:p>
          </table:table-cell>
          <table:table-cell table:formula="of:=[.B29]-273" office:value-type="float" office:value="107.25" calcext:value-type="float">
            <text:p>107.25</text:p>
          </table:table-cell>
          <table:table-cell table:number-columns-repeated="3"/>
          <table:covered-table-cell table:number-columns-repeated="5"/>
          <table:table-cell table:formula="of:=['TempMap2.5D'.C146]" office:value-type="float" office:value="80.47" calcext:value-type="float">
            <text:p>80.47</text:p>
          </table:table-cell>
          <table:table-cell table:formula="of:=['TempMap2.5D'.C147]" office:value-type="float" office:value="91.64" calcext:value-type="float">
            <text:p>91.64</text:p>
          </table:table-cell>
          <table:table-cell table:formula="of:=['TempMap2.5D'.C148]" office:value-type="float" office:value="102.81" calcext:value-type="float">
            <text:p>102.81</text:p>
          </table:table-cell>
          <table:table-cell table:formula="of:=['TempMap2.5D'.C149]" office:value-type="float" office:value="102.81" calcext:value-type="float">
            <text:p>102.81</text:p>
          </table:table-cell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80.25" calcext:value-type="float">
            <text:p>380.25</text:p>
          </table:table-cell>
          <table:table-cell table:formula="of:=[.B30]-273" office:value-type="float" office:value="107.25" calcext:value-type="float">
            <text:p>107.25</text:p>
          </table:table-cell>
          <table:table-cell table:number-columns-repeated="3"/>
          <table:covered-table-cell table:number-columns-repeated="5"/>
          <table:table-cell table:formula="of:=['TempMap2.5D'.C142]" office:value-type="float" office:value="80.57" calcext:value-type="float">
            <text:p>80.57</text:p>
          </table:table-cell>
          <table:table-cell table:formula="of:=['TempMap2.5D'.C143]" office:value-type="float" office:value="91.73" calcext:value-type="float">
            <text:p>91.73</text:p>
          </table:table-cell>
          <table:table-cell table:formula="of:=['TempMap2.5D'.C144]" office:value-type="float" office:value="102.89" calcext:value-type="float">
            <text:p>102.89</text:p>
          </table:table-cell>
          <table:table-cell table:formula="of:=['TempMap2.5D'.C145]" office:value-type="float" office:value="102.89" calcext:value-type="float">
            <text:p>102.89</text:p>
          </table:table-cell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51.75" calcext:value-type="float">
            <text:p>351.75</text:p>
          </table:table-cell>
          <table:table-cell table:formula="of:=[.B31]-273" office:value-type="float" office:value="78.75" calcext:value-type="float">
            <text:p>78.75</text:p>
          </table:table-cell>
          <table:table-cell table:number-columns-repeated="3"/>
          <table:covered-table-cell table:number-columns-repeated="5"/>
          <table:table-cell table:formula="of:=['TempMap2.5D'.C138]" office:value-type="float" office:value="78.61" calcext:value-type="float">
            <text:p>78.61</text:p>
          </table:table-cell>
          <table:table-cell table:formula="of:=['TempMap2.5D'.C139]" office:value-type="float" office:value="84.37" calcext:value-type="float">
            <text:p>84.37</text:p>
          </table:table-cell>
          <table:table-cell table:formula="of:=['TempMap2.5D'.C140]" office:value-type="float" office:value="90.12" calcext:value-type="float">
            <text:p>90.12</text:p>
          </table:table-cell>
          <table:table-cell table:formula="of:=['TempMap2.5D'.C141]" office:value-type="float" office:value="90.12" calcext:value-type="float">
            <text:p>90.12</text:p>
          </table:table-cell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58.58" calcext:value-type="float">
            <text:p>358.58</text:p>
          </table:table-cell>
          <table:table-cell table:formula="of:=[.B32]-273" office:value-type="float" office:value="85.58" calcext:value-type="float">
            <text:p>85.58</text:p>
          </table:table-cell>
          <table:table-cell table:number-columns-repeated="7"/>
          <table:table-cell table:style-name="ce9" table:formula="of:=[.C157]" office:value-type="float" office:value="74.83" calcext:value-type="float" table:number-columns-spanned="5" table:number-rows-spanned="1">
            <text:p>74.8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65.4" calcext:value-type="float">
            <text:p>365.4</text:p>
          </table:table-cell>
          <table:table-cell table:formula="of:=[.B33]-273" office:value-type="float" office:value="92.4" calcext:value-type="float">
            <text:p>92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65.4" calcext:value-type="float">
            <text:p>365.4</text:p>
          </table:table-cell>
          <table:table-cell table:formula="of:=[.B34]-273" office:value-type="float" office:value="92.4" calcext:value-type="float">
            <text:p>92.4</text:p>
          </table:table-cell>
          <table:table-cell table:number-columns-repeated="7"/>
          <table:table-cell table:style-name="ce9" table:formula="of:=[.C196]" office:value-type="float" office:value="74.27" calcext:value-type="float" table:number-columns-spanned="5" table:number-rows-spanned="1">
            <text:p>74.2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49.45" calcext:value-type="float">
            <text:p>349.45</text:p>
          </table:table-cell>
          <table:table-cell table:formula="of:=[.B35]-273" office:value-type="float" office:value="76.45" calcext:value-type="float">
            <text:p>76.45</text:p>
          </table:table-cell>
          <table:table-cell table:number-columns-repeated="3"/>
          <table:table-cell table:style-name="ce9" table:formula="of:=[.C194]" office:value-type="float" office:value="81.8" calcext:value-type="float" table:number-columns-spanned="4" table:number-rows-spanned="4">
            <text:p>81.8</text:p>
          </table:table-cell>
          <table:covered-table-cell table:number-columns-repeated="3"/>
          <table:table-cell table:style-name="ce9" table:formula="of:=[.C195]" office:value-type="float" office:value="76.43" calcext:value-type="float" table:number-columns-spanned="1" table:number-rows-spanned="4">
            <text:p>76.43</text:p>
          </table:table-cell>
          <table:table-cell table:formula="of:=['TempMap2.5D'.C190]" office:value-type="float" office:value="78.22" calcext:value-type="float">
            <text:p>78.22</text:p>
          </table:table-cell>
          <table:table-cell table:formula="of:=['TempMap2.5D'.C191]" office:value-type="float" office:value="83.38" calcext:value-type="float">
            <text:p>83.38</text:p>
          </table:table-cell>
          <table:table-cell table:formula="of:=['TempMap2.5D'.C192]" office:value-type="float" office:value="88.54" calcext:value-type="float">
            <text:p>88.54</text:p>
          </table:table-cell>
          <table:table-cell table:formula="of:=['TempMap2.5D'.C193]" office:value-type="float" office:value="88.54" calcext:value-type="float">
            <text:p>88.54</text:p>
          </table:table-cell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7.28" calcext:value-type="float">
            <text:p>347.28</text:p>
          </table:table-cell>
          <table:table-cell table:formula="of:=[.B36]-273" office:value-type="float" office:value="74.28" calcext:value-type="float">
            <text:p>74.28</text:p>
          </table:table-cell>
          <table:table-cell table:number-columns-repeated="3"/>
          <table:covered-table-cell table:number-columns-repeated="5"/>
          <table:table-cell table:formula="of:=['TempMap2.5D'.C186]" office:value-type="float" office:value="80.15" calcext:value-type="float">
            <text:p>80.15</text:p>
          </table:table-cell>
          <table:table-cell table:formula="of:=['TempMap2.5D'.C187]" office:value-type="float" office:value="90.13" calcext:value-type="float">
            <text:p>90.13</text:p>
          </table:table-cell>
          <table:table-cell table:formula="of:=['TempMap2.5D'.C188]" office:value-type="float" office:value="100.12" calcext:value-type="float">
            <text:p>100.12</text:p>
          </table:table-cell>
          <table:table-cell table:formula="of:=['TempMap2.5D'.C189]" office:value-type="float" office:value="100.12" calcext:value-type="float">
            <text:p>100.12</text:p>
          </table:table-cell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7.84" calcext:value-type="float">
            <text:p>347.84</text:p>
          </table:table-cell>
          <table:table-cell table:formula="of:=[.B37]-273" office:value-type="float" office:value="74.84" calcext:value-type="float">
            <text:p>74.84</text:p>
          </table:table-cell>
          <table:table-cell table:number-columns-repeated="3"/>
          <table:covered-table-cell table:number-columns-repeated="5"/>
          <table:table-cell table:formula="of:=['TempMap2.5D'.C182]" office:value-type="float" office:value="80.25" calcext:value-type="float">
            <text:p>80.25</text:p>
          </table:table-cell>
          <table:table-cell table:formula="of:=['TempMap2.5D'.C183]" office:value-type="float" office:value="90.22" calcext:value-type="float">
            <text:p>90.22</text:p>
          </table:table-cell>
          <table:table-cell table:formula="of:=['TempMap2.5D'.C184]" office:value-type="float" office:value="100.2" calcext:value-type="float">
            <text:p>100.2</text:p>
          </table:table-cell>
          <table:table-cell table:formula="of:=['TempMap2.5D'.C185]"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51.9" calcext:value-type="float">
            <text:p>351.9</text:p>
          </table:table-cell>
          <table:table-cell table:formula="of:=[.B38]-273" office:value-type="float" office:value="78.9" calcext:value-type="float">
            <text:p>78.9</text:p>
          </table:table-cell>
          <table:table-cell table:number-columns-repeated="3"/>
          <table:covered-table-cell table:number-columns-repeated="5"/>
          <table:table-cell table:formula="of:=['TempMap2.5D'.C178]" office:value-type="float" office:value="78.41" calcext:value-type="float">
            <text:p>78.41</text:p>
          </table:table-cell>
          <table:table-cell table:formula="of:=['TempMap2.5D'.C179]" office:value-type="float" office:value="83.54" calcext:value-type="float">
            <text:p>83.54</text:p>
          </table:table-cell>
          <table:table-cell table:formula="of:=['TempMap2.5D'.C180]" office:value-type="float" office:value="88.66" calcext:value-type="float">
            <text:p>88.66</text:p>
          </table:table-cell>
          <table:table-cell table:formula="of:=['TempMap2.5D'.C181]" office:value-type="float" office:value="88.66" calcext:value-type="float">
            <text:p>88.66</text:p>
          </table:table-cell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58.68" calcext:value-type="float">
            <text:p>358.68</text:p>
          </table:table-cell>
          <table:table-cell table:formula="of:=[.B39]-273" office:value-type="float" office:value="85.68" calcext:value-type="float">
            <text:p>85.68</text:p>
          </table:table-cell>
          <table:table-cell table:number-columns-repeated="7"/>
          <table:table-cell table:style-name="ce9" table:formula="of:=[.C197]" office:value-type="float" office:value="74.83" calcext:value-type="float" table:number-columns-spanned="5" table:number-rows-spanned="1">
            <text:p>74.8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65.46" calcext:value-type="float">
            <text:p>365.46</text:p>
          </table:table-cell>
          <table:table-cell table:formula="of:=[.B40]-273" office:value-type="float" office:value="92.46" calcext:value-type="float">
            <text:p>92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65.46" calcext:value-type="float">
            <text:p>365.46</text:p>
          </table:table-cell>
          <table:table-cell table:formula="of:=[.B41]-273" office:value-type="float" office:value="92.46" calcext:value-type="float">
            <text:p>92.46</text:p>
          </table:table-cell>
          <table:table-cell table:number-columns-repeated="7"/>
          <table:table-cell table:style-name="ce9" table:formula="of:=[.C236]" office:value-type="float" office:value="74.26" calcext:value-type="float" table:number-columns-spanned="5" table:number-rows-spanned="1">
            <text:p>74.2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54.03" calcext:value-type="float">
            <text:p>354.03</text:p>
          </table:table-cell>
          <table:table-cell table:formula="of:=[.B42]-273" office:value-type="float" office:value="81.03" calcext:value-type="float">
            <text:p>81.03</text:p>
          </table:table-cell>
          <table:table-cell table:number-columns-repeated="3"/>
          <table:table-cell table:style-name="ce9" table:formula="of:=[.C234]" office:value-type="float" office:value="81.49" calcext:value-type="float" table:number-columns-spanned="4" table:number-rows-spanned="4">
            <text:p>81.49</text:p>
          </table:table-cell>
          <table:covered-table-cell table:number-columns-repeated="3"/>
          <table:table-cell table:style-name="ce9" table:formula="of:=[.C235]" office:value-type="float" office:value="76.42" calcext:value-type="float" table:number-columns-spanned="1" table:number-rows-spanned="4">
            <text:p>76.42</text:p>
          </table:table-cell>
          <table:table-cell table:formula="of:=['TempMap2.5D'.C230]" office:value-type="float" office:value="77.98" calcext:value-type="float">
            <text:p>77.98</text:p>
          </table:table-cell>
          <table:table-cell table:formula="of:=['TempMap2.5D'.C231]" office:value-type="float" office:value="82.36" calcext:value-type="float">
            <text:p>82.36</text:p>
          </table:table-cell>
          <table:table-cell table:formula="of:=['TempMap2.5D'.C232]" office:value-type="float" office:value="86.75" calcext:value-type="float">
            <text:p>86.75</text:p>
          </table:table-cell>
          <table:table-cell table:formula="of:=['TempMap2.5D'.C233]" office:value-type="float" office:value="86.75" calcext:value-type="float">
            <text:p>86.75</text:p>
          </table:table-cell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67.14" calcext:value-type="float">
            <text:p>367.14</text:p>
          </table:table-cell>
          <table:table-cell table:formula="of:=[.B43]-273" office:value-type="float" office:value="94.14" calcext:value-type="float">
            <text:p>94.14</text:p>
          </table:table-cell>
          <table:table-cell table:number-columns-repeated="3"/>
          <table:covered-table-cell table:number-columns-repeated="5"/>
          <table:table-cell table:formula="of:=['TempMap2.5D'.C226]" office:value-type="float" office:value="79.75" calcext:value-type="float">
            <text:p>79.75</text:p>
          </table:table-cell>
          <table:table-cell table:formula="of:=['TempMap2.5D'.C227]" office:value-type="float" office:value="88.28" calcext:value-type="float">
            <text:p>88.28</text:p>
          </table:table-cell>
          <table:table-cell table:formula="of:=['TempMap2.5D'.C228]" office:value-type="float" office:value="96.82" calcext:value-type="float">
            <text:p>96.82</text:p>
          </table:table-cell>
          <table:table-cell table:formula="of:=['TempMap2.5D'.C229]" office:value-type="float" office:value="96.82" calcext:value-type="float">
            <text:p>96.82</text:p>
          </table:table-cell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80.25" calcext:value-type="float">
            <text:p>380.25</text:p>
          </table:table-cell>
          <table:table-cell table:formula="of:=[.B44]-273" office:value-type="float" office:value="107.25" calcext:value-type="float">
            <text:p>107.25</text:p>
          </table:table-cell>
          <table:table-cell table:number-columns-repeated="3"/>
          <table:covered-table-cell table:number-columns-repeated="5"/>
          <table:table-cell table:formula="of:=['TempMap2.5D'.C222]" office:value-type="float" office:value="79.85" calcext:value-type="float">
            <text:p>79.85</text:p>
          </table:table-cell>
          <table:table-cell table:formula="of:=['TempMap2.5D'.C223]" office:value-type="float" office:value="88.37" calcext:value-type="float">
            <text:p>88.37</text:p>
          </table:table-cell>
          <table:table-cell table:formula="of:=['TempMap2.5D'.C224]" office:value-type="float" office:value="96.89" calcext:value-type="float">
            <text:p>96.89</text:p>
          </table:table-cell>
          <table:table-cell table:formula="of:=['TempMap2.5D'.C225]" office:value-type="float" office:value="96.89" calcext:value-type="float">
            <text:p>96.89</text:p>
          </table:table-cell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80.25" calcext:value-type="float">
            <text:p>380.25</text:p>
          </table:table-cell>
          <table:table-cell table:formula="of:=[.B45]-273" office:value-type="float" office:value="107.25" calcext:value-type="float">
            <text:p>107.25</text:p>
          </table:table-cell>
          <table:table-cell table:number-columns-repeated="3"/>
          <table:covered-table-cell table:number-columns-repeated="5"/>
          <table:table-cell table:formula="of:=['TempMap2.5D'.C218]" office:value-type="float" office:value="78.16" calcext:value-type="float">
            <text:p>78.16</text:p>
          </table:table-cell>
          <table:table-cell table:formula="of:=['TempMap2.5D'.C219]" office:value-type="float" office:value="82.52" calcext:value-type="float">
            <text:p>82.52</text:p>
          </table:table-cell>
          <table:table-cell table:formula="of:=['TempMap2.5D'.C220]" office:value-type="float" office:value="86.87" calcext:value-type="float">
            <text:p>86.87</text:p>
          </table:table-cell>
          <table:table-cell table:formula="of:=['TempMap2.5D'.C221]" office:value-type="float" office:value="86.87" calcext:value-type="float">
            <text:p>86.87</text:p>
          </table:table-cell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53.93" calcext:value-type="float">
            <text:p>353.93</text:p>
          </table:table-cell>
          <table:table-cell table:formula="of:=[.B46]-273" office:value-type="float" office:value="80.93" calcext:value-type="float">
            <text:p>80.93</text:p>
          </table:table-cell>
          <table:table-cell table:number-columns-repeated="7"/>
          <table:table-cell table:style-name="ce9" table:formula="of:=[.C237]" office:value-type="float" office:value="74.82" calcext:value-type="float" table:number-columns-spanned="5" table:number-rows-spanned="1">
            <text:p>74.82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67.05" calcext:value-type="float">
            <text:p>367.05</text:p>
          </table:table-cell>
          <table:table-cell table:formula="of:=[.B47]-273" office:value-type="float" office:value="94.05" calcext:value-type="float">
            <text:p>94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80.17" calcext:value-type="float">
            <text:p>380.17</text:p>
          </table:table-cell>
          <table:table-cell table:formula="of:=[.B48]-273" office:value-type="float" office:value="107.17" calcext:value-type="float">
            <text:p>107.17</text:p>
          </table:table-cell>
          <table:table-cell table:number-columns-repeated="7"/>
          <table:table-cell table:style-name="ce9" table:formula="of:=[.C276]" office:value-type="float" office:value="74.26" calcext:value-type="float" table:number-columns-spanned="5" table:number-rows-spanned="1">
            <text:p>74.2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80.17" calcext:value-type="float">
            <text:p>380.17</text:p>
          </table:table-cell>
          <table:table-cell table:formula="of:=[.B49]-273" office:value-type="float" office:value="107.17" calcext:value-type="float">
            <text:p>107.17</text:p>
          </table:table-cell>
          <table:table-cell table:number-columns-repeated="3"/>
          <table:table-cell table:style-name="ce9" table:formula="of:=[.C274]" office:value-type="float" office:value="81.19" calcext:value-type="float" table:number-columns-spanned="4" table:number-rows-spanned="4">
            <text:p>81.19</text:p>
          </table:table-cell>
          <table:covered-table-cell table:number-columns-repeated="3"/>
          <table:table-cell table:style-name="ce9" table:formula="of:=[.C275]" office:value-type="float" office:value="76.41" calcext:value-type="float" table:number-columns-spanned="1" table:number-rows-spanned="4">
            <text:p>76.41</text:p>
          </table:table-cell>
          <table:table-cell table:formula="of:=['TempMap2.5D'.C270]" office:value-type="float" office:value="77.68" calcext:value-type="float">
            <text:p>77.68</text:p>
          </table:table-cell>
          <table:table-cell table:formula="of:=['TempMap2.5D'.C271]" office:value-type="float" office:value="81.16" calcext:value-type="float">
            <text:p>81.16</text:p>
          </table:table-cell>
          <table:table-cell table:formula="of:=['TempMap2.5D'.C272]" office:value-type="float" office:value="84.63" calcext:value-type="float">
            <text:p>84.63</text:p>
          </table:table-cell>
          <table:table-cell table:formula="of:=['TempMap2.5D'.C273]" office:value-type="float" office:value="84.63" calcext:value-type="float">
            <text:p>84.63</text:p>
          </table:table-cell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51.71" calcext:value-type="float">
            <text:p>351.71</text:p>
          </table:table-cell>
          <table:table-cell table:formula="of:=[.B50]-273" office:value-type="float" office:value="78.71" calcext:value-type="float">
            <text:p>78.71</text:p>
          </table:table-cell>
          <table:table-cell table:number-columns-repeated="3"/>
          <table:covered-table-cell table:number-columns-repeated="5"/>
          <table:table-cell table:formula="of:=['TempMap2.5D'.C266]" office:value-type="float" office:value="79.29" calcext:value-type="float">
            <text:p>79.29</text:p>
          </table:table-cell>
          <table:table-cell table:formula="of:=['TempMap2.5D'.C267]" office:value-type="float" office:value="86.09" calcext:value-type="float">
            <text:p>86.09</text:p>
          </table:table-cell>
          <table:table-cell table:formula="of:=['TempMap2.5D'.C268]" office:value-type="float" office:value="92.89" calcext:value-type="float">
            <text:p>92.89</text:p>
          </table:table-cell>
          <table:table-cell table:formula="of:=['TempMap2.5D'.C269]" office:value-type="float" office:value="92.89" calcext:value-type="float">
            <text:p>92.89</text:p>
          </table:table-cell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58.53" calcext:value-type="float">
            <text:p>358.53</text:p>
          </table:table-cell>
          <table:table-cell table:formula="of:=[.B51]-273" office:value-type="float" office:value="85.53" calcext:value-type="float">
            <text:p>85.53</text:p>
          </table:table-cell>
          <table:table-cell table:number-columns-repeated="3"/>
          <table:covered-table-cell table:number-columns-repeated="5"/>
          <table:table-cell table:formula="of:=['TempMap2.5D'.C262]" office:value-type="float" office:value="79.39" calcext:value-type="float">
            <text:p>79.39</text:p>
          </table:table-cell>
          <table:table-cell table:formula="of:=['TempMap2.5D'.C263]" office:value-type="float" office:value="86.17" calcext:value-type="float">
            <text:p>86.17</text:p>
          </table:table-cell>
          <table:table-cell table:formula="of:=['TempMap2.5D'.C264]" office:value-type="float" office:value="92.96" calcext:value-type="float">
            <text:p>92.96</text:p>
          </table:table-cell>
          <table:table-cell table:formula="of:=['TempMap2.5D'.C265]" office:value-type="float" office:value="92.96" calcext:value-type="float">
            <text:p>92.96</text:p>
          </table:table-cell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65.34" calcext:value-type="float">
            <text:p>365.34</text:p>
          </table:table-cell>
          <table:table-cell table:formula="of:=[.B52]-273" office:value-type="float" office:value="92.34" calcext:value-type="float">
            <text:p>92.34</text:p>
          </table:table-cell>
          <table:table-cell table:number-columns-repeated="3"/>
          <table:covered-table-cell table:number-columns-repeated="5"/>
          <table:table-cell table:formula="of:=['TempMap2.5D'.C258]" office:value-type="float" office:value="77.87" calcext:value-type="float">
            <text:p>77.87</text:p>
          </table:table-cell>
          <table:table-cell table:formula="of:=['TempMap2.5D'.C259]" office:value-type="float" office:value="81.31" calcext:value-type="float">
            <text:p>81.31</text:p>
          </table:table-cell>
          <table:table-cell table:formula="of:=['TempMap2.5D'.C260]" office:value-type="float" office:value="84.75" calcext:value-type="float">
            <text:p>84.75</text:p>
          </table:table-cell>
          <table:table-cell table:formula="of:=['TempMap2.5D'.C261]" office:value-type="float" office:value="84.75" calcext:value-type="float">
            <text:p>84.75</text:p>
          </table:table-cell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65.34" calcext:value-type="float">
            <text:p>365.34</text:p>
          </table:table-cell>
          <table:table-cell table:formula="of:=[.B53]-273" office:value-type="float" office:value="92.34" calcext:value-type="float">
            <text:p>92.34</text:p>
          </table:table-cell>
          <table:table-cell table:number-columns-repeated="7"/>
          <table:table-cell table:style-name="ce9" table:formula="of:=[.C277]" office:value-type="float" office:value="74.82" calcext:value-type="float" table:number-columns-spanned="5" table:number-rows-spanned="1">
            <text:p>74.82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5.81" calcext:value-type="float">
            <text:p>355.81</text:p>
          </table:table-cell>
          <table:table-cell table:formula="of:=[.B54]-273" office:value-type="float" office:value="82.81" calcext:value-type="float">
            <text:p>8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49.45" calcext:value-type="float">
            <text:p>349.45</text:p>
          </table:table-cell>
          <table:table-cell table:formula="of:=[.B55]-273" office:value-type="float" office:value="76.45" calcext:value-type="float">
            <text:p>76.45</text:p>
          </table:table-cell>
          <table:table-cell table:number-columns-repeated="7"/>
          <table:table-cell table:style-name="ce9" table:formula="of:=[.C316]" office:value-type="float" office:value="74.25" calcext:value-type="float" table:number-columns-spanned="5" table:number-rows-spanned="1">
            <text:p>74.2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7.28" calcext:value-type="float">
            <text:p>347.28</text:p>
          </table:table-cell>
          <table:table-cell table:formula="of:=[.B56]-273" office:value-type="float" office:value="74.28" calcext:value-type="float">
            <text:p>74.28</text:p>
          </table:table-cell>
          <table:table-cell table:number-columns-repeated="3"/>
          <table:table-cell table:style-name="ce9" table:formula="of:=[.C314]" office:value-type="float" office:value="80.88" calcext:value-type="float" table:number-columns-spanned="4" table:number-rows-spanned="4">
            <text:p>80.88</text:p>
          </table:table-cell>
          <table:covered-table-cell table:number-columns-repeated="3"/>
          <table:table-cell table:style-name="ce9" table:formula="of:=[.C315]" office:value-type="float" office:value="76.4" calcext:value-type="float" table:number-columns-spanned="1" table:number-rows-spanned="4">
            <text:p>76.4</text:p>
          </table:table-cell>
          <table:table-cell table:formula="of:=['TempMap2.5D'.C310]" office:value-type="float" office:value="77.35" calcext:value-type="float">
            <text:p>77.35</text:p>
          </table:table-cell>
          <table:table-cell table:formula="of:=['TempMap2.5D'.C311]" office:value-type="float" office:value="79.76" calcext:value-type="float">
            <text:p>79.76</text:p>
          </table:table-cell>
          <table:table-cell table:formula="of:=['TempMap2.5D'.C312]" office:value-type="float" office:value="82.18" calcext:value-type="float">
            <text:p>82.18</text:p>
          </table:table-cell>
          <table:table-cell table:formula="of:=['TempMap2.5D'.C313]" office:value-type="float" office:value="82.18" calcext:value-type="float">
            <text:p>82.18</text:p>
          </table:table-cell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7.84" calcext:value-type="float">
            <text:p>347.84</text:p>
          </table:table-cell>
          <table:table-cell table:formula="of:=[.B57]-273" office:value-type="float" office:value="74.84" calcext:value-type="float">
            <text:p>74.84</text:p>
          </table:table-cell>
          <table:table-cell table:number-columns-repeated="3"/>
          <table:covered-table-cell table:number-columns-repeated="5"/>
          <table:table-cell table:formula="of:=['TempMap2.5D'.C306]" office:value-type="float" office:value="78.75" calcext:value-type="float">
            <text:p>78.75</text:p>
          </table:table-cell>
          <table:table-cell table:formula="of:=['TempMap2.5D'.C307]" office:value-type="float" office:value="83.54" calcext:value-type="float">
            <text:p>83.54</text:p>
          </table:table-cell>
          <table:table-cell table:formula="of:=['TempMap2.5D'.C308]" office:value-type="float" office:value="88.33" calcext:value-type="float">
            <text:p>88.33</text:p>
          </table:table-cell>
          <table:table-cell table:formula="of:=['TempMap2.5D'.C309]" office:value-type="float" office:value="88.33" calcext:value-type="float">
            <text:p>88.33</text:p>
          </table:table-cell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51.88" calcext:value-type="float">
            <text:p>351.88</text:p>
          </table:table-cell>
          <table:table-cell table:formula="of:=[.B58]-273" office:value-type="float" office:value="78.88" calcext:value-type="float">
            <text:p>78.88</text:p>
          </table:table-cell>
          <table:table-cell table:number-columns-repeated="3"/>
          <table:covered-table-cell table:number-columns-repeated="5"/>
          <table:table-cell table:formula="of:=['TempMap2.5D'.C302]" office:value-type="float" office:value="78.85" calcext:value-type="float">
            <text:p>78.85</text:p>
          </table:table-cell>
          <table:table-cell table:formula="of:=['TempMap2.5D'.C303]" office:value-type="float" office:value="83.62" calcext:value-type="float">
            <text:p>83.62</text:p>
          </table:table-cell>
          <table:table-cell table:formula="of:=['TempMap2.5D'.C304]" office:value-type="float" office:value="88.4" calcext:value-type="float">
            <text:p>88.4</text:p>
          </table:table-cell>
          <table:table-cell table:formula="of:=['TempMap2.5D'.C305]"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58.46" calcext:value-type="float">
            <text:p>358.46</text:p>
          </table:table-cell>
          <table:table-cell table:formula="of:=[.B59]-273" office:value-type="float" office:value="85.46" calcext:value-type="float">
            <text:p>85.46</text:p>
          </table:table-cell>
          <table:table-cell table:number-columns-repeated="3"/>
          <table:covered-table-cell table:number-columns-repeated="5"/>
          <table:table-cell table:formula="of:=['TempMap2.5D'.C298]" office:value-type="float" office:value="77.53" calcext:value-type="float">
            <text:p>77.53</text:p>
          </table:table-cell>
          <table:table-cell table:formula="of:=['TempMap2.5D'.C299]" office:value-type="float" office:value="79.91" calcext:value-type="float">
            <text:p>79.91</text:p>
          </table:table-cell>
          <table:table-cell table:formula="of:=['TempMap2.5D'.C300]" office:value-type="float" office:value="82.3" calcext:value-type="float">
            <text:p>82.3</text:p>
          </table:table-cell>
          <table:table-cell table:formula="of:=['TempMap2.5D'.C301]"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65.05" calcext:value-type="float">
            <text:p>365.05</text:p>
          </table:table-cell>
          <table:table-cell table:formula="of:=[.B60]-273" office:value-type="float" office:value="92.05" calcext:value-type="float">
            <text:p>92.05</text:p>
          </table:table-cell>
          <table:table-cell table:number-columns-repeated="7"/>
          <table:table-cell table:style-name="ce9" table:formula="of:=[.C317]" office:value-type="float" office:value="74.81" calcext:value-type="float" table:number-columns-spanned="5" table:number-rows-spanned="1">
            <text:p>74.8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65.05" calcext:value-type="float">
            <text:p>365.05</text:p>
          </table:table-cell>
          <table:table-cell table:formula="of:=[.B61]-273" office:value-type="float" office:value="92.05" calcext:value-type="float">
            <text:p>9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53.99" calcext:value-type="float">
            <text:p>353.99</text:p>
          </table:table-cell>
          <table:table-cell table:formula="of:=[.B62]-273" office:value-type="float" office:value="80.99" calcext:value-type="float">
            <text:p>80.99</text:p>
          </table:table-cell>
          <table:table-cell table:number-columns-repeated="7"/>
          <table:table-cell table:style-name="ce9" table:formula="of:=[.C356]" office:value-type="float" office:value="74.25" calcext:value-type="float" table:number-columns-spanned="5" table:number-rows-spanned="1">
            <text:p>74.25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66.72" calcext:value-type="float">
            <text:p>366.72</text:p>
          </table:table-cell>
          <table:table-cell table:formula="of:=[.B63]-273" office:value-type="float" office:value="93.72" calcext:value-type="float">
            <text:p>93.72</text:p>
          </table:table-cell>
          <table:table-cell table:number-columns-repeated="3"/>
          <table:table-cell table:style-name="ce9" table:formula="of:=[.C354]" office:value-type="float" office:value="80.58" calcext:value-type="float" table:number-columns-spanned="4" table:number-rows-spanned="4">
            <text:p>80.58</text:p>
          </table:table-cell>
          <table:covered-table-cell table:number-columns-repeated="3"/>
          <table:table-cell table:style-name="ce9" table:formula="of:=[.C355]" office:value-type="float" office:value="76.39" calcext:value-type="float" table:number-columns-spanned="1" table:number-rows-spanned="4">
            <text:p>76.39</text:p>
          </table:table-cell>
          <table:table-cell table:formula="of:=['TempMap2.5D'.C350]" office:value-type="float" office:value="76.97" calcext:value-type="float">
            <text:p>76.97</text:p>
          </table:table-cell>
          <table:table-cell table:formula="of:=['TempMap2.5D'.C351]" office:value-type="float" office:value="78.18" calcext:value-type="float">
            <text:p>78.18</text:p>
          </table:table-cell>
          <table:table-cell table:formula="of:=['TempMap2.5D'.C352]" office:value-type="float" office:value="79.38" calcext:value-type="float">
            <text:p>79.38</text:p>
          </table:table-cell>
          <table:table-cell table:formula="of:=['TempMap2.5D'.C353]" office:value-type="float" office:value="79.38" calcext:value-type="float">
            <text:p>79.38</text:p>
          </table:table-cell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79.46" calcext:value-type="float">
            <text:p>379.46</text:p>
          </table:table-cell>
          <table:table-cell table:formula="of:=[.B64]-273" office:value-type="float" office:value="106.46" calcext:value-type="float">
            <text:p>106.46</text:p>
          </table:table-cell>
          <table:table-cell table:number-columns-repeated="3"/>
          <table:covered-table-cell table:number-columns-repeated="5"/>
          <table:table-cell table:formula="of:=['TempMap2.5D'.C346]" office:value-type="float" office:value="78.15" calcext:value-type="float">
            <text:p>78.15</text:p>
          </table:table-cell>
          <table:table-cell table:formula="of:=['TempMap2.5D'.C347]" office:value-type="float" office:value="80.64" calcext:value-type="float">
            <text:p>80.64</text:p>
          </table:table-cell>
          <table:table-cell table:formula="of:=['TempMap2.5D'.C348]" office:value-type="float" office:value="83.13" calcext:value-type="float">
            <text:p>83.13</text:p>
          </table:table-cell>
          <table:table-cell table:formula="of:=['TempMap2.5D'.C349]" office:value-type="float" office:value="83.13" calcext:value-type="float">
            <text:p>83.13</text:p>
          </table:table-cell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79.46" calcext:value-type="float">
            <text:p>379.46</text:p>
          </table:table-cell>
          <table:table-cell table:formula="of:=[.B65]-273" office:value-type="float" office:value="106.46" calcext:value-type="float">
            <text:p>106.46</text:p>
          </table:table-cell>
          <table:table-cell table:number-columns-repeated="3"/>
          <table:covered-table-cell table:number-columns-repeated="5"/>
          <table:table-cell table:formula="of:=['TempMap2.5D'.C342]" office:value-type="float" office:value="78.25" calcext:value-type="float">
            <text:p>78.25</text:p>
          </table:table-cell>
          <table:table-cell table:formula="of:=['TempMap2.5D'.C343]" office:value-type="float" office:value="80.72" calcext:value-type="float">
            <text:p>80.72</text:p>
          </table:table-cell>
          <table:table-cell table:formula="of:=['TempMap2.5D'.C344]" office:value-type="float" office:value="83.19" calcext:value-type="float">
            <text:p>83.19</text:p>
          </table:table-cell>
          <table:table-cell table:formula="of:=['TempMap2.5D'.C345]" office:value-type="float" office:value="83.19" calcext:value-type="float">
            <text:p>83.19</text:p>
          </table:table-cell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53.88" calcext:value-type="float">
            <text:p>353.88</text:p>
          </table:table-cell>
          <table:table-cell table:formula="of:=[.B66]-273" office:value-type="float" office:value="80.88" calcext:value-type="float">
            <text:p>80.88</text:p>
          </table:table-cell>
          <table:table-cell table:number-columns-repeated="3"/>
          <table:covered-table-cell table:number-columns-repeated="5"/>
          <table:table-cell table:formula="of:=['TempMap2.5D'.C338]" office:value-type="float" office:value="77.15" calcext:value-type="float">
            <text:p>77.15</text:p>
          </table:table-cell>
          <table:table-cell table:formula="of:=['TempMap2.5D'.C339]" office:value-type="float" office:value="78.33" calcext:value-type="float">
            <text:p>78.33</text:p>
          </table:table-cell>
          <table:table-cell table:formula="of:=['TempMap2.5D'.C340]" office:value-type="float" office:value="79.5" calcext:value-type="float">
            <text:p>79.5</text:p>
          </table:table-cell>
          <table:table-cell table:formula="of:=['TempMap2.5D'.C341]"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66.63" calcext:value-type="float">
            <text:p>366.63</text:p>
          </table:table-cell>
          <table:table-cell table:formula="of:=[.B67]-273" office:value-type="float" office:value="93.63" calcext:value-type="float">
            <text:p>93.63</text:p>
          </table:table-cell>
          <table:table-cell table:number-columns-repeated="7"/>
          <table:table-cell table:style-name="ce9" table:formula="of:=[.C357]" office:value-type="float" office:value="74.81" calcext:value-type="float" table:number-columns-spanned="5" table:number-rows-spanned="1">
            <text:p>74.8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79.37" calcext:value-type="float">
            <text:p>379.37</text:p>
          </table:table-cell>
          <table:table-cell table:formula="of:=[.B68]-273" office:value-type="float" office:value="106.37" calcext:value-type="float">
            <text:p>106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79.37" calcext:value-type="float">
            <text:p>379.37</text:p>
          </table:table-cell>
          <table:table-cell table:formula="of:=[.B69]-273" office:value-type="float" office:value="106.37" calcext:value-type="float">
            <text:p>106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51.69" calcext:value-type="float">
            <text:p>351.69</text:p>
          </table:table-cell>
          <table:table-cell table:formula="of:=[.B70]-273" office:value-type="float" office:value="78.6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58.31" calcext:value-type="float">
            <text:p>358.31</text:p>
          </table:table-cell>
          <table:table-cell table:formula="of:=[.B71]-273" office:value-type="float" office:value="85.31" calcext:value-type="float">
            <text:p>8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64.93" calcext:value-type="float">
            <text:p>364.93</text:p>
          </table:table-cell>
          <table:table-cell table:formula="of:=[.B72]-273" office:value-type="float" office:value="91.93" calcext:value-type="float">
            <text:p>9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64.93" calcext:value-type="float">
            <text:p>364.93</text:p>
          </table:table-cell>
          <table:table-cell table:formula="of:=[.B73]-273" office:value-type="float" office:value="91.93" calcext:value-type="float">
            <text:p>9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5.72" calcext:value-type="float">
            <text:p>355.72</text:p>
          </table:table-cell>
          <table:table-cell table:formula="of:=[.B74]-273" office:value-type="float" office:value="82.72" calcext:value-type="float">
            <text:p>82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49.44" calcext:value-type="float">
            <text:p>349.44</text:p>
          </table:table-cell>
          <table:table-cell table:formula="of:=[.B75]-273" office:value-type="float" office:value="76.44" calcext:value-type="float">
            <text:p>76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7.28" calcext:value-type="float">
            <text:p>347.28</text:p>
          </table:table-cell>
          <table:table-cell table:formula="of:=[.B76]-273" office:value-type="float" office:value="74.28" calcext:value-type="float">
            <text:p>74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7.84" calcext:value-type="float">
            <text:p>347.84</text:p>
          </table:table-cell>
          <table:table-cell table:formula="of:=[.B77]-273" office:value-type="float" office:value="74.84" calcext:value-type="float">
            <text:p>74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51.82" calcext:value-type="float">
            <text:p>351.82</text:p>
          </table:table-cell>
          <table:table-cell table:formula="of:=[.B78]-273" office:value-type="float" office:value="78.82" calcext:value-type="float">
            <text:p>78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58.38" calcext:value-type="float">
            <text:p>358.38</text:p>
          </table:table-cell>
          <table:table-cell table:formula="of:=[.B79]-273" office:value-type="float" office:value="85.38" calcext:value-type="float">
            <text:p>8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64.94" calcext:value-type="float">
            <text:p>364.94</text:p>
          </table:table-cell>
          <table:table-cell table:formula="of:=[.B80]-273" office:value-type="float" office:value="91.94" calcext:value-type="float">
            <text:p>91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64.94" calcext:value-type="float">
            <text:p>364.94</text:p>
          </table:table-cell>
          <table:table-cell table:formula="of:=[.B81]-273" office:value-type="float" office:value="91.94" calcext:value-type="float">
            <text:p>91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53.9" calcext:value-type="float">
            <text:p>353.9</text:p>
          </table:table-cell>
          <table:table-cell table:formula="of:=[.B82]-273" office:value-type="float" office:value="80.9" calcext:value-type="float">
            <text:p>80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66.61" calcext:value-type="float">
            <text:p>366.61</text:p>
          </table:table-cell>
          <table:table-cell table:formula="of:=[.B83]-273" office:value-type="float" office:value="93.61" calcext:value-type="float">
            <text:p>93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79.32" calcext:value-type="float">
            <text:p>379.32</text:p>
          </table:table-cell>
          <table:table-cell table:formula="of:=[.B84]-273" office:value-type="float" office:value="106.32" calcext:value-type="float">
            <text:p>106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79.32" calcext:value-type="float">
            <text:p>379.32</text:p>
          </table:table-cell>
          <table:table-cell table:formula="of:=[.B85]-273" office:value-type="float" office:value="106.32" calcext:value-type="float">
            <text:p>106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53.79" calcext:value-type="float">
            <text:p>353.79</text:p>
          </table:table-cell>
          <table:table-cell table:formula="of:=[.B86]-273" office:value-type="float" office:value="80.79" calcext:value-type="float">
            <text:p>80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66.51" calcext:value-type="float">
            <text:p>366.51</text:p>
          </table:table-cell>
          <table:table-cell table:formula="of:=[.B87]-273" office:value-type="float" office:value="93.51" calcext:value-type="float">
            <text:p>93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79.24" calcext:value-type="float">
            <text:p>379.24</text:p>
          </table:table-cell>
          <table:table-cell table:formula="of:=[.B88]-273" office:value-type="float" office:value="106.24" calcext:value-type="float">
            <text:p>106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79.24" calcext:value-type="float">
            <text:p>379.24</text:p>
          </table:table-cell>
          <table:table-cell table:formula="of:=[.B89]-273" office:value-type="float" office:value="106.24" calcext:value-type="float">
            <text:p>106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51.63" calcext:value-type="float">
            <text:p>351.63</text:p>
          </table:table-cell>
          <table:table-cell table:formula="of:=[.B90]-273" office:value-type="float" office:value="78.63" calcext:value-type="float">
            <text:p>78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58.22" calcext:value-type="float">
            <text:p>358.22</text:p>
          </table:table-cell>
          <table:table-cell table:formula="of:=[.B91]-273" office:value-type="float" office:value="85.22" calcext:value-type="float">
            <text:p>85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64.82" calcext:value-type="float">
            <text:p>364.82</text:p>
          </table:table-cell>
          <table:table-cell table:formula="of:=[.B92]-273" office:value-type="float" office:value="91.82" calcext:value-type="float">
            <text:p>9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64.82" calcext:value-type="float">
            <text:p>364.82</text:p>
          </table:table-cell>
          <table:table-cell table:formula="of:=[.B93]-273" office:value-type="float" office:value="91.82" calcext:value-type="float">
            <text:p>9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5.5" calcext:value-type="float">
            <text:p>355.5</text:p>
          </table:table-cell>
          <table:table-cell table:formula="of:=[.B94]-273" office:value-type="float" office:value="82.5" calcext:value-type="float">
            <text:p>8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9.44" calcext:value-type="float">
            <text:p>349.44</text:p>
          </table:table-cell>
          <table:table-cell table:formula="of:=[.B95]-273" office:value-type="float" office:value="76.44" calcext:value-type="float">
            <text:p>76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7.28" calcext:value-type="float">
            <text:p>347.28</text:p>
          </table:table-cell>
          <table:table-cell table:formula="of:=[.B96]-273" office:value-type="float" office:value="74.28" calcext:value-type="float">
            <text:p>74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7.84" calcext:value-type="float">
            <text:p>347.84</text:p>
          </table:table-cell>
          <table:table-cell table:formula="of:=[.B97]-273" office:value-type="float" office:value="74.84" calcext:value-type="float">
            <text:p>74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51.77" calcext:value-type="float">
            <text:p>351.77</text:p>
          </table:table-cell>
          <table:table-cell table:formula="of:=[.B98]-273" office:value-type="float" office:value="78.77" calcext:value-type="float">
            <text:p>78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58.01" calcext:value-type="float">
            <text:p>358.01</text:p>
          </table:table-cell>
          <table:table-cell table:formula="of:=[.B99]-273" office:value-type="float" office:value="85.01" calcext:value-type="float">
            <text:p>85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64.25" calcext:value-type="float">
            <text:p>364.25</text:p>
          </table:table-cell>
          <table:table-cell table:formula="of:=[.B100]-273" office:value-type="float" office:value="91.25" calcext:value-type="float">
            <text:p>9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64.25" calcext:value-type="float">
            <text:p>364.25</text:p>
          </table:table-cell>
          <table:table-cell table:formula="of:=[.B101]-273" office:value-type="float" office:value="91.25" calcext:value-type="float">
            <text:p>9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53.81" calcext:value-type="float">
            <text:p>353.81</text:p>
          </table:table-cell>
          <table:table-cell table:formula="of:=[.B102]-273" office:value-type="float" office:value="80.81" calcext:value-type="float">
            <text:p>80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65.9" calcext:value-type="float">
            <text:p>365.9</text:p>
          </table:table-cell>
          <table:table-cell table:formula="of:=[.B103]-273" office:value-type="float" office:value="92.9" calcext:value-type="float">
            <text:p>9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77.98" calcext:value-type="float">
            <text:p>377.98</text:p>
          </table:table-cell>
          <table:table-cell table:formula="of:=[.B104]-273" office:value-type="float" office:value="104.98" calcext:value-type="float">
            <text:p>10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77.98" calcext:value-type="float">
            <text:p>377.98</text:p>
          </table:table-cell>
          <table:table-cell table:formula="of:=[.B105]-273" office:value-type="float" office:value="104.98" calcext:value-type="float">
            <text:p>10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53.71" calcext:value-type="float">
            <text:p>353.71</text:p>
          </table:table-cell>
          <table:table-cell table:formula="of:=[.B106]-273" office:value-type="float" office:value="80.71" calcext:value-type="float">
            <text:p>80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65.8" calcext:value-type="float">
            <text:p>365.8</text:p>
          </table:table-cell>
          <table:table-cell table:formula="of:=[.B107]-273" office:value-type="float" office:value="92.8" calcext:value-type="float">
            <text:p>9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77.9" calcext:value-type="float">
            <text:p>377.9</text:p>
          </table:table-cell>
          <table:table-cell table:formula="of:=[.B108]-273" office:value-type="float" office:value="104.9" calcext:value-type="float">
            <text:p>104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77.9" calcext:value-type="float">
            <text:p>377.9</text:p>
          </table:table-cell>
          <table:table-cell table:formula="of:=[.B109]-273" office:value-type="float" office:value="104.9" calcext:value-type="float">
            <text:p>104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51.58" calcext:value-type="float">
            <text:p>351.58</text:p>
          </table:table-cell>
          <table:table-cell table:formula="of:=[.B110]-273" office:value-type="float" office:value="78.58" calcext:value-type="float">
            <text:p>78.58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12</text:p>
          </table:table-cell>
          <table:table-cell table:style-name="ce8" office:value-type="string" calcext:value-type="string" table:number-columns-spanned="1" table:number-rows-spanned="2">
            <text:p>C13</text:p>
          </table:table-cell>
          <table:table-cell table:style-name="ce8" office:value-type="string" calcext:value-type="string" table:number-columns-spanned="1" table:number-rows-spanned="2">
            <text:p>C14</text:p>
          </table:table-cell>
          <table:table-cell table:style-name="ce8" office:value-type="string" calcext:value-type="string" table:number-columns-spanned="1" table:number-rows-spanned="2">
            <text:p>C15</text:p>
          </table:table-cell>
          <table:table-cell table:style-name="ce8" office:value-type="string" calcext:value-type="string" table:number-columns-spanned="5" table:number-rows-spanned="2">
            <text:p>Air X1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57.85" calcext:value-type="float">
            <text:p>357.85</text:p>
          </table:table-cell>
          <table:table-cell table:formula="of:=[.B111]-273" office:value-type="float" office:value="84.85" calcext:value-type="float">
            <text:p>84.85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64.12" calcext:value-type="float">
            <text:p>364.12</text:p>
          </table:table-cell>
          <table:table-cell table:formula="of:=[.B112]-273" office:value-type="float" office:value="91.12" calcext:value-type="float">
            <text:p>91.12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8</text:p>
          </table:table-cell>
          <table:table-cell table:style-name="ce8" office:value-type="string" calcext:value-type="string" table:number-columns-spanned="1" table:number-rows-spanned="2">
            <text:p>C9</text:p>
          </table:table-cell>
          <table:table-cell table:style-name="ce8" office:value-type="string" calcext:value-type="string" table:number-columns-spanned="1" table:number-rows-spanned="2">
            <text:p>C10</text:p>
          </table:table-cell>
          <table:table-cell table:style-name="ce8" office:value-type="string" calcext:value-type="string" table:number-columns-spanned="1" table:number-rows-spanned="2">
            <text:p>C11</text:p>
          </table:table-cell>
          <table:table-cell table:style-name="ce8" office:value-type="string" calcext:value-type="string" table:number-columns-spanned="1" table:number-rows-spanned="4">
            <text:p>Air X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M13</text:p>
          </table:table-cell>
          <table:table-cell table:style-name="ce8" office:value-type="string" calcext:value-type="string">
            <text:p>M14</text:p>
          </table:table-cell>
          <table:table-cell table:style-name="ce8" office:value-type="string" calcext:value-type="string">
            <text:p>M15</text:p>
          </table:table-cell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64.12" calcext:value-type="float">
            <text:p>364.12</text:p>
          </table:table-cell>
          <table:table-cell table:formula="of:=[.B113]-273" office:value-type="float" office:value="91.12" calcext:value-type="float">
            <text:p>91.12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8</text:p>
          </table:table-cell>
          <table:table-cell table:style-name="ce8" office:value-type="string" calcext:value-type="string">
            <text:p>M9</text:p>
          </table:table-cell>
          <table:table-cell table:style-name="ce8" office:value-type="string" calcext:value-type="string">
            <text:p>M10</text:p>
          </table:table-cell>
          <table:table-cell table:style-name="ce8"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5.41" calcext:value-type="float">
            <text:p>355.41</text:p>
          </table:table-cell>
          <table:table-cell table:formula="of:=[.B114]-273" office:value-type="float" office:value="82.41" calcext:value-type="float">
            <text:p>82.41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4</text:p>
          </table:table-cell>
          <table:table-cell table:style-name="ce8" office:value-type="string" calcext:value-type="string" table:number-columns-spanned="1" table:number-rows-spanned="2">
            <text:p>C5</text:p>
          </table:table-cell>
          <table:table-cell table:style-name="ce8" office:value-type="string" calcext:value-type="string" table:number-columns-spanned="1" table:number-rows-spanned="2">
            <text:p>C6</text:p>
          </table:table-cell>
          <table:table-cell table:style-name="ce8" office:value-type="string" calcext:value-type="string" table:number-columns-spanned="1" table:number-rows-spanned="2">
            <text:p>C7</text:p>
          </table:table-cell>
          <table:covered-table-cell table:style-name="ce9"/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9.44" calcext:value-type="float">
            <text:p>349.44</text:p>
          </table:table-cell>
          <table:table-cell table:formula="of:=[.B115]-273" office:value-type="float" office:value="76.44" calcext:value-type="float">
            <text:p>76.44</text:p>
          </table:table-cell>
          <table:table-cell table:number-columns-repeated="3"/>
          <table:covered-table-cell table:number-columns-repeated="5" table:style-name="ce9"/>
          <table:table-cell table:style-name="ce8" office:value-type="string" calcext:value-type="string">
            <text:p>M0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7.27" calcext:value-type="float">
            <text:p>347.27</text:p>
          </table:table-cell>
          <table:table-cell table:formula="of:=[.B116]-273" office:value-type="float" office:value="74.27" calcext:value-type="float">
            <text:p>74.27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C0</text:p>
          </table:table-cell>
          <table:table-cell table:style-name="ce8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1" table:number-rows-spanned="2">
            <text:p>C3</text:p>
          </table:table-cell>
          <table:table-cell table:style-name="ce8" office:value-type="string" calcext:value-type="string" table:number-columns-spanned="5" table:number-rows-spanned="2">
            <text:p>Air X2</text:p>
          </table: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7.84" calcext:value-type="float">
            <text:p>347.84</text:p>
          </table:table-cell>
          <table:table-cell table:formula="of:=[.B117]-273" office:value-type="float" office:value="74.84" calcext:value-type="float">
            <text:p>74.84</text:p>
          </table:table-cell>
          <table:table-cell table:number-columns-repeated="3"/>
          <table:covered-table-cell table:number-columns-repeated="9" table:style-name="ce9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51.68" calcext:value-type="float">
            <text:p>351.68</text:p>
          </table:table-cell>
          <table:table-cell table:formula="of:=[.B118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57.89" calcext:value-type="float">
            <text:p>357.89</text:p>
          </table:table-cell>
          <table:table-cell table:formula="of:=[.B119]-273" office:value-type="float" office:value="84.89" calcext:value-type="float">
            <text:p>84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64.1" calcext:value-type="float">
            <text:p>364.1</text:p>
          </table:table-cell>
          <table:table-cell table:formula="of:=[.B120]-273" office:value-type="float" office:value="91.1" calcext:value-type="float">
            <text:p>9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64.1" calcext:value-type="float">
            <text:p>364.1</text:p>
          </table:table-cell>
          <table:table-cell table:formula="of:=[.B121]-273" office:value-type="float" office:value="91.1" calcext:value-type="float">
            <text:p>9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53.69" calcext:value-type="float">
            <text:p>353.69</text:p>
          </table:table-cell>
          <table:table-cell table:formula="of:=[.B122]-273" office:value-type="float" office:value="80.69" calcext:value-type="float">
            <text:p>80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65.73" calcext:value-type="float">
            <text:p>365.73</text:p>
          </table:table-cell>
          <table:table-cell table:formula="of:=[.B123]-273" office:value-type="float" office:value="92.73" calcext:value-type="float">
            <text:p>92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77.78" calcext:value-type="float">
            <text:p>377.78</text:p>
          </table:table-cell>
          <table:table-cell table:formula="of:=[.B124]-273" office:value-type="float" office:value="104.78" calcext:value-type="float">
            <text:p>104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77.78" calcext:value-type="float">
            <text:p>377.78</text:p>
          </table:table-cell>
          <table:table-cell table:formula="of:=[.B125]-273" office:value-type="float" office:value="104.78" calcext:value-type="float">
            <text:p>104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53.58" calcext:value-type="float">
            <text:p>353.58</text:p>
          </table:table-cell>
          <table:table-cell table:formula="of:=[.B126]-273" office:value-type="float" office:value="80.58" calcext:value-type="float">
            <text:p>8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65.64" calcext:value-type="float">
            <text:p>365.64</text:p>
          </table:table-cell>
          <table:table-cell table:formula="of:=[.B127]-273" office:value-type="float" office:value="92.64" calcext:value-type="float">
            <text:p>9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77.7" calcext:value-type="float">
            <text:p>377.7</text:p>
          </table:table-cell>
          <table:table-cell table:formula="of:=[.B128]-273" office:value-type="float" office:value="104.7" calcext:value-type="float">
            <text:p>10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77.7" calcext:value-type="float">
            <text:p>377.7</text:p>
          </table:table-cell>
          <table:table-cell table:formula="of:=[.B129]-273" office:value-type="float" office:value="104.7" calcext:value-type="float">
            <text:p>10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51.49" calcext:value-type="float">
            <text:p>351.49</text:p>
          </table:table-cell>
          <table:table-cell table:formula="of:=[.B130]-273" office:value-type="float" office:value="78.49" calcext:value-type="float">
            <text:p>78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57.73" calcext:value-type="float">
            <text:p>357.73</text:p>
          </table:table-cell>
          <table:table-cell table:formula="of:=[.B131]-273" office:value-type="float" office:value="84.73" calcext:value-type="float">
            <text:p>84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63.97" calcext:value-type="float">
            <text:p>363.97</text:p>
          </table:table-cell>
          <table:table-cell table:formula="of:=[.B132]-273" office:value-type="float" office:value="90.97" calcext:value-type="float">
            <text:p>90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63.97" calcext:value-type="float">
            <text:p>363.97</text:p>
          </table:table-cell>
          <table:table-cell table:formula="of:=[.B133]-273" office:value-type="float" office:value="90.97" calcext:value-type="float">
            <text:p>90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5.19" calcext:value-type="float">
            <text:p>355.19</text:p>
          </table:table-cell>
          <table:table-cell table:formula="of:=[.B134]-273" office:value-type="float" office:value="82.19" calcext:value-type="float">
            <text:p>82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9.44" calcext:value-type="float">
            <text:p>349.44</text:p>
          </table:table-cell>
          <table:table-cell table:formula="of:=[.B135]-273" office:value-type="float" office:value="76.44" calcext:value-type="float">
            <text:p>76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7.27" calcext:value-type="float">
            <text:p>347.27</text:p>
          </table:table-cell>
          <table:table-cell table:formula="of:=[.B13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7.83" calcext:value-type="float">
            <text:p>347.83</text:p>
          </table:table-cell>
          <table:table-cell table:formula="of:=[.B137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51.61" calcext:value-type="float">
            <text:p>351.61</text:p>
          </table:table-cell>
          <table:table-cell table:formula="of:=[.B138]-273" office:value-type="float" office:value="78.61" calcext:value-type="float">
            <text:p>7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57.37" calcext:value-type="float">
            <text:p>357.37</text:p>
          </table:table-cell>
          <table:table-cell table:formula="of:=[.B139]-273" office:value-type="float" office:value="84.37" calcext:value-type="float">
            <text:p>8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63.12" calcext:value-type="float">
            <text:p>363.12</text:p>
          </table:table-cell>
          <table:table-cell table:formula="of:=[.B140]-273" office:value-type="float" office:value="90.12" calcext:value-type="float">
            <text:p>9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63.12" calcext:value-type="float">
            <text:p>363.12</text:p>
          </table:table-cell>
          <table:table-cell table:formula="of:=[.B141]-273" office:value-type="float" office:value="90.12" calcext:value-type="float">
            <text:p>9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53.57" calcext:value-type="float">
            <text:p>353.57</text:p>
          </table:table-cell>
          <table:table-cell table:formula="of:=[.B142]-273" office:value-type="float" office:value="80.57" calcext:value-type="float">
            <text:p>80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64.73" calcext:value-type="float">
            <text:p>364.73</text:p>
          </table:table-cell>
          <table:table-cell table:formula="of:=[.B143]-273" office:value-type="float" office:value="91.73" calcext:value-type="float">
            <text:p>91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75.89" calcext:value-type="float">
            <text:p>375.89</text:p>
          </table:table-cell>
          <table:table-cell table:formula="of:=[.B144]-273" office:value-type="float" office:value="102.89" calcext:value-type="float">
            <text:p>10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75.89" calcext:value-type="float">
            <text:p>375.89</text:p>
          </table:table-cell>
          <table:table-cell table:formula="of:=[.B145]-273" office:value-type="float" office:value="102.89" calcext:value-type="float">
            <text:p>10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53.47" calcext:value-type="float">
            <text:p>353.47</text:p>
          </table:table-cell>
          <table:table-cell table:formula="of:=[.B146]-273" office:value-type="float" office:value="80.47" calcext:value-type="float">
            <text:p>80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64.64" calcext:value-type="float">
            <text:p>364.64</text:p>
          </table:table-cell>
          <table:table-cell table:formula="of:=[.B147]-273" office:value-type="float" office:value="91.64" calcext:value-type="float">
            <text:p>9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75.81" calcext:value-type="float">
            <text:p>375.81</text:p>
          </table:table-cell>
          <table:table-cell table:formula="of:=[.B148]-273" office:value-type="float" office:value="102.81" calcext:value-type="float">
            <text:p>10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75.81" calcext:value-type="float">
            <text:p>375.81</text:p>
          </table:table-cell>
          <table:table-cell table:formula="of:=[.B149]-273" office:value-type="float" office:value="102.81" calcext:value-type="float">
            <text:p>10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51.42" calcext:value-type="float">
            <text:p>351.42</text:p>
          </table:table-cell>
          <table:table-cell table:formula="of:=[.B150]-273" office:value-type="float" office:value="78.42" calcext:value-type="float">
            <text:p>78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57.21" calcext:value-type="float">
            <text:p>357.21</text:p>
          </table:table-cell>
          <table:table-cell table:formula="of:=[.B151]-273" office:value-type="float" office:value="84.21" calcext:value-type="float">
            <text:p>84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62.99" calcext:value-type="float">
            <text:p>362.99</text:p>
          </table:table-cell>
          <table:table-cell table:formula="of:=[.B152]-273" office:value-type="float" office:value="89.99" calcext:value-type="float">
            <text:p>89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62.99" calcext:value-type="float">
            <text:p>362.99</text:p>
          </table:table-cell>
          <table:table-cell table:formula="of:=[.B153]-273" office:value-type="float" office:value="89.99" calcext:value-type="float">
            <text:p>89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5.11" calcext:value-type="float">
            <text:p>355.11</text:p>
          </table:table-cell>
          <table:table-cell table:formula="of:=[.B154]-273" office:value-type="float" office:value="82.11" calcext:value-type="float">
            <text:p>82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9.43" calcext:value-type="float">
            <text:p>349.43</text:p>
          </table:table-cell>
          <table:table-cell table:formula="of:=[.B155]-273" office:value-type="float" office:value="76.43" calcext:value-type="float">
            <text:p>76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7.27" calcext:value-type="float">
            <text:p>347.27</text:p>
          </table:table-cell>
          <table:table-cell table:formula="of:=[.B15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7.83" calcext:value-type="float">
            <text:p>347.83</text:p>
          </table:table-cell>
          <table:table-cell table:formula="of:=[.B157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51.5" calcext:value-type="float">
            <text:p>351.5</text:p>
          </table:table-cell>
          <table:table-cell table:formula="of:=[.B158]-273" office:value-type="float" office:value="78.5" calcext:value-type="float">
            <text:p>78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57.21" calcext:value-type="float">
            <text:p>357.21</text:p>
          </table:table-cell>
          <table:table-cell table:formula="of:=[.B159]-273" office:value-type="float" office:value="84.21" calcext:value-type="float">
            <text:p>84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62.92" calcext:value-type="float">
            <text:p>362.92</text:p>
          </table:table-cell>
          <table:table-cell table:formula="of:=[.B160]-273" office:value-type="float" office:value="89.92" calcext:value-type="float">
            <text:p>89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62.92" calcext:value-type="float">
            <text:p>362.92</text:p>
          </table:table-cell>
          <table:table-cell table:formula="of:=[.B161]-273" office:value-type="float" office:value="89.92" calcext:value-type="float">
            <text:p>89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53.4" calcext:value-type="float">
            <text:p>353.4</text:p>
          </table:table-cell>
          <table:table-cell table:formula="of:=[.B162]-273" office:value-type="float" office:value="80.4" calcext:value-type="float">
            <text:p>8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64.52" calcext:value-type="float">
            <text:p>364.52</text:p>
          </table:table-cell>
          <table:table-cell table:formula="of:=[.B163]-273" office:value-type="float" office:value="91.52" calcext:value-type="float">
            <text:p>91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75.64" calcext:value-type="float">
            <text:p>375.64</text:p>
          </table:table-cell>
          <table:table-cell table:formula="of:=[.B164]-273" office:value-type="float" office:value="102.64" calcext:value-type="float">
            <text:p>10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75.64" calcext:value-type="float">
            <text:p>375.64</text:p>
          </table:table-cell>
          <table:table-cell table:formula="of:=[.B165]-273" office:value-type="float" office:value="102.64" calcext:value-type="float">
            <text:p>10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53.3" calcext:value-type="float">
            <text:p>353.3</text:p>
          </table:table-cell>
          <table:table-cell table:formula="of:=[.B166]-273" office:value-type="float" office:value="80.3" calcext:value-type="float">
            <text:p>8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64.43" calcext:value-type="float">
            <text:p>364.43</text:p>
          </table:table-cell>
          <table:table-cell table:formula="of:=[.B167]-273" office:value-type="float" office:value="91.43" calcext:value-type="float">
            <text:p>91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75.57" calcext:value-type="float">
            <text:p>375.57</text:p>
          </table:table-cell>
          <table:table-cell table:formula="of:=[.B168]-273" office:value-type="float" office:value="102.57" calcext:value-type="float">
            <text:p>102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75.57" calcext:value-type="float">
            <text:p>375.57</text:p>
          </table:table-cell>
          <table:table-cell table:formula="of:=[.B169]-273" office:value-type="float" office:value="102.57" calcext:value-type="float">
            <text:p>102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51.31" calcext:value-type="float">
            <text:p>351.31</text:p>
          </table:table-cell>
          <table:table-cell table:formula="of:=[.B170]-273" office:value-type="float" office:value="78.31" calcext:value-type="float">
            <text:p>78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57.06" calcext:value-type="float">
            <text:p>357.06</text:p>
          </table:table-cell>
          <table:table-cell table:formula="of:=[.B171]-273" office:value-type="float" office:value="84.06" calcext:value-type="float">
            <text:p>84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62.8" calcext:value-type="float">
            <text:p>362.8</text:p>
          </table:table-cell>
          <table:table-cell table:formula="of:=[.B172]-273" office:value-type="float" office:value="89.8" calcext:value-type="float">
            <text:p>8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62.8" calcext:value-type="float">
            <text:p>362.8</text:p>
          </table:table-cell>
          <table:table-cell table:formula="of:=[.B173]-273" office:value-type="float" office:value="89.8" calcext:value-type="float">
            <text:p>8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4.89" calcext:value-type="float">
            <text:p>354.89</text:p>
          </table:table-cell>
          <table:table-cell table:formula="of:=[.B174]-273" office:value-type="float" office:value="81.89" calcext:value-type="float">
            <text:p>8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9.43" calcext:value-type="float">
            <text:p>349.43</text:p>
          </table:table-cell>
          <table:table-cell table:formula="of:=[.B175]-273" office:value-type="float" office:value="76.43" calcext:value-type="float">
            <text:p>76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7.27" calcext:value-type="float">
            <text:p>347.27</text:p>
          </table:table-cell>
          <table:table-cell table:formula="of:=[.B17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7.83" calcext:value-type="float">
            <text:p>347.83</text:p>
          </table:table-cell>
          <table:table-cell table:formula="of:=[.B177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51.41" calcext:value-type="float">
            <text:p>351.41</text:p>
          </table:table-cell>
          <table:table-cell table:formula="of:=[.B178]-273" office:value-type="float" office:value="78.41" calcext:value-type="float">
            <text:p>78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56.54" calcext:value-type="float">
            <text:p>356.54</text:p>
          </table:table-cell>
          <table:table-cell table:formula="of:=[.B179]-273" office:value-type="float" office:value="83.54" calcext:value-type="float">
            <text:p>83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61.66" calcext:value-type="float">
            <text:p>361.66</text:p>
          </table:table-cell>
          <table:table-cell table:formula="of:=[.B180]-273" office:value-type="float" office:value="88.66" calcext:value-type="float">
            <text:p>88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61.66" calcext:value-type="float">
            <text:p>361.66</text:p>
          </table:table-cell>
          <table:table-cell table:formula="of:=[.B181]-273" office:value-type="float" office:value="88.66" calcext:value-type="float">
            <text:p>88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53.25" calcext:value-type="float">
            <text:p>353.25</text:p>
          </table:table-cell>
          <table:table-cell table:formula="of:=[.B182]-273" office:value-type="float" office:value="80.25" calcext:value-type="float">
            <text:p>8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63.22" calcext:value-type="float">
            <text:p>363.22</text:p>
          </table:table-cell>
          <table:table-cell table:formula="of:=[.B183]-273" office:value-type="float" office:value="90.22" calcext:value-type="float">
            <text:p>90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73.2" calcext:value-type="float">
            <text:p>373.2</text:p>
          </table:table-cell>
          <table:table-cell table:formula="of:=[.B184]-273" office:value-type="float" office:value="100.2" calcext:value-type="float">
            <text:p>10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73.2" calcext:value-type="float">
            <text:p>373.2</text:p>
          </table:table-cell>
          <table:table-cell table:formula="of:=[.B185]-273" office:value-type="float" office:value="100.2" calcext:value-type="float">
            <text:p>10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53.15" calcext:value-type="float">
            <text:p>353.15</text:p>
          </table:table-cell>
          <table:table-cell table:formula="of:=[.B186]-273" office:value-type="float" office:value="80.15" calcext:value-type="float">
            <text:p>8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63.13" calcext:value-type="float">
            <text:p>363.13</text:p>
          </table:table-cell>
          <table:table-cell table:formula="of:=[.B187]-273" office:value-type="float" office:value="90.13" calcext:value-type="float">
            <text:p>90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73.12" calcext:value-type="float">
            <text:p>373.12</text:p>
          </table:table-cell>
          <table:table-cell table:formula="of:=[.B188]-273" office:value-type="float" office:value="100.12" calcext:value-type="float">
            <text:p>10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73.12" calcext:value-type="float">
            <text:p>373.12</text:p>
          </table:table-cell>
          <table:table-cell table:formula="of:=[.B189]-273" office:value-type="float" office:value="100.12" calcext:value-type="float">
            <text:p>10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51.22" calcext:value-type="float">
            <text:p>351.22</text:p>
          </table:table-cell>
          <table:table-cell table:formula="of:=[.B190]-273" office:value-type="float" office:value="78.22" calcext:value-type="float">
            <text:p>78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56.38" calcext:value-type="float">
            <text:p>356.38</text:p>
          </table:table-cell>
          <table:table-cell table:formula="of:=[.B191]-273" office:value-type="float" office:value="83.38" calcext:value-type="float">
            <text:p>83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61.54" calcext:value-type="float">
            <text:p>361.54</text:p>
          </table:table-cell>
          <table:table-cell table:formula="of:=[.B192]-273" office:value-type="float" office:value="88.54" calcext:value-type="float">
            <text:p>88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61.54" calcext:value-type="float">
            <text:p>361.54</text:p>
          </table:table-cell>
          <table:table-cell table:formula="of:=[.B193]-273" office:value-type="float" office:value="88.54" calcext:value-type="float">
            <text:p>88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54.8" calcext:value-type="float">
            <text:p>354.8</text:p>
          </table:table-cell>
          <table:table-cell table:formula="of:=[.B194]-273" office:value-type="float" office:value="81.8" calcext:value-type="float">
            <text:p>81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9.43" calcext:value-type="float">
            <text:p>349.43</text:p>
          </table:table-cell>
          <table:table-cell table:formula="of:=[.B195]-273" office:value-type="float" office:value="76.43" calcext:value-type="float">
            <text:p>76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7.27" calcext:value-type="float">
            <text:p>347.27</text:p>
          </table:table-cell>
          <table:table-cell table:formula="of:=[.B19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7.83" calcext:value-type="float">
            <text:p>347.83</text:p>
          </table:table-cell>
          <table:table-cell table:formula="of:=[.B197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51.27" calcext:value-type="float">
            <text:p>351.27</text:p>
          </table:table-cell>
          <table:table-cell table:formula="of:=[.B198]-273" office:value-type="float" office:value="78.27" calcext:value-type="float">
            <text:p>78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56.35" calcext:value-type="float">
            <text:p>356.35</text:p>
          </table:table-cell>
          <table:table-cell table:formula="of:=[.B199]-273" office:value-type="float" office:value="83.35" calcext:value-type="float">
            <text:p>83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61.42" calcext:value-type="float">
            <text:p>361.42</text:p>
          </table:table-cell>
          <table:table-cell table:formula="of:=[.B200]-273" office:value-type="float" office:value="88.42" calcext:value-type="float">
            <text:p>88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61.42" calcext:value-type="float">
            <text:p>361.42</text:p>
          </table:table-cell>
          <table:table-cell table:formula="of:=[.B201]-273" office:value-type="float" office:value="88.42" calcext:value-type="float">
            <text:p>88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53.04" calcext:value-type="float">
            <text:p>353.04</text:p>
          </table:table-cell>
          <table:table-cell table:formula="of:=[.B202]-273" office:value-type="float" office:value="80.04" calcext:value-type="float">
            <text:p>8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62.97" calcext:value-type="float">
            <text:p>362.97</text:p>
          </table:table-cell>
          <table:table-cell table:formula="of:=[.B203]-273" office:value-type="float" office:value="89.97" calcext:value-type="float">
            <text:p>8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72.89" calcext:value-type="float">
            <text:p>372.89</text:p>
          </table:table-cell>
          <table:table-cell table:formula="of:=[.B204]-273" office:value-type="float" office:value="99.89" calcext:value-type="float">
            <text:p>99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72.89" calcext:value-type="float">
            <text:p>372.89</text:p>
          </table:table-cell>
          <table:table-cell table:formula="of:=[.B205]-273" office:value-type="float" office:value="99.89" calcext:value-type="float">
            <text:p>99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52.94" calcext:value-type="float">
            <text:p>352.94</text:p>
          </table:table-cell>
          <table:table-cell table:formula="of:=[.B206]-273" office:value-type="float" office:value="79.94" calcext:value-type="float">
            <text:p>79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62.88" calcext:value-type="float">
            <text:p>362.88</text:p>
          </table:table-cell>
          <table:table-cell table:formula="of:=[.B207]-273" office:value-type="float" office:value="89.88" calcext:value-type="float">
            <text:p>89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72.82" calcext:value-type="float">
            <text:p>372.82</text:p>
          </table:table-cell>
          <table:table-cell table:formula="of:=[.B208]-273" office:value-type="float" office:value="99.82" calcext:value-type="float">
            <text:p>9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72.82" calcext:value-type="float">
            <text:p>372.82</text:p>
          </table:table-cell>
          <table:table-cell table:formula="of:=[.B209]-273" office:value-type="float" office:value="99.82" calcext:value-type="float">
            <text:p>9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51.09" calcext:value-type="float">
            <text:p>351.09</text:p>
          </table:table-cell>
          <table:table-cell table:formula="of:=[.B210]-273" office:value-type="float" office:value="78.09" calcext:value-type="float">
            <text:p>78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56.19" calcext:value-type="float">
            <text:p>356.19</text:p>
          </table:table-cell>
          <table:table-cell table:formula="of:=[.B211]-273" office:value-type="float" office:value="83.19" calcext:value-type="float">
            <text:p>83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61.3" calcext:value-type="float">
            <text:p>361.3</text:p>
          </table:table-cell>
          <table:table-cell table:formula="of:=[.B212]-273" office:value-type="float" office:value="88.3" calcext:value-type="float">
            <text:p>8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61.3" calcext:value-type="float">
            <text:p>361.3</text:p>
          </table:table-cell>
          <table:table-cell table:formula="of:=[.B213]-273" office:value-type="float" office:value="88.3" calcext:value-type="float">
            <text:p>8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54.58" calcext:value-type="float">
            <text:p>354.58</text:p>
          </table:table-cell>
          <table:table-cell table:formula="of:=[.B214]-273" office:value-type="float" office:value="81.58" calcext:value-type="float">
            <text:p>81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9.42" calcext:value-type="float">
            <text:p>349.42</text:p>
          </table:table-cell>
          <table:table-cell table:formula="of:=[.B215]-273" office:value-type="float" office:value="76.42" calcext:value-type="float">
            <text:p>7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7.27" calcext:value-type="float">
            <text:p>347.27</text:p>
          </table:table-cell>
          <table:table-cell table:formula="of:=[.B21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7.83" calcext:value-type="float">
            <text:p>347.83</text:p>
          </table:table-cell>
          <table:table-cell table:formula="of:=[.B217]-273" office:value-type="float" office:value="74.83" calcext:value-type="float">
            <text:p>7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51.16" calcext:value-type="float">
            <text:p>351.16</text:p>
          </table:table-cell>
          <table:table-cell table:formula="of:=[.B218]-273" office:value-type="float" office:value="78.16" calcext:value-type="float">
            <text:p>78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55.52" calcext:value-type="float">
            <text:p>355.52</text:p>
          </table:table-cell>
          <table:table-cell table:formula="of:=[.B219]-273" office:value-type="float" office:value="82.52" calcext:value-type="float">
            <text:p>8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59.87" calcext:value-type="float">
            <text:p>359.87</text:p>
          </table:table-cell>
          <table:table-cell table:formula="of:=[.B220]-273" office:value-type="float" office:value="86.87" calcext:value-type="float">
            <text:p>86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59.87" calcext:value-type="float">
            <text:p>359.87</text:p>
          </table:table-cell>
          <table:table-cell table:formula="of:=[.B221]-273" office:value-type="float" office:value="86.87" calcext:value-type="float">
            <text:p>86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52.85" calcext:value-type="float">
            <text:p>352.85</text:p>
          </table:table-cell>
          <table:table-cell table:formula="of:=[.B222]-273" office:value-type="float" office:value="79.85" calcext:value-type="float">
            <text:p>79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61.37" calcext:value-type="float">
            <text:p>361.37</text:p>
          </table:table-cell>
          <table:table-cell table:formula="of:=[.B223]-273" office:value-type="float" office:value="88.37" calcext:value-type="float">
            <text:p>88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69.89" calcext:value-type="float">
            <text:p>369.89</text:p>
          </table:table-cell>
          <table:table-cell table:formula="of:=[.B224]-273" office:value-type="float" office:value="96.89" calcext:value-type="float">
            <text:p>96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69.89" calcext:value-type="float">
            <text:p>369.89</text:p>
          </table:table-cell>
          <table:table-cell table:formula="of:=[.B225]-273" office:value-type="float" office:value="96.89" calcext:value-type="float">
            <text:p>96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52.75" calcext:value-type="float">
            <text:p>352.75</text:p>
          </table:table-cell>
          <table:table-cell table:formula="of:=[.B226]-273" office:value-type="float" office:value="79.75" calcext:value-type="float">
            <text:p>79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61.28" calcext:value-type="float">
            <text:p>361.28</text:p>
          </table:table-cell>
          <table:table-cell table:formula="of:=[.B227]-273" office:value-type="float" office:value="88.28" calcext:value-type="float">
            <text:p>88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69.82" calcext:value-type="float">
            <text:p>369.82</text:p>
          </table:table-cell>
          <table:table-cell table:formula="of:=[.B228]-273" office:value-type="float" office:value="96.82" calcext:value-type="float">
            <text:p>9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69.82" calcext:value-type="float">
            <text:p>369.82</text:p>
          </table:table-cell>
          <table:table-cell table:formula="of:=[.B229]-273" office:value-type="float" office:value="96.82" calcext:value-type="float">
            <text:p>9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50.98" calcext:value-type="float">
            <text:p>350.98</text:p>
          </table:table-cell>
          <table:table-cell table:formula="of:=[.B230]-273" office:value-type="float" office:value="77.98" calcext:value-type="float">
            <text:p>77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55.36" calcext:value-type="float">
            <text:p>355.36</text:p>
          </table:table-cell>
          <table:table-cell table:formula="of:=[.B231]-273" office:value-type="float" office:value="82.36" calcext:value-type="float">
            <text:p>82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59.75" calcext:value-type="float">
            <text:p>359.75</text:p>
          </table:table-cell>
          <table:table-cell table:formula="of:=[.B232]-273" office:value-type="float" office:value="86.75" calcext:value-type="float">
            <text:p>8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59.75" calcext:value-type="float">
            <text:p>359.75</text:p>
          </table:table-cell>
          <table:table-cell table:formula="of:=[.B233]-273" office:value-type="float" office:value="86.75" calcext:value-type="float">
            <text:p>8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54.49" calcext:value-type="float">
            <text:p>354.49</text:p>
          </table:table-cell>
          <table:table-cell table:formula="of:=[.B234]-273" office:value-type="float" office:value="81.49" calcext:value-type="float">
            <text:p>81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9.42" calcext:value-type="float">
            <text:p>349.42</text:p>
          </table:table-cell>
          <table:table-cell table:formula="of:=[.B235]-273" office:value-type="float" office:value="76.42" calcext:value-type="float">
            <text:p>7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7.26" calcext:value-type="float">
            <text:p>347.26</text:p>
          </table:table-cell>
          <table:table-cell table:formula="of:=[.B236]-273" office:value-type="float" office:value="74.26" calcext:value-type="float">
            <text:p>74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7.82" calcext:value-type="float">
            <text:p>347.82</text:p>
          </table:table-cell>
          <table:table-cell table:formula="of:=[.B237]-273" office:value-type="float" office:value="74.82" calcext:value-type="float">
            <text:p>74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51" calcext:value-type="float">
            <text:p>351</text:p>
          </table:table-cell>
          <table:table-cell table:formula="of:=[.B238]-273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55.3" calcext:value-type="float">
            <text:p>355.3</text:p>
          </table:table-cell>
          <table:table-cell table:formula="of:=[.B239]-273" office:value-type="float" office:value="82.3" calcext:value-type="float">
            <text:p>8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59.59" calcext:value-type="float">
            <text:p>359.59</text:p>
          </table:table-cell>
          <table:table-cell table:formula="of:=[.B240]-273" office:value-type="float" office:value="86.59" calcext:value-type="float">
            <text:p>8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59.59" calcext:value-type="float">
            <text:p>359.59</text:p>
          </table:table-cell>
          <table:table-cell table:formula="of:=[.B241]-273" office:value-type="float" office:value="86.59" calcext:value-type="float">
            <text:p>8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52.61" calcext:value-type="float">
            <text:p>352.61</text:p>
          </table:table-cell>
          <table:table-cell table:formula="of:=[.B242]-273" office:value-type="float" office:value="79.61" calcext:value-type="float">
            <text:p>79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61.07" calcext:value-type="float">
            <text:p>361.07</text:p>
          </table:table-cell>
          <table:table-cell table:formula="of:=[.B243]-273" office:value-type="float" office:value="88.07" calcext:value-type="float">
            <text:p>88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69.53" calcext:value-type="float">
            <text:p>369.53</text:p>
          </table:table-cell>
          <table:table-cell table:formula="of:=[.B244]-273" office:value-type="float" office:value="96.53" calcext:value-type="float">
            <text:p>96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69.53" calcext:value-type="float">
            <text:p>369.53</text:p>
          </table:table-cell>
          <table:table-cell table:formula="of:=[.B245]-273" office:value-type="float" office:value="96.53" calcext:value-type="float">
            <text:p>96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52.51" calcext:value-type="float">
            <text:p>352.51</text:p>
          </table:table-cell>
          <table:table-cell table:formula="of:=[.B246]-273" office:value-type="float" office:value="79.51" calcext:value-type="float">
            <text:p>79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60.98" calcext:value-type="float">
            <text:p>360.98</text:p>
          </table:table-cell>
          <table:table-cell table:formula="of:=[.B247]-273" office:value-type="float" office:value="87.98" calcext:value-type="float">
            <text:p>87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69.46" calcext:value-type="float">
            <text:p>369.46</text:p>
          </table:table-cell>
          <table:table-cell table:formula="of:=[.B248]-273" office:value-type="float" office:value="96.46" calcext:value-type="float">
            <text:p>96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69.46" calcext:value-type="float">
            <text:p>369.46</text:p>
          </table:table-cell>
          <table:table-cell table:formula="of:=[.B249]-273" office:value-type="float" office:value="96.46" calcext:value-type="float">
            <text:p>96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50.81" calcext:value-type="float">
            <text:p>350.81</text:p>
          </table:table-cell>
          <table:table-cell table:formula="of:=[.B250]-273" office:value-type="float" office:value="77.81" calcext:value-type="float">
            <text:p>77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55.14" calcext:value-type="float">
            <text:p>355.14</text:p>
          </table:table-cell>
          <table:table-cell table:formula="of:=[.B251]-273" office:value-type="float" office:value="82.14" calcext:value-type="float">
            <text:p>82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59.48" calcext:value-type="float">
            <text:p>359.48</text:p>
          </table:table-cell>
          <table:table-cell table:formula="of:=[.B252]-273" office:value-type="float" office:value="86.48" calcext:value-type="float">
            <text:p>8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59.48" calcext:value-type="float">
            <text:p>359.48</text:p>
          </table:table-cell>
          <table:table-cell table:formula="of:=[.B253]-273" office:value-type="float" office:value="86.48" calcext:value-type="float">
            <text:p>8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54.27" calcext:value-type="float">
            <text:p>354.27</text:p>
          </table:table-cell>
          <table:table-cell table:formula="of:=[.B254]-273" office:value-type="float" office:value="81.27" calcext:value-type="float">
            <text:p>81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9.41" calcext:value-type="float">
            <text:p>349.41</text:p>
          </table:table-cell>
          <table:table-cell table:formula="of:=[.B255]-273" office:value-type="float" office:value="76.41" calcext:value-type="float">
            <text:p>76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7.26" calcext:value-type="float">
            <text:p>347.26</text:p>
          </table:table-cell>
          <table:table-cell table:formula="of:=[.B256]-273" office:value-type="float" office:value="74.26" calcext:value-type="float">
            <text:p>74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7.82" calcext:value-type="float">
            <text:p>347.82</text:p>
          </table:table-cell>
          <table:table-cell table:formula="of:=[.B257]-273" office:value-type="float" office:value="74.82" calcext:value-type="float">
            <text:p>74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50.87" calcext:value-type="float">
            <text:p>350.87</text:p>
          </table:table-cell>
          <table:table-cell table:formula="of:=[.B258]-273" office:value-type="float" office:value="77.87" calcext:value-type="float">
            <text:p>77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54.31" calcext:value-type="float">
            <text:p>354.31</text:p>
          </table:table-cell>
          <table:table-cell table:formula="of:=[.B259]-273" office:value-type="float" office:value="81.31" calcext:value-type="float">
            <text:p>81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57.75" calcext:value-type="float">
            <text:p>357.75</text:p>
          </table:table-cell>
          <table:table-cell table:formula="of:=[.B260]-273" office:value-type="float" office:value="84.75" calcext:value-type="float">
            <text:p>84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57.75" calcext:value-type="float">
            <text:p>357.75</text:p>
          </table:table-cell>
          <table:table-cell table:formula="of:=[.B261]-273" office:value-type="float" office:value="84.75" calcext:value-type="float">
            <text:p>84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52.39" calcext:value-type="float">
            <text:p>352.39</text:p>
          </table:table-cell>
          <table:table-cell table:formula="of:=[.B262]-273" office:value-type="float" office:value="79.39" calcext:value-type="float">
            <text:p>79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59.17" calcext:value-type="float">
            <text:p>359.17</text:p>
          </table:table-cell>
          <table:table-cell table:formula="of:=[.B263]-273" office:value-type="float" office:value="86.17" calcext:value-type="float">
            <text:p>86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65.96" calcext:value-type="float">
            <text:p>365.96</text:p>
          </table:table-cell>
          <table:table-cell table:formula="of:=[.B264]-273" office:value-type="float" office:value="92.96" calcext:value-type="float">
            <text:p>9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65.96" calcext:value-type="float">
            <text:p>365.96</text:p>
          </table:table-cell>
          <table:table-cell table:formula="of:=[.B265]-273" office:value-type="float" office:value="92.96" calcext:value-type="float">
            <text:p>9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52.29" calcext:value-type="float">
            <text:p>352.29</text:p>
          </table:table-cell>
          <table:table-cell table:formula="of:=[.B266]-273" office:value-type="float" office:value="79.29" calcext:value-type="float">
            <text:p>79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59.09" calcext:value-type="float">
            <text:p>359.09</text:p>
          </table:table-cell>
          <table:table-cell table:formula="of:=[.B267]-273" office:value-type="float" office:value="86.09" calcext:value-type="float">
            <text:p>86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65.89" calcext:value-type="float">
            <text:p>365.89</text:p>
          </table:table-cell>
          <table:table-cell table:formula="of:=[.B268]-273" office:value-type="float" office:value="92.89" calcext:value-type="float">
            <text:p>9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65.89" calcext:value-type="float">
            <text:p>365.89</text:p>
          </table:table-cell>
          <table:table-cell table:formula="of:=[.B269]-273" office:value-type="float" office:value="92.89" calcext:value-type="float">
            <text:p>9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50.68" calcext:value-type="float">
            <text:p>350.68</text:p>
          </table:table-cell>
          <table:table-cell table:formula="of:=[.B270]-273" office:value-type="float" office:value="77.68" calcext:value-type="float">
            <text:p>77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54.16" calcext:value-type="float">
            <text:p>354.16</text:p>
          </table:table-cell>
          <table:table-cell table:formula="of:=[.B271]-273" office:value-type="float" office:value="81.16" calcext:value-type="float">
            <text:p>81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57.63" calcext:value-type="float">
            <text:p>357.63</text:p>
          </table:table-cell>
          <table:table-cell table:formula="of:=[.B272]-273" office:value-type="float" office:value="84.63" calcext:value-type="float">
            <text:p>84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57.63" calcext:value-type="float">
            <text:p>357.63</text:p>
          </table:table-cell>
          <table:table-cell table:formula="of:=[.B273]-273" office:value-type="float" office:value="84.63" calcext:value-type="float">
            <text:p>84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54.19" calcext:value-type="float">
            <text:p>354.19</text:p>
          </table:table-cell>
          <table:table-cell table:formula="of:=[.B274]-273" office:value-type="float" office:value="81.19" calcext:value-type="float">
            <text:p>81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9.41" calcext:value-type="float">
            <text:p>349.41</text:p>
          </table:table-cell>
          <table:table-cell table:formula="of:=[.B275]-273" office:value-type="float" office:value="76.41" calcext:value-type="float">
            <text:p>76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7.26" calcext:value-type="float">
            <text:p>347.26</text:p>
          </table:table-cell>
          <table:table-cell table:formula="of:=[.B276]-273" office:value-type="float" office:value="74.26" calcext:value-type="float">
            <text:p>74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7.82" calcext:value-type="float">
            <text:p>347.82</text:p>
          </table:table-cell>
          <table:table-cell table:formula="of:=[.B277]-273" office:value-type="float" office:value="74.82" calcext:value-type="float">
            <text:p>74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50.68" calcext:value-type="float">
            <text:p>350.68</text:p>
          </table:table-cell>
          <table:table-cell table:formula="of:=[.B278]-273" office:value-type="float" office:value="77.68" calcext:value-type="float">
            <text:p>77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54.06" calcext:value-type="float">
            <text:p>354.06</text:p>
          </table:table-cell>
          <table:table-cell table:formula="of:=[.B279]-273" office:value-type="float" office:value="81.06" calcext:value-type="float">
            <text:p>8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57.43" calcext:value-type="float">
            <text:p>357.43</text:p>
          </table:table-cell>
          <table:table-cell table:formula="of:=[.B280]-273" office:value-type="float" office:value="84.43" calcext:value-type="float">
            <text:p>84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57.43" calcext:value-type="float">
            <text:p>357.43</text:p>
          </table:table-cell>
          <table:table-cell table:formula="of:=[.B281]-273" office:value-type="float" office:value="84.43" calcext:value-type="float">
            <text:p>84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52.11" calcext:value-type="float">
            <text:p>352.11</text:p>
          </table:table-cell>
          <table:table-cell table:formula="of:=[.B282]-273" office:value-type="float" office:value="79.11" calcext:value-type="float">
            <text:p>79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58.83" calcext:value-type="float">
            <text:p>358.83</text:p>
          </table:table-cell>
          <table:table-cell table:formula="of:=[.B283]-273" office:value-type="float" office:value="85.83" calcext:value-type="float">
            <text:p>85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65.54" calcext:value-type="float">
            <text:p>365.54</text:p>
          </table:table-cell>
          <table:table-cell table:formula="of:=[.B284]-273" office:value-type="float" office:value="92.54" calcext:value-type="float">
            <text:p>92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65.54" calcext:value-type="float">
            <text:p>365.54</text:p>
          </table:table-cell>
          <table:table-cell table:formula="of:=[.B285]-273" office:value-type="float" office:value="92.54" calcext:value-type="float">
            <text:p>92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52.01" calcext:value-type="float">
            <text:p>352.01</text:p>
          </table:table-cell>
          <table:table-cell table:formula="of:=[.B286]-273" office:value-type="float" office:value="79.01" calcext:value-type="float">
            <text:p>79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58.74" calcext:value-type="float">
            <text:p>358.74</text:p>
          </table:table-cell>
          <table:table-cell table:formula="of:=[.B287]-273" office:value-type="float" office:value="85.74" calcext:value-type="float">
            <text:p>85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65.47" calcext:value-type="float">
            <text:p>365.47</text:p>
          </table:table-cell>
          <table:table-cell table:formula="of:=[.B288]-273" office:value-type="float" office:value="92.47" calcext:value-type="float">
            <text:p>92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65.47" calcext:value-type="float">
            <text:p>365.47</text:p>
          </table:table-cell>
          <table:table-cell table:formula="of:=[.B289]-273" office:value-type="float" office:value="92.47" calcext:value-type="float">
            <text:p>92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50.5" calcext:value-type="float">
            <text:p>350.5</text:p>
          </table:table-cell>
          <table:table-cell table:formula="of:=[.B290]-273" office:value-type="float" office:value="77.5" calcext:value-type="float">
            <text:p>7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53.91" calcext:value-type="float">
            <text:p>353.91</text:p>
          </table:table-cell>
          <table:table-cell table:formula="of:=[.B291]-273" office:value-type="float" office:value="80.91" calcext:value-type="float">
            <text:p>80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57.32" calcext:value-type="float">
            <text:p>357.32</text:p>
          </table:table-cell>
          <table:table-cell table:formula="of:=[.B292]-273" office:value-type="float" office:value="84.32" calcext:value-type="float">
            <text:p>84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57.32" calcext:value-type="float">
            <text:p>357.32</text:p>
          </table:table-cell>
          <table:table-cell table:formula="of:=[.B293]-273" office:value-type="float" office:value="84.32" calcext:value-type="float">
            <text:p>84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53.97" calcext:value-type="float">
            <text:p>353.97</text:p>
          </table:table-cell>
          <table:table-cell table:formula="of:=[.B294]-273" office:value-type="float" office:value="80.97" calcext:value-type="float">
            <text:p>80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9.4" calcext:value-type="float">
            <text:p>349.4</text:p>
          </table:table-cell>
          <table:table-cell table:formula="of:=[.B295]-273" office:value-type="float" office:value="76.4" calcext:value-type="float">
            <text:p>76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7.26" calcext:value-type="float">
            <text:p>347.26</text:p>
          </table:table-cell>
          <table:table-cell table:formula="of:=[.B296]-273" office:value-type="float" office:value="74.26" calcext:value-type="float">
            <text:p>74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7.82" calcext:value-type="float">
            <text:p>347.82</text:p>
          </table:table-cell>
          <table:table-cell table:formula="of:=[.B297]-273" office:value-type="float" office:value="74.82" calcext:value-type="float">
            <text:p>74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50.53" calcext:value-type="float">
            <text:p>350.53</text:p>
          </table:table-cell>
          <table:table-cell table:formula="of:=[.B298]-273" office:value-type="float" office:value="77.53" calcext:value-type="float">
            <text:p>77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52.91" calcext:value-type="float">
            <text:p>352.91</text:p>
          </table:table-cell>
          <table:table-cell table:formula="of:=[.B299]-273" office:value-type="float" office:value="79.91" calcext:value-type="float">
            <text:p>79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55.3" calcext:value-type="float">
            <text:p>355.3</text:p>
          </table:table-cell>
          <table:table-cell table:formula="of:=[.B300]-273" office:value-type="float" office:value="82.3" calcext:value-type="float">
            <text:p>8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55.3" calcext:value-type="float">
            <text:p>355.3</text:p>
          </table:table-cell>
          <table:table-cell table:formula="of:=[.B301]-273" office:value-type="float" office:value="82.3" calcext:value-type="float">
            <text:p>8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51.85" calcext:value-type="float">
            <text:p>351.85</text:p>
          </table:table-cell>
          <table:table-cell table:formula="of:=[.B302]-273" office:value-type="float" office:value="78.85" calcext:value-type="float">
            <text:p>78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56.62" calcext:value-type="float">
            <text:p>356.62</text:p>
          </table:table-cell>
          <table:table-cell table:formula="of:=[.B303]-273" office:value-type="float" office:value="83.62" calcext:value-type="float">
            <text:p>83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61.4" calcext:value-type="float">
            <text:p>361.4</text:p>
          </table:table-cell>
          <table:table-cell table:formula="of:=[.B304]-273" office:value-type="float" office:value="88.4" calcext:value-type="float">
            <text:p>8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61.4" calcext:value-type="float">
            <text:p>361.4</text:p>
          </table:table-cell>
          <table:table-cell table:formula="of:=[.B305]-273" office:value-type="float" office:value="88.4" calcext:value-type="float">
            <text:p>8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51.75" calcext:value-type="float">
            <text:p>351.75</text:p>
          </table:table-cell>
          <table:table-cell table:formula="of:=[.B306]-273" office:value-type="float" office:value="78.75" calcext:value-type="float">
            <text:p>78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56.54" calcext:value-type="float">
            <text:p>356.54</text:p>
          </table:table-cell>
          <table:table-cell table:formula="of:=[.B307]-273" office:value-type="float" office:value="83.54" calcext:value-type="float">
            <text:p>83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61.33" calcext:value-type="float">
            <text:p>361.33</text:p>
          </table:table-cell>
          <table:table-cell table:formula="of:=[.B308]-273" office:value-type="float" office:value="88.33" calcext:value-type="float">
            <text:p>88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61.33" calcext:value-type="float">
            <text:p>361.33</text:p>
          </table:table-cell>
          <table:table-cell table:formula="of:=[.B309]-273" office:value-type="float" office:value="88.33" calcext:value-type="float">
            <text:p>88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50.35" calcext:value-type="float">
            <text:p>350.35</text:p>
          </table:table-cell>
          <table:table-cell table:formula="of:=[.B310]-273" office:value-type="float" office:value="77.35" calcext:value-type="float">
            <text:p>77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52.76" calcext:value-type="float">
            <text:p>352.76</text:p>
          </table:table-cell>
          <table:table-cell table:formula="of:=[.B311]-273" office:value-type="float" office:value="79.76" calcext:value-type="float">
            <text:p>79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55.18" calcext:value-type="float">
            <text:p>355.18</text:p>
          </table:table-cell>
          <table:table-cell table:formula="of:=[.B312]-273" office:value-type="float" office:value="82.18" calcext:value-type="float">
            <text:p>82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55.18" calcext:value-type="float">
            <text:p>355.18</text:p>
          </table:table-cell>
          <table:table-cell table:formula="of:=[.B313]-273" office:value-type="float" office:value="82.18" calcext:value-type="float">
            <text:p>82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53.88" calcext:value-type="float">
            <text:p>353.88</text:p>
          </table:table-cell>
          <table:table-cell table:formula="of:=[.B314]-273" office:value-type="float" office:value="80.88" calcext:value-type="float">
            <text:p>80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9.4" calcext:value-type="float">
            <text:p>349.4</text:p>
          </table:table-cell>
          <table:table-cell table:formula="of:=[.B315]-273" office:value-type="float" office:value="76.4" calcext:value-type="float">
            <text:p>76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7.25" calcext:value-type="float">
            <text:p>347.25</text:p>
          </table:table-cell>
          <table:table-cell table:formula="of:=[.B316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7.81" calcext:value-type="float">
            <text:p>347.81</text:p>
          </table:table-cell>
          <table:table-cell table:formula="of:=[.B317]-273" office:value-type="float" office:value="74.81" calcext:value-type="float">
            <text:p>74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50.32" calcext:value-type="float">
            <text:p>350.32</text:p>
          </table:table-cell>
          <table:table-cell table:formula="of:=[.B318]-273" office:value-type="float" office:value="77.32" calcext:value-type="float">
            <text:p>77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52.63" calcext:value-type="float">
            <text:p>352.63</text:p>
          </table:table-cell>
          <table:table-cell table:formula="of:=[.B319]-273" office:value-type="float" office:value="79.63" calcext:value-type="float">
            <text:p>79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54.93" calcext:value-type="float">
            <text:p>354.93</text:p>
          </table:table-cell>
          <table:table-cell table:formula="of:=[.B320]-273" office:value-type="float" office:value="81.93" calcext:value-type="float">
            <text:p>8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54.93" calcext:value-type="float">
            <text:p>354.93</text:p>
          </table:table-cell>
          <table:table-cell table:formula="of:=[.B321]-273" office:value-type="float" office:value="81.93" calcext:value-type="float">
            <text:p>8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51.54" calcext:value-type="float">
            <text:p>351.54</text:p>
          </table:table-cell>
          <table:table-cell table:formula="of:=[.B322]-273" office:value-type="float" office:value="78.54" calcext:value-type="float">
            <text:p>78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56.23" calcext:value-type="float">
            <text:p>356.23</text:p>
          </table:table-cell>
          <table:table-cell table:formula="of:=[.B323]-273" office:value-type="float" office:value="83.23" calcext:value-type="float">
            <text:p>83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60.92" calcext:value-type="float">
            <text:p>360.92</text:p>
          </table:table-cell>
          <table:table-cell table:formula="of:=[.B324]-273" office:value-type="float" office:value="87.92" calcext:value-type="float">
            <text:p>87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60.92" calcext:value-type="float">
            <text:p>360.92</text:p>
          </table:table-cell>
          <table:table-cell table:formula="of:=[.B325]-273" office:value-type="float" office:value="87.92" calcext:value-type="float">
            <text:p>87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51.44" calcext:value-type="float">
            <text:p>351.44</text:p>
          </table:table-cell>
          <table:table-cell table:formula="of:=[.B326]-273" office:value-type="float" office:value="78.44" calcext:value-type="float">
            <text:p>78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56.15" calcext:value-type="float">
            <text:p>356.15</text:p>
          </table:table-cell>
          <table:table-cell table:formula="of:=[.B327]-273" office:value-type="float" office:value="83.15" calcext:value-type="float">
            <text:p>83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60.86" calcext:value-type="float">
            <text:p>360.86</text:p>
          </table:table-cell>
          <table:table-cell table:formula="of:=[.B328]-273" office:value-type="float" office:value="87.86" calcext:value-type="float">
            <text:p>87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60.86" calcext:value-type="float">
            <text:p>360.86</text:p>
          </table:table-cell>
          <table:table-cell table:formula="of:=[.B329]-273" office:value-type="float" office:value="87.86" calcext:value-type="float">
            <text:p>87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50.14" calcext:value-type="float">
            <text:p>350.14</text:p>
          </table:table-cell>
          <table:table-cell table:formula="of:=[.B330]-273" office:value-type="float" office:value="77.14" calcext:value-type="float">
            <text:p>77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52.48" calcext:value-type="float">
            <text:p>352.48</text:p>
          </table:table-cell>
          <table:table-cell table:formula="of:=[.B331]-273" office:value-type="float" office:value="79.48" calcext:value-type="float">
            <text:p>79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54.82" calcext:value-type="float">
            <text:p>354.82</text:p>
          </table:table-cell>
          <table:table-cell table:formula="of:=[.B332]-273" office:value-type="float" office:value="81.82" calcext:value-type="float">
            <text:p>8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54.82" calcext:value-type="float">
            <text:p>354.82</text:p>
          </table:table-cell>
          <table:table-cell table:formula="of:=[.B333]-273" office:value-type="float" office:value="81.82" calcext:value-type="float">
            <text:p>8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53.66" calcext:value-type="float">
            <text:p>353.66</text:p>
          </table:table-cell>
          <table:table-cell table:formula="of:=[.B334]-273" office:value-type="float" office:value="80.66" calcext:value-type="float">
            <text:p>80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9.39" calcext:value-type="float">
            <text:p>349.39</text:p>
          </table:table-cell>
          <table:table-cell table:formula="of:=[.B335]-273" office:value-type="float" office:value="76.39" calcext:value-type="float">
            <text:p>76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7.25" calcext:value-type="float">
            <text:p>347.25</text:p>
          </table:table-cell>
          <table:table-cell table:formula="of:=[.B336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7.81" calcext:value-type="float">
            <text:p>347.81</text:p>
          </table:table-cell>
          <table:table-cell table:formula="of:=[.B337]-273" office:value-type="float" office:value="74.81" calcext:value-type="float">
            <text:p>74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50.15" calcext:value-type="float">
            <text:p>350.15</text:p>
          </table:table-cell>
          <table:table-cell table:formula="of:=[.B338]-273" office:value-type="float" office:value="77.15" calcext:value-type="float">
            <text:p>77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51.33" calcext:value-type="float">
            <text:p>351.33</text:p>
          </table:table-cell>
          <table:table-cell table:formula="of:=[.B339]-273" office:value-type="float" office:value="78.33" calcext:value-type="float">
            <text:p>78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52.5" calcext:value-type="float">
            <text:p>352.5</text:p>
          </table:table-cell>
          <table:table-cell table:formula="of:=[.B340]-273" office:value-type="float" office:value="79.5" calcext:value-type="float">
            <text:p>79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52.5" calcext:value-type="float">
            <text:p>352.5</text:p>
          </table:table-cell>
          <table:table-cell table:formula="of:=[.B341]-273" office:value-type="float" office:value="79.5" calcext:value-type="float">
            <text:p>79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51.25" calcext:value-type="float">
            <text:p>351.25</text:p>
          </table:table-cell>
          <table:table-cell table:formula="of:=[.B342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53.72" calcext:value-type="float">
            <text:p>353.72</text:p>
          </table:table-cell>
          <table:table-cell table:formula="of:=[.B343]-273" office:value-type="float" office:value="80.72" calcext:value-type="float">
            <text:p>8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56.19" calcext:value-type="float">
            <text:p>356.19</text:p>
          </table:table-cell>
          <table:table-cell table:formula="of:=[.B344]-273" office:value-type="float" office:value="83.19" calcext:value-type="float">
            <text:p>83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56.19" calcext:value-type="float">
            <text:p>356.19</text:p>
          </table:table-cell>
          <table:table-cell table:formula="of:=[.B345]-273" office:value-type="float" office:value="83.19" calcext:value-type="float">
            <text:p>83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51.15" calcext:value-type="float">
            <text:p>351.15</text:p>
          </table:table-cell>
          <table:table-cell table:formula="of:=[.B346]-273" office:value-type="float" office:value="78.15" calcext:value-type="float">
            <text:p>78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53.64" calcext:value-type="float">
            <text:p>353.64</text:p>
          </table:table-cell>
          <table:table-cell table:formula="of:=[.B347]-273" office:value-type="float" office:value="80.64" calcext:value-type="float">
            <text:p>80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56.13" calcext:value-type="float">
            <text:p>356.13</text:p>
          </table:table-cell>
          <table:table-cell table:formula="of:=[.B348]-273" office:value-type="float" office:value="83.13" calcext:value-type="float">
            <text:p>8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56.13" calcext:value-type="float">
            <text:p>356.13</text:p>
          </table:table-cell>
          <table:table-cell table:formula="of:=[.B349]-273" office:value-type="float" office:value="83.13" calcext:value-type="float">
            <text:p>8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49.97" calcext:value-type="float">
            <text:p>349.97</text:p>
          </table:table-cell>
          <table:table-cell table:formula="of:=[.B350]-273" office:value-type="float" office:value="76.97" calcext:value-type="float">
            <text:p>76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51.18" calcext:value-type="float">
            <text:p>351.18</text:p>
          </table:table-cell>
          <table:table-cell table:formula="of:=[.B351]-273" office:value-type="float" office:value="78.18" calcext:value-type="float">
            <text:p>78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52.38" calcext:value-type="float">
            <text:p>352.38</text:p>
          </table:table-cell>
          <table:table-cell table:formula="of:=[.B352]-273" office:value-type="float" office:value="79.38" calcext:value-type="float">
            <text:p>7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52.38" calcext:value-type="float">
            <text:p>352.38</text:p>
          </table:table-cell>
          <table:table-cell table:formula="of:=[.B353]-273" office:value-type="float" office:value="79.38" calcext:value-type="float">
            <text:p>7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53.58" calcext:value-type="float">
            <text:p>353.58</text:p>
          </table:table-cell>
          <table:table-cell table:formula="of:=[.B354]-273" office:value-type="float" office:value="80.58" calcext:value-type="float">
            <text:p>8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9.39" calcext:value-type="float">
            <text:p>349.39</text:p>
          </table:table-cell>
          <table:table-cell table:formula="of:=[.B355]-273" office:value-type="float" office:value="76.39" calcext:value-type="float">
            <text:p>76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7.25" calcext:value-type="float">
            <text:p>347.25</text:p>
          </table:table-cell>
          <table:table-cell table:formula="of:=[.B356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7.81" calcext:value-type="float">
            <text:p>347.81</text:p>
          </table:table-cell>
          <table:table-cell table:formula="of:=[.B357]-273" office:value-type="float" office:value="74.81" calcext:value-type="float">
            <text:p>74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49.92" calcext:value-type="float">
            <text:p>349.92</text:p>
          </table:table-cell>
          <table:table-cell table:formula="of:=[.B358]-273" office:value-type="float" office:value="76.92" calcext:value-type="float">
            <text:p>76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51.01" calcext:value-type="float">
            <text:p>351.01</text:p>
          </table:table-cell>
          <table:table-cell table:formula="of:=[.B359]-273" office:value-type="float" office:value="78.01" calcext:value-type="float">
            <text:p>78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52.1" calcext:value-type="float">
            <text:p>352.1</text:p>
          </table:table-cell>
          <table:table-cell table:formula="of:=[.B360]-273" office:value-type="float" office:value="79.1" calcext:value-type="float">
            <text:p>79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52.1" calcext:value-type="float">
            <text:p>352.1</text:p>
          </table:table-cell>
          <table:table-cell table:formula="of:=[.B361]-273" office:value-type="float" office:value="79.1" calcext:value-type="float">
            <text:p>79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50.89" calcext:value-type="float">
            <text:p>350.89</text:p>
          </table:table-cell>
          <table:table-cell table:formula="of:=[.B362]-273" office:value-type="float" office:value="77.89" calcext:value-type="float">
            <text:p>77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53.27" calcext:value-type="float">
            <text:p>353.27</text:p>
          </table:table-cell>
          <table:table-cell table:formula="of:=[.B363]-273" office:value-type="float" office:value="80.27" calcext:value-type="float">
            <text:p>80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55.66" calcext:value-type="float">
            <text:p>355.66</text:p>
          </table:table-cell>
          <table:table-cell table:formula="of:=[.B364]-273" office:value-type="float" office:value="82.66" calcext:value-type="float">
            <text:p>82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55.66" calcext:value-type="float">
            <text:p>355.66</text:p>
          </table:table-cell>
          <table:table-cell table:formula="of:=[.B365]-273" office:value-type="float" office:value="82.66" calcext:value-type="float">
            <text:p>82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50.8" calcext:value-type="float">
            <text:p>350.8</text:p>
          </table:table-cell>
          <table:table-cell table:formula="of:=[.B366]-273" office:value-type="float" office:value="77.8" calcext:value-type="float">
            <text:p>77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53.2" calcext:value-type="float">
            <text:p>353.2</text:p>
          </table:table-cell>
          <table:table-cell table:formula="of:=[.B367]-273" office:value-type="float" office:value="80.2" calcext:value-type="float">
            <text:p>8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55.6" calcext:value-type="float">
            <text:p>355.6</text:p>
          </table:table-cell>
          <table:table-cell table:formula="of:=[.B368]-273" office:value-type="float" office:value="82.6" calcext:value-type="float">
            <text:p>82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55.6" calcext:value-type="float">
            <text:p>355.6</text:p>
          </table:table-cell>
          <table:table-cell table:formula="of:=[.B369]-273" office:value-type="float" office:value="82.6" calcext:value-type="float">
            <text:p>82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49.73" calcext:value-type="float">
            <text:p>349.73</text:p>
          </table:table-cell>
          <table:table-cell table:formula="of:=[.B370]-273" office:value-type="float" office:value="76.73" calcext:value-type="float">
            <text:p>76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50.86" calcext:value-type="float">
            <text:p>350.86</text:p>
          </table:table-cell>
          <table:table-cell table:formula="of:=[.B371]-273" office:value-type="float" office:value="77.86" calcext:value-type="float">
            <text:p>77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51.98" calcext:value-type="float">
            <text:p>351.98</text:p>
          </table:table-cell>
          <table:table-cell table:formula="of:=[.B372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51.98" calcext:value-type="float">
            <text:p>351.98</text:p>
          </table:table-cell>
          <table:table-cell table:formula="of:=[.B373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53.36" calcext:value-type="float">
            <text:p>353.36</text:p>
          </table:table-cell>
          <table:table-cell table:formula="of:=[.B374]-273" office:value-type="float" office:value="80.36" calcext:value-type="float">
            <text:p>8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9.38" calcext:value-type="float">
            <text:p>349.38</text:p>
          </table:table-cell>
          <table:table-cell table:formula="of:=[.B375]-273" office:value-type="float" office:value="76.38" calcext:value-type="float">
            <text:p>76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7.24" calcext:value-type="float">
            <text:p>347.24</text:p>
          </table:table-cell>
          <table:table-cell table:formula="of:=[.B376]-273" office:value-type="float" office:value="74.24" calcext:value-type="float">
            <text:p>74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7.8" calcext:value-type="float">
            <text:p>347.8</text:p>
          </table:table-cell>
          <table:table-cell table:formula="of:=[.B377]-273" office:value-type="float" office:value="74.8" calcext:value-type="float">
            <text:p>74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9.73" calcext:value-type="float">
            <text:p>349.73</text:p>
          </table:table-cell>
          <table:table-cell table:formula="of:=[.B378]-273" office:value-type="float" office:value="76.73" calcext:value-type="float">
            <text:p>76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9.54" calcext:value-type="float">
            <text:p>349.54</text:p>
          </table:table-cell>
          <table:table-cell table:formula="of:=[.B379]-273" office:value-type="float" office:value="76.54" calcext:value-type="float">
            <text:p>76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9.35" calcext:value-type="float">
            <text:p>349.35</text:p>
          </table:table-cell>
          <table:table-cell table:formula="of:=[.B380]-273" office:value-type="float" office:value="76.35" calcext:value-type="float">
            <text:p>76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9.35" calcext:value-type="float">
            <text:p>349.35</text:p>
          </table:table-cell>
          <table:table-cell table:formula="of:=[.B381]-273" office:value-type="float" office:value="76.35" calcext:value-type="float">
            <text:p>76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50.57" calcext:value-type="float">
            <text:p>350.57</text:p>
          </table:table-cell>
          <table:table-cell table:formula="of:=[.B382]-273" office:value-type="float" office:value="77.57" calcext:value-type="float">
            <text:p>77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50.45" calcext:value-type="float">
            <text:p>350.45</text:p>
          </table:table-cell>
          <table:table-cell table:formula="of:=[.B383]-273" office:value-type="float" office:value="77.45" calcext:value-type="float">
            <text:p>7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50.33" calcext:value-type="float">
            <text:p>350.33</text:p>
          </table:table-cell>
          <table:table-cell table:formula="of:=[.B384]-273" office:value-type="float" office:value="77.33" calcext:value-type="float">
            <text:p>77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50.33" calcext:value-type="float">
            <text:p>350.33</text:p>
          </table:table-cell>
          <table:table-cell table:formula="of:=[.B385]-273" office:value-type="float" office:value="77.33" calcext:value-type="float">
            <text:p>77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50.47" calcext:value-type="float">
            <text:p>350.47</text:p>
          </table:table-cell>
          <table:table-cell table:formula="of:=[.B386]-273" office:value-type="float" office:value="77.47" calcext:value-type="float">
            <text:p>77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50.37" calcext:value-type="float">
            <text:p>350.37</text:p>
          </table:table-cell>
          <table:table-cell table:formula="of:=[.B387]-273" office:value-type="float" office:value="77.37" calcext:value-type="float">
            <text:p>77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50.27" calcext:value-type="float">
            <text:p>350.27</text:p>
          </table:table-cell>
          <table:table-cell table:formula="of:=[.B388]-273" office:value-type="float" office:value="77.27" calcext:value-type="float">
            <text:p>77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50.27" calcext:value-type="float">
            <text:p>350.27</text:p>
          </table:table-cell>
          <table:table-cell table:formula="of:=[.B389]-273" office:value-type="float" office:value="77.27" calcext:value-type="float">
            <text:p>77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9.54" calcext:value-type="float">
            <text:p>349.54</text:p>
          </table:table-cell>
          <table:table-cell table:formula="of:=[.B390]-273" office:value-type="float" office:value="76.54" calcext:value-type="float">
            <text:p>76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9.39" calcext:value-type="float">
            <text:p>349.39</text:p>
          </table:table-cell>
          <table:table-cell table:formula="of:=[.B391]-273" office:value-type="float" office:value="76.39" calcext:value-type="float">
            <text:p>76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9.24" calcext:value-type="float">
            <text:p>349.24</text:p>
          </table:table-cell>
          <table:table-cell table:formula="of:=[.B392]-273" office:value-type="float" office:value="76.24" calcext:value-type="float">
            <text:p>76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9.24" calcext:value-type="float">
            <text:p>349.24</text:p>
          </table:table-cell>
          <table:table-cell table:formula="of:=[.B393]-273" office:value-type="float" office:value="76.24" calcext:value-type="float">
            <text:p>76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53.27" calcext:value-type="float">
            <text:p>353.27</text:p>
          </table:table-cell>
          <table:table-cell table:formula="of:=[.B394]-273" office:value-type="float" office:value="80.27" calcext:value-type="float">
            <text:p>80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9.37" calcext:value-type="float">
            <text:p>349.37</text:p>
          </table:table-cell>
          <table:table-cell table:formula="of:=[.B395]-273" office:value-type="float" office:value="76.37" calcext:value-type="float">
            <text:p>76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7.24" calcext:value-type="float">
            <text:p>347.24</text:p>
          </table:table-cell>
          <table:table-cell table:formula="of:=[.B396]-273" office:value-type="float" office:value="74.24" calcext:value-type="float">
            <text:p>74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7.8" calcext:value-type="float">
            <text:p>347.8</text:p>
          </table:table-cell>
          <table:table-cell table:formula="of:=[.B397]-273" office:value-type="float" office:value="74.8" calcext:value-type="float">
            <text:p>74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8.73" calcext:value-type="float">
            <text:p>348.73</text:p>
          </table:table-cell>
          <table:table-cell table:formula="of:=[.B398]-273" office:value-type="float" office:value="75.73" calcext:value-type="float">
            <text:p>75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8.23" calcext:value-type="float">
            <text:p>348.23</text:p>
          </table:table-cell>
          <table:table-cell table:formula="of:=[.B399]-273" office:value-type="float" office:value="75.23" calcext:value-type="float">
            <text:p>7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7.72" calcext:value-type="float">
            <text:p>347.72</text:p>
          </table:table-cell>
          <table:table-cell table:formula="of:=[.B400]-273" office:value-type="float" office:value="74.72" calcext:value-type="float">
            <text:p>74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7.72" calcext:value-type="float">
            <text:p>347.72</text:p>
          </table:table-cell>
          <table:table-cell table:formula="of:=[.B401]-273" office:value-type="float" office:value="74.72" calcext:value-type="float">
            <text:p>74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9.15" calcext:value-type="float">
            <text:p>349.15</text:p>
          </table:table-cell>
          <table:table-cell table:formula="of:=[.B402]-273" office:value-type="float" office:value="76.15" calcext:value-type="float">
            <text:p>76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8.68" calcext:value-type="float">
            <text:p>348.68</text:p>
          </table:table-cell>
          <table:table-cell table:formula="of:=[.B403]-273" office:value-type="float" office:value="75.68" calcext:value-type="float">
            <text:p>75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8.2" calcext:value-type="float">
            <text:p>348.2</text:p>
          </table:table-cell>
          <table:table-cell table:formula="of:=[.B404]-273" office:value-type="float" office:value="75.2" calcext:value-type="float">
            <text:p>7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8.2" calcext:value-type="float">
            <text:p>348.2</text:p>
          </table:table-cell>
          <table:table-cell table:formula="of:=[.B405]-273" office:value-type="float" office:value="75.2" calcext:value-type="float">
            <text:p>7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9.06" calcext:value-type="float">
            <text:p>349.06</text:p>
          </table:table-cell>
          <table:table-cell table:formula="of:=[.B406]-273" office:value-type="float" office:value="76.06" calcext:value-type="float">
            <text:p>76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8.6" calcext:value-type="float">
            <text:p>348.6</text:p>
          </table:table-cell>
          <table:table-cell table:formula="of:=[.B407]-273" office:value-type="float" office:value="75.6" calcext:value-type="float">
            <text:p>75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8.15" calcext:value-type="float">
            <text:p>348.15</text:p>
          </table:table-cell>
          <table:table-cell table:formula="of:=[.B408]-273" office:value-type="float" office:value="75.15" calcext:value-type="float">
            <text:p>7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8.15" calcext:value-type="float">
            <text:p>348.15</text:p>
          </table:table-cell>
          <table:table-cell table:formula="of:=[.B409]-273" office:value-type="float" office:value="75.15" calcext:value-type="float">
            <text:p>7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8.54" calcext:value-type="float">
            <text:p>348.54</text:p>
          </table:table-cell>
          <table:table-cell table:formula="of:=[.B410]-273" office:value-type="float" office:value="75.54" calcext:value-type="float">
            <text:p>75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8.08" calcext:value-type="float">
            <text:p>348.08</text:p>
          </table:table-cell>
          <table:table-cell table:formula="of:=[.B411]-273" office:value-type="float" office:value="75.08" calcext:value-type="float">
            <text:p>75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7.62" calcext:value-type="float">
            <text:p>347.62</text:p>
          </table:table-cell>
          <table:table-cell table:formula="of:=[.B412]-273" office:value-type="float" office:value="74.62" calcext:value-type="float">
            <text:p>74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7.62" calcext:value-type="float">
            <text:p>347.62</text:p>
          </table:table-cell>
          <table:table-cell table:formula="of:=[.B413]-273" office:value-type="float" office:value="74.62" calcext:value-type="float">
            <text:p>74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52.3" calcext:value-type="float">
            <text:p>352.3</text:p>
          </table:table-cell>
          <table:table-cell table:formula="of:=[.B414]-273" office:value-type="float" office:value="79.3" calcext:value-type="float">
            <text:p>79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9.23" calcext:value-type="float">
            <text:p>349.23</text:p>
          </table:table-cell>
          <table:table-cell table:formula="of:=[.B415]-273" office:value-type="float" office:value="76.23" calcext:value-type="float">
            <text:p>76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7.16" calcext:value-type="float">
            <text:p>347.16</text:p>
          </table:table-cell>
          <table:table-cell table:formula="of:=[.B416]-273" office:value-type="float" office:value="74.16" calcext:value-type="float">
            <text:p>74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7.71" calcext:value-type="float">
            <text:p>347.71</text:p>
          </table:table-cell>
          <table:table-cell table:formula="of:=[.B417]-273" office:value-type="float" office:value="74.71" calcext:value-type="float">
            <text:p>74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4.22" calcext:value-type="float">
            <text:p>344.22</text:p>
          </table:table-cell>
          <table:table-cell table:formula="of:=[.B418]-273" office:value-type="float" office:value="71.22" calcext:value-type="float">
            <text:p>7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42.07" calcext:value-type="float">
            <text:p>342.07</text:p>
          </table:table-cell>
          <table:table-cell table:formula="of:=[.B419]-273" office:value-type="float" office:value="69.07" calcext:value-type="float">
            <text:p>69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41.3" calcext:value-type="float">
            <text:p>341.3</text:p>
          </table:table-cell>
          <table:table-cell table:formula="of:=[.B420]-273" office:value-type="float" office:value="68.3" calcext:value-type="float">
            <text:p>6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42.13" calcext:value-type="float">
            <text:p>342.13</text:p>
          </table:table-cell>
          <table:table-cell table:formula="of:=[.B421]-273" office:value-type="float" office:value="69.13" calcext:value-type="float">
            <text:p>69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4.2" calcext:value-type="float">
            <text:p>344.2</text:p>
          </table:table-cell>
          <table:table-cell table:formula="of:=[.B422]-273" office:value-type="float" office:value="71.2" calcext:value-type="float">
            <text:p>71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42.05" calcext:value-type="float">
            <text:p>342.05</text:p>
          </table:table-cell>
          <table:table-cell table:formula="of:=[.B423]-273" office:value-type="float" office:value="69.05" calcext:value-type="float">
            <text:p>69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41.29" calcext:value-type="float">
            <text:p>341.29</text:p>
          </table:table-cell>
          <table:table-cell table:formula="of:=[.B424]-273" office:value-type="float" office:value="68.29" calcext:value-type="float">
            <text:p>68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42.11" calcext:value-type="float">
            <text:p>342.11</text:p>
          </table:table-cell>
          <table:table-cell table:formula="of:=[.B425]-273" office:value-type="float" office:value="69.11" calcext:value-type="float">
            <text:p>69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4.1" calcext:value-type="float">
            <text:p>344.1</text:p>
          </table:table-cell>
          <table:table-cell table:formula="of:=[.B426]-273" office:value-type="float" office:value="71.1" calcext:value-type="float">
            <text:p>7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41.96" calcext:value-type="float">
            <text:p>341.96</text:p>
          </table:table-cell>
          <table:table-cell table:formula="of:=[.B427]-273" office:value-type="float" office:value="68.96" calcext:value-type="float">
            <text:p>68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41.17" calcext:value-type="float">
            <text:p>341.17</text:p>
          </table:table-cell>
          <table:table-cell table:formula="of:=[.B428]-273" office:value-type="float" office:value="68.17" calcext:value-type="float">
            <text:p>68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41.99" calcext:value-type="float">
            <text:p>341.99</text:p>
          </table:table-cell>
          <table:table-cell table:formula="of:=[.B429]-273" office:value-type="float" office:value="68.99" calcext:value-type="float">
            <text:p>68.99</text:p>
          </table:table-cell>
          <table:table-cell table:number-columns-repeated="12"/>
        </table:table-row>
      </table:table>
      <table:table table:name="TempMap3D" table:style-name="ta1"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yer_0_I0</text:p>
          </table:table-cell>
          <table:table-cell office:value-type="float" office:value="350.69" calcext:value-type="float">
            <text:p>350.69</text:p>
          </table:table-cell>
          <table:table-cell table:formula="of:=[.B1]-273" office:value-type="float" office:value="77.69" calcext:value-type="float">
            <text:p>77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_IT_0</text:p>
          </table:table-cell>
          <table:table-cell office:value-type="float" office:value="350.69" calcext:value-type="float">
            <text:p>350.69</text:p>
          </table:table-cell>
          <table:table-cell table:formula="of:=[.B2]-273" office:value-type="float" office:value="77.69" calcext:value-type="float">
            <text:p>77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C0_0</text:p>
          </table:table-cell>
          <table:table-cell office:value-type="float" office:value="350.02" calcext:value-type="float">
            <text:p>350.02</text:p>
          </table:table-cell>
          <table:table-cell table:formula="of:=[.B3]-273" office:value-type="float" office:value="77.02" calcext:value-type="float">
            <text:p>77.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1</text:p>
          </table:table-cell>
          <table:table-cell office:value-type="float" office:value="351.72" calcext:value-type="float">
            <text:p>351.72</text:p>
          </table:table-cell>
          <table:table-cell table:formula="of:=[.B4]-273" office:value-type="float" office:value="78.72" calcext:value-type="float">
            <text:p>78.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2</text:p>
          </table:table-cell>
          <table:table-cell office:value-type="float" office:value="351.88" calcext:value-type="float">
            <text:p>351.88</text:p>
          </table:table-cell>
          <table:table-cell table:formula="of:=[.B5]-273" office:value-type="float" office:value="78.88" calcext:value-type="float">
            <text:p>78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0_3</text:p>
          </table:table-cell>
          <table:table-cell office:value-type="float" office:value="350.4" calcext:value-type="float">
            <text:p>350.4</text:p>
          </table:table-cell>
          <table:table-cell table:formula="of:=[.B6]-273" office:value-type="float" office:value="77.4" calcext:value-type="float">
            <text:p>77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layer_2_C1_0</text:p>
          </table:table-cell>
          <table:table-cell office:value-type="float" office:value="352.16" calcext:value-type="float">
            <text:p>352.16</text:p>
          </table:table-cell>
          <table:table-cell table:formula="of:=[.B7]-273" office:value-type="float" office:value="79.16" calcext:value-type="float">
            <text:p>79.1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" table:number-columns-spanned="1" table:number-rows-spanned="4"/>
          <table:table-cell table:formula="of:=[TempMap3D.C13]" office:value-type="float" office:value="77.86" calcext:value-type="float">
            <text:p>77.86</text:p>
          </table:table-cell>
          <table:table-cell table:formula="of:=[TempMap3D.C14]" office:value-type="float" office:value="76.51" calcext:value-type="float">
            <text:p>76.51</text:p>
          </table:table-cell>
          <table:table-cell table:formula="of:=[TempMap3D.C15]" office:value-type="float" office:value="75.34" calcext:value-type="float">
            <text:p>75.34</text:p>
          </table:table-cell>
          <table:table-cell table:formula="of:=[TempMap3D.C16]" office:value-type="float" office:value="75.91" calcext:value-type="float">
            <text:p>75.91</text:p>
          </table:table-cell>
        </table:table-row>
        <table:table-row table:style-name="ro1">
          <table:table-cell office:value-type="string" calcext:value-type="string">
            <text:p>layer_2_C1_1</text:p>
          </table:table-cell>
          <table:table-cell office:value-type="float" office:value="353.17" calcext:value-type="float">
            <text:p>353.17</text:p>
          </table:table-cell>
          <table:table-cell table:formula="of:=[.B8]-273" office:value-type="float" office:value="80.17" calcext:value-type="float">
            <text:p>80.1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covered-table-cell/>
          <table:table-cell table:formula="of:=[TempMap3D.C9]" office:value-type="float" office:value="80.1" calcext:value-type="float">
            <text:p>80.1</text:p>
          </table:table-cell>
          <table:table-cell table:formula="of:=[TempMap3D.C10]" office:value-type="float" office:value="78.5" calcext:value-type="float">
            <text:p>78.5</text:p>
          </table:table-cell>
          <table:table-cell table:formula="of:=[TempMap3D.C11]" office:value-type="float" office:value="78.08" calcext:value-type="float">
            <text:p>78.08</text:p>
          </table:table-cell>
          <table:table-cell table:formula="of:=[TempMap3D.C12]" office:value-type="float" office:value="78.16" calcext:value-type="float">
            <text:p>78.16</text:p>
          </table:table-cell>
        </table:table-row>
        <table:table-row table:style-name="ro1">
          <table:table-cell office:value-type="string" calcext:value-type="string">
            <text:p>layer_2_C1_2</text:p>
          </table:table-cell>
          <table:table-cell office:value-type="float" office:value="353.1" calcext:value-type="float">
            <text:p>353.1</text:p>
          </table:table-cell>
          <table:table-cell table:formula="of:=[.B9]-273" office:value-type="float" office:value="80.1" calcext:value-type="float">
            <text:p>80.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covered-table-cell/>
          <table:table-cell table:formula="of:=[TempMap3D.C5]" office:value-type="float" office:value="78.88" calcext:value-type="float">
            <text:p>78.88</text:p>
          </table:table-cell>
          <table:table-cell table:formula="of:=[TempMap3D.C6]" office:value-type="float" office:value="77.4" calcext:value-type="float">
            <text:p>77.4</text:p>
          </table:table-cell>
          <table:table-cell table:formula="of:=[TempMap3D.C7]" office:value-type="float" office:value="79.16" calcext:value-type="float">
            <text:p>79.16</text:p>
          </table:table-cell>
          <table:table-cell table:formula="of:=[TempMap3D.C8]" office:value-type="float" office:value="80.17" calcext:value-type="float">
            <text:p>80.17</text:p>
          </table:table-cell>
        </table:table-row>
        <table:table-row table:style-name="ro1">
          <table:table-cell office:value-type="string" calcext:value-type="string">
            <text:p>layer_2_C1_3</text:p>
          </table:table-cell>
          <table:table-cell office:value-type="float" office:value="351.5" calcext:value-type="float">
            <text:p>351.5</text:p>
          </table:table-cell>
          <table:table-cell table:formula="of:=[.B10]-273" office:value-type="float" office:value="78.5" calcext:value-type="float">
            <text:p>78.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covered-table-cell/>
          <table:table-cell table:formula="of:=[TempMap3D.C1]" office:value-type="float" office:value="77.69" calcext:value-type="float">
            <text:p>77.69</text:p>
          </table:table-cell>
          <table:table-cell table:formula="of:=[TempMap3D.C2]" office:value-type="float" office:value="77.69" calcext:value-type="float">
            <text:p>77.69</text:p>
          </table:table-cell>
          <table:table-cell table:formula="of:=[TempMap3D.C3]" office:value-type="float" office:value="77.02" calcext:value-type="float">
            <text:p>77.02</text:p>
          </table:table-cell>
          <table:table-cell table:formula="of:=[TempMap3D.C4]" office:value-type="float" office:value="78.72" calcext:value-type="float">
            <text:p>78.72</text:p>
          </table:table-cell>
        </table:table-row>
        <table:table-row table:style-name="ro1">
          <table:table-cell office:value-type="string" calcext:value-type="string">
            <text:p>layer_2_C2_0</text:p>
          </table:table-cell>
          <table:table-cell office:value-type="float" office:value="351.08" calcext:value-type="float">
            <text:p>351.08</text:p>
          </table:table-cell>
          <table:table-cell table:formula="of:=[.B11]-273" office:value-type="float" office:value="78.08" calcext:value-type="float">
            <text:p>78.0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9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layer_2_C2_1</text:p>
          </table:table-cell>
          <table:table-cell office:value-type="float" office:value="351.16" calcext:value-type="float">
            <text:p>351.16</text:p>
          </table:table-cell>
          <table:table-cell table:formula="of:=[.B12]-273" office:value-type="float" office:value="78.16" calcext:value-type="float">
            <text:p>78.1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2_2</text:p>
          </table:table-cell>
          <table:table-cell office:value-type="float" office:value="350.86" calcext:value-type="float">
            <text:p>350.86</text:p>
          </table:table-cell>
          <table:table-cell table:formula="of:=[.B13]-273" office:value-type="float" office:value="77.86" calcext:value-type="float">
            <text:p>77.8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2_3</text:p>
          </table:table-cell>
          <table:table-cell office:value-type="float" office:value="349.51" calcext:value-type="float">
            <text:p>349.51</text:p>
          </table:table-cell>
          <table:table-cell table:formula="of:=[.B14]-273" office:value-type="float" office:value="76.51" calcext:value-type="float">
            <text:p>76.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0</text:p>
          </table:table-cell>
          <table:table-cell office:value-type="float" office:value="348.34" calcext:value-type="float">
            <text:p>348.34</text:p>
          </table:table-cell>
          <table:table-cell table:formula="of:=[.B15]-273" office:value-type="float" office:value="75.34" calcext:value-type="float">
            <text:p>75.3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1</text:p>
          </table:table-cell>
          <table:table-cell office:value-type="float" office:value="348.91" calcext:value-type="float">
            <text:p>348.91</text:p>
          </table:table-cell>
          <table:table-cell table:formula="of:=[.B16]-273" office:value-type="float" office:value="75.91" calcext:value-type="float">
            <text:p>75.9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2</text:p>
          </table:table-cell>
          <table:table-cell office:value-type="float" office:value="348.77" calcext:value-type="float">
            <text:p>348.77</text:p>
          </table:table-cell>
          <table:table-cell table:formula="of:=[.B17]-273" office:value-type="float" office:value="75.77" calcext:value-type="float">
            <text:p>75.77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C3_3</text:p>
          </table:table-cell>
          <table:table-cell office:value-type="float" office:value="347.62" calcext:value-type="float">
            <text:p>347.62</text:p>
          </table:table-cell>
          <table:table-cell table:formula="of:=[.B18]-273" office:value-type="float" office:value="74.62" calcext:value-type="float">
            <text:p>74.6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2_LC0_0</text:p>
          </table:table-cell>
          <table:table-cell office:value-type="float" office:value="346.11" calcext:value-type="float">
            <text:p>346.11</text:p>
          </table:table-cell>
          <table:table-cell table:formula="of:=[.B19]-273" office:value-type="float" office:value="73.11" calcext:value-type="float">
            <text:p>73.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0_1</text:p>
          </table:table-cell>
          <table:table-cell office:value-type="float" office:value="346.93" calcext:value-type="float">
            <text:p>346.93</text:p>
          </table:table-cell>
          <table:table-cell table:formula="of:=[.B20]-273" office:value-type="float" office:value="73.93" calcext:value-type="float">
            <text:p>73.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0_2</text:p>
          </table:table-cell>
          <table:table-cell office:value-type="float" office:value="347.75" calcext:value-type="float">
            <text:p>347.75</text:p>
          </table:table-cell>
          <table:table-cell table:formula="of:=[.B21]-273" office:value-type="float" office:value="74.75" calcext:value-type="float">
            <text:p>74.7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0_3</text:p>
          </table:table-cell>
          <table:table-cell office:value-type="float" office:value="347.75" calcext:value-type="float">
            <text:p>347.75</text:p>
          </table:table-cell>
          <table:table-cell table:formula="of:=[.B22]-273" office:value-type="float" office:value="74.75" calcext:value-type="float">
            <text:p>74.7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0</text:p>
          </table:table-cell>
          <table:table-cell office:value-type="float" office:value="347.74" calcext:value-type="float">
            <text:p>347.74</text:p>
          </table:table-cell>
          <table:table-cell table:formula="of:=[.B23]-273" office:value-type="float" office:value="74.74" calcext:value-type="float">
            <text:p>74.7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1_1</text:p>
          </table:table-cell>
          <table:table-cell office:value-type="float" office:value="349.88" calcext:value-type="float">
            <text:p>349.88</text:p>
          </table:table-cell>
          <table:table-cell table:formula="of:=[.B24]-273" office:value-type="float" office:value="76.88" calcext:value-type="float">
            <text:p>76.8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2</text:p>
          </table:table-cell>
          <table:table-cell office:value-type="float" office:value="352.01" calcext:value-type="float">
            <text:p>352.01</text:p>
          </table:table-cell>
          <table:table-cell table:formula="of:=[.B25]-273" office:value-type="float" office:value="79.01" calcext:value-type="float">
            <text:p>79.0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1_3</text:p>
          </table:table-cell>
          <table:table-cell office:value-type="float" office:value="352.01" calcext:value-type="float">
            <text:p>352.01</text:p>
          </table:table-cell>
          <table:table-cell table:formula="of:=[.B26]-273" office:value-type="float" office:value="79.01" calcext:value-type="float">
            <text:p>79.0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0</text:p>
          </table:table-cell>
          <table:table-cell office:value-type="float" office:value="347.64" calcext:value-type="float">
            <text:p>347.64</text:p>
          </table:table-cell>
          <table:table-cell table:formula="of:=[.B27]-273" office:value-type="float" office:value="74.64" calcext:value-type="float">
            <text:p>74.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2_1</text:p>
          </table:table-cell>
          <table:table-cell office:value-type="float" office:value="349.79" calcext:value-type="float">
            <text:p>349.79</text:p>
          </table:table-cell>
          <table:table-cell table:formula="of:=[.B28]-273" office:value-type="float" office:value="76.79" calcext:value-type="float">
            <text:p>76.7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2</text:p>
          </table:table-cell>
          <table:table-cell office:value-type="float" office:value="351.94" calcext:value-type="float">
            <text:p>351.94</text:p>
          </table:table-cell>
          <table:table-cell table:formula="of:=[.B29]-273" office:value-type="float" office:value="78.94" calcext:value-type="float">
            <text:p>78.9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2_3</text:p>
          </table:table-cell>
          <table:table-cell office:value-type="float" office:value="351.94" calcext:value-type="float">
            <text:p>351.94</text:p>
          </table:table-cell>
          <table:table-cell table:formula="of:=[.B30]-273" office:value-type="float" office:value="78.94" calcext:value-type="float">
            <text:p>78.9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0</text:p>
          </table:table-cell>
          <table:table-cell office:value-type="float" office:value="345.92" calcext:value-type="float">
            <text:p>345.92</text:p>
          </table:table-cell>
          <table:table-cell table:formula="of:=[.B31]-273" office:value-type="float" office:value="72.92" calcext:value-type="float">
            <text:p>72.9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er_2_LC3_1</text:p>
          </table:table-cell>
          <table:table-cell office:value-type="float" office:value="346.78" calcext:value-type="float">
            <text:p>346.78</text:p>
          </table:table-cell>
          <table:table-cell table:formula="of:=[.B32]-273" office:value-type="float" office:value="73.78" calcext:value-type="float">
            <text:p>73.7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2</text:p>
          </table:table-cell>
          <table:table-cell office:value-type="float" office:value="347.63" calcext:value-type="float">
            <text:p>347.63</text:p>
          </table:table-cell>
          <table:table-cell table:formula="of:=[.B33]-273" office:value-type="float" office:value="74.63" calcext:value-type="float">
            <text:p>74.6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LC3_3</text:p>
          </table:table-cell>
          <table:table-cell office:value-type="float" office:value="347.63" calcext:value-type="float">
            <text:p>347.63</text:p>
          </table:table-cell>
          <table:table-cell table:formula="of:=[.B34]-273" office:value-type="float" office:value="74.63" calcext:value-type="float">
            <text:p>74.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yer_2_X1</text:p>
          </table:table-cell>
          <table:table-cell office:value-type="float" office:value="344.89" calcext:value-type="float">
            <text:p>344.89</text:p>
          </table:table-cell>
          <table:table-cell table:formula="of:=[.B3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X2</text:p>
          </table:table-cell>
          <table:table-cell office:value-type="float" office:value="342.83" calcext:value-type="float">
            <text:p>342.83</text:p>
          </table:table-cell>
          <table:table-cell table:formula="of:=[.B3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2_X3</text:p>
          </table:table-cell>
          <table:table-cell office:value-type="float" office:value="343.39" calcext:value-type="float">
            <text:p>343.39</text:p>
          </table:table-cell>
          <table:table-cell table:formula="of:=[.B3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0</text:p>
          </table:table-cell>
          <table:table-cell office:value-type="float" office:value="346.08" calcext:value-type="float">
            <text:p>346.08</text:p>
          </table:table-cell>
          <table:table-cell table:formula="of:=[.B38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0_1</text:p>
          </table:table-cell>
          <table:table-cell office:value-type="float" office:value="346.9" calcext:value-type="float">
            <text:p>346.9</text:p>
          </table:table-cell>
          <table:table-cell table:formula="of:=[.B39]-273" office:value-type="float" office:value="73.9" calcext:value-type="float">
            <text:p>73.9</text:p>
          </table:table-cell>
          <table:table-cell table:number-columns-repeated="8"/>
          <table:table-cell table:formula="of:=[TempMap3D.C45]" office:value-type="float" office:value="78.98" calcext:value-type="float">
            <text:p>78.98</text:p>
          </table:table-cell>
          <table:table-cell table:formula="of:=[TempMap3D.C46]" office:value-type="float" office:value="74.58" calcext:value-type="float">
            <text:p>74.58</text:p>
          </table:table-cell>
          <table:table-cell table:formula="of:=[TempMap3D.C47]" office:value-type="float" office:value="76.75" calcext:value-type="float">
            <text:p>76.75</text:p>
          </table:table-cell>
          <table:table-cell table:formula="of:=[TempMap3D.C48]" office:value-type="float" office:value="78.91" calcext:value-type="float">
            <text:p>78.91</text:p>
          </table:table-cell>
        </table:table-row>
        <table:table-row table:style-name="ro1">
          <table:table-cell office:value-type="string" calcext:value-type="string">
            <text:p>layer_3_TB0_2</text:p>
          </table:table-cell>
          <table:table-cell office:value-type="float" office:value="347.72" calcext:value-type="float">
            <text:p>347.72</text:p>
          </table:table-cell>
          <table:table-cell table:formula="of:=[.B40]-273" office:value-type="float" office:value="74.72" calcext:value-type="float">
            <text:p>74.72</text:p>
          </table:table-cell>
          <table:table-cell table:number-columns-repeated="8"/>
          <table:table-cell table:formula="of:=[TempMap3D.C41]" office:value-type="float" office:value="74.72" calcext:value-type="float">
            <text:p>74.72</text:p>
          </table:table-cell>
          <table:table-cell table:formula="of:=[TempMap3D.C42]" office:value-type="float" office:value="74.69" calcext:value-type="float">
            <text:p>74.69</text:p>
          </table:table-cell>
          <table:table-cell table:formula="of:=[TempMap3D.C43]" office:value-type="float" office:value="76.83" calcext:value-type="float">
            <text:p>76.83</text:p>
          </table:table-cell>
          <table:table-cell table:formula="of:=[TempMap3D.C44]" office:value-type="float" office:value="78.98" calcext:value-type="float">
            <text:p>78.98</text:p>
          </table:table-cell>
        </table:table-row>
        <table:table-row table:style-name="ro1">
          <table:table-cell office:value-type="string" calcext:value-type="string">
            <text:p>layer_3_TB0_3</text:p>
          </table:table-cell>
          <table:table-cell office:value-type="float" office:value="347.72" calcext:value-type="float">
            <text:p>347.72</text:p>
          </table:table-cell>
          <table:table-cell table:formula="of:=[.B41]-273" office:value-type="float" office:value="74.72" calcext:value-type="float">
            <text:p>74.72</text:p>
          </table:table-cell>
          <table:table-cell table:number-columns-repeated="8"/>
          <table:table-cell table:formula="of:=[TempMap3D.C37]" office:value-type="float" office:value="70.39" calcext:value-type="float">
            <text:p>70.39</text:p>
          </table:table-cell>
          <table:table-cell table:formula="of:=[TempMap3D.C38]" office:value-type="float" office:value="73.08" calcext:value-type="float">
            <text:p>73.08</text:p>
          </table:table-cell>
          <table:table-cell table:style-name="ce19" table:formula="of:=[TempMap3D.C39]" office:value-type="float" office:value="73.9" calcext:value-type="float">
            <text:p>73.9</text:p>
          </table:table-cell>
          <table:table-cell table:formula="of:=[TempMap3D.C40]" office:value-type="float" office:value="74.72" calcext:value-type="float">
            <text:p>74.72</text:p>
          </table:table-cell>
        </table:table-row>
        <table:table-row table:style-name="ro1">
          <table:table-cell office:value-type="string" calcext:value-type="string">
            <text:p>layer_3_TB1_0</text:p>
          </table:table-cell>
          <table:table-cell office:value-type="float" office:value="347.69" calcext:value-type="float">
            <text:p>347.69</text:p>
          </table:table-cell>
          <table:table-cell table:formula="of:=[.B42]-273" office:value-type="float" office:value="74.69" calcext:value-type="float">
            <text:p>74.69</text:p>
          </table:table-cell>
          <table:table-cell table:number-columns-repeated="8"/>
          <table:table-cell table:formula="of:=[TempMap3D.C33]" office:value-type="float" office:value="74.63" calcext:value-type="float">
            <text:p>74.63</text:p>
          </table:table-cell>
          <table:table-cell table:formula="of:=[TempMap3D.C34]" office:value-type="float" office:value="74.63" calcext:value-type="float">
            <text:p>74.63</text:p>
          </table:table-cell>
          <table:table-cell table:formula="of:=[TempMap3D.C35]" office:value-type="float" office:value="71.89" calcext:value-type="float">
            <text:p>71.89</text:p>
          </table:table-cell>
          <table:table-cell table:formula="of:=[TempMap3D.C36]" office:value-type="float" office:value="69.83" calcext:value-type="float">
            <text:p>69.83</text:p>
          </table:table-cell>
        </table:table-row>
        <table:table-row table:style-name="ro1">
          <table:table-cell office:value-type="string" calcext:value-type="string">
            <text:p>layer_3_TB1_1</text:p>
          </table:table-cell>
          <table:table-cell office:value-type="float" office:value="349.83" calcext:value-type="float">
            <text:p>349.83</text:p>
          </table:table-cell>
          <table:table-cell table:formula="of:=[.B43]-273" office:value-type="float" office:value="76.83" calcext:value-type="float">
            <text:p>76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1_2</text:p>
          </table:table-cell>
          <table:table-cell office:value-type="float" office:value="351.98" calcext:value-type="float">
            <text:p>351.98</text:p>
          </table:table-cell>
          <table:table-cell table:formula="of:=[.B44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1_3</text:p>
          </table:table-cell>
          <table:table-cell office:value-type="float" office:value="351.98" calcext:value-type="float">
            <text:p>351.98</text:p>
          </table:table-cell>
          <table:table-cell table:formula="of:=[.B45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0</text:p>
          </table:table-cell>
          <table:table-cell office:value-type="float" office:value="347.58" calcext:value-type="float">
            <text:p>347.58</text:p>
          </table:table-cell>
          <table:table-cell table:formula="of:=[.B46]-273" office:value-type="float" office:value="74.58" calcext:value-type="float">
            <text:p>74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1</text:p>
          </table:table-cell>
          <table:table-cell office:value-type="float" office:value="349.75" calcext:value-type="float">
            <text:p>349.75</text:p>
          </table:table-cell>
          <table:table-cell table:formula="of:=[.B47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2</text:p>
          </table:table-cell>
          <table:table-cell office:value-type="float" office:value="351.91" calcext:value-type="float">
            <text:p>351.91</text:p>
          </table:table-cell>
          <table:table-cell table:formula="of:=[.B48]-273" office:value-type="float" office:value="78.91" calcext:value-type="float">
            <text:p>78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2_3</text:p>
          </table:table-cell>
          <table:table-cell office:value-type="float" office:value="351.91" calcext:value-type="float">
            <text:p>351.91</text:p>
          </table:table-cell>
          <table:table-cell table:formula="of:=[.B49]-273" office:value-type="float" office:value="78.91" calcext:value-type="float">
            <text:p>78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3_0</text:p>
          </table:table-cell>
          <table:table-cell office:value-type="float" office:value="345.89" calcext:value-type="float">
            <text:p>345.89</text:p>
          </table:table-cell>
          <table:table-cell table:formula="of:=[.B50]-273" office:value-type="float" office:value="72.89" calcext:value-type="float">
            <text:p>7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3_1</text:p>
          </table:table-cell>
          <table:table-cell office:value-type="float" office:value="346.75" calcext:value-type="float">
            <text:p>346.75</text:p>
          </table:table-cell>
          <table:table-cell table:formula="of:=[.B51]-273" office:value-type="float" office:value="73.75" calcext:value-type="float">
            <text:p>73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3_2</text:p>
          </table:table-cell>
          <table:table-cell office:value-type="float" office:value="347.6" calcext:value-type="float">
            <text:p>347.6</text:p>
          </table:table-cell>
          <table:table-cell table:formula="of:=[.B52]-273" office:value-type="float" office:value="74.6" calcext:value-type="float">
            <text:p>74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TB3_3</text:p>
          </table:table-cell>
          <table:table-cell office:value-type="float" office:value="347.6" calcext:value-type="float">
            <text:p>347.6</text:p>
          </table:table-cell>
          <table:table-cell table:formula="of:=[.B53]-273" office:value-type="float" office:value="74.6" calcext:value-type="float">
            <text:p>74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0</text:p>
          </table:table-cell>
          <table:table-cell office:value-type="float" office:value="352.28" calcext:value-type="float">
            <text:p>352.28</text:p>
          </table:table-cell>
          <table:table-cell table:formula="of:=[.B54]-273" office:value-type="float" office:value="79.28" calcext:value-type="float">
            <text:p>79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1</text:p>
          </table:table-cell>
          <table:table-cell office:value-type="float" office:value="344.89" calcext:value-type="float">
            <text:p>344.89</text:p>
          </table:table-cell>
          <table:table-cell table:formula="of:=[.B5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2</text:p>
          </table:table-cell>
          <table:table-cell office:value-type="float" office:value="342.83" calcext:value-type="float">
            <text:p>342.83</text:p>
          </table:table-cell>
          <table:table-cell table:formula="of:=[.B5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3_X3</text:p>
          </table:table-cell>
          <table:table-cell office:value-type="float" office:value="343.39" calcext:value-type="float">
            <text:p>343.39</text:p>
          </table:table-cell>
          <table:table-cell table:formula="of:=[.B5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4_B0_0</text:p>
          </table:table-cell>
          <table:table-cell office:value-type="float" office:value="346.05" calcext:value-type="float">
            <text:p>346.05</text:p>
          </table:table-cell>
          <table:table-cell table:formula="of:=[.B58]-273" office:value-type="float" office:value="73.05" calcext:value-type="float">
            <text:p>73.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1</text:p>
          </table:table-cell>
          <table:table-cell office:value-type="float" office:value="346.81" calcext:value-type="float">
            <text:p>346.81</text:p>
          </table:table-cell>
          <table:table-cell table:formula="of:=[.B59]-273" office:value-type="float" office:value="73.81" calcext:value-type="float">
            <text:p>73.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2</text:p>
          </table:table-cell>
          <table:table-cell office:value-type="float" office:value="347.58" calcext:value-type="float">
            <text:p>347.58</text:p>
          </table:table-cell>
          <table:table-cell table:formula="of:=[.B60]-273" office:value-type="float" office:value="74.58" calcext:value-type="float">
            <text:p>74.5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0_3</text:p>
          </table:table-cell>
          <table:table-cell office:value-type="float" office:value="347.58" calcext:value-type="float">
            <text:p>347.58</text:p>
          </table:table-cell>
          <table:table-cell table:formula="of:=[.B61]-273" office:value-type="float" office:value="74.58" calcext:value-type="float">
            <text:p>74.5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0</text:p>
          </table:table-cell>
          <table:table-cell office:value-type="float" office:value="347.64" calcext:value-type="float">
            <text:p>347.64</text:p>
          </table:table-cell>
          <table:table-cell table:formula="of:=[.B62]-273" office:value-type="float" office:value="74.64" calcext:value-type="float">
            <text:p>74.6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1</text:p>
          </table:table-cell>
          <table:table-cell office:value-type="float" office:value="349.68" calcext:value-type="float">
            <text:p>349.68</text:p>
          </table:table-cell>
          <table:table-cell table:formula="of:=[.B63]-273" office:value-type="float" office:value="76.68" calcext:value-type="float">
            <text:p>76.6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2</text:p>
          </table:table-cell>
          <table:table-cell office:value-type="float" office:value="351.72" calcext:value-type="float">
            <text:p>351.72</text:p>
          </table:table-cell>
          <table:table-cell table:formula="of:=[.B64]-273" office:value-type="float" office:value="78.72" calcext:value-type="float">
            <text:p>78.7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1_3</text:p>
          </table:table-cell>
          <table:table-cell office:value-type="float" office:value="351.72" calcext:value-type="float">
            <text:p>351.72</text:p>
          </table:table-cell>
          <table:table-cell table:formula="of:=[.B65]-273" office:value-type="float" office:value="78.72" calcext:value-type="float">
            <text:p>78.7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0</text:p>
          </table:table-cell>
          <table:table-cell office:value-type="float" office:value="347.54" calcext:value-type="float">
            <text:p>347.54</text:p>
          </table:table-cell>
          <table:table-cell table:formula="of:=[.B66]-273" office:value-type="float" office:value="74.54" calcext:value-type="float">
            <text:p>74.5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1</text:p>
          </table:table-cell>
          <table:table-cell office:value-type="float" office:value="349.59" calcext:value-type="float">
            <text:p>349.59</text:p>
          </table:table-cell>
          <table:table-cell table:formula="of:=[.B67]-273" office:value-type="float" office:value="76.59" calcext:value-type="float">
            <text:p>76.59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2</text:p>
          </table:table-cell>
          <table:table-cell office:value-type="float" office:value="351.65" calcext:value-type="float">
            <text:p>351.65</text:p>
          </table:table-cell>
          <table:table-cell table:formula="of:=[.B68]-273" office:value-type="float" office:value="78.65" calcext:value-type="float">
            <text:p>78.6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2_3</text:p>
          </table:table-cell>
          <table:table-cell office:value-type="float" office:value="351.65" calcext:value-type="float">
            <text:p>351.65</text:p>
          </table:table-cell>
          <table:table-cell table:formula="of:=[.B69]-273" office:value-type="float" office:value="78.65" calcext:value-type="float">
            <text:p>78.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0</text:p>
          </table:table-cell>
          <table:table-cell office:value-type="float" office:value="345.86" calcext:value-type="float">
            <text:p>345.86</text:p>
          </table:table-cell>
          <table:table-cell table:formula="of:=[.B70]-273" office:value-type="float" office:value="72.86" calcext:value-type="float">
            <text:p>72.8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1</text:p>
          </table:table-cell>
          <table:table-cell office:value-type="float" office:value="346.66" calcext:value-type="float">
            <text:p>346.66</text:p>
          </table:table-cell>
          <table:table-cell table:formula="of:=[.B71]-273" office:value-type="float" office:value="73.66" calcext:value-type="float">
            <text:p>73.6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2</text:p>
          </table:table-cell>
          <table:table-cell office:value-type="float" office:value="347.46" calcext:value-type="float">
            <text:p>347.46</text:p>
          </table:table-cell>
          <table:table-cell table:formula="of:=[.B72]-273" office:value-type="float" office:value="74.46" calcext:value-type="float">
            <text:p>74.4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B3_3</text:p>
          </table:table-cell>
          <table:table-cell office:value-type="float" office:value="347.46" calcext:value-type="float">
            <text:p>347.46</text:p>
          </table:table-cell>
          <table:table-cell table:formula="of:=[.B73]-273" office:value-type="float" office:value="74.46" calcext:value-type="float">
            <text:p>74.4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0</text:p>
          </table:table-cell>
          <table:table-cell office:value-type="float" office:value="352.19" calcext:value-type="float">
            <text:p>352.19</text:p>
          </table:table-cell>
          <table:table-cell table:formula="of:=[.B74]-273" office:value-type="float" office:value="79.19" calcext:value-type="float">
            <text:p>79.19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1</text:p>
          </table:table-cell>
          <table:table-cell office:value-type="float" office:value="344.89" calcext:value-type="float">
            <text:p>344.89</text:p>
          </table:table-cell>
          <table:table-cell table:formula="of:=[.B75]-273" office:value-type="float" office:value="71.89" calcext:value-type="float">
            <text:p>71.8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2</text:p>
          </table:table-cell>
          <table:table-cell office:value-type="float" office:value="342.83" calcext:value-type="float">
            <text:p>342.83</text:p>
          </table:table-cell>
          <table:table-cell table:formula="of:=[.B76]-273" office:value-type="float" office:value="69.83" calcext:value-type="float">
            <text:p>69.8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4_X3</text:p>
          </table:table-cell>
          <table:table-cell office:value-type="float" office:value="343.39" calcext:value-type="float">
            <text:p>343.39</text:p>
          </table:table-cell>
          <table:table-cell table:formula="of:=[.B77]-273" office:value-type="float" office:value="70.39" calcext:value-type="float">
            <text:p>70.3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er_5_TB0_0</text:p>
          </table:table-cell>
          <table:table-cell office:value-type="float" office:value="345.99" calcext:value-type="float">
            <text:p>345.99</text:p>
          </table:table-cell>
          <table:table-cell table:formula="of:=[.B78]-273" office:value-type="float" office:value="72.99" calcext:value-type="float">
            <text:p>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1</text:p>
          </table:table-cell>
          <table:table-cell office:value-type="float" office:value="346.76" calcext:value-type="float">
            <text:p>346.76</text:p>
          </table:table-cell>
          <table:table-cell table:formula="of:=[.B79]-273" office:value-type="float" office:value="73.76" calcext:value-type="float">
            <text:p>73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2</text:p>
          </table:table-cell>
          <table:table-cell office:value-type="float" office:value="347.54" calcext:value-type="float">
            <text:p>347.54</text:p>
          </table:table-cell>
          <table:table-cell table:formula="of:=[.B80]-273" office:value-type="float" office:value="74.54" calcext:value-type="float">
            <text:p>74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0_3</text:p>
          </table:table-cell>
          <table:table-cell office:value-type="float" office:value="347.54" calcext:value-type="float">
            <text:p>347.54</text:p>
          </table:table-cell>
          <table:table-cell table:formula="of:=[.B81]-273" office:value-type="float" office:value="74.54" calcext:value-type="float">
            <text:p>74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0</text:p>
          </table:table-cell>
          <table:table-cell office:value-type="float" office:value="347.55" calcext:value-type="float">
            <text:p>347.55</text:p>
          </table:table-cell>
          <table:table-cell table:formula="of:=[.B82]-273" office:value-type="float" office:value="74.55" calcext:value-type="float">
            <text:p>74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1</text:p>
          </table:table-cell>
          <table:table-cell office:value-type="float" office:value="349.62" calcext:value-type="float">
            <text:p>349.62</text:p>
          </table:table-cell>
          <table:table-cell table:formula="of:=[.B83]-273" office:value-type="float" office:value="76.62" calcext:value-type="float">
            <text:p>76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2</text:p>
          </table:table-cell>
          <table:table-cell office:value-type="float" office:value="351.68" calcext:value-type="float">
            <text:p>351.68</text:p>
          </table:table-cell>
          <table:table-cell table:formula="of:=[.B84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1_3</text:p>
          </table:table-cell>
          <table:table-cell office:value-type="float" office:value="351.68" calcext:value-type="float">
            <text:p>351.68</text:p>
          </table:table-cell>
          <table:table-cell table:formula="of:=[.B85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0</text:p>
          </table:table-cell>
          <table:table-cell office:value-type="float" office:value="347.45" calcext:value-type="float">
            <text:p>347.45</text:p>
          </table:table-cell>
          <table:table-cell table:formula="of:=[.B86]-273" office:value-type="float" office:value="74.45" calcext:value-type="float">
            <text:p>74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1</text:p>
          </table:table-cell>
          <table:table-cell office:value-type="float" office:value="349.53" calcext:value-type="float">
            <text:p>349.53</text:p>
          </table:table-cell>
          <table:table-cell table:formula="of:=[.B87]-273" office:value-type="float" office:value="76.53" calcext:value-type="float">
            <text:p>76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2</text:p>
          </table:table-cell>
          <table:table-cell office:value-type="float" office:value="351.61" calcext:value-type="float">
            <text:p>351.61</text:p>
          </table:table-cell>
          <table:table-cell table:formula="of:=[.B88]-273" office:value-type="float" office:value="78.61" calcext:value-type="float">
            <text:p>7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2_3</text:p>
          </table:table-cell>
          <table:table-cell office:value-type="float" office:value="351.61" calcext:value-type="float">
            <text:p>351.61</text:p>
          </table:table-cell>
          <table:table-cell table:formula="of:=[.B89]-273" office:value-type="float" office:value="78.61" calcext:value-type="float">
            <text:p>78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0</text:p>
          </table:table-cell>
          <table:table-cell office:value-type="float" office:value="345.8" calcext:value-type="float">
            <text:p>345.8</text:p>
          </table:table-cell>
          <table:table-cell table:formula="of:=[.B90]-273" office:value-type="float" office:value="72.8" calcext:value-type="float">
            <text:p>7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1</text:p>
          </table:table-cell>
          <table:table-cell office:value-type="float" office:value="346.61" calcext:value-type="float">
            <text:p>346.61</text:p>
          </table:table-cell>
          <table:table-cell table:formula="of:=[.B91]-273" office:value-type="float" office:value="73.61" calcext:value-type="float">
            <text:p>73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2</text:p>
          </table:table-cell>
          <table:table-cell office:value-type="float" office:value="347.42" calcext:value-type="float">
            <text:p>347.42</text:p>
          </table:table-cell>
          <table:table-cell table:formula="of:=[.B92]-273" office:value-type="float" office:value="74.42" calcext:value-type="float">
            <text:p>74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TB3_3</text:p>
          </table:table-cell>
          <table:table-cell office:value-type="float" office:value="347.42" calcext:value-type="float">
            <text:p>347.42</text:p>
          </table:table-cell>
          <table:table-cell table:formula="of:=[.B93]-273" office:value-type="float" office:value="74.42" calcext:value-type="float">
            <text:p>74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0</text:p>
          </table:table-cell>
          <table:table-cell office:value-type="float" office:value="351.98" calcext:value-type="float">
            <text:p>351.98</text:p>
          </table:table-cell>
          <table:table-cell table:formula="of:=[.B94]-273" office:value-type="float" office:value="78.98" calcext:value-type="float">
            <text:p>7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1</text:p>
          </table:table-cell>
          <table:table-cell office:value-type="float" office:value="344.89" calcext:value-type="float">
            <text:p>344.89</text:p>
          </table:table-cell>
          <table:table-cell table:formula="of:=[.B9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2</text:p>
          </table:table-cell>
          <table:table-cell office:value-type="float" office:value="342.83" calcext:value-type="float">
            <text:p>342.83</text:p>
          </table:table-cell>
          <table:table-cell table:formula="of:=[.B9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5_X3</text:p>
          </table:table-cell>
          <table:table-cell office:value-type="float" office:value="343.39" calcext:value-type="float">
            <text:p>343.39</text:p>
          </table:table-cell>
          <table:table-cell table:formula="of:=[.B9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0</text:p>
          </table:table-cell>
          <table:table-cell office:value-type="float" office:value="345.95" calcext:value-type="float">
            <text:p>345.95</text:p>
          </table:table-cell>
          <table:table-cell table:formula="of:=[.B98]-273" office:value-type="float" office:value="72.95" calcext:value-type="float">
            <text:p>72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1</text:p>
          </table:table-cell>
          <table:table-cell office:value-type="float" office:value="346.63" calcext:value-type="float">
            <text:p>346.63</text:p>
          </table:table-cell>
          <table:table-cell table:formula="of:=[.B99]-273" office:value-type="float" office:value="73.63" calcext:value-type="float">
            <text:p>73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2</text:p>
          </table:table-cell>
          <table:table-cell office:value-type="float" office:value="347.31" calcext:value-type="float">
            <text:p>347.31</text:p>
          </table:table-cell>
          <table:table-cell table:formula="of:=[.B100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0_3</text:p>
          </table:table-cell>
          <table:table-cell office:value-type="float" office:value="347.31" calcext:value-type="float">
            <text:p>347.31</text:p>
          </table:table-cell>
          <table:table-cell table:formula="of:=[.B101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0</text:p>
          </table:table-cell>
          <table:table-cell office:value-type="float" office:value="347.48" calcext:value-type="float">
            <text:p>347.48</text:p>
          </table:table-cell>
          <table:table-cell table:formula="of:=[.B102]-273" office:value-type="float" office:value="74.48" calcext:value-type="float">
            <text:p>74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1</text:p>
          </table:table-cell>
          <table:table-cell office:value-type="float" office:value="349.36" calcext:value-type="float">
            <text:p>349.36</text:p>
          </table:table-cell>
          <table:table-cell table:formula="of:=[.B103]-273" office:value-type="float" office:value="76.36" calcext:value-type="float">
            <text:p>76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2</text:p>
          </table:table-cell>
          <table:table-cell office:value-type="float" office:value="351.25" calcext:value-type="float">
            <text:p>351.25</text:p>
          </table:table-cell>
          <table:table-cell table:formula="of:=[.B104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1_3</text:p>
          </table:table-cell>
          <table:table-cell office:value-type="float" office:value="351.25" calcext:value-type="float">
            <text:p>351.25</text:p>
          </table:table-cell>
          <table:table-cell table:formula="of:=[.B105]-273" office:value-type="float" office:value="78.25" calcext:value-type="float">
            <text:p>7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0</text:p>
          </table:table-cell>
          <table:table-cell office:value-type="float" office:value="347.38" calcext:value-type="float">
            <text:p>347.38</text:p>
          </table:table-cell>
          <table:table-cell table:formula="of:=[.B106]-273" office:value-type="float" office:value="74.38" calcext:value-type="float">
            <text:p>74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1</text:p>
          </table:table-cell>
          <table:table-cell office:value-type="float" office:value="349.28" calcext:value-type="float">
            <text:p>349.28</text:p>
          </table:table-cell>
          <table:table-cell table:formula="of:=[.B107]-273" office:value-type="float" office:value="76.28" calcext:value-type="float">
            <text:p>76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2</text:p>
          </table:table-cell>
          <table:table-cell office:value-type="float" office:value="351.18" calcext:value-type="float">
            <text:p>351.18</text:p>
          </table:table-cell>
          <table:table-cell table:formula="of:=[.B108]-273" office:value-type="float" office:value="78.18" calcext:value-type="float">
            <text:p>78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2_3</text:p>
          </table:table-cell>
          <table:table-cell office:value-type="float" office:value="351.18" calcext:value-type="float">
            <text:p>351.18</text:p>
          </table:table-cell>
          <table:table-cell table:formula="of:=[.B109]-273" office:value-type="float" office:value="78.18" calcext:value-type="float">
            <text:p>78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0</text:p>
          </table:table-cell>
          <table:table-cell office:value-type="float" office:value="345.76" calcext:value-type="float">
            <text:p>345.76</text:p>
          </table:table-cell>
          <table:table-cell table:formula="of:=[.B110]-273" office:value-type="float" office:value="72.76" calcext:value-type="float">
            <text:p>7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1</text:p>
          </table:table-cell>
          <table:table-cell office:value-type="float" office:value="346.48" calcext:value-type="float">
            <text:p>346.48</text:p>
          </table:table-cell>
          <table:table-cell table:formula="of:=[.B111]-273" office:value-type="float" office:value="73.48" calcext:value-type="float">
            <text:p>73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2</text:p>
          </table:table-cell>
          <table:table-cell office:value-type="float" office:value="347.19" calcext:value-type="float">
            <text:p>347.19</text:p>
          </table:table-cell>
          <table:table-cell table:formula="of:=[.B112]-273" office:value-type="float" office:value="74.19" calcext:value-type="float">
            <text:p>7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B3_3</text:p>
          </table:table-cell>
          <table:table-cell office:value-type="float" office:value="347.19" calcext:value-type="float">
            <text:p>347.19</text:p>
          </table:table-cell>
          <table:table-cell table:formula="of:=[.B113]-273" office:value-type="float" office:value="74.19" calcext:value-type="float">
            <text:p>74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0</text:p>
          </table:table-cell>
          <table:table-cell office:value-type="float" office:value="351.9" calcext:value-type="float">
            <text:p>351.9</text:p>
          </table:table-cell>
          <table:table-cell table:formula="of:=[.B114]-273" office:value-type="float" office:value="78.9" calcext:value-type="float">
            <text:p>78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1</text:p>
          </table:table-cell>
          <table:table-cell office:value-type="float" office:value="344.89" calcext:value-type="float">
            <text:p>344.89</text:p>
          </table:table-cell>
          <table:table-cell table:formula="of:=[.B115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2</text:p>
          </table:table-cell>
          <table:table-cell office:value-type="float" office:value="342.83" calcext:value-type="float">
            <text:p>342.83</text:p>
          </table:table-cell>
          <table:table-cell table:formula="of:=[.B116]-273" office:value-type="float" office:value="69.83" calcext:value-type="float">
            <text:p>69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6_X3</text:p>
          </table:table-cell>
          <table:table-cell office:value-type="float" office:value="343.39" calcext:value-type="float">
            <text:p>343.39</text:p>
          </table:table-cell>
          <table:table-cell table:formula="of:=[.B117]-273" office:value-type="float" office:value="70.39" calcext:value-type="float">
            <text:p>70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0</text:p>
          </table:table-cell>
          <table:table-cell office:value-type="float" office:value="345.87" calcext:value-type="float">
            <text:p>345.87</text:p>
          </table:table-cell>
          <table:table-cell table:formula="of:=[.B118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1</text:p>
          </table:table-cell>
          <table:table-cell office:value-type="float" office:value="346.56" calcext:value-type="float">
            <text:p>346.56</text:p>
          </table:table-cell>
          <table:table-cell table:formula="of:=[.B119]-273" office:value-type="float" office:value="73.56" calcext:value-type="float">
            <text:p>73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2</text:p>
          </table:table-cell>
          <table:table-cell office:value-type="float" office:value="347.25" calcext:value-type="float">
            <text:p>347.25</text:p>
          </table:table-cell>
          <table:table-cell table:formula="of:=[.B120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0_3</text:p>
          </table:table-cell>
          <table:table-cell office:value-type="float" office:value="347.25" calcext:value-type="float">
            <text:p>347.25</text:p>
          </table:table-cell>
          <table:table-cell table:formula="of:=[.B121]-273" office:value-type="float" office:value="74.25" calcext:value-type="float">
            <text:p>74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0</text:p>
          </table:table-cell>
          <table:table-cell office:value-type="float" office:value="347.37" calcext:value-type="float">
            <text:p>347.37</text:p>
          </table:table-cell>
          <table:table-cell table:formula="of:=[.B122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1</text:p>
          </table:table-cell>
          <table:table-cell office:value-type="float" office:value="349.28" calcext:value-type="float">
            <text:p>349.28</text:p>
          </table:table-cell>
          <table:table-cell table:formula="of:=[.B123]-273" office:value-type="float" office:value="76.28" calcext:value-type="float">
            <text:p>76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2</text:p>
          </table:table-cell>
          <table:table-cell office:value-type="float" office:value="351.19" calcext:value-type="float">
            <text:p>351.19</text:p>
          </table:table-cell>
          <table:table-cell table:formula="of:=[.B124]-273" office:value-type="float" office:value="78.19" calcext:value-type="float">
            <text:p>78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1_3</text:p>
          </table:table-cell>
          <table:table-cell office:value-type="float" office:value="351.19" calcext:value-type="float">
            <text:p>351.19</text:p>
          </table:table-cell>
          <table:table-cell table:formula="of:=[.B125]-273" office:value-type="float" office:value="78.19" calcext:value-type="float">
            <text:p>78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0</text:p>
          </table:table-cell>
          <table:table-cell office:value-type="float" office:value="347.27" calcext:value-type="float">
            <text:p>347.27</text:p>
          </table:table-cell>
          <table:table-cell table:formula="of:=[.B126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1</text:p>
          </table:table-cell>
          <table:table-cell office:value-type="float" office:value="349.19" calcext:value-type="float">
            <text:p>349.19</text:p>
          </table:table-cell>
          <table:table-cell table:formula="of:=[.B127]-273" office:value-type="float" office:value="76.19" calcext:value-type="float">
            <text:p>76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2</text:p>
          </table:table-cell>
          <table:table-cell office:value-type="float" office:value="351.12" calcext:value-type="float">
            <text:p>351.12</text:p>
          </table:table-cell>
          <table:table-cell table:formula="of:=[.B128]-273" office:value-type="float" office:value="78.12" calcext:value-type="float">
            <text:p>78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2_3</text:p>
          </table:table-cell>
          <table:table-cell office:value-type="float" office:value="351.12" calcext:value-type="float">
            <text:p>351.12</text:p>
          </table:table-cell>
          <table:table-cell table:formula="of:=[.B129]-273" office:value-type="float" office:value="78.12" calcext:value-type="float">
            <text:p>78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0</text:p>
          </table:table-cell>
          <table:table-cell office:value-type="float" office:value="345.68" calcext:value-type="float">
            <text:p>345.68</text:p>
          </table:table-cell>
          <table:table-cell table:formula="of:=[.B130]-273" office:value-type="float" office:value="72.68" calcext:value-type="float">
            <text:p>72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1</text:p>
          </table:table-cell>
          <table:table-cell office:value-type="float" office:value="346.41" calcext:value-type="float">
            <text:p>346.41</text:p>
          </table:table-cell>
          <table:table-cell table:formula="of:=[.B131]-273" office:value-type="float" office:value="73.41" calcext:value-type="float">
            <text:p>73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2</text:p>
          </table:table-cell>
          <table:table-cell office:value-type="float" office:value="347.13" calcext:value-type="float">
            <text:p>347.13</text:p>
          </table:table-cell>
          <table:table-cell table:formula="of:=[.B132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TB3_3</text:p>
          </table:table-cell>
          <table:table-cell office:value-type="float" office:value="347.13" calcext:value-type="float">
            <text:p>347.13</text:p>
          </table:table-cell>
          <table:table-cell table:formula="of:=[.B133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0</text:p>
          </table:table-cell>
          <table:table-cell office:value-type="float" office:value="351.68" calcext:value-type="float">
            <text:p>351.68</text:p>
          </table:table-cell>
          <table:table-cell table:formula="of:=[.B134]-273" office:value-type="float" office:value="78.68" calcext:value-type="float">
            <text:p>78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1</text:p>
          </table:table-cell>
          <table:table-cell office:value-type="float" office:value="344.88" calcext:value-type="float">
            <text:p>344.88</text:p>
          </table:table-cell>
          <table:table-cell table:formula="of:=[.B13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2</text:p>
          </table:table-cell>
          <table:table-cell office:value-type="float" office:value="342.82" calcext:value-type="float">
            <text:p>342.82</text:p>
          </table:table-cell>
          <table:table-cell table:formula="of:=[.B13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7_X3</text:p>
          </table:table-cell>
          <table:table-cell office:value-type="float" office:value="343.38" calcext:value-type="float">
            <text:p>343.38</text:p>
          </table:table-cell>
          <table:table-cell table:formula="of:=[.B13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0</text:p>
          </table:table-cell>
          <table:table-cell office:value-type="float" office:value="345.81" calcext:value-type="float">
            <text:p>345.81</text:p>
          </table:table-cell>
          <table:table-cell table:formula="of:=[.B138]-273" office:value-type="float" office:value="72.81" calcext:value-type="float">
            <text:p>7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1</text:p>
          </table:table-cell>
          <table:table-cell office:value-type="float" office:value="346.37" calcext:value-type="float">
            <text:p>346.37</text:p>
          </table:table-cell>
          <table:table-cell table:formula="of:=[.B139]-273" office:value-type="float" office:value="73.37" calcext:value-type="float">
            <text:p>73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2</text:p>
          </table:table-cell>
          <table:table-cell office:value-type="float" office:value="346.93" calcext:value-type="float">
            <text:p>346.93</text:p>
          </table:table-cell>
          <table:table-cell table:formula="of:=[.B140]-273" office:value-type="float" office:value="73.93" calcext:value-type="float">
            <text:p>73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0_3</text:p>
          </table:table-cell>
          <table:table-cell office:value-type="float" office:value="346.93" calcext:value-type="float">
            <text:p>346.93</text:p>
          </table:table-cell>
          <table:table-cell table:formula="of:=[.B141]-273" office:value-type="float" office:value="73.93" calcext:value-type="float">
            <text:p>73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0</text:p>
          </table:table-cell>
          <table:table-cell office:value-type="float" office:value="347.27" calcext:value-type="float">
            <text:p>347.27</text:p>
          </table:table-cell>
          <table:table-cell table:formula="of:=[.B142]-273" office:value-type="float" office:value="74.27" calcext:value-type="float">
            <text:p>74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1</text:p>
          </table:table-cell>
          <table:table-cell office:value-type="float" office:value="348.93" calcext:value-type="float">
            <text:p>348.93</text:p>
          </table:table-cell>
          <table:table-cell table:formula="of:=[.B143]-273" office:value-type="float" office:value="75.93" calcext:value-type="float">
            <text:p>75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2</text:p>
          </table:table-cell>
          <table:table-cell office:value-type="float" office:value="350.59" calcext:value-type="float">
            <text:p>350.59</text:p>
          </table:table-cell>
          <table:table-cell table:formula="of:=[.B144]-273" office:value-type="float" office:value="77.59" calcext:value-type="float">
            <text:p>7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1_3</text:p>
          </table:table-cell>
          <table:table-cell office:value-type="float" office:value="350.59" calcext:value-type="float">
            <text:p>350.59</text:p>
          </table:table-cell>
          <table:table-cell table:formula="of:=[.B145]-273" office:value-type="float" office:value="77.59" calcext:value-type="float">
            <text:p>7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0</text:p>
          </table:table-cell>
          <table:table-cell office:value-type="float" office:value="347.17" calcext:value-type="float">
            <text:p>347.17</text:p>
          </table:table-cell>
          <table:table-cell table:formula="of:=[.B146]-273" office:value-type="float" office:value="74.17" calcext:value-type="float">
            <text:p>74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1</text:p>
          </table:table-cell>
          <table:table-cell office:value-type="float" office:value="348.85" calcext:value-type="float">
            <text:p>348.85</text:p>
          </table:table-cell>
          <table:table-cell table:formula="of:=[.B147]-273" office:value-type="float" office:value="75.85" calcext:value-type="float">
            <text:p>75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2</text:p>
          </table:table-cell>
          <table:table-cell office:value-type="float" office:value="350.53" calcext:value-type="float">
            <text:p>350.53</text:p>
          </table:table-cell>
          <table:table-cell table:formula="of:=[.B148]-273" office:value-type="float" office:value="77.53" calcext:value-type="float">
            <text:p>77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2_3</text:p>
          </table:table-cell>
          <table:table-cell office:value-type="float" office:value="350.53" calcext:value-type="float">
            <text:p>350.53</text:p>
          </table:table-cell>
          <table:table-cell table:formula="of:=[.B149]-273" office:value-type="float" office:value="77.53" calcext:value-type="float">
            <text:p>77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0</text:p>
          </table:table-cell>
          <table:table-cell office:value-type="float" office:value="345.62" calcext:value-type="float">
            <text:p>345.62</text:p>
          </table:table-cell>
          <table:table-cell table:formula="of:=[.B150]-273" office:value-type="float" office:value="72.62" calcext:value-type="float">
            <text:p>72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1</text:p>
          </table:table-cell>
          <table:table-cell office:value-type="float" office:value="346.22" calcext:value-type="float">
            <text:p>346.22</text:p>
          </table:table-cell>
          <table:table-cell table:formula="of:=[.B151]-273" office:value-type="float" office:value="73.22" calcext:value-type="float">
            <text:p>73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2</text:p>
          </table:table-cell>
          <table:table-cell office:value-type="float" office:value="346.82" calcext:value-type="float">
            <text:p>346.82</text:p>
          </table:table-cell>
          <table:table-cell table:formula="of:=[.B152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B3_3</text:p>
          </table:table-cell>
          <table:table-cell office:value-type="float" office:value="346.82" calcext:value-type="float">
            <text:p>346.82</text:p>
          </table:table-cell>
          <table:table-cell table:formula="of:=[.B153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0</text:p>
          </table:table-cell>
          <table:table-cell office:value-type="float" office:value="351.6" calcext:value-type="float">
            <text:p>351.6</text:p>
          </table:table-cell>
          <table:table-cell table:formula="of:=[.B154]-273" office:value-type="float" office:value="78.6" calcext:value-type="float">
            <text:p>7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1</text:p>
          </table:table-cell>
          <table:table-cell office:value-type="float" office:value="344.88" calcext:value-type="float">
            <text:p>344.88</text:p>
          </table:table-cell>
          <table:table-cell table:formula="of:=[.B15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2</text:p>
          </table:table-cell>
          <table:table-cell office:value-type="float" office:value="342.82" calcext:value-type="float">
            <text:p>342.82</text:p>
          </table:table-cell>
          <table:table-cell table:formula="of:=[.B15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8_X3</text:p>
          </table:table-cell>
          <table:table-cell office:value-type="float" office:value="343.38" calcext:value-type="float">
            <text:p>343.38</text:p>
          </table:table-cell>
          <table:table-cell table:formula="of:=[.B15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0</text:p>
          </table:table-cell>
          <table:table-cell office:value-type="float" office:value="345.72" calcext:value-type="float">
            <text:p>345.72</text:p>
          </table:table-cell>
          <table:table-cell table:formula="of:=[.B158]-273" office:value-type="float" office:value="72.72" calcext:value-type="float">
            <text:p>72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1</text:p>
          </table:table-cell>
          <table:table-cell office:value-type="float" office:value="346.29" calcext:value-type="float">
            <text:p>346.29</text:p>
          </table:table-cell>
          <table:table-cell table:formula="of:=[.B159]-273" office:value-type="float" office:value="73.29" calcext:value-type="float">
            <text:p>73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2</text:p>
          </table:table-cell>
          <table:table-cell office:value-type="float" office:value="346.85" calcext:value-type="float">
            <text:p>346.85</text:p>
          </table:table-cell>
          <table:table-cell table:formula="of:=[.B160]-273" office:value-type="float" office:value="73.85" calcext:value-type="float">
            <text:p>73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0_3</text:p>
          </table:table-cell>
          <table:table-cell office:value-type="float" office:value="346.85" calcext:value-type="float">
            <text:p>346.85</text:p>
          </table:table-cell>
          <table:table-cell table:formula="of:=[.B161]-273" office:value-type="float" office:value="73.85" calcext:value-type="float">
            <text:p>73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0</text:p>
          </table:table-cell>
          <table:table-cell office:value-type="float" office:value="347.13" calcext:value-type="float">
            <text:p>347.13</text:p>
          </table:table-cell>
          <table:table-cell table:formula="of:=[.B162]-273" office:value-type="float" office:value="74.13" calcext:value-type="float">
            <text:p>74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1</text:p>
          </table:table-cell>
          <table:table-cell office:value-type="float" office:value="348.82" calcext:value-type="float">
            <text:p>348.82</text:p>
          </table:table-cell>
          <table:table-cell table:formula="of:=[.B163]-273" office:value-type="float" office:value="75.82" calcext:value-type="float">
            <text:p>75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2</text:p>
          </table:table-cell>
          <table:table-cell office:value-type="float" office:value="350.52" calcext:value-type="float">
            <text:p>350.52</text:p>
          </table:table-cell>
          <table:table-cell table:formula="of:=[.B164]-273" office:value-type="float" office:value="77.52" calcext:value-type="float">
            <text:p>77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1_3</text:p>
          </table:table-cell>
          <table:table-cell office:value-type="float" office:value="350.52" calcext:value-type="float">
            <text:p>350.52</text:p>
          </table:table-cell>
          <table:table-cell table:formula="of:=[.B165]-273" office:value-type="float" office:value="77.52" calcext:value-type="float">
            <text:p>77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0</text:p>
          </table:table-cell>
          <table:table-cell office:value-type="float" office:value="347.03" calcext:value-type="float">
            <text:p>347.03</text:p>
          </table:table-cell>
          <table:table-cell table:formula="of:=[.B166]-273" office:value-type="float" office:value="74.03" calcext:value-type="float">
            <text:p>74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1</text:p>
          </table:table-cell>
          <table:table-cell office:value-type="float" office:value="348.74" calcext:value-type="float">
            <text:p>348.74</text:p>
          </table:table-cell>
          <table:table-cell table:formula="of:=[.B167]-273" office:value-type="float" office:value="75.74" calcext:value-type="float">
            <text:p>75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2</text:p>
          </table:table-cell>
          <table:table-cell office:value-type="float" office:value="350.45" calcext:value-type="float">
            <text:p>350.45</text:p>
          </table:table-cell>
          <table:table-cell table:formula="of:=[.B168]-273" office:value-type="float" office:value="77.45" calcext:value-type="float">
            <text:p>7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2_3</text:p>
          </table:table-cell>
          <table:table-cell office:value-type="float" office:value="350.45" calcext:value-type="float">
            <text:p>350.45</text:p>
          </table:table-cell>
          <table:table-cell table:formula="of:=[.B169]-273" office:value-type="float" office:value="77.45" calcext:value-type="float">
            <text:p>77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0</text:p>
          </table:table-cell>
          <table:table-cell office:value-type="float" office:value="345.53" calcext:value-type="float">
            <text:p>345.53</text:p>
          </table:table-cell>
          <table:table-cell table:formula="of:=[.B170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1</text:p>
          </table:table-cell>
          <table:table-cell office:value-type="float" office:value="346.13" calcext:value-type="float">
            <text:p>346.13</text:p>
          </table:table-cell>
          <table:table-cell table:formula="of:=[.B171]-273" office:value-type="float" office:value="73.13" calcext:value-type="float">
            <text:p>7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2</text:p>
          </table:table-cell>
          <table:table-cell office:value-type="float" office:value="346.74" calcext:value-type="float">
            <text:p>346.74</text:p>
          </table:table-cell>
          <table:table-cell table:formula="of:=[.B172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TB3_3</text:p>
          </table:table-cell>
          <table:table-cell office:value-type="float" office:value="346.74" calcext:value-type="float">
            <text:p>346.74</text:p>
          </table:table-cell>
          <table:table-cell table:formula="of:=[.B173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0</text:p>
          </table:table-cell>
          <table:table-cell office:value-type="float" office:value="351.39" calcext:value-type="float">
            <text:p>351.39</text:p>
          </table:table-cell>
          <table:table-cell table:formula="of:=[.B174]-273" office:value-type="float" office:value="78.39" calcext:value-type="float">
            <text:p>78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1</text:p>
          </table:table-cell>
          <table:table-cell office:value-type="float" office:value="344.88" calcext:value-type="float">
            <text:p>344.88</text:p>
          </table:table-cell>
          <table:table-cell table:formula="of:=[.B175]-273" office:value-type="float" office:value="71.88" calcext:value-type="float">
            <text:p>71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2</text:p>
          </table:table-cell>
          <table:table-cell office:value-type="float" office:value="342.82" calcext:value-type="float">
            <text:p>342.82</text:p>
          </table:table-cell>
          <table:table-cell table:formula="of:=[.B17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9_X3</text:p>
          </table:table-cell>
          <table:table-cell office:value-type="float" office:value="343.38" calcext:value-type="float">
            <text:p>343.38</text:p>
          </table:table-cell>
          <table:table-cell table:formula="of:=[.B17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0</text:p>
          </table:table-cell>
          <table:table-cell office:value-type="float" office:value="345.64" calcext:value-type="float">
            <text:p>345.64</text:p>
          </table:table-cell>
          <table:table-cell table:formula="of:=[.B178]-273" office:value-type="float" office:value="72.64" calcext:value-type="float">
            <text:p>7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1</text:p>
          </table:table-cell>
          <table:table-cell office:value-type="float" office:value="346.05" calcext:value-type="float">
            <text:p>346.05</text:p>
          </table:table-cell>
          <table:table-cell table:formula="of:=[.B179]-273" office:value-type="float" office:value="73.05" calcext:value-type="float">
            <text:p>73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2</text:p>
          </table:table-cell>
          <table:table-cell office:value-type="float" office:value="346.45" calcext:value-type="float">
            <text:p>346.45</text:p>
          </table:table-cell>
          <table:table-cell table:formula="of:=[.B180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0_3</text:p>
          </table:table-cell>
          <table:table-cell office:value-type="float" office:value="346.45" calcext:value-type="float">
            <text:p>346.45</text:p>
          </table:table-cell>
          <table:table-cell table:formula="of:=[.B181]-273"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0</text:p>
          </table:table-cell>
          <table:table-cell office:value-type="float" office:value="347" calcext:value-type="float">
            <text:p>347</text:p>
          </table:table-cell>
          <table:table-cell table:formula="of:=[.B182]-273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1</text:p>
          </table:table-cell>
          <table:table-cell office:value-type="float" office:value="348.38" calcext:value-type="float">
            <text:p>348.38</text:p>
          </table:table-cell>
          <table:table-cell table:formula="of:=[.B183]-273" office:value-type="float" office:value="75.38" calcext:value-type="float">
            <text:p>7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2</text:p>
          </table:table-cell>
          <table:table-cell office:value-type="float" office:value="349.75" calcext:value-type="float">
            <text:p>349.75</text:p>
          </table:table-cell>
          <table:table-cell table:formula="of:=[.B184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1_3</text:p>
          </table:table-cell>
          <table:table-cell office:value-type="float" office:value="349.75" calcext:value-type="float">
            <text:p>349.75</text:p>
          </table:table-cell>
          <table:table-cell table:formula="of:=[.B185]-273" office:value-type="float" office:value="76.75" calcext:value-type="float">
            <text:p>76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0</text:p>
          </table:table-cell>
          <table:table-cell office:value-type="float" office:value="346.9" calcext:value-type="float">
            <text:p>346.9</text:p>
          </table:table-cell>
          <table:table-cell table:formula="of:=[.B186]-273" office:value-type="float" office:value="73.9" calcext:value-type="float">
            <text:p>73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1</text:p>
          </table:table-cell>
          <table:table-cell office:value-type="float" office:value="348.29" calcext:value-type="float">
            <text:p>348.29</text:p>
          </table:table-cell>
          <table:table-cell table:formula="of:=[.B187]-273" office:value-type="float" office:value="75.29" calcext:value-type="float">
            <text:p>75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2</text:p>
          </table:table-cell>
          <table:table-cell office:value-type="float" office:value="349.69" calcext:value-type="float">
            <text:p>349.69</text:p>
          </table:table-cell>
          <table:table-cell table:formula="of:=[.B188]-273" office:value-type="float" office:value="76.69" calcext:value-type="float">
            <text:p>7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2_3</text:p>
          </table:table-cell>
          <table:table-cell office:value-type="float" office:value="349.69" calcext:value-type="float">
            <text:p>349.69</text:p>
          </table:table-cell>
          <table:table-cell table:formula="of:=[.B189]-273" office:value-type="float" office:value="76.69" calcext:value-type="float">
            <text:p>7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0</text:p>
          </table:table-cell>
          <table:table-cell office:value-type="float" office:value="345.46" calcext:value-type="float">
            <text:p>345.46</text:p>
          </table:table-cell>
          <table:table-cell table:formula="of:=[.B190]-273" office:value-type="float" office:value="72.46" calcext:value-type="float">
            <text:p>72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1</text:p>
          </table:table-cell>
          <table:table-cell office:value-type="float" office:value="345.9" calcext:value-type="float">
            <text:p>345.9</text:p>
          </table:table-cell>
          <table:table-cell table:formula="of:=[.B191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2</text:p>
          </table:table-cell>
          <table:table-cell office:value-type="float" office:value="346.33" calcext:value-type="float">
            <text:p>346.33</text:p>
          </table:table-cell>
          <table:table-cell table:formula="of:=[.B192]-273" office:value-type="float" office:value="73.33" calcext:value-type="float">
            <text:p>7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B3_3</text:p>
          </table:table-cell>
          <table:table-cell office:value-type="float" office:value="346.33" calcext:value-type="float">
            <text:p>346.33</text:p>
          </table:table-cell>
          <table:table-cell table:formula="of:=[.B193]-273" office:value-type="float" office:value="73.33" calcext:value-type="float">
            <text:p>7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0</text:p>
          </table:table-cell>
          <table:table-cell office:value-type="float" office:value="351.3" calcext:value-type="float">
            <text:p>351.3</text:p>
          </table:table-cell>
          <table:table-cell table:formula="of:=[.B194]-273" office:value-type="float" office:value="78.3" calcext:value-type="float">
            <text:p>7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1</text:p>
          </table:table-cell>
          <table:table-cell office:value-type="float" office:value="344.87" calcext:value-type="float">
            <text:p>344.87</text:p>
          </table:table-cell>
          <table:table-cell table:formula="of:=[.B19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2</text:p>
          </table:table-cell>
          <table:table-cell office:value-type="float" office:value="342.82" calcext:value-type="float">
            <text:p>342.82</text:p>
          </table:table-cell>
          <table:table-cell table:formula="of:=[.B19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0_X3</text:p>
          </table:table-cell>
          <table:table-cell office:value-type="float" office:value="343.38" calcext:value-type="float">
            <text:p>343.38</text:p>
          </table:table-cell>
          <table:table-cell table:formula="of:=[.B19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0</text:p>
          </table:table-cell>
          <table:table-cell office:value-type="float" office:value="345.53" calcext:value-type="float">
            <text:p>345.53</text:p>
          </table:table-cell>
          <table:table-cell table:formula="of:=[.B198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1</text:p>
          </table:table-cell>
          <table:table-cell office:value-type="float" office:value="345.94" calcext:value-type="float">
            <text:p>345.94</text:p>
          </table:table-cell>
          <table:table-cell table:formula="of:=[.B199]-273" office:value-type="float" office:value="72.94" calcext:value-type="float">
            <text:p>72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2</text:p>
          </table:table-cell>
          <table:table-cell office:value-type="float" office:value="346.36" calcext:value-type="float">
            <text:p>346.36</text:p>
          </table:table-cell>
          <table:table-cell table:formula="of:=[.B200]-273" office:value-type="float" office:value="73.36" calcext:value-type="float">
            <text:p>73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0_3</text:p>
          </table:table-cell>
          <table:table-cell office:value-type="float" office:value="346.36" calcext:value-type="float">
            <text:p>346.36</text:p>
          </table:table-cell>
          <table:table-cell table:formula="of:=[.B201]-273" office:value-type="float" office:value="73.36" calcext:value-type="float">
            <text:p>73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0</text:p>
          </table:table-cell>
          <table:table-cell office:value-type="float" office:value="346.84" calcext:value-type="float">
            <text:p>346.84</text:p>
          </table:table-cell>
          <table:table-cell table:formula="of:=[.B202]-273" office:value-type="float" office:value="73.84" calcext:value-type="float">
            <text:p>73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1</text:p>
          </table:table-cell>
          <table:table-cell office:value-type="float" office:value="348.25" calcext:value-type="float">
            <text:p>348.25</text:p>
          </table:table-cell>
          <table:table-cell table:formula="of:=[.B203]-273" office:value-type="float" office:value="75.25" calcext:value-type="float">
            <text:p>75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2</text:p>
          </table:table-cell>
          <table:table-cell office:value-type="float" office:value="349.66" calcext:value-type="float">
            <text:p>349.66</text:p>
          </table:table-cell>
          <table:table-cell table:formula="of:=[.B204]-273" office:value-type="float" office:value="76.66" calcext:value-type="float">
            <text:p>7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1_3</text:p>
          </table:table-cell>
          <table:table-cell office:value-type="float" office:value="349.66" calcext:value-type="float">
            <text:p>349.66</text:p>
          </table:table-cell>
          <table:table-cell table:formula="of:=[.B205]-273" office:value-type="float" office:value="76.66" calcext:value-type="float">
            <text:p>7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0</text:p>
          </table:table-cell>
          <table:table-cell office:value-type="float" office:value="346.74" calcext:value-type="float">
            <text:p>346.74</text:p>
          </table:table-cell>
          <table:table-cell table:formula="of:=[.B206]-273" office:value-type="float" office:value="73.74" calcext:value-type="float">
            <text:p>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1</text:p>
          </table:table-cell>
          <table:table-cell office:value-type="float" office:value="348.16" calcext:value-type="float">
            <text:p>348.16</text:p>
          </table:table-cell>
          <table:table-cell table:formula="of:=[.B207]-273" office:value-type="float" office:value="75.16" calcext:value-type="float">
            <text:p>7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2</text:p>
          </table:table-cell>
          <table:table-cell office:value-type="float" office:value="349.59" calcext:value-type="float">
            <text:p>349.59</text:p>
          </table:table-cell>
          <table:table-cell table:formula="of:=[.B208]-273" office:value-type="float" office:value="76.59" calcext:value-type="float">
            <text:p>7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2_3</text:p>
          </table:table-cell>
          <table:table-cell office:value-type="float" office:value="349.59" calcext:value-type="float">
            <text:p>349.59</text:p>
          </table:table-cell>
          <table:table-cell table:formula="of:=[.B209]-273" office:value-type="float" office:value="76.59" calcext:value-type="float">
            <text:p>76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0</text:p>
          </table:table-cell>
          <table:table-cell office:value-type="float" office:value="345.34" calcext:value-type="float">
            <text:p>345.34</text:p>
          </table:table-cell>
          <table:table-cell table:formula="of:=[.B210]-273" office:value-type="float" office:value="72.34" calcext:value-type="float">
            <text:p>72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1</text:p>
          </table:table-cell>
          <table:table-cell office:value-type="float" office:value="345.79" calcext:value-type="float">
            <text:p>345.79</text:p>
          </table:table-cell>
          <table:table-cell table:formula="of:=[.B211]-273" office:value-type="float" office:value="72.79" calcext:value-type="float">
            <text:p>72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2</text:p>
          </table:table-cell>
          <table:table-cell office:value-type="float" office:value="346.24" calcext:value-type="float">
            <text:p>346.24</text:p>
          </table:table-cell>
          <table:table-cell table:formula="of:=[.B212]-273" office:value-type="float" office:value="73.24" calcext:value-type="float">
            <text:p>7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TB3_3</text:p>
          </table:table-cell>
          <table:table-cell office:value-type="float" office:value="346.24" calcext:value-type="float">
            <text:p>346.24</text:p>
          </table:table-cell>
          <table:table-cell table:formula="of:=[.B213]-273" office:value-type="float" office:value="73.24" calcext:value-type="float">
            <text:p>7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0</text:p>
          </table:table-cell>
          <table:table-cell office:value-type="float" office:value="351.09" calcext:value-type="float">
            <text:p>351.09</text:p>
          </table:table-cell>
          <table:table-cell table:formula="of:=[.B214]-273" office:value-type="float" office:value="78.09" calcext:value-type="float">
            <text:p>78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1</text:p>
          </table:table-cell>
          <table:table-cell office:value-type="float" office:value="344.87" calcext:value-type="float">
            <text:p>344.87</text:p>
          </table:table-cell>
          <table:table-cell table:formula="of:=[.B21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2</text:p>
          </table:table-cell>
          <table:table-cell office:value-type="float" office:value="342.82" calcext:value-type="float">
            <text:p>342.82</text:p>
          </table:table-cell>
          <table:table-cell table:formula="of:=[.B21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1_X3</text:p>
          </table:table-cell>
          <table:table-cell office:value-type="float" office:value="343.38" calcext:value-type="float">
            <text:p>343.38</text:p>
          </table:table-cell>
          <table:table-cell table:formula="of:=[.B21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0</text:p>
          </table:table-cell>
          <table:table-cell office:value-type="float" office:value="345.44" calcext:value-type="float">
            <text:p>345.44</text:p>
          </table:table-cell>
          <table:table-cell table:formula="of:=[.B218]-273" office:value-type="float" office:value="72.44" calcext:value-type="float">
            <text:p>72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1</text:p>
          </table:table-cell>
          <table:table-cell office:value-type="float" office:value="345.65" calcext:value-type="float">
            <text:p>345.65</text:p>
          </table:table-cell>
          <table:table-cell table:formula="of:=[.B219]-273" office:value-type="float" office:value="72.65" calcext:value-type="float">
            <text:p>72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2</text:p>
          </table:table-cell>
          <table:table-cell office:value-type="float" office:value="345.86" calcext:value-type="float">
            <text:p>345.86</text:p>
          </table:table-cell>
          <table:table-cell table:formula="of:=[.B220]-273" office:value-type="float" office:value="72.86" calcext:value-type="float">
            <text:p>72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0_3</text:p>
          </table:table-cell>
          <table:table-cell office:value-type="float" office:value="345.86" calcext:value-type="float">
            <text:p>345.86</text:p>
          </table:table-cell>
          <table:table-cell table:formula="of:=[.B221]-273" office:value-type="float" office:value="72.86" calcext:value-type="float">
            <text:p>72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0</text:p>
          </table:table-cell>
          <table:table-cell office:value-type="float" office:value="346.68" calcext:value-type="float">
            <text:p>346.68</text:p>
          </table:table-cell>
          <table:table-cell table:formula="of:=[.B222]-273" office:value-type="float" office:value="73.68" calcext:value-type="float">
            <text:p>73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1</text:p>
          </table:table-cell>
          <table:table-cell office:value-type="float" office:value="347.7" calcext:value-type="float">
            <text:p>347.7</text:p>
          </table:table-cell>
          <table:table-cell table:formula="of:=[.B223]-273" office:value-type="float" office:value="74.7" calcext:value-type="float">
            <text:p>7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2</text:p>
          </table:table-cell>
          <table:table-cell office:value-type="float" office:value="348.72" calcext:value-type="float">
            <text:p>348.72</text:p>
          </table:table-cell>
          <table:table-cell table:formula="of:=[.B224]-273" office:value-type="float" office:value="75.72" calcext:value-type="float">
            <text:p>75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1_3</text:p>
          </table:table-cell>
          <table:table-cell office:value-type="float" office:value="348.72" calcext:value-type="float">
            <text:p>348.72</text:p>
          </table:table-cell>
          <table:table-cell table:formula="of:=[.B225]-273" office:value-type="float" office:value="75.72" calcext:value-type="float">
            <text:p>75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0</text:p>
          </table:table-cell>
          <table:table-cell office:value-type="float" office:value="346.58" calcext:value-type="float">
            <text:p>346.58</text:p>
          </table:table-cell>
          <table:table-cell table:formula="of:=[.B226]-273" office:value-type="float" office:value="73.58" calcext:value-type="float">
            <text:p>73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1</text:p>
          </table:table-cell>
          <table:table-cell office:value-type="float" office:value="347.62" calcext:value-type="float">
            <text:p>347.62</text:p>
          </table:table-cell>
          <table:table-cell table:formula="of:=[.B227]-273" office:value-type="float" office:value="74.62" calcext:value-type="float">
            <text:p>74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2</text:p>
          </table:table-cell>
          <table:table-cell office:value-type="float" office:value="348.66" calcext:value-type="float">
            <text:p>348.66</text:p>
          </table:table-cell>
          <table:table-cell table:formula="of:=[.B228]-273" office:value-type="float" office:value="75.66" calcext:value-type="float">
            <text:p>75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2_3</text:p>
          </table:table-cell>
          <table:table-cell office:value-type="float" office:value="348.66" calcext:value-type="float">
            <text:p>348.66</text:p>
          </table:table-cell>
          <table:table-cell table:formula="of:=[.B229]-273" office:value-type="float" office:value="75.66" calcext:value-type="float">
            <text:p>75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0</text:p>
          </table:table-cell>
          <table:table-cell office:value-type="float" office:value="345.25" calcext:value-type="float">
            <text:p>345.25</text:p>
          </table:table-cell>
          <table:table-cell table:formula="of:=[.B230]-273" office:value-type="float" office:value="72.25" calcext:value-type="float">
            <text:p>72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1</text:p>
          </table:table-cell>
          <table:table-cell office:value-type="float" office:value="345.5" calcext:value-type="float">
            <text:p>345.5</text:p>
          </table:table-cell>
          <table:table-cell table:formula="of:=[.B231]-273" office:value-type="float" office:value="72.5" calcext:value-type="float">
            <text:p>7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2</text:p>
          </table:table-cell>
          <table:table-cell office:value-type="float" office:value="345.75" calcext:value-type="float">
            <text:p>345.75</text:p>
          </table:table-cell>
          <table:table-cell table:formula="of:=[.B232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B3_3</text:p>
          </table:table-cell>
          <table:table-cell office:value-type="float" office:value="345.75" calcext:value-type="float">
            <text:p>345.75</text:p>
          </table:table-cell>
          <table:table-cell table:formula="of:=[.B233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0</text:p>
          </table:table-cell>
          <table:table-cell office:value-type="float" office:value="351" calcext:value-type="float">
            <text:p>351</text:p>
          </table:table-cell>
          <table:table-cell table:formula="of:=[.B234]-273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1</text:p>
          </table:table-cell>
          <table:table-cell office:value-type="float" office:value="344.87" calcext:value-type="float">
            <text:p>344.87</text:p>
          </table:table-cell>
          <table:table-cell table:formula="of:=[.B235]-273" office:value-type="float" office:value="71.87" calcext:value-type="float">
            <text:p>7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2</text:p>
          </table:table-cell>
          <table:table-cell office:value-type="float" office:value="342.82" calcext:value-type="float">
            <text:p>342.82</text:p>
          </table:table-cell>
          <table:table-cell table:formula="of:=[.B236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2_X3</text:p>
          </table:table-cell>
          <table:table-cell office:value-type="float" office:value="343.38" calcext:value-type="float">
            <text:p>343.38</text:p>
          </table:table-cell>
          <table:table-cell table:formula="of:=[.B237]-273" office:value-type="float" office:value="70.38" calcext:value-type="float">
            <text:p>7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0</text:p>
          </table:table-cell>
          <table:table-cell office:value-type="float" office:value="345.31" calcext:value-type="float">
            <text:p>345.31</text:p>
          </table:table-cell>
          <table:table-cell table:formula="of:=[.B238]-273" office:value-type="float" office:value="72.31" calcext:value-type="float">
            <text:p>72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1</text:p>
          </table:table-cell>
          <table:table-cell office:value-type="float" office:value="345.53" calcext:value-type="float">
            <text:p>345.53</text:p>
          </table:table-cell>
          <table:table-cell table:formula="of:=[.B239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2</text:p>
          </table:table-cell>
          <table:table-cell office:value-type="float" office:value="345.75" calcext:value-type="float">
            <text:p>345.75</text:p>
          </table:table-cell>
          <table:table-cell table:formula="of:=[.B240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0_3</text:p>
          </table:table-cell>
          <table:table-cell office:value-type="float" office:value="345.75" calcext:value-type="float">
            <text:p>345.75</text:p>
          </table:table-cell>
          <table:table-cell table:formula="of:=[.B241]-273"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0</text:p>
          </table:table-cell>
          <table:table-cell office:value-type="float" office:value="346.49" calcext:value-type="float">
            <text:p>346.49</text:p>
          </table:table-cell>
          <table:table-cell table:formula="of:=[.B242]-273" office:value-type="float" office:value="73.49" calcext:value-type="float">
            <text:p>73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1</text:p>
          </table:table-cell>
          <table:table-cell office:value-type="float" office:value="347.55" calcext:value-type="float">
            <text:p>347.55</text:p>
          </table:table-cell>
          <table:table-cell table:formula="of:=[.B243]-273" office:value-type="float" office:value="74.55" calcext:value-type="float">
            <text:p>74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2</text:p>
          </table:table-cell>
          <table:table-cell office:value-type="float" office:value="348.61" calcext:value-type="float">
            <text:p>348.61</text:p>
          </table:table-cell>
          <table:table-cell table:formula="of:=[.B244]-273" office:value-type="float" office:value="75.61" calcext:value-type="float">
            <text:p>7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1_3</text:p>
          </table:table-cell>
          <table:table-cell office:value-type="float" office:value="348.61" calcext:value-type="float">
            <text:p>348.61</text:p>
          </table:table-cell>
          <table:table-cell table:formula="of:=[.B245]-273" office:value-type="float" office:value="75.61" calcext:value-type="float">
            <text:p>75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0</text:p>
          </table:table-cell>
          <table:table-cell office:value-type="float" office:value="346.39" calcext:value-type="float">
            <text:p>346.39</text:p>
          </table:table-cell>
          <table:table-cell table:formula="of:=[.B246]-273" office:value-type="float" office:value="73.39" calcext:value-type="float">
            <text:p>73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1</text:p>
          </table:table-cell>
          <table:table-cell office:value-type="float" office:value="347.47" calcext:value-type="float">
            <text:p>347.47</text:p>
          </table:table-cell>
          <table:table-cell table:formula="of:=[.B247]-273" office:value-type="float" office:value="74.47" calcext:value-type="float">
            <text:p>7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2</text:p>
          </table:table-cell>
          <table:table-cell office:value-type="float" office:value="348.55" calcext:value-type="float">
            <text:p>348.55</text:p>
          </table:table-cell>
          <table:table-cell table:formula="of:=[.B248]-273" office:value-type="float" office:value="75.55" calcext:value-type="float">
            <text:p>75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2_3</text:p>
          </table:table-cell>
          <table:table-cell office:value-type="float" office:value="348.55" calcext:value-type="float">
            <text:p>348.55</text:p>
          </table:table-cell>
          <table:table-cell table:formula="of:=[.B249]-273" office:value-type="float" office:value="75.55" calcext:value-type="float">
            <text:p>75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0</text:p>
          </table:table-cell>
          <table:table-cell office:value-type="float" office:value="345.12" calcext:value-type="float">
            <text:p>345.12</text:p>
          </table:table-cell>
          <table:table-cell table:formula="of:=[.B250]-273" office:value-type="float" office:value="72.12" calcext:value-type="float">
            <text:p>7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1</text:p>
          </table:table-cell>
          <table:table-cell office:value-type="float" office:value="345.38" calcext:value-type="float">
            <text:p>345.38</text:p>
          </table:table-cell>
          <table:table-cell table:formula="of:=[.B251]-273" office:value-type="float" office:value="72.38" calcext:value-type="float">
            <text:p>72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2</text:p>
          </table:table-cell>
          <table:table-cell office:value-type="float" office:value="345.63" calcext:value-type="float">
            <text:p>345.63</text:p>
          </table:table-cell>
          <table:table-cell table:formula="of:=[.B252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TB3_3</text:p>
          </table:table-cell>
          <table:table-cell office:value-type="float" office:value="345.63" calcext:value-type="float">
            <text:p>345.63</text:p>
          </table:table-cell>
          <table:table-cell table:formula="of:=[.B253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0</text:p>
          </table:table-cell>
          <table:table-cell office:value-type="float" office:value="350.79" calcext:value-type="float">
            <text:p>350.79</text:p>
          </table:table-cell>
          <table:table-cell table:formula="of:=[.B254]-273" office:value-type="float" office:value="77.79" calcext:value-type="float">
            <text:p>77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1</text:p>
          </table:table-cell>
          <table:table-cell office:value-type="float" office:value="344.86" calcext:value-type="float">
            <text:p>344.86</text:p>
          </table:table-cell>
          <table:table-cell table:formula="of:=[.B255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2</text:p>
          </table:table-cell>
          <table:table-cell office:value-type="float" office:value="342.81" calcext:value-type="float">
            <text:p>342.81</text:p>
          </table:table-cell>
          <table:table-cell table:formula="of:=[.B25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3_X3</text:p>
          </table:table-cell>
          <table:table-cell office:value-type="float" office:value="343.37" calcext:value-type="float">
            <text:p>343.37</text:p>
          </table:table-cell>
          <table:table-cell table:formula="of:=[.B25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0</text:p>
          </table:table-cell>
          <table:table-cell office:value-type="float" office:value="345.2" calcext:value-type="float">
            <text:p>345.2</text:p>
          </table:table-cell>
          <table:table-cell table:formula="of:=[.B258]-273" office:value-type="float" office:value="72.2" calcext:value-type="float">
            <text:p>72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1</text:p>
          </table:table-cell>
          <table:table-cell office:value-type="float" office:value="345.18" calcext:value-type="float">
            <text:p>345.18</text:p>
          </table:table-cell>
          <table:table-cell table:formula="of:=[.B259]-273" office:value-type="float" office:value="72.18" calcext:value-type="float">
            <text:p>72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2</text:p>
          </table:table-cell>
          <table:table-cell office:value-type="float" office:value="345.16" calcext:value-type="float">
            <text:p>345.16</text:p>
          </table:table-cell>
          <table:table-cell table:formula="of:=[.B260]-273" office:value-type="float" office:value="72.16" calcext:value-type="float">
            <text:p>72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0_3</text:p>
          </table:table-cell>
          <table:table-cell office:value-type="float" office:value="345.16" calcext:value-type="float">
            <text:p>345.16</text:p>
          </table:table-cell>
          <table:table-cell table:formula="of:=[.B261]-273" office:value-type="float" office:value="72.16" calcext:value-type="float">
            <text:p>72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0</text:p>
          </table:table-cell>
          <table:table-cell office:value-type="float" office:value="346.31" calcext:value-type="float">
            <text:p>346.31</text:p>
          </table:table-cell>
          <table:table-cell table:formula="of:=[.B262]-273" office:value-type="float" office:value="73.31" calcext:value-type="float">
            <text:p>7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1</text:p>
          </table:table-cell>
          <table:table-cell office:value-type="float" office:value="346.9" calcext:value-type="float">
            <text:p>346.9</text:p>
          </table:table-cell>
          <table:table-cell table:formula="of:=[.B263]-273" office:value-type="float" office:value="73.9" calcext:value-type="float">
            <text:p>73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2</text:p>
          </table:table-cell>
          <table:table-cell office:value-type="float" office:value="347.5" calcext:value-type="float">
            <text:p>347.5</text:p>
          </table:table-cell>
          <table:table-cell table:formula="of:=[.B264]-273" office:value-type="float" office:value="74.5" calcext:value-type="float">
            <text:p>7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1_3</text:p>
          </table:table-cell>
          <table:table-cell office:value-type="float" office:value="347.5" calcext:value-type="float">
            <text:p>347.5</text:p>
          </table:table-cell>
          <table:table-cell table:formula="of:=[.B265]-273" office:value-type="float" office:value="74.5" calcext:value-type="float">
            <text:p>7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0</text:p>
          </table:table-cell>
          <table:table-cell office:value-type="float" office:value="346.21" calcext:value-type="float">
            <text:p>346.21</text:p>
          </table:table-cell>
          <table:table-cell table:formula="of:=[.B266]-273" office:value-type="float" office:value="73.21" calcext:value-type="float">
            <text:p>73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1</text:p>
          </table:table-cell>
          <table:table-cell office:value-type="float" office:value="346.82" calcext:value-type="float">
            <text:p>346.82</text:p>
          </table:table-cell>
          <table:table-cell table:formula="of:=[.B267]-273" office:value-type="float" office:value="73.82" calcext:value-type="float">
            <text:p>73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2</text:p>
          </table:table-cell>
          <table:table-cell office:value-type="float" office:value="347.44" calcext:value-type="float">
            <text:p>347.44</text:p>
          </table:table-cell>
          <table:table-cell table:formula="of:=[.B268]-273" office:value-type="float" office:value="74.44" calcext:value-type="float">
            <text:p>74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2_3</text:p>
          </table:table-cell>
          <table:table-cell office:value-type="float" office:value="347.44" calcext:value-type="float">
            <text:p>347.44</text:p>
          </table:table-cell>
          <table:table-cell table:formula="of:=[.B269]-273" office:value-type="float" office:value="74.44" calcext:value-type="float">
            <text:p>74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0</text:p>
          </table:table-cell>
          <table:table-cell office:value-type="float" office:value="345.01" calcext:value-type="float">
            <text:p>345.01</text:p>
          </table:table-cell>
          <table:table-cell table:formula="of:=[.B270]-273" office:value-type="float" office:value="72.01" calcext:value-type="float">
            <text:p>72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1</text:p>
          </table:table-cell>
          <table:table-cell office:value-type="float" office:value="345.03" calcext:value-type="float">
            <text:p>345.03</text:p>
          </table:table-cell>
          <table:table-cell table:formula="of:=[.B271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2</text:p>
          </table:table-cell>
          <table:table-cell office:value-type="float" office:value="345.05" calcext:value-type="float">
            <text:p>345.05</text:p>
          </table:table-cell>
          <table:table-cell table:formula="of:=[.B272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B3_3</text:p>
          </table:table-cell>
          <table:table-cell office:value-type="float" office:value="345.05" calcext:value-type="float">
            <text:p>345.05</text:p>
          </table:table-cell>
          <table:table-cell table:formula="of:=[.B273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0</text:p>
          </table:table-cell>
          <table:table-cell office:value-type="float" office:value="350.71" calcext:value-type="float">
            <text:p>350.71</text:p>
          </table:table-cell>
          <table:table-cell table:formula="of:=[.B274]-273" office:value-type="float" office:value="77.71" calcext:value-type="float">
            <text:p>77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1</text:p>
          </table:table-cell>
          <table:table-cell office:value-type="float" office:value="344.86" calcext:value-type="float">
            <text:p>344.86</text:p>
          </table:table-cell>
          <table:table-cell table:formula="of:=[.B275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2</text:p>
          </table:table-cell>
          <table:table-cell office:value-type="float" office:value="342.81" calcext:value-type="float">
            <text:p>342.81</text:p>
          </table:table-cell>
          <table:table-cell table:formula="of:=[.B27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4_X3</text:p>
          </table:table-cell>
          <table:table-cell office:value-type="float" office:value="343.37" calcext:value-type="float">
            <text:p>343.37</text:p>
          </table:table-cell>
          <table:table-cell table:formula="of:=[.B27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0</text:p>
          </table:table-cell>
          <table:table-cell office:value-type="float" office:value="345.05" calcext:value-type="float">
            <text:p>345.05</text:p>
          </table:table-cell>
          <table:table-cell table:formula="of:=[.B278]-273" office:value-type="float" office:value="72.05" calcext:value-type="float">
            <text:p>72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1</text:p>
          </table:table-cell>
          <table:table-cell office:value-type="float" office:value="345.04" calcext:value-type="float">
            <text:p>345.04</text:p>
          </table:table-cell>
          <table:table-cell table:formula="of:=[.B279]-273" office:value-type="float" office:value="72.04" calcext:value-type="float">
            <text:p>72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2</text:p>
          </table:table-cell>
          <table:table-cell office:value-type="float" office:value="345.03" calcext:value-type="float">
            <text:p>345.03</text:p>
          </table:table-cell>
          <table:table-cell table:formula="of:=[.B280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0_3</text:p>
          </table:table-cell>
          <table:table-cell office:value-type="float" office:value="345.03" calcext:value-type="float">
            <text:p>345.03</text:p>
          </table:table-cell>
          <table:table-cell table:formula="of:=[.B281]-273" office:value-type="float" office:value="72.03" calcext:value-type="float">
            <text:p>72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0</text:p>
          </table:table-cell>
          <table:table-cell office:value-type="float" office:value="346.08" calcext:value-type="float">
            <text:p>346.08</text:p>
          </table:table-cell>
          <table:table-cell table:formula="of:=[.B282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1</text:p>
          </table:table-cell>
          <table:table-cell office:value-type="float" office:value="346.73" calcext:value-type="float">
            <text:p>346.73</text:p>
          </table:table-cell>
          <table:table-cell table:formula="of:=[.B283]-273" office:value-type="float" office:value="73.73" calcext:value-type="float">
            <text:p>73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2</text:p>
          </table:table-cell>
          <table:table-cell office:value-type="float" office:value="347.37" calcext:value-type="float">
            <text:p>347.37</text:p>
          </table:table-cell>
          <table:table-cell table:formula="of:=[.B284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1_3</text:p>
          </table:table-cell>
          <table:table-cell office:value-type="float" office:value="347.37" calcext:value-type="float">
            <text:p>347.37</text:p>
          </table:table-cell>
          <table:table-cell table:formula="of:=[.B285]-273" office:value-type="float" office:value="74.37" calcext:value-type="float">
            <text:p>74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0</text:p>
          </table:table-cell>
          <table:table-cell office:value-type="float" office:value="345.99" calcext:value-type="float">
            <text:p>345.99</text:p>
          </table:table-cell>
          <table:table-cell table:formula="of:=[.B286]-273" office:value-type="float" office:value="72.99" calcext:value-type="float">
            <text:p>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1</text:p>
          </table:table-cell>
          <table:table-cell office:value-type="float" office:value="346.65" calcext:value-type="float">
            <text:p>346.65</text:p>
          </table:table-cell>
          <table:table-cell table:formula="of:=[.B287]-273" office:value-type="float" office:value="73.65" calcext:value-type="float">
            <text:p>73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2</text:p>
          </table:table-cell>
          <table:table-cell office:value-type="float" office:value="347.31" calcext:value-type="float">
            <text:p>347.31</text:p>
          </table:table-cell>
          <table:table-cell table:formula="of:=[.B288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2_3</text:p>
          </table:table-cell>
          <table:table-cell office:value-type="float" office:value="347.31" calcext:value-type="float">
            <text:p>347.31</text:p>
          </table:table-cell>
          <table:table-cell table:formula="of:=[.B289]-273" office:value-type="float" office:value="74.31" calcext:value-type="float">
            <text:p>74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0</text:p>
          </table:table-cell>
          <table:table-cell office:value-type="float" office:value="344.86" calcext:value-type="float">
            <text:p>344.86</text:p>
          </table:table-cell>
          <table:table-cell table:formula="of:=[.B290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1</text:p>
          </table:table-cell>
          <table:table-cell office:value-type="float" office:value="344.89" calcext:value-type="float">
            <text:p>344.89</text:p>
          </table:table-cell>
          <table:table-cell table:formula="of:=[.B291]-273" office:value-type="float" office:value="71.89" calcext:value-type="float">
            <text:p>71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2</text:p>
          </table:table-cell>
          <table:table-cell office:value-type="float" office:value="344.92" calcext:value-type="float">
            <text:p>344.92</text:p>
          </table:table-cell>
          <table:table-cell table:formula="of:=[.B292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TB3_3</text:p>
          </table:table-cell>
          <table:table-cell office:value-type="float" office:value="344.92" calcext:value-type="float">
            <text:p>344.92</text:p>
          </table:table-cell>
          <table:table-cell table:formula="of:=[.B293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0</text:p>
          </table:table-cell>
          <table:table-cell office:value-type="float" office:value="350.5" calcext:value-type="float">
            <text:p>350.5</text:p>
          </table:table-cell>
          <table:table-cell table:formula="of:=[.B294]-273" office:value-type="float" office:value="77.5" calcext:value-type="float">
            <text:p>7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1</text:p>
          </table:table-cell>
          <table:table-cell office:value-type="float" office:value="344.85" calcext:value-type="float">
            <text:p>344.85</text:p>
          </table:table-cell>
          <table:table-cell table:formula="of:=[.B295]-273" office:value-type="float" office:value="71.85" calcext:value-type="float">
            <text:p>7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2</text:p>
          </table:table-cell>
          <table:table-cell office:value-type="float" office:value="342.81" calcext:value-type="float">
            <text:p>342.81</text:p>
          </table:table-cell>
          <table:table-cell table:formula="of:=[.B29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5_X3</text:p>
          </table:table-cell>
          <table:table-cell office:value-type="float" office:value="343.37" calcext:value-type="float">
            <text:p>343.37</text:p>
          </table:table-cell>
          <table:table-cell table:formula="of:=[.B29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0</text:p>
          </table:table-cell>
          <table:table-cell office:value-type="float" office:value="344.93" calcext:value-type="float">
            <text:p>344.93</text:p>
          </table:table-cell>
          <table:table-cell table:formula="of:=[.B298]-273" office:value-type="float" office:value="71.93" calcext:value-type="float">
            <text:p>71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1</text:p>
          </table:table-cell>
          <table:table-cell office:value-type="float" office:value="344.64" calcext:value-type="float">
            <text:p>344.64</text:p>
          </table:table-cell>
          <table:table-cell table:formula="of:=[.B299]-273" office:value-type="float" office:value="71.64" calcext:value-type="float">
            <text:p>7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2</text:p>
          </table:table-cell>
          <table:table-cell office:value-type="float" office:value="344.35" calcext:value-type="float">
            <text:p>344.35</text:p>
          </table:table-cell>
          <table:table-cell table:formula="of:=[.B300]-273" office:value-type="float" office:value="71.35" calcext:value-type="float">
            <text:p>71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0_3</text:p>
          </table:table-cell>
          <table:table-cell office:value-type="float" office:value="344.35" calcext:value-type="float">
            <text:p>344.35</text:p>
          </table:table-cell>
          <table:table-cell table:formula="of:=[.B301]-273" office:value-type="float" office:value="71.35" calcext:value-type="float">
            <text:p>71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0</text:p>
          </table:table-cell>
          <table:table-cell office:value-type="float" office:value="345.88" calcext:value-type="float">
            <text:p>345.88</text:p>
          </table:table-cell>
          <table:table-cell table:formula="of:=[.B302]-273" office:value-type="float" office:value="72.88" calcext:value-type="float">
            <text:p>72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1</text:p>
          </table:table-cell>
          <table:table-cell office:value-type="float" office:value="345.98" calcext:value-type="float">
            <text:p>345.98</text:p>
          </table:table-cell>
          <table:table-cell table:formula="of:=[.B303]-273" office:value-type="float" office:value="72.98" calcext:value-type="float">
            <text:p>72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2</text:p>
          </table:table-cell>
          <table:table-cell office:value-type="float" office:value="346.08" calcext:value-type="float">
            <text:p>346.08</text:p>
          </table:table-cell>
          <table:table-cell table:formula="of:=[.B304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1_3</text:p>
          </table:table-cell>
          <table:table-cell office:value-type="float" office:value="346.08" calcext:value-type="float">
            <text:p>346.08</text:p>
          </table:table-cell>
          <table:table-cell table:formula="of:=[.B305]-273" office:value-type="float" office:value="73.08" calcext:value-type="float">
            <text:p>7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0</text:p>
          </table:table-cell>
          <table:table-cell office:value-type="float" office:value="345.78" calcext:value-type="float">
            <text:p>345.78</text:p>
          </table:table-cell>
          <table:table-cell table:formula="of:=[.B306]-273" office:value-type="float" office:value="72.78" calcext:value-type="float">
            <text:p>72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1</text:p>
          </table:table-cell>
          <table:table-cell office:value-type="float" office:value="345.9" calcext:value-type="float">
            <text:p>345.9</text:p>
          </table:table-cell>
          <table:table-cell table:formula="of:=[.B307]-273" office:value-type="float" office:value="72.9" calcext:value-type="float">
            <text:p>72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2</text:p>
          </table:table-cell>
          <table:table-cell office:value-type="float" office:value="346.02" calcext:value-type="float">
            <text:p>346.02</text:p>
          </table:table-cell>
          <table:table-cell table:formula="of:=[.B308]-273" office:value-type="float" office:value="73.02" calcext:value-type="float">
            <text:p>73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2_3</text:p>
          </table:table-cell>
          <table:table-cell office:value-type="float" office:value="346.02" calcext:value-type="float">
            <text:p>346.02</text:p>
          </table:table-cell>
          <table:table-cell table:formula="of:=[.B309]-273" office:value-type="float" office:value="73.02" calcext:value-type="float">
            <text:p>73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0</text:p>
          </table:table-cell>
          <table:table-cell office:value-type="float" office:value="344.74" calcext:value-type="float">
            <text:p>344.74</text:p>
          </table:table-cell>
          <table:table-cell table:formula="of:=[.B310]-273" office:value-type="float" office:value="71.74" calcext:value-type="float">
            <text:p>71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1</text:p>
          </table:table-cell>
          <table:table-cell office:value-type="float" office:value="344.49" calcext:value-type="float">
            <text:p>344.49</text:p>
          </table:table-cell>
          <table:table-cell table:formula="of:=[.B311]-273" office:value-type="float" office:value="71.49" calcext:value-type="float">
            <text:p>71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2</text:p>
          </table:table-cell>
          <table:table-cell office:value-type="float" office:value="344.24" calcext:value-type="float">
            <text:p>344.24</text:p>
          </table:table-cell>
          <table:table-cell table:formula="of:=[.B312]-273" office:value-type="float" office:value="71.24" calcext:value-type="float">
            <text:p>7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B3_3</text:p>
          </table:table-cell>
          <table:table-cell office:value-type="float" office:value="344.24" calcext:value-type="float">
            <text:p>344.24</text:p>
          </table:table-cell>
          <table:table-cell table:formula="of:=[.B313]-273" office:value-type="float" office:value="71.24" calcext:value-type="float">
            <text:p>7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0</text:p>
          </table:table-cell>
          <table:table-cell office:value-type="float" office:value="350.41" calcext:value-type="float">
            <text:p>350.41</text:p>
          </table:table-cell>
          <table:table-cell table:formula="of:=[.B314]-273" office:value-type="float" office:value="77.41" calcext:value-type="float">
            <text:p>77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1</text:p>
          </table:table-cell>
          <table:table-cell office:value-type="float" office:value="344.85" calcext:value-type="float">
            <text:p>344.85</text:p>
          </table:table-cell>
          <table:table-cell table:formula="of:=[.B315]-273" office:value-type="float" office:value="71.85" calcext:value-type="float">
            <text:p>7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2</text:p>
          </table:table-cell>
          <table:table-cell office:value-type="float" office:value="342.81" calcext:value-type="float">
            <text:p>342.81</text:p>
          </table:table-cell>
          <table:table-cell table:formula="of:=[.B316]-273" office:value-type="float" office:value="69.81" calcext:value-type="float">
            <text:p>6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6_X3</text:p>
          </table:table-cell>
          <table:table-cell office:value-type="float" office:value="343.37" calcext:value-type="float">
            <text:p>343.37</text:p>
          </table:table-cell>
          <table:table-cell table:formula="of:=[.B317]-273" office:value-type="float" office:value="70.37" calcext:value-type="float">
            <text:p>7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0</text:p>
          </table:table-cell>
          <table:table-cell office:value-type="float" office:value="344.76" calcext:value-type="float">
            <text:p>344.76</text:p>
          </table:table-cell>
          <table:table-cell table:formula="of:=[.B318]-273" office:value-type="float" office:value="71.76" calcext:value-type="float">
            <text:p>7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1</text:p>
          </table:table-cell>
          <table:table-cell office:value-type="float" office:value="344.48" calcext:value-type="float">
            <text:p>344.48</text:p>
          </table:table-cell>
          <table:table-cell table:formula="of:=[.B319]-273" office:value-type="float" office:value="71.48" calcext:value-type="float">
            <text:p>71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2</text:p>
          </table:table-cell>
          <table:table-cell office:value-type="float" office:value="344.21" calcext:value-type="float">
            <text:p>344.21</text:p>
          </table:table-cell>
          <table:table-cell table:formula="of:=[.B320]-273" office:value-type="float" office:value="71.21" calcext:value-type="float">
            <text:p>7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0_3</text:p>
          </table:table-cell>
          <table:table-cell office:value-type="float" office:value="344.21" calcext:value-type="float">
            <text:p>344.21</text:p>
          </table:table-cell>
          <table:table-cell table:formula="of:=[.B321]-273" office:value-type="float" office:value="71.21" calcext:value-type="float">
            <text:p>7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0</text:p>
          </table:table-cell>
          <table:table-cell office:value-type="float" office:value="345.63" calcext:value-type="float">
            <text:p>345.63</text:p>
          </table:table-cell>
          <table:table-cell table:formula="of:=[.B322]-273" office:value-type="float" office:value="72.63" calcext:value-type="float">
            <text:p>7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1</text:p>
          </table:table-cell>
          <table:table-cell office:value-type="float" office:value="345.78" calcext:value-type="float">
            <text:p>345.78</text:p>
          </table:table-cell>
          <table:table-cell table:formula="of:=[.B323]-273" office:value-type="float" office:value="72.78" calcext:value-type="float">
            <text:p>72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2</text:p>
          </table:table-cell>
          <table:table-cell office:value-type="float" office:value="345.93" calcext:value-type="float">
            <text:p>345.93</text:p>
          </table:table-cell>
          <table:table-cell table:formula="of:=[.B324]-273" office:value-type="float" office:value="72.93" calcext:value-type="float">
            <text:p>72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1_3</text:p>
          </table:table-cell>
          <table:table-cell office:value-type="float" office:value="345.93" calcext:value-type="float">
            <text:p>345.93</text:p>
          </table:table-cell>
          <table:table-cell table:formula="of:=[.B325]-273" office:value-type="float" office:value="72.93" calcext:value-type="float">
            <text:p>72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0</text:p>
          </table:table-cell>
          <table:table-cell office:value-type="float" office:value="345.53" calcext:value-type="float">
            <text:p>345.53</text:p>
          </table:table-cell>
          <table:table-cell table:formula="of:=[.B326]-273" office:value-type="float" office:value="72.53" calcext:value-type="float">
            <text:p>72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1</text:p>
          </table:table-cell>
          <table:table-cell office:value-type="float" office:value="345.7" calcext:value-type="float">
            <text:p>345.7</text:p>
          </table:table-cell>
          <table:table-cell table:formula="of:=[.B327]-273" office:value-type="float" office:value="72.7" calcext:value-type="float">
            <text:p>7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2</text:p>
          </table:table-cell>
          <table:table-cell office:value-type="float" office:value="345.87" calcext:value-type="float">
            <text:p>345.87</text:p>
          </table:table-cell>
          <table:table-cell table:formula="of:=[.B328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2_3</text:p>
          </table:table-cell>
          <table:table-cell office:value-type="float" office:value="345.87" calcext:value-type="float">
            <text:p>345.87</text:p>
          </table:table-cell>
          <table:table-cell table:formula="of:=[.B329]-273" office:value-type="float" office:value="72.87" calcext:value-type="float">
            <text:p>7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0</text:p>
          </table:table-cell>
          <table:table-cell office:value-type="float" office:value="344.57" calcext:value-type="float">
            <text:p>344.57</text:p>
          </table:table-cell>
          <table:table-cell table:formula="of:=[.B330]-273" office:value-type="float" office:value="71.57" calcext:value-type="float">
            <text:p>7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1</text:p>
          </table:table-cell>
          <table:table-cell office:value-type="float" office:value="344.33" calcext:value-type="float">
            <text:p>344.33</text:p>
          </table:table-cell>
          <table:table-cell table:formula="of:=[.B331]-273" office:value-type="float" office:value="71.33" calcext:value-type="float">
            <text:p>71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2</text:p>
          </table:table-cell>
          <table:table-cell office:value-type="float" office:value="344.09" calcext:value-type="float">
            <text:p>344.09</text:p>
          </table:table-cell>
          <table:table-cell table:formula="of:=[.B332]-273" office:value-type="float" office:value="71.09" calcext:value-type="float">
            <text:p>7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TB3_3</text:p>
          </table:table-cell>
          <table:table-cell office:value-type="float" office:value="344.09" calcext:value-type="float">
            <text:p>344.09</text:p>
          </table:table-cell>
          <table:table-cell table:formula="of:=[.B333]-273" office:value-type="float" office:value="71.09" calcext:value-type="float">
            <text:p>7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0</text:p>
          </table:table-cell>
          <table:table-cell office:value-type="float" office:value="350.2" calcext:value-type="float">
            <text:p>350.2</text:p>
          </table:table-cell>
          <table:table-cell table:formula="of:=[.B334]-273" office:value-type="float" office:value="77.2" calcext:value-type="float">
            <text:p>77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1</text:p>
          </table:table-cell>
          <table:table-cell office:value-type="float" office:value="344.84" calcext:value-type="float">
            <text:p>344.84</text:p>
          </table:table-cell>
          <table:table-cell table:formula="of:=[.B335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2</text:p>
          </table:table-cell>
          <table:table-cell office:value-type="float" office:value="342.8" calcext:value-type="float">
            <text:p>342.8</text:p>
          </table:table-cell>
          <table:table-cell table:formula="of:=[.B33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7_X3</text:p>
          </table:table-cell>
          <table:table-cell office:value-type="float" office:value="343.36" calcext:value-type="float">
            <text:p>343.36</text:p>
          </table:table-cell>
          <table:table-cell table:formula="of:=[.B33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0</text:p>
          </table:table-cell>
          <table:table-cell office:value-type="float" office:value="344.62" calcext:value-type="float">
            <text:p>344.62</text:p>
          </table:table-cell>
          <table:table-cell table:formula="of:=[.B338]-273" office:value-type="float" office:value="71.62" calcext:value-type="float">
            <text:p>7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1</text:p>
          </table:table-cell>
          <table:table-cell office:value-type="float" office:value="344.02" calcext:value-type="float">
            <text:p>344.02</text:p>
          </table:table-cell>
          <table:table-cell table:formula="of:=[.B339]-273" office:value-type="float" office:value="71.02" calcext:value-type="float">
            <text:p>71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2</text:p>
          </table:table-cell>
          <table:table-cell office:value-type="float" office:value="343.43" calcext:value-type="float">
            <text:p>343.43</text:p>
          </table:table-cell>
          <table:table-cell table:formula="of:=[.B340]-273" office:value-type="float" office:value="70.43" calcext:value-type="float">
            <text:p>7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0_3</text:p>
          </table:table-cell>
          <table:table-cell office:value-type="float" office:value="343.43" calcext:value-type="float">
            <text:p>343.43</text:p>
          </table:table-cell>
          <table:table-cell table:formula="of:=[.B341]-273" office:value-type="float" office:value="70.43" calcext:value-type="float">
            <text:p>7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0</text:p>
          </table:table-cell>
          <table:table-cell office:value-type="float" office:value="345.4" calcext:value-type="float">
            <text:p>345.4</text:p>
          </table:table-cell>
          <table:table-cell table:formula="of:=[.B342]-273" office:value-type="float" office:value="72.4" calcext:value-type="float">
            <text:p>72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1</text:p>
          </table:table-cell>
          <table:table-cell office:value-type="float" office:value="344.92" calcext:value-type="float">
            <text:p>344.92</text:p>
          </table:table-cell>
          <table:table-cell table:formula="of:=[.B343]-273" office:value-type="float" office:value="71.92" calcext:value-type="float">
            <text:p>71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2</text:p>
          </table:table-cell>
          <table:table-cell office:value-type="float" office:value="344.45" calcext:value-type="float">
            <text:p>344.45</text:p>
          </table:table-cell>
          <table:table-cell table:formula="of:=[.B344]-273" office:value-type="float" office:value="71.45" calcext:value-type="float">
            <text:p>71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1_3</text:p>
          </table:table-cell>
          <table:table-cell office:value-type="float" office:value="344.45" calcext:value-type="float">
            <text:p>344.45</text:p>
          </table:table-cell>
          <table:table-cell table:formula="of:=[.B345]-273" office:value-type="float" office:value="71.45" calcext:value-type="float">
            <text:p>71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0</text:p>
          </table:table-cell>
          <table:table-cell office:value-type="float" office:value="345.3" calcext:value-type="float">
            <text:p>345.3</text:p>
          </table:table-cell>
          <table:table-cell table:formula="of:=[.B346]-273" office:value-type="float" office:value="72.3" calcext:value-type="float">
            <text:p>7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1</text:p>
          </table:table-cell>
          <table:table-cell office:value-type="float" office:value="344.84" calcext:value-type="float">
            <text:p>344.84</text:p>
          </table:table-cell>
          <table:table-cell table:formula="of:=[.B347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2</text:p>
          </table:table-cell>
          <table:table-cell office:value-type="float" office:value="344.39" calcext:value-type="float">
            <text:p>344.39</text:p>
          </table:table-cell>
          <table:table-cell table:formula="of:=[.B348]-273" office:value-type="float" office:value="71.39" calcext:value-type="float">
            <text:p>7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2_3</text:p>
          </table:table-cell>
          <table:table-cell office:value-type="float" office:value="344.39" calcext:value-type="float">
            <text:p>344.39</text:p>
          </table:table-cell>
          <table:table-cell table:formula="of:=[.B349]-273" office:value-type="float" office:value="71.39" calcext:value-type="float">
            <text:p>7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0</text:p>
          </table:table-cell>
          <table:table-cell office:value-type="float" office:value="344.44" calcext:value-type="float">
            <text:p>344.44</text:p>
          </table:table-cell>
          <table:table-cell table:formula="of:=[.B350]-273" office:value-type="float" office:value="71.44" calcext:value-type="float">
            <text:p>7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1</text:p>
          </table:table-cell>
          <table:table-cell office:value-type="float" office:value="343.88" calcext:value-type="float">
            <text:p>343.88</text:p>
          </table:table-cell>
          <table:table-cell table:formula="of:=[.B351]-273" office:value-type="float" office:value="70.88" calcext:value-type="float">
            <text:p>70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2</text:p>
          </table:table-cell>
          <table:table-cell office:value-type="float" office:value="343.31" calcext:value-type="float">
            <text:p>343.31</text:p>
          </table:table-cell>
          <table:table-cell table:formula="of:=[.B352]-273" office:value-type="float" office:value="70.31" calcext:value-type="float">
            <text:p>7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B3_3</text:p>
          </table:table-cell>
          <table:table-cell office:value-type="float" office:value="343.31" calcext:value-type="float">
            <text:p>343.31</text:p>
          </table:table-cell>
          <table:table-cell table:formula="of:=[.B353]-273" office:value-type="float" office:value="70.31" calcext:value-type="float">
            <text:p>7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0</text:p>
          </table:table-cell>
          <table:table-cell office:value-type="float" office:value="350.12" calcext:value-type="float">
            <text:p>350.12</text:p>
          </table:table-cell>
          <table:table-cell table:formula="of:=[.B354]-273" office:value-type="float" office:value="77.12" calcext:value-type="float">
            <text:p>77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1</text:p>
          </table:table-cell>
          <table:table-cell office:value-type="float" office:value="344.84" calcext:value-type="float">
            <text:p>344.84</text:p>
          </table:table-cell>
          <table:table-cell table:formula="of:=[.B355]-273" office:value-type="float" office:value="71.84" calcext:value-type="float">
            <text:p>71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2</text:p>
          </table:table-cell>
          <table:table-cell office:value-type="float" office:value="342.8" calcext:value-type="float">
            <text:p>342.8</text:p>
          </table:table-cell>
          <table:table-cell table:formula="of:=[.B35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8_X3</text:p>
          </table:table-cell>
          <table:table-cell office:value-type="float" office:value="343.36" calcext:value-type="float">
            <text:p>343.36</text:p>
          </table:table-cell>
          <table:table-cell table:formula="of:=[.B35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0</text:p>
          </table:table-cell>
          <table:table-cell office:value-type="float" office:value="344.43" calcext:value-type="float">
            <text:p>344.43</text:p>
          </table:table-cell>
          <table:table-cell table:formula="of:=[.B358]-273" office:value-type="float" office:value="71.43" calcext:value-type="float">
            <text:p>71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1</text:p>
          </table:table-cell>
          <table:table-cell office:value-type="float" office:value="343.85" calcext:value-type="float">
            <text:p>343.85</text:p>
          </table:table-cell>
          <table:table-cell table:formula="of:=[.B359]-273" office:value-type="float" office:value="70.85" calcext:value-type="float">
            <text:p>70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2</text:p>
          </table:table-cell>
          <table:table-cell office:value-type="float" office:value="343.26" calcext:value-type="float">
            <text:p>343.26</text:p>
          </table:table-cell>
          <table:table-cell table:formula="of:=[.B360]-273" office:value-type="float" office:value="70.26" calcext:value-type="float">
            <text:p>7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0_3</text:p>
          </table:table-cell>
          <table:table-cell office:value-type="float" office:value="343.26" calcext:value-type="float">
            <text:p>343.26</text:p>
          </table:table-cell>
          <table:table-cell table:formula="of:=[.B361]-273" office:value-type="float" office:value="70.26" calcext:value-type="float">
            <text:p>7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0</text:p>
          </table:table-cell>
          <table:table-cell office:value-type="float" office:value="345.12" calcext:value-type="float">
            <text:p>345.12</text:p>
          </table:table-cell>
          <table:table-cell table:formula="of:=[.B362]-273" office:value-type="float" office:value="72.12" calcext:value-type="float">
            <text:p>7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1</text:p>
          </table:table-cell>
          <table:table-cell office:value-type="float" office:value="344.7" calcext:value-type="float">
            <text:p>344.7</text:p>
          </table:table-cell>
          <table:table-cell table:formula="of:=[.B363]-273" office:value-type="float" office:value="71.7" calcext:value-type="float">
            <text:p>71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2</text:p>
          </table:table-cell>
          <table:table-cell office:value-type="float" office:value="344.28" calcext:value-type="float">
            <text:p>344.28</text:p>
          </table:table-cell>
          <table:table-cell table:formula="of:=[.B364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1_3</text:p>
          </table:table-cell>
          <table:table-cell office:value-type="float" office:value="344.28" calcext:value-type="float">
            <text:p>344.28</text:p>
          </table:table-cell>
          <table:table-cell table:formula="of:=[.B365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0</text:p>
          </table:table-cell>
          <table:table-cell office:value-type="float" office:value="345.02" calcext:value-type="float">
            <text:p>345.02</text:p>
          </table:table-cell>
          <table:table-cell table:formula="of:=[.B366]-273" office:value-type="float" office:value="72.02" calcext:value-type="float">
            <text:p>72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1</text:p>
          </table:table-cell>
          <table:table-cell office:value-type="float" office:value="344.62" calcext:value-type="float">
            <text:p>344.62</text:p>
          </table:table-cell>
          <table:table-cell table:formula="of:=[.B367]-273" office:value-type="float" office:value="71.62" calcext:value-type="float">
            <text:p>7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2</text:p>
          </table:table-cell>
          <table:table-cell office:value-type="float" office:value="344.22" calcext:value-type="float">
            <text:p>344.22</text:p>
          </table:table-cell>
          <table:table-cell table:formula="of:=[.B368]-273" office:value-type="float" office:value="71.22" calcext:value-type="float">
            <text:p>7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2_3</text:p>
          </table:table-cell>
          <table:table-cell office:value-type="float" office:value="344.22" calcext:value-type="float">
            <text:p>344.22</text:p>
          </table:table-cell>
          <table:table-cell table:formula="of:=[.B369]-273" office:value-type="float" office:value="71.22" calcext:value-type="float">
            <text:p>7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0</text:p>
          </table:table-cell>
          <table:table-cell office:value-type="float" office:value="344.25" calcext:value-type="float">
            <text:p>344.25</text:p>
          </table:table-cell>
          <table:table-cell table:formula="of:=[.B370]-273" office:value-type="float" office:value="71.25" calcext:value-type="float">
            <text:p>7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1</text:p>
          </table:table-cell>
          <table:table-cell office:value-type="float" office:value="343.7" calcext:value-type="float">
            <text:p>343.7</text:p>
          </table:table-cell>
          <table:table-cell table:formula="of:=[.B371]-273" office:value-type="float" office:value="70.7" calcext:value-type="float">
            <text:p>70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2</text:p>
          </table:table-cell>
          <table:table-cell office:value-type="float" office:value="343.15" calcext:value-type="float">
            <text:p>343.15</text:p>
          </table:table-cell>
          <table:table-cell table:formula="of:=[.B372]-273" office:value-type="float" office:value="70.15" calcext:value-type="float">
            <text:p>7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TB3_3</text:p>
          </table:table-cell>
          <table:table-cell office:value-type="float" office:value="343.15" calcext:value-type="float">
            <text:p>343.15</text:p>
          </table:table-cell>
          <table:table-cell table:formula="of:=[.B373]-273" office:value-type="float" office:value="70.15" calcext:value-type="float">
            <text:p>7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0</text:p>
          </table:table-cell>
          <table:table-cell office:value-type="float" office:value="349.91" calcext:value-type="float">
            <text:p>349.91</text:p>
          </table:table-cell>
          <table:table-cell table:formula="of:=[.B374]-273" office:value-type="float" office:value="76.91" calcext:value-type="float">
            <text:p>76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1</text:p>
          </table:table-cell>
          <table:table-cell office:value-type="float" office:value="344.83" calcext:value-type="float">
            <text:p>344.83</text:p>
          </table:table-cell>
          <table:table-cell table:formula="of:=[.B375]-273" office:value-type="float" office:value="71.83" calcext:value-type="float">
            <text:p>71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2</text:p>
          </table:table-cell>
          <table:table-cell office:value-type="float" office:value="342.8" calcext:value-type="float">
            <text:p>342.8</text:p>
          </table:table-cell>
          <table:table-cell table:formula="of:=[.B37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_19_X3</text:p>
          </table:table-cell>
          <table:table-cell office:value-type="float" office:value="343.36" calcext:value-type="float">
            <text:p>343.36</text:p>
          </table:table-cell>
          <table:table-cell table:formula="of:=[.B377]-273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0</text:p>
          </table:table-cell>
          <table:table-cell office:value-type="float" office:value="344.28" calcext:value-type="float">
            <text:p>344.28</text:p>
          </table:table-cell>
          <table:table-cell table:formula="of:=[.B378]-273" office:value-type="float" office:value="71.28" calcext:value-type="float">
            <text:p>7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1</text:p>
          </table:table-cell>
          <table:table-cell office:value-type="float" office:value="343.33" calcext:value-type="float">
            <text:p>343.33</text:p>
          </table:table-cell>
          <table:table-cell table:formula="of:=[.B379]-273" office:value-type="float" office:value="70.33" calcext:value-type="float">
            <text:p>70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2</text:p>
          </table:table-cell>
          <table:table-cell office:value-type="float" office:value="342.38" calcext:value-type="float">
            <text:p>342.38</text:p>
          </table:table-cell>
          <table:table-cell table:formula="of:=[.B380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0_3</text:p>
          </table:table-cell>
          <table:table-cell office:value-type="float" office:value="342.38" calcext:value-type="float">
            <text:p>342.38</text:p>
          </table:table-cell>
          <table:table-cell table:formula="of:=[.B381]-273" office:value-type="float" office:value="69.38" calcext:value-type="float">
            <text:p>69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0</text:p>
          </table:table-cell>
          <table:table-cell office:value-type="float" office:value="344.86" calcext:value-type="float">
            <text:p>344.86</text:p>
          </table:table-cell>
          <table:table-cell table:formula="of:=[.B382]-273" office:value-type="float" office:value="71.86" calcext:value-type="float">
            <text:p>71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1</text:p>
          </table:table-cell>
          <table:table-cell office:value-type="float" office:value="343.73" calcext:value-type="float">
            <text:p>343.73</text:p>
          </table:table-cell>
          <table:table-cell table:formula="of:=[.B383]-273" office:value-type="float" office:value="70.73" calcext:value-type="float">
            <text:p>70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2</text:p>
          </table:table-cell>
          <table:table-cell office:value-type="float" office:value="342.6" calcext:value-type="float">
            <text:p>342.6</text:p>
          </table:table-cell>
          <table:table-cell table:formula="of:=[.B384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1_3</text:p>
          </table:table-cell>
          <table:table-cell office:value-type="float" office:value="342.6" calcext:value-type="float">
            <text:p>342.6</text:p>
          </table:table-cell>
          <table:table-cell table:formula="of:=[.B385]-273" office:value-type="float" office:value="69.6" calcext:value-type="float">
            <text:p>69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0</text:p>
          </table:table-cell>
          <table:table-cell office:value-type="float" office:value="344.76" calcext:value-type="float">
            <text:p>344.76</text:p>
          </table:table-cell>
          <table:table-cell table:formula="of:=[.B386]-273" office:value-type="float" office:value="71.76" calcext:value-type="float">
            <text:p>7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1</text:p>
          </table:table-cell>
          <table:table-cell office:value-type="float" office:value="343.66" calcext:value-type="float">
            <text:p>343.66</text:p>
          </table:table-cell>
          <table:table-cell table:formula="of:=[.B387]-273" office:value-type="float" office:value="70.66" calcext:value-type="float">
            <text:p>70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2</text:p>
          </table:table-cell>
          <table:table-cell office:value-type="float" office:value="342.55" calcext:value-type="float">
            <text:p>342.55</text:p>
          </table:table-cell>
          <table:table-cell table:formula="of:=[.B388]-273" office:value-type="float" office:value="69.55" calcext:value-type="float">
            <text:p>69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2_3</text:p>
          </table:table-cell>
          <table:table-cell office:value-type="float" office:value="342.55" calcext:value-type="float">
            <text:p>342.55</text:p>
          </table:table-cell>
          <table:table-cell table:formula="of:=[.B389]-273" office:value-type="float" office:value="69.55" calcext:value-type="float">
            <text:p>69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0</text:p>
          </table:table-cell>
          <table:table-cell office:value-type="float" office:value="344.1" calcext:value-type="float">
            <text:p>344.1</text:p>
          </table:table-cell>
          <table:table-cell table:formula="of:=[.B390]-273" office:value-type="float" office:value="71.1" calcext:value-type="float">
            <text:p>7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1</text:p>
          </table:table-cell>
          <table:table-cell office:value-type="float" office:value="343.18" calcext:value-type="float">
            <text:p>343.18</text:p>
          </table:table-cell>
          <table:table-cell table:formula="of:=[.B391]-273" office:value-type="float" office:value="70.18" calcext:value-type="float">
            <text:p>70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2</text:p>
          </table:table-cell>
          <table:table-cell office:value-type="float" office:value="342.27" calcext:value-type="float">
            <text:p>342.27</text:p>
          </table:table-cell>
          <table:table-cell table:formula="of:=[.B392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TB3_3</text:p>
          </table:table-cell>
          <table:table-cell office:value-type="float" office:value="342.27" calcext:value-type="float">
            <text:p>342.27</text:p>
          </table:table-cell>
          <table:table-cell table:formula="of:=[.B393]-273" office:value-type="float" office:value="69.27" calcext:value-type="float">
            <text:p>6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0</text:p>
          </table:table-cell>
          <table:table-cell office:value-type="float" office:value="349.82" calcext:value-type="float">
            <text:p>349.82</text:p>
          </table:table-cell>
          <table:table-cell table:formula="of:=[.B394]-273" office:value-type="float" office:value="76.82" calcext:value-type="float">
            <text:p>7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1</text:p>
          </table:table-cell>
          <table:table-cell office:value-type="float" office:value="344.83" calcext:value-type="float">
            <text:p>344.83</text:p>
          </table:table-cell>
          <table:table-cell table:formula="of:=[.B395]-273" office:value-type="float" office:value="71.83" calcext:value-type="float">
            <text:p>71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2</text:p>
          </table:table-cell>
          <table:table-cell office:value-type="float" office:value="342.8" calcext:value-type="float">
            <text:p>342.8</text:p>
          </table:table-cell>
          <table:table-cell table:formula="of:=[.B396]-273" office:value-type="float" office:value="69.8" calcext:value-type="float">
            <text:p>69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_X3</text:p>
          </table:table-cell>
          <table:table-cell office:value-type="float" office:value="343.35" calcext:value-type="float">
            <text:p>343.35</text:p>
          </table:table-cell>
          <table:table-cell table:formula="of:=[.B397]-273" office:value-type="float" office:value="70.35" calcext:value-type="float">
            <text:p>70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0</text:p>
          </table:table-cell>
          <table:table-cell office:value-type="float" office:value="343.5" calcext:value-type="float">
            <text:p>343.5</text:p>
          </table:table-cell>
          <table:table-cell table:formula="of:=[.B398]-273" office:value-type="float" office:value="70.5" calcext:value-type="float">
            <text:p>7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1</text:p>
          </table:table-cell>
          <table:table-cell office:value-type="float" office:value="342.61" calcext:value-type="float">
            <text:p>342.61</text:p>
          </table:table-cell>
          <table:table-cell table:formula="of:=[.B399]-273" office:value-type="float" office:value="69.61" calcext:value-type="float">
            <text:p>69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2</text:p>
          </table:table-cell>
          <table:table-cell office:value-type="float" office:value="341.71" calcext:value-type="float">
            <text:p>341.71</text:p>
          </table:table-cell>
          <table:table-cell table:formula="of:=[.B400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0_3</text:p>
          </table:table-cell>
          <table:table-cell office:value-type="float" office:value="341.71" calcext:value-type="float">
            <text:p>341.71</text:p>
          </table:table-cell>
          <table:table-cell table:formula="of:=[.B401]-273" office:value-type="float" office:value="68.71" calcext:value-type="float">
            <text:p>68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0</text:p>
          </table:table-cell>
          <table:table-cell office:value-type="float" office:value="343.77" calcext:value-type="float">
            <text:p>343.77</text:p>
          </table:table-cell>
          <table:table-cell table:formula="of:=[.B402]-273" office:value-type="float" office:value="70.77" calcext:value-type="float">
            <text:p>70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1</text:p>
          </table:table-cell>
          <table:table-cell office:value-type="float" office:value="342.82" calcext:value-type="float">
            <text:p>342.82</text:p>
          </table:table-cell>
          <table:table-cell table:formula="of:=[.B403]-273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2</text:p>
          </table:table-cell>
          <table:table-cell office:value-type="float" office:value="341.88" calcext:value-type="float">
            <text:p>341.88</text:p>
          </table:table-cell>
          <table:table-cell table:formula="of:=[.B404]-273" office:value-type="float" office:value="68.88" calcext:value-type="float">
            <text:p>6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1_3</text:p>
          </table:table-cell>
          <table:table-cell office:value-type="float" office:value="341.88" calcext:value-type="float">
            <text:p>341.88</text:p>
          </table:table-cell>
          <table:table-cell table:formula="of:=[.B405]-273" office:value-type="float" office:value="68.88" calcext:value-type="float">
            <text:p>6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0</text:p>
          </table:table-cell>
          <table:table-cell office:value-type="float" office:value="343.67" calcext:value-type="float">
            <text:p>343.67</text:p>
          </table:table-cell>
          <table:table-cell table:formula="of:=[.B406]-273" office:value-type="float" office:value="70.67" calcext:value-type="float">
            <text:p>70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1</text:p>
          </table:table-cell>
          <table:table-cell office:value-type="float" office:value="342.75" calcext:value-type="float">
            <text:p>342.75</text:p>
          </table:table-cell>
          <table:table-cell table:formula="of:=[.B407]-273" office:value-type="float" office:value="69.75" calcext:value-type="float">
            <text:p>69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2</text:p>
          </table:table-cell>
          <table:table-cell office:value-type="float" office:value="341.82" calcext:value-type="float">
            <text:p>341.82</text:p>
          </table:table-cell>
          <table:table-cell table:formula="of:=[.B408]-273" office:value-type="float" office:value="68.82" calcext:value-type="float">
            <text:p>68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2_3</text:p>
          </table:table-cell>
          <table:table-cell office:value-type="float" office:value="341.82" calcext:value-type="float">
            <text:p>341.82</text:p>
          </table:table-cell>
          <table:table-cell table:formula="of:=[.B409]-273" office:value-type="float" office:value="68.82" calcext:value-type="float">
            <text:p>68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0</text:p>
          </table:table-cell>
          <table:table-cell office:value-type="float" office:value="343.32" calcext:value-type="float">
            <text:p>343.32</text:p>
          </table:table-cell>
          <table:table-cell table:formula="of:=[.B410]-273" office:value-type="float" office:value="70.32" calcext:value-type="float">
            <text:p>70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1</text:p>
          </table:table-cell>
          <table:table-cell office:value-type="float" office:value="342.46" calcext:value-type="float">
            <text:p>342.46</text:p>
          </table:table-cell>
          <table:table-cell table:formula="of:=[.B411]-273" office:value-type="float" office:value="69.46" calcext:value-type="float">
            <text:p>69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2</text:p>
          </table:table-cell>
          <table:table-cell office:value-type="float" office:value="341.6" calcext:value-type="float">
            <text:p>341.6</text:p>
          </table:table-cell>
          <table:table-cell table:formula="of:=[.B412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TB3_3</text:p>
          </table:table-cell>
          <table:table-cell office:value-type="float" office:value="341.6" calcext:value-type="float">
            <text:p>341.6</text:p>
          </table:table-cell>
          <table:table-cell table:formula="of:=[.B413]-273" office:value-type="float" office:value="68.6" calcext:value-type="float">
            <text:p>68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0</text:p>
          </table:table-cell>
          <table:table-cell office:value-type="float" office:value="348.88" calcext:value-type="float">
            <text:p>348.88</text:p>
          </table:table-cell>
          <table:table-cell table:formula="of:=[.B414]-273" office:value-type="float" office:value="75.88" calcext:value-type="float">
            <text:p>75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1</text:p>
          </table:table-cell>
          <table:table-cell office:value-type="float" office:value="344.71" calcext:value-type="float">
            <text:p>344.71</text:p>
          </table:table-cell>
          <table:table-cell table:formula="of:=[.B415]-273" office:value-type="float" office:value="71.71" calcext:value-type="float">
            <text:p>7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2</text:p>
          </table:table-cell>
          <table:table-cell office:value-type="float" office:value="342.73" calcext:value-type="float">
            <text:p>342.73</text:p>
          </table:table-cell>
          <table:table-cell table:formula="of:=[.B416]-273" office:value-type="float" office:value="69.73" calcext:value-type="float">
            <text:p>69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nk_X3</text:p>
          </table:table-cell>
          <table:table-cell office:value-type="float" office:value="343.28" calcext:value-type="float">
            <text:p>343.28</text:p>
          </table:table-cell>
          <table:table-cell table:formula="of:=[.B417]-273" office:value-type="float" office:value="70.28" calcext:value-type="float">
            <text:p>70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0</text:p>
          </table:table-cell>
          <table:table-cell office:value-type="float" office:value="341.76" calcext:value-type="float">
            <text:p>341.76</text:p>
          </table:table-cell>
          <table:table-cell table:formula="of:=[.B418]-273" office:value-type="float" office:value="68.76" calcext:value-type="float">
            <text:p>68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</text:p>
          </table:table-cell>
          <table:table-cell office:value-type="float" office:value="337.47" calcext:value-type="float">
            <text:p>337.47</text:p>
          </table:table-cell>
          <table:table-cell table:formula="of:=[.B419]-273" office:value-type="float" office:value="64.47" calcext:value-type="float">
            <text:p>6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2</text:p>
          </table:table-cell>
          <table:table-cell office:value-type="float" office:value="338.39" calcext:value-type="float">
            <text:p>338.39</text:p>
          </table:table-cell>
          <table:table-cell table:formula="of:=[.B420]-273" office:value-type="float" office:value="65.39" calcext:value-type="float">
            <text:p>65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3</text:p>
          </table:table-cell>
          <table:table-cell office:value-type="float" office:value="339.22" calcext:value-type="float">
            <text:p>339.22</text:p>
          </table:table-cell>
          <table:table-cell table:formula="of:=[.B421]-273" office:value-type="float" office:value="66.22" calcext:value-type="float">
            <text:p>66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4</text:p>
          </table:table-cell>
          <table:table-cell office:value-type="float" office:value="341.74" calcext:value-type="float">
            <text:p>341.74</text:p>
          </table:table-cell>
          <table:table-cell table:formula="of:=[.B422]-273" office:value-type="float" office:value="68.74" calcext:value-type="float">
            <text:p>68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5</text:p>
          </table:table-cell>
          <table:table-cell office:value-type="float" office:value="337.46" calcext:value-type="float">
            <text:p>337.46</text:p>
          </table:table-cell>
          <table:table-cell table:formula="of:=[.B423]-273" office:value-type="float" office:value="64.46" calcext:value-type="float">
            <text:p>64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6</text:p>
          </table:table-cell>
          <table:table-cell office:value-type="float" office:value="338.38" calcext:value-type="float">
            <text:p>338.38</text:p>
          </table:table-cell>
          <table:table-cell table:formula="of:=[.B424]-273" office:value-type="float" office:value="65.38" calcext:value-type="float">
            <text:p>65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7</text:p>
          </table:table-cell>
          <table:table-cell office:value-type="float" office:value="339.2" calcext:value-type="float">
            <text:p>339.2</text:p>
          </table:table-cell>
          <table:table-cell table:formula="of:=[.B425]-273" office:value-type="float" office:value="66.2" calcext:value-type="float">
            <text:p>66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8</text:p>
          </table:table-cell>
          <table:table-cell office:value-type="float" office:value="341.65" calcext:value-type="float">
            <text:p>341.65</text:p>
          </table:table-cell>
          <table:table-cell table:formula="of:=[.B426]-273" office:value-type="float" office:value="68.65" calcext:value-type="float">
            <text:p>68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9</text:p>
          </table:table-cell>
          <table:table-cell office:value-type="float" office:value="337.39" calcext:value-type="float">
            <text:p>337.39</text:p>
          </table:table-cell>
          <table:table-cell table:formula="of:=[.B427]-273" office:value-type="float" office:value="64.39" calcext:value-type="float">
            <text:p>64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0</text:p>
          </table:table-cell>
          <table:table-cell office:value-type="float" office:value="338.28" calcext:value-type="float">
            <text:p>338.28</text:p>
          </table:table-cell>
          <table:table-cell table:formula="of:=[.B428]-273" office:value-type="float" office:value="65.28" calcext:value-type="float">
            <text:p>65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de_11</text:p>
          </table:table-cell>
          <table:table-cell office:value-type="float" office:value="339.1" calcext:value-type="float">
            <text:p>339.1</text:p>
          </table:table-cell>
          <table:table-cell table:formula="of:=[.B429]-273" office:value-type="float" office:value="66.1" calcext:value-type="float">
            <text:p>66.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2" table:target-range-address="Result.A137:Result.F14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0:43:37.29652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5:14.763623522</meta:creation-date>
    <dc:date>2017-10-23T19:19:57.059000729</dc:date>
    <meta:editing-duration>P29DT19H48M46S</meta:editing-duration>
    <meta:editing-cycles>64</meta:editing-cycles>
    <meta:generator>LibreOffice/4.2.8.2$Linux_X86_64 LibreOffice_project/420m0$Build-2</meta:generator>
    <meta:document-statistic meta:table-count="6" meta:cell-count="6288" meta:object-count="0"/>
  </office:meta>
</office:document-meta>
</file>